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9.89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108.31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101.9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9.9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 fo:font-size="11pt" style:font-size-asian="11pt" style:font-size-complex="11pt"/>
    </style:style>
    <style:style style:name="T2" style:family="text">
      <style:text-properties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Location of file </text:p>
          </table:table-cell>
          <table:table-cell table:style-name="ce1" office:value-type="string" calcext:value-type="string">
            <text:p>Langag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uotes-sentences</text:p>
          </table:table-cell>
          <table:table-cell table:style-name="ce1" office:value-type="string" calcext:value-type="string">
            <text:p>Quotes- after wastage</text:p>
          </table:table-cell>
          <table:table-cell table:style-name="ce1" office:value-type="string" calcext:value-type="string">
            <text:p>Dialogue-Sentences</text:p>
          </table:table-cell>
          <table:table-cell table:style-name="ce1" office:value-type="string" calcext:value-type="string">
            <text:p>Dialogies-after wastage</text:p>
          </table:table-cell>
          <table:table-cell table:style-name="ce1" office:value-type="string" calcext:value-type="string">
            <text:p>Regular sentences</text:p>
          </table:table-cell>
          <table:table-cell table:style-name="ce1" office:value-type="string" calcext:value-type="string">
            <text:p>Regular -after wastage</text:p>
          </table:table-cell>
          <table:table-cell table:style-name="ce1" office:value-type="string" calcext:value-type="string">
            <text:p>Quotes wastage %</text:p>
          </table:table-cell>
          <table:table-cell table:style-name="ce1" office:value-type="string" calcext:value-type="string">
            <text:p>Dialogue wastage %</text:p>
          </table:table-cell>
          <table:table-cell table:style-name="ce1" office:value-type="string" calcext:value-type="string">
            <text:p>Regular wastage%</text:p>
          </table:table-cell>
          <table:table-cell table:style-name="ce1" office:value-type="string" calcext:value-type="string">
            <text:p>Overall wastage %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/home/bhaskar/text_files/Tamil/freetamilebooks/alaiyum-manamum-vathiyum-pulamum/alaiyum-manamum-vathiyum-pulam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8, 1, 1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0, 16, 15]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[464, 291, 254]</text:p>
          </table:table-cell>
          <table:table-cell office:value-type="float" office:value="95" calcext:value-type="float">
            <text:p>95</text:p>
          </table:table-cell>
          <table:table-cell office:value-type="float" office:value="31.82" calcext:value-type="float">
            <text:p>31.82</text:p>
          </table:table-cell>
          <table:table-cell office:value-type="float" office:value="50.87" calcext:value-type="float">
            <text:p>50.87</text:p>
          </table:table-cell>
          <table:table-cell office:value-type="float" office:value="51.7" calcext:value-type="float">
            <text:p>51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ullathilirunde-vazhvu/ullathilirunde-vazhv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2, 2]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6, 38, 34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.42" calcext:value-type="float">
            <text:p>53.42</text:p>
          </table:table-cell>
          <table:table-cell office:value-type="float" office:value="57.65" calcext:value-type="float">
            <text:p>57.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mba-mudiyatha-athisayangal/namba-mudiyatha-athisayan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27, 5, 5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3, 21, 17]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[677, 448, 404]</text:p>
          </table:table-cell>
          <table:table-cell office:value-type="float" office:value="88.89" calcext:value-type="float">
            <text:p>88.89</text:p>
          </table:table-cell>
          <table:table-cell office:value-type="float" office:value="41.38" calcext:value-type="float">
            <text:p>41.38</text:p>
          </table:table-cell>
          <table:table-cell office:value-type="float" office:value="46.21" calcext:value-type="float">
            <text:p>46.21</text:p>
          </table:table-cell>
          <table:table-cell office:value-type="float" office:value="48.36" calcext:value-type="float">
            <text:p>48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elva-kalanjiyame/selva-kalanjiyam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[144, 63, 50]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44, 43, 39]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[1323, 982, 937]</text:p>
          </table:table-cell>
          <table:table-cell office:value-type="float" office:value="74.87" calcext:value-type="float">
            <text:p>74.87</text:p>
          </table:table-cell>
          <table:table-cell office:value-type="float" office:value="25" calcext:value-type="float">
            <text:p>25</text:p>
          </table:table-cell>
          <table:table-cell office:value-type="float" office:value="32.69" calcext:value-type="float">
            <text:p>32.69</text:p>
          </table:table-cell>
          <table:table-cell office:value-type="float" office:value="37.55" calcext:value-type="float">
            <text:p>37.55</text:p>
          </table:table-cell>
          <table:table-cell table:number-columns-repeated="3"/>
          <table:table-cell table:style-name="ce2" office:value-type="string" calcext:value-type="string" table:number-columns-spanned="6" table:number-rows-spanned="23">
            <text:p><text:span text:style-name="T1">NOTE : ‘</text:span><text:span text:style-name="T2">After wastage’ consists of a list in the following order: [ no of tasks after removal of only special characters , no of tasks after removal of only sentences exceeding min/max limit , no of tasks after filtering using both criterias ]</text:span></text:p>
          </table:table-cell>
          <table:covered-table-cell table:number-columns-repeated="5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kili-pechu-part-2/kili-pechu-part-2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4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, 16, 0]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[296, 187, 165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61" calcext:value-type="float">
            <text:p>51.61</text:p>
          </table:table-cell>
          <table:table-cell office:value-type="float" office:value="56.58" calcext:value-type="float">
            <text:p>56.58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kutriyalulugam/kutriyalulug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1, 1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6, 3]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[599, 523, 511]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17.31" calcext:value-type="float">
            <text:p>17.31</text:p>
          </table:table-cell>
          <table:table-cell office:value-type="float" office:value="18.25" calcext:value-type="float">
            <text:p>18.25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tamizmagazine_issue01/tamizmagazine_issue01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70, 27, 26]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40, 39, 31]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[744, 543, 487]</text:p>
          </table:table-cell>
          <table:table-cell office:value-type="float" office:value="76.79" calcext:value-type="float">
            <text:p>76.79</text:p>
          </table:table-cell>
          <table:table-cell office:value-type="float" office:value="48.33" calcext:value-type="float">
            <text:p>48.33</text:p>
          </table:table-cell>
          <table:table-cell office:value-type="float" office:value="41.4" calcext:value-type="float">
            <text:p>41.4</text:p>
          </table:table-cell>
          <table:table-cell office:value-type="float" office:value="45.76" calcext:value-type="float">
            <text:p>45.76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athe-nila-novel/athe-nila-nove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, 1, 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9, 19, 10]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[962, 1018, 624]</text:p>
          </table:table-cell>
          <table:table-cell office:value-type="float" office:value="96.43" calcext:value-type="float">
            <text:p>96.43</text:p>
          </table:table-cell>
          <table:table-cell office:value-type="float" office:value="66.67" calcext:value-type="float">
            <text:p>66.67</text:p>
          </table:table-cell>
          <table:table-cell office:value-type="float" office:value="57.87" calcext:value-type="float">
            <text:p>57.87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perumal-murugan-books-critics/perumal-murugan-books-critic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4, 2, 2]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[500, 270, 248]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office:value-type="float" office:value="55.07" calcext:value-type="float">
            <text:p>55.07</text:p>
          </table:table-cell>
          <table:table-cell office:value-type="float" office:value="56.06" calcext:value-type="float">
            <text:p>56.06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south-korea-travelog/south-korea-travelog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7, 10, 5]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[308, 171, 150]</text:p>
          </table:table-cell>
          <table:table-cell office:value-type="float" office:value="100" calcext:value-type="float">
            <text:p>100</text:p>
          </table:table-cell>
          <table:table-cell office:value-type="float" office:value="76.19" calcext:value-type="float">
            <text:p>76.19</text:p>
          </table:table-cell>
          <table:table-cell office:value-type="float" office:value="55.88" calcext:value-type="float">
            <text:p>55.88</text:p>
          </table:table-cell>
          <table:table-cell office:value-type="float" office:value="57.3" calcext:value-type="float">
            <text:p>57.3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good-school/good-schoo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7, 5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152, 101, 91]</text:p>
          </table:table-cell>
          <table:table-cell office:value-type="float" office:value="100" calcext:value-type="float">
            <text:p>100</text:p>
          </table:table-cell>
          <table:table-cell office:value-type="float" office:value="44.44" calcext:value-type="float">
            <text:p>44.44</text:p>
          </table:table-cell>
          <table:table-cell office:value-type="float" office:value="46.15" calcext:value-type="float">
            <text:p>46.15</text:p>
          </table:table-cell>
          <table:table-cell office:value-type="float" office:value="46.67" calcext:value-type="float">
            <text:p>46.67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rare-plants-at-servarayan-hills/rare-plants-at-servarayan-hill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[168, 147, 119]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[1949, 1612, 1488]</text:p>
          </table:table-cell>
          <table:table-cell office:value-type="float" office:value="100" calcext:value-type="float">
            <text:p>100</text:p>
          </table:table-cell>
          <table:table-cell office:value-type="float" office:value="41.95" calcext:value-type="float">
            <text:p>41.95</text:p>
          </table:table-cell>
          <table:table-cell office:value-type="float" office:value="29.11" calcext:value-type="float">
            <text:p>29.11</text:p>
          </table:table-cell>
          <table:table-cell office:value-type="float" office:value="30.28" calcext:value-type="float">
            <text:p>30.28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tharunam/tharu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100, 34, 34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0, 0]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190, 137, 136]</text:p>
          </table:table-cell>
          <table:table-cell office:value-type="float" office:value="71.19" calcext:value-type="float">
            <text:p>71.19</text:p>
          </table:table-cell>
          <table:table-cell office:value-type="float" office:value="100" calcext:value-type="float">
            <text:p>100</text:p>
          </table:table-cell>
          <table:table-cell office:value-type="float" office:value="29.9" calcext:value-type="float">
            <text:p>29.9</text:p>
          </table:table-cell>
          <table:table-cell office:value-type="float" office:value="46.03" calcext:value-type="float">
            <text:p>46.03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valipokaninkavithaighal/valipokaninkavithaigh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4, 5, 5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3, 6, 4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[1946, 308, 292]</text:p>
          </table:table-cell>
          <table:table-cell office:value-type="float" office:value="70.59" calcext:value-type="float">
            <text:p>70.59</text:p>
          </table:table-cell>
          <table:table-cell office:value-type="float" office:value="80.95" calcext:value-type="float">
            <text:p>80.95</text:p>
          </table:table-cell>
          <table:table-cell office:value-type="float" office:value="85.21" calcext:value-type="float">
            <text:p>85.21</text:p>
          </table:table-cell>
          <table:table-cell office:value-type="float" office:value="85.04" calcext:value-type="float">
            <text:p>85.04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learn-selenium-in-tamil/learn-selenium-in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4, 2, 2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, 13, 6]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[357, 259, 135]</text:p>
          </table:table-cell>
          <table:table-cell office:value-type="float" office:value="90" calcext:value-type="float">
            <text:p>90</text:p>
          </table:table-cell>
          <table:table-cell office:value-type="float" office:value="82.35" calcext:value-type="float">
            <text:p>82.35</text:p>
          </table:table-cell>
          <table:table-cell office:value-type="float" office:value="75.98" calcext:value-type="float">
            <text:p>75.98</text:p>
          </table:table-cell>
          <table:table-cell office:value-type="float" office:value="76.79" calcext:value-type="float">
            <text:p>76.79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nedunalvadai/nedunalvada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8, 7, 7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, 4, 3]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[285, 197, 197]</text:p>
          </table:table-cell>
          <table:table-cell office:value-type="float" office:value="61.11" calcext:value-type="float">
            <text:p>61.11</text:p>
          </table:table-cell>
          <table:table-cell office:value-type="float" office:value="62.5" calcext:value-type="float">
            <text:p>62.5</text:p>
          </table:table-cell>
          <table:table-cell office:value-type="float" office:value="31.12" calcext:value-type="float">
            <text:p>31.12</text:p>
          </table:table-cell>
          <table:table-cell office:value-type="float" office:value="33.65" calcext:value-type="float">
            <text:p>33.65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konjam-soru-konjam-varalaru/konjam-soru-konjam-varalar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60, 16, 16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, 2, 2]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[366, 218, 206]</text:p>
          </table:table-cell>
          <table:table-cell office:value-type="float" office:value="79.75" calcext:value-type="float">
            <text:p>79.75</text:p>
          </table:table-cell>
          <table:table-cell office:value-type="float" office:value="87.5" calcext:value-type="float">
            <text:p>87.5</text:p>
          </table:table-cell>
          <table:table-cell office:value-type="float" office:value="48.11" calcext:value-type="float">
            <text:p>48.11</text:p>
          </table:table-cell>
          <table:table-cell office:value-type="float" office:value="54.47" calcext:value-type="float">
            <text:p>54.47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vinnavushortstories/vinnavushort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[1019, 463, 447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1, 17, 15]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[2518, 1521, 1474]</text:p>
          </table:table-cell>
          <table:table-cell office:value-type="float" office:value="66.57" calcext:value-type="float">
            <text:p>66.57</text:p>
          </table:table-cell>
          <table:table-cell office:value-type="float" office:value="48.28" calcext:value-type="float">
            <text:p>48.28</text:p>
          </table:table-cell>
          <table:table-cell office:value-type="float" office:value="43.07" calcext:value-type="float">
            <text:p>43.07</text:p>
          </table:table-cell>
          <table:table-cell office:value-type="float" office:value="51.05" calcext:value-type="float">
            <text:p>51.05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indianscience/indianscienc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30, 9, 9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25, 17, 13]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[718, 473, 405]</text:p>
          </table:table-cell>
          <table:table-cell office:value-type="float" office:value="80.43" calcext:value-type="float">
            <text:p>80.43</text:p>
          </table:table-cell>
          <table:table-cell office:value-type="float" office:value="69.05" calcext:value-type="float">
            <text:p>69.05</text:p>
          </table:table-cell>
          <table:table-cell office:value-type="float" office:value="52.58" calcext:value-type="float">
            <text:p>52.58</text:p>
          </table:table-cell>
          <table:table-cell office:value-type="float" office:value="54.67" calcext:value-type="float">
            <text:p>54.67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mixed-articles-prakash/mixed-articles-prakash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4, 3, 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[362, 216, 197]</text:p>
          </table:table-cell>
          <table:table-cell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2.64" calcext:value-type="float">
            <text:p>52.64</text:p>
          </table:table-cell>
          <table:table-cell office:value-type="float" office:value="53.6" calcext:value-type="float">
            <text:p>53.6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rajavum-pirarum/rajavum-pirar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[168, 73, 7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6, 8, 8]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[302, 197, 186]</text:p>
          </table:table-cell>
          <table:table-cell office:value-type="float" office:value="63.35" calcext:value-type="float">
            <text:p>63.35</text:p>
          </table:table-cell>
          <table:table-cell office:value-type="float" office:value="61.9" calcext:value-type="float">
            <text:p>61.9</text:p>
          </table:table-cell>
          <table:table-cell office:value-type="float" office:value="42.77" calcext:value-type="float">
            <text:p>42.77</text:p>
          </table:table-cell>
          <table:table-cell office:value-type="float" office:value="50.84" calcext:value-type="float">
            <text:p>50.84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chidambara-ragisiyam/chidambara-ragisiy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8, 13, 8]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[170, 197, 100]</text:p>
          </table:table-cell>
          <table:table-cell office:value-type="float" office:value="100" calcext:value-type="float">
            <text:p>100</text:p>
          </table:table-cell>
          <table:table-cell office:value-type="float" office:value="46.67" calcext:value-type="float">
            <text:p>46.67</text:p>
          </table:table-cell>
          <table:table-cell office:value-type="float" office:value="65.64" calcext:value-type="float">
            <text:p>65.64</text:p>
          </table:table-cell>
          <table:table-cell office:value-type="float" office:value="66.04" calcext:value-type="float">
            <text:p>66.04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music-genious-raja/music-genious-raj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6, 14, 13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8, 9, 4]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[213, 129, 96]</text:p>
          </table:table-cell>
          <table:table-cell office:value-type="float" office:value="61.76" calcext:value-type="float">
            <text:p>61.76</text:p>
          </table:table-cell>
          <table:table-cell office:value-type="float" office:value="89.74" calcext:value-type="float">
            <text:p>89.74</text:p>
          </table:table-cell>
          <table:table-cell office:value-type="float" office:value="64.58" calcext:value-type="float">
            <text:p>64.58</text:p>
          </table:table-cell>
          <table:table-cell office:value-type="float" office:value="67.15" calcext:value-type="float">
            <text:p>67.15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ariyaluradukudosai/ariyaluradukudosa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25, 60, 59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4, 20, 16]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[681, 408, 394]</text:p>
          </table:table-cell>
          <table:table-cell office:value-type="float" office:value="60.14" calcext:value-type="float">
            <text:p>60.14</text:p>
          </table:table-cell>
          <table:table-cell office:value-type="float" office:value="54.29" calcext:value-type="float">
            <text:p>54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7.24" calcext:value-type="float">
            <text:p>47.24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seethayanam/seethay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0, 0]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51, 114, 91]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[1434, 843, 799]</text:p>
          </table:table-cell>
          <table:table-cell office:value-type="float" office:value="100" calcext:value-type="float">
            <text:p>100</text:p>
          </table:table-cell>
          <table:table-cell office:value-type="float" office:value="49.44" calcext:value-type="float">
            <text:p>49.44</text:p>
          </table:table-cell>
          <table:table-cell office:value-type="float" office:value="46.77" calcext:value-type="float">
            <text:p>46.77</text:p>
          </table:table-cell>
          <table:table-cell office:value-type="float" office:value="47.18" calcext:value-type="float">
            <text:p>47.18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rajarajan-and-scientise-rajamani/rajarajan-and-scientise-rajaman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23, 23, 1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9, 11, 8]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[496, 419, 384]</text:p>
          </table:table-cell>
          <table:table-cell office:value-type="float" office:value="85.29" calcext:value-type="float">
            <text:p>85.29</text:p>
          </table:table-cell>
          <table:table-cell office:value-type="float" office:value="50" calcext:value-type="float">
            <text:p>50</text:p>
          </table:table-cell>
          <table:table-cell office:value-type="float" office:value="31.06" calcext:value-type="float">
            <text:p>31.06</text:p>
          </table:table-cell>
          <table:table-cell office:value-type="float" office:value="37.29" calcext:value-type="float">
            <text:p>37.29</text:p>
          </table:table-cell>
          <table:table-cell table:number-columns-repeated="3"/>
          <table:covered-table-cell table:number-columns-repeated="6"/>
          <table:table-cell table:number-columns-repeated="1002"/>
        </table:table-row>
        <table:table-row table:style-name="ro2">
          <table:table-cell office:value-type="string" calcext:value-type="string">
            <text:p>/home/bhaskar/text_files/Tamil/freetamilebooks/bharathiyar-history/bharathiyar-history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73, 13, 9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9, 16, 6]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[1071, 893, 764]</text:p>
          </table:table-cell>
          <table:table-cell office:value-type="float" office:value="92.04" calcext:value-type="float">
            <text:p>92.04</text:p>
          </table:table-cell>
          <table:table-cell office:value-type="float" office:value="80" calcext:value-type="float">
            <text:p>80</text:p>
          </table:table-cell>
          <table:table-cell office:value-type="float" office:value="39.6" calcext:value-type="float">
            <text:p>39.6</text:p>
          </table:table-cell>
          <table:table-cell office:value-type="float" office:value="44.67" calcext:value-type="float">
            <text:p>44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allikku-veliye-vaanam/pallikku-veliye-va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3, 1, 1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, 14, 8]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[1293, 860, 841]</text:p>
          </table:table-cell>
          <table:table-cell office:value-type="float" office:value="90.91" calcext:value-type="float">
            <text:p>90.91</text:p>
          </table:table-cell>
          <table:table-cell office:value-type="float" office:value="69.23" calcext:value-type="float">
            <text:p>69.23</text:p>
          </table:table-cell>
          <table:table-cell office:value-type="float" office:value="36.58" calcext:value-type="float">
            <text:p>36.58</text:p>
          </table:table-cell>
          <table:table-cell office:value-type="float" office:value="37.64" calcext:value-type="float">
            <text:p>37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glimpses-of-internet-technologies/glimpses-of-internet-technolog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9, 2, 2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9, 8, 5]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[422, 325, 279]</text:p>
          </table:table-cell>
          <table:table-cell office:value-type="float" office:value="92.86" calcext:value-type="float">
            <text:p>92.86</text:p>
          </table:table-cell>
          <table:table-cell office:value-type="float" office:value="72.22" calcext:value-type="float">
            <text:p>72.22</text:p>
          </table:table-cell>
          <table:table-cell office:value-type="float" office:value="43.64" calcext:value-type="float">
            <text:p>43.64</text:p>
          </table:table-cell>
          <table:table-cell office:value-type="float" office:value="47.13" calcext:value-type="float">
            <text:p>47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urumbu-kavithaigal/kurumbu-kavithai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0, 6, 4]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[153, 122, 96]</text:p>
          </table:table-cell>
          <table:table-cell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office:value-type="float" office:value="52.71" calcext:value-type="float">
            <text:p>52.71</text:p>
          </table:table-cell>
          <table:table-cell office:value-type="float" office:value="54.13" calcext:value-type="float">
            <text:p>54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anbudan-special-edition/panbudan-special-editio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[302, 134, 117]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70, 34, 32]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[1677, 754, 714]</text:p>
          </table:table-cell>
          <table:table-cell office:value-type="float" office:value="73.1" calcext:value-type="float">
            <text:p>73.1</text:p>
          </table:table-cell>
          <table:table-cell office:value-type="float" office:value="56.16" calcext:value-type="float">
            <text:p>56.16</text:p>
          </table:table-cell>
          <table:table-cell office:value-type="float" office:value="58.82" calcext:value-type="float">
            <text:p>58.82</text:p>
          </table:table-cell>
          <table:table-cell office:value-type="float" office:value="61.51" calcext:value-type="float">
            <text:p>61.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treetlight/streetlight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56, 7, 7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6, 13, 11]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147, 84, 80]</text:p>
          </table:table-cell>
          <table:table-cell office:value-type="float" office:value="89.86" calcext:value-type="float">
            <text:p>89.86</text:p>
          </table:table-cell>
          <table:table-cell office:value-type="float" office:value="47.62" calcext:value-type="float">
            <text:p>47.62</text:p>
          </table:table-cell>
          <table:table-cell office:value-type="float" office:value="48.05" calcext:value-type="float">
            <text:p>48.05</text:p>
          </table:table-cell>
          <table:table-cell office:value-type="float" office:value="59.84" calcext:value-type="float">
            <text:p>59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laiyil-vilundha-vannangal-sila/valaiyil-vilundha-vannangal-sil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30, 12, 12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2, 0]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[300, 218, 206]</text:p>
          </table:table-cell>
          <table:table-cell office:value-type="float" office:value="77.36" calcext:value-type="float">
            <text:p>77.36</text:p>
          </table:table-cell>
          <table:table-cell office:value-type="float" office:value="100" calcext:value-type="float">
            <text:p>100</text:p>
          </table:table-cell>
          <table:table-cell office:value-type="float" office:value="37.2" calcext:value-type="float">
            <text:p>37.2</text:p>
          </table:table-cell>
          <table:table-cell office:value-type="float" office:value="43.67" calcext:value-type="float">
            <text:p>43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dev-bhoomi-himachal/dev-bhoomi-himach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0, 33, 25]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[623, 423, 371]</text:p>
          </table:table-cell>
          <table:table-cell office:value-type="float" office:value="100" calcext:value-type="float">
            <text:p>100</text:p>
          </table:table-cell>
          <table:table-cell office:value-type="float" office:value="43.18" calcext:value-type="float">
            <text:p>43.18</text:p>
          </table:table-cell>
          <table:table-cell office:value-type="float" office:value="48.4" calcext:value-type="float">
            <text:p>48.4</text:p>
          </table:table-cell>
          <table:table-cell office:value-type="float" office:value="48.5" calcext:value-type="float">
            <text:p>48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how-to-create-blog/how-to-create-blog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9, 7, 5]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[106, 81, 64]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[1091, 851, 691]</text:p>
          </table:table-cell>
          <table:table-cell office:value-type="float" office:value="79.17" calcext:value-type="float">
            <text:p>79.17</text:p>
          </table:table-cell>
          <table:table-cell office:value-type="float" office:value="56.16" calcext:value-type="float">
            <text:p>56.16</text:p>
          </table:table-cell>
          <table:table-cell office:value-type="float" office:value="48.7" calcext:value-type="float">
            <text:p>48.7</text:p>
          </table:table-cell>
          <table:table-cell office:value-type="float" office:value="49.9" calcext:value-type="float">
            <text:p>49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undateddiary/undateddiary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, 2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7, 5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299, 240, 203]</text:p>
          </table:table-cell>
          <table:table-cell office:value-type="float" office:value="100" calcext:value-type="float">
            <text:p>100</text:p>
          </table:table-cell>
          <table:table-cell office:value-type="float" office:value="58.33" calcext:value-type="float">
            <text:p>58.33</text:p>
          </table:table-cell>
          <table:table-cell office:value-type="float" office:value="43.61" calcext:value-type="float">
            <text:p>43.61</text:p>
          </table:table-cell>
          <table:table-cell office:value-type="float" office:value="46.39" calcext:value-type="float">
            <text:p>46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anthai-periyar/thanthai-periya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42, 19, 14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, 12, 8]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[761, 541, 416]</text:p>
          </table:table-cell>
          <table:table-cell office:value-type="float" office:value="87.5" calcext:value-type="float">
            <text:p>87.5</text:p>
          </table:table-cell>
          <table:table-cell office:value-type="float" office:value="38.46" calcext:value-type="float">
            <text:p>38.46</text:p>
          </table:table-cell>
          <table:table-cell office:value-type="float" office:value="56.26" calcext:value-type="float">
            <text:p>56.26</text:p>
          </table:table-cell>
          <table:table-cell office:value-type="float" office:value="59.29" calcext:value-type="float">
            <text:p>59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n-king-of-mindbody-and-circumstance-tamil/man-king-of-mindbody-and-circumstance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5, 16, 9]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[383, 302, 278]</text:p>
          </table:table-cell>
          <table:table-cell office:value-type="float" office:value="100" calcext:value-type="float">
            <text:p>100</text:p>
          </table:table-cell>
          <table:table-cell office:value-type="float" office:value="70.97" calcext:value-type="float">
            <text:p>70.97</text:p>
          </table:table-cell>
          <table:table-cell office:value-type="float" office:value="35.2" calcext:value-type="float">
            <text:p>35.2</text:p>
          </table:table-cell>
          <table:table-cell office:value-type="float" office:value="37.88" calcext:value-type="float">
            <text:p>37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oorigaisidharalghal/thoorigaisidharalgh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, 3, 3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0, 10, 6]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[499, 549, 402]</text:p>
          </table:table-cell>
          <table:table-cell office:value-type="float" office:value="62.5" calcext:value-type="float">
            <text:p>62.5</text:p>
          </table:table-cell>
          <table:table-cell office:value-type="float" office:value="66.67" calcext:value-type="float">
            <text:p>66.67</text:p>
          </table:table-cell>
          <table:table-cell office:value-type="float" office:value="39.91" calcext:value-type="float">
            <text:p>39.91</text:p>
          </table:table-cell>
          <table:table-cell office:value-type="float" office:value="40.86" calcext:value-type="float">
            <text:p>40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unnai-vida-matten/unnai-vida-matte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42, 11, 1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7, 7, 6]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[322, 310, 238]</text:p>
          </table:table-cell>
          <table:table-cell office:value-type="float" office:value="89.47" calcext:value-type="float">
            <text:p>89.47</text:p>
          </table:table-cell>
          <table:table-cell office:value-type="float" office:value="70" calcext:value-type="float">
            <text:p>70</text:p>
          </table:table-cell>
          <table:table-cell office:value-type="float" office:value="43.47" calcext:value-type="float">
            <text:p>43.47</text:p>
          </table:table-cell>
          <table:table-cell office:value-type="float" office:value="52.61" calcext:value-type="float">
            <text:p>52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nam-journey/vanam-journey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1, 1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4, 10, 8]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277, 138, 124]</text:p>
          </table:table-cell>
          <table:table-cell office:value-type="float" office:value="75" calcext:value-type="float">
            <text:p>75</text:p>
          </table:table-cell>
          <table:table-cell office:value-type="float" office:value="57.89" calcext:value-type="float">
            <text:p>57.89</text:p>
          </table:table-cell>
          <table:table-cell office:value-type="float" office:value="59.21" calcext:value-type="float">
            <text:p>59.21</text:p>
          </table:table-cell>
          <table:table-cell office:value-type="float" office:value="59.33" calcext:value-type="float">
            <text:p>59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cheei/chee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1, 9, 7]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[196, 123, 118]</text:p>
          </table:table-cell>
          <table:table-cell office:value-type="float" office:value="100" calcext:value-type="float">
            <text:p>100</text:p>
          </table:table-cell>
          <table:table-cell office:value-type="float" office:value="70.83" calcext:value-type="float">
            <text:p>70.83</text:p>
          </table:table-cell>
          <table:table-cell office:value-type="float" office:value="43.54" calcext:value-type="float">
            <text:p>43.54</text:p>
          </table:table-cell>
          <table:table-cell office:value-type="float" office:value="47.03" calcext:value-type="float">
            <text:p>47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helen-keller/helen-kelle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0, 23, 18]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[443, 366, 342]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29.05" calcext:value-type="float">
            <text:p>29.05</text:p>
          </table:table-cell>
          <table:table-cell office:value-type="float" office:value="29.41" calcext:value-type="float">
            <text:p>29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irumigal/kirumi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1, 12, 10]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[995, 865, 804]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3" calcext:value-type="float">
            <text:p>27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ezham-vandhargal-vendrargal/ezham-vandhargal-vendrar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9, 8, 4]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[457, 341, 280]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49.37" calcext:value-type="float">
            <text:p>49.37</text:p>
          </table:table-cell>
          <table:table-cell office:value-type="float" office:value="51.2" calcext:value-type="float">
            <text:p>51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celebrationdaysinworld/celebrationdaysinworld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7, 13, 11]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[1108, 796, 757]</text:p>
          </table:table-cell>
          <table:table-cell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office:value-type="float" office:value="42.21" calcext:value-type="float">
            <text:p>42.21</text:p>
          </table:table-cell>
          <table:table-cell office:value-type="float" office:value="42.39" calcext:value-type="float">
            <text:p>42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oru-vasagam/oru-vasag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4, 6, 6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0, 8, 7]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[229, 174, 147]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45.76" calcext:value-type="float">
            <text:p>45.76</text:p>
          </table:table-cell>
          <table:table-cell office:value-type="float" office:value="47.71" calcext:value-type="float">
            <text:p>47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onniyin-selvan-abridged-version/ponniyin-selvan-abridged-versio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[1340, 531, 526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9, 5, 4]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[2097, 1535, 1518]</text:p>
          </table:table-cell>
          <table:table-cell office:value-type="float" office:value="69.54" calcext:value-type="float">
            <text:p>69.54</text:p>
          </table:table-cell>
          <table:table-cell office:value-type="float" office:value="73.33" calcext:value-type="float">
            <text:p>73.33</text:p>
          </table:table-cell>
          <table:table-cell office:value-type="float" office:value="28.77" calcext:value-type="float">
            <text:p>28.77</text:p>
          </table:table-cell>
          <table:table-cell office:value-type="float" office:value="47.12" calcext:value-type="float">
            <text:p>47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oondram-puram/moondram-pur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93, 53, 38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, 0, 0]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[320, 147, 135]</text:p>
          </table:table-cell>
          <table:table-cell office:value-type="float" office:value="78.16" calcext:value-type="float">
            <text:p>78.16</text:p>
          </table:table-cell>
          <table:table-cell office:value-type="float" office:value="100" calcext:value-type="float">
            <text:p>100</text:p>
          </table:table-cell>
          <table:table-cell office:value-type="float" office:value="60.64" calcext:value-type="float">
            <text:p>60.64</text:p>
          </table:table-cell>
          <table:table-cell office:value-type="float" office:value="67.17" calcext:value-type="float">
            <text:p>67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aments-of-dead-letters/laments-of-dead-letter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, 13, 9]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[1577, 762, 729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55.3" calcext:value-type="float">
            <text:p>55.3</text:p>
          </table:table-cell>
          <table:table-cell office:value-type="float" office:value="55.52" calcext:value-type="float">
            <text:p>55.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ulaviyal/ulaviy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47, 28, 27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7, 21, 16]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[579, 350, 330]</text:p>
          </table:table-cell>
          <table:table-cell office:value-type="float" office:value="55.74" calcext:value-type="float">
            <text:p>55.74</text:p>
          </table:table-cell>
          <table:table-cell office:value-type="float" office:value="52.94" calcext:value-type="float">
            <text:p>52.94</text:p>
          </table:table-cell>
          <table:table-cell office:value-type="float" office:value="46.34" calcext:value-type="float">
            <text:p>46.34</text:p>
          </table:table-cell>
          <table:table-cell office:value-type="float" office:value="47.46" calcext:value-type="float">
            <text:p>47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adhaminiyin-alapparaigal/sadhaminiyin-alapparai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16, 10, 8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5, 12, 10]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[745, 470, 396]</text:p>
          </table:table-cell>
          <table:table-cell office:value-type="float" office:value="85.96" calcext:value-type="float">
            <text:p>85.96</text:p>
          </table:table-cell>
          <table:table-cell office:value-type="float" office:value="44.44" calcext:value-type="float">
            <text:p>44.44</text:p>
          </table:table-cell>
          <table:table-cell office:value-type="float" office:value="53.63" calcext:value-type="float">
            <text:p>53.63</text:p>
          </table:table-cell>
          <table:table-cell office:value-type="float" office:value="55.44" calcext:value-type="float">
            <text:p>55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niyavai-40/iniyavai-40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1, 1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35, 16, 13]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[1066, 743, 695]</text:p>
          </table:table-cell>
          <table:table-cell office:value-type="float" office:value="85.71" calcext:value-type="float">
            <text:p>85.71</text:p>
          </table:table-cell>
          <table:table-cell office:value-type="float" office:value="73.47" calcext:value-type="float">
            <text:p>73.47</text:p>
          </table:table-cell>
          <table:table-cell office:value-type="float" office:value="40.7" calcext:value-type="float">
            <text:p>40.7</text:p>
          </table:table-cell>
          <table:table-cell office:value-type="float" office:value="42.26" calcext:value-type="float">
            <text:p>42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naosai-short-stories/manaosai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, 1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7, 18, 13]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[908, 621, 463]</text:p>
          </table:table-cell>
          <table:table-cell office:value-type="float" office:value="100" calcext:value-type="float">
            <text:p>100</text:p>
          </table:table-cell>
          <table:table-cell office:value-type="float" office:value="62.86" calcext:value-type="float">
            <text:p>62.86</text:p>
          </table:table-cell>
          <table:table-cell office:value-type="float" office:value="58.92" calcext:value-type="float">
            <text:p>58.92</text:p>
          </table:table-cell>
          <table:table-cell office:value-type="float" office:value="59.49" calcext:value-type="float">
            <text:p>59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ndiyavin-mukkiya-thinangal/indiyavin-mukkiya-thinan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8, 5, 4]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[957, 660, 628]</text:p>
          </table:table-cell>
          <table:table-cell office:value-type="float" office:value="100" calcext:value-type="float">
            <text:p>100</text:p>
          </table:table-cell>
          <table:table-cell office:value-type="float" office:value="76.47" calcext:value-type="float">
            <text:p>76.47</text:p>
          </table:table-cell>
          <table:table-cell office:value-type="float" office:value="42.65" calcext:value-type="float">
            <text:p>42.65</text:p>
          </table:table-cell>
          <table:table-cell office:value-type="float" office:value="43.47" calcext:value-type="float">
            <text:p>43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attinathar-songs/pattinathar-song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1, 3, 2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2, 8, 4]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[277, 159, 134]</text:p>
          </table:table-cell>
          <table:table-cell office:value-type="float" office:value="92" calcext:value-type="float">
            <text:p>92</text:p>
          </table:table-cell>
          <table:table-cell office:value-type="float" office:value="87.1" calcext:value-type="float">
            <text:p>87.1</text:p>
          </table:table-cell>
          <table:table-cell office:value-type="float" office:value="59.02" calcext:value-type="float">
            <text:p>59.02</text:p>
          </table:table-cell>
          <table:table-cell office:value-type="float" office:value="63.45" calcext:value-type="float">
            <text:p>63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irabalangal-vazhvile/pirabalangal-vazhvil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49, 7, 6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2, 12, 6]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[1297, 887, 797]</text:p>
          </table:table-cell>
          <table:table-cell office:value-type="float" office:value="91.04" calcext:value-type="float">
            <text:p>91.04</text:p>
          </table:table-cell>
          <table:table-cell office:value-type="float" office:value="80.65" calcext:value-type="float">
            <text:p>80.65</text:p>
          </table:table-cell>
          <table:table-cell office:value-type="float" office:value="45" calcext:value-type="float">
            <text:p>45</text:p>
          </table:table-cell>
          <table:table-cell office:value-type="float" office:value="47.71" calcext:value-type="float">
            <text:p>47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ooligai-valam/mooligai-val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8, 2, 1]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[166, 141, 105]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[1355, 829, 750]</text:p>
          </table:table-cell>
          <table:table-cell office:value-type="float" office:value="96.77" calcext:value-type="float">
            <text:p>96.77</text:p>
          </table:table-cell>
          <table:table-cell office:value-type="float" office:value="58.5" calcext:value-type="float">
            <text:p>58.5</text:p>
          </table:table-cell>
          <table:table-cell office:value-type="float" office:value="49.32" calcext:value-type="float">
            <text:p>49.32</text:p>
          </table:table-cell>
          <table:table-cell office:value-type="float" office:value="51.47" calcext:value-type="float">
            <text:p>51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otes-of-a-reader/notes-of-a-reade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27, 4, 3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, 7, 4]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[772, 572, 512]</text:p>
          </table:table-cell>
          <table:table-cell office:value-type="float" office:value="93.02" calcext:value-type="float">
            <text:p>93.02</text:p>
          </table:table-cell>
          <table:table-cell office:value-type="float" office:value="69.23" calcext:value-type="float">
            <text:p>69.23</text:p>
          </table:table-cell>
          <table:table-cell office:value-type="float" office:value="41.88" calcext:value-type="float">
            <text:p>41.88</text:p>
          </table:table-cell>
          <table:table-cell office:value-type="float" office:value="44.61" calcext:value-type="float">
            <text:p>44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bothinila-short-stories/bothinila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, 2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, 1, 1]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[842, 500, 452]</text:p>
          </table:table-cell>
          <table:table-cell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50.44" calcext:value-type="float">
            <text:p>50.44</text:p>
          </table:table-cell>
          <table:table-cell office:value-type="float" office:value="52.22" calcext:value-type="float">
            <text:p>5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na-desa-padal/mana-desa-pad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41, 16, 1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6, 27, 24]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887, 535, 509]</text:p>
          </table:table-cell>
          <table:table-cell office:value-type="float" office:value="90" calcext:value-type="float">
            <text:p>90</text:p>
          </table:table-cell>
          <table:table-cell office:value-type="float" office:value="45.45" calcext:value-type="float">
            <text:p>45.45</text:p>
          </table:table-cell>
          <table:table-cell office:value-type="float" office:value="45.79" calcext:value-type="float">
            <text:p>45.79</text:p>
          </table:table-cell>
          <table:table-cell office:value-type="float" office:value="49.86" calcext:value-type="float">
            <text:p>49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amilar-desam/tamilar-des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113, 41, 39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3, 7, 7]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[1073, 625, 608]</text:p>
          </table:table-cell>
          <table:table-cell office:value-type="float" office:value="72.34" calcext:value-type="float">
            <text:p>72.34</text:p>
          </table:table-cell>
          <table:table-cell office:value-type="float" office:value="63.16" calcext:value-type="float">
            <text:p>63.16</text:p>
          </table:table-cell>
          <table:table-cell office:value-type="float" office:value="45.13" calcext:value-type="float">
            <text:p>45.13</text:p>
          </table:table-cell>
          <table:table-cell office:value-type="float" office:value="48.42" calcext:value-type="float">
            <text:p>48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amuko10stories/vaamuko10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9, 5, 4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, 9, 6]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[420, 315, 272]</text:p>
          </table:table-cell>
          <table:table-cell office:value-type="float" office:value="87.5" calcext:value-type="float">
            <text:p>87.5</text:p>
          </table:table-cell>
          <table:table-cell office:value-type="float" office:value="50" calcext:value-type="float">
            <text:p>50</text:p>
          </table:table-cell>
          <table:table-cell office:value-type="float" office:value="44.49" calcext:value-type="float">
            <text:p>44.49</text:p>
          </table:table-cell>
          <table:table-cell office:value-type="float" office:value="47.19" calcext:value-type="float">
            <text:p>47.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devan-100/devan-100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29, 6, 5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2, 7, 1]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[396, 234, 190]</text:p>
          </table:table-cell>
          <table:table-cell office:value-type="float" office:value="90.74" calcext:value-type="float">
            <text:p>90.74</text:p>
          </table:table-cell>
          <table:table-cell office:value-type="float" office:value="90" calcext:value-type="float">
            <text:p>90</text:p>
          </table:table-cell>
          <table:table-cell office:value-type="float" office:value="59.57" calcext:value-type="float">
            <text:p>59.57</text:p>
          </table:table-cell>
          <table:table-cell office:value-type="float" office:value="63.3" calcext:value-type="float">
            <text:p>63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php-in-tamil/learn-php-in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[60, 107, 26]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102, 139, 61]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[1237, 740, 511]</text:p>
          </table:table-cell>
          <table:table-cell office:value-type="float" office:value="88.02" calcext:value-type="float">
            <text:p>88.02</text:p>
          </table:table-cell>
          <table:table-cell office:value-type="float" office:value="77.66" calcext:value-type="float">
            <text:p>77.66</text:p>
          </table:table-cell>
          <table:table-cell office:value-type="float" office:value="67.78" calcext:value-type="float">
            <text:p>67.78</text:p>
          </table:table-cell>
          <table:table-cell office:value-type="float" office:value="71.19" calcext:value-type="float">
            <text:p>71.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ramayanam/ramay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4, 0, 0]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49, 56, 21]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[3159, 2207, 1897]</text:p>
          </table:table-cell>
          <table:table-cell office:value-type="float" office:value="100" calcext:value-type="float">
            <text:p>100</text:p>
          </table:table-cell>
          <table:table-cell office:value-type="float" office:value="83.59" calcext:value-type="float">
            <text:p>83.59</text:p>
          </table:table-cell>
          <table:table-cell office:value-type="float" office:value="48.28" calcext:value-type="float">
            <text:p>48.28</text:p>
          </table:table-cell>
          <table:table-cell office:value-type="float" office:value="49.67" calcext:value-type="float">
            <text:p>49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women-as-seen-by-religions/women-as-seen-by-religion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6, 16, 14]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519, 390, 365]</text:p>
          </table:table-cell>
          <table:table-cell office:value-type="float" office:value="100" calcext:value-type="float">
            <text:p>100</text:p>
          </table:table-cell>
          <table:table-cell office:value-type="float" office:value="41.67" calcext:value-type="float">
            <text:p>41.67</text:p>
          </table:table-cell>
          <table:table-cell office:value-type="float" office:value="36.85" calcext:value-type="float">
            <text:p>36.85</text:p>
          </table:table-cell>
          <table:table-cell office:value-type="float" office:value="37.87" calcext:value-type="float">
            <text:p>37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javvarasi-vadam/javvarasi-vad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[96, 36, 32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6, 15, 10]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[1254, 701, 595]</text:p>
          </table:table-cell>
          <table:table-cell office:value-type="float" office:value="78.08" calcext:value-type="float">
            <text:p>78.08</text:p>
          </table:table-cell>
          <table:table-cell office:value-type="float" office:value="62.96" calcext:value-type="float">
            <text:p>62.96</text:p>
          </table:table-cell>
          <table:table-cell office:value-type="float" office:value="58.51" calcext:value-type="float">
            <text:p>58.51</text:p>
          </table:table-cell>
          <table:table-cell office:value-type="float" office:value="60.36" calcext:value-type="float">
            <text:p>60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lan-damayanti/nalan-damayant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99, 22, 2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2, 1]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[677, 418, 391]</text:p>
          </table:table-cell>
          <table:table-cell office:value-type="float" office:value="85.11" calcext:value-type="float">
            <text:p>85.11</text:p>
          </table:table-cell>
          <table:table-cell office:value-type="float" office:value="75" calcext:value-type="float">
            <text:p>75</text:p>
          </table:table-cell>
          <table:table-cell office:value-type="float" office:value="45.54" calcext:value-type="float">
            <text:p>45.54</text:p>
          </table:table-cell>
          <table:table-cell office:value-type="float" office:value="52.14" calcext:value-type="float">
            <text:p>52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pace-research-center/space-research-cente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8, 7]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[174, 141, 120]</text:p>
          </table:table-cell>
          <table:table-cell office:value-type="float" office:value="100" calcext:value-type="float">
            <text:p>100</text:p>
          </table:table-cell>
          <table:table-cell office:value-type="float" office:value="41.67" calcext:value-type="float">
            <text:p>41.67</text:p>
          </table:table-cell>
          <table:table-cell office:value-type="float" office:value="42.58" calcext:value-type="float">
            <text:p>42.58</text:p>
          </table:table-cell>
          <table:table-cell office:value-type="float" office:value="43.05" calcext:value-type="float">
            <text:p>43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oondram-kan-science-articles/moondram-kan-science-articl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3, 49, 47]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[1169, 894, 854]</text:p>
          </table:table-cell>
          <table:table-cell office:value-type="float" office:value="100" calcext:value-type="float">
            <text:p>100</text:p>
          </table:table-cell>
          <table:table-cell office:value-type="float" office:value="33.8" calcext:value-type="float">
            <text:p>33.8</text:p>
          </table:table-cell>
          <table:table-cell office:value-type="float" office:value="31.35" calcext:value-type="float">
            <text:p>31.35</text:p>
          </table:table-cell>
          <table:table-cell office:value-type="float" office:value="31.53" calcext:value-type="float">
            <text:p>31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ndustrial-scientiest-gd-naidu/industrial-scientiest-gd-naid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28, 10, 6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2, 14, 12]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[1088, 597, 536]</text:p>
          </table:table-cell>
          <table:table-cell office:value-type="float" office:value="89.83" calcext:value-type="float">
            <text:p>89.83</text:p>
          </table:table-cell>
          <table:table-cell office:value-type="float" office:value="70.73" calcext:value-type="float">
            <text:p>70.73</text:p>
          </table:table-cell>
          <table:table-cell office:value-type="float" office:value="55.41" calcext:value-type="float">
            <text:p>55.41</text:p>
          </table:table-cell>
          <table:table-cell office:value-type="float" office:value="57.45" calcext:value-type="float">
            <text:p>57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comics-oru-alasal/comics-oru-alas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35, 10, 10]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50, 58, 36]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[650, 369, 257]</text:p>
          </table:table-cell>
          <table:table-cell office:value-type="float" office:value="84.62" calcext:value-type="float">
            <text:p>84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2" calcext:value-type="float">
            <text:p>70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uneru-munetru-biography-ncmohandos/muneru-munetru-biography-ncmohando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5, 10, 6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1, 0]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[278, 185, 150]</text:p>
          </table:table-cell>
          <table:table-cell office:value-type="float" office:value="92.11" calcext:value-type="float">
            <text:p>92.11</text:p>
          </table:table-cell>
          <table:table-cell office:value-type="float" office:value="100" calcext:value-type="float">
            <text:p>100</text:p>
          </table:table-cell>
          <table:table-cell office:value-type="float" office:value="54.95" calcext:value-type="float">
            <text:p>54.95</text:p>
          </table:table-cell>
          <table:table-cell office:value-type="float" office:value="62.14" calcext:value-type="float">
            <text:p>62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nbulla-manimozhikku-letters/anbulla-manimozhikku-letter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, 0, 0]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45, 40, 29]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[926, 587, 479]</text:p>
          </table:table-cell>
          <table:table-cell office:value-type="float" office:value="100" calcext:value-type="float">
            <text:p>100</text:p>
          </table:table-cell>
          <table:table-cell office:value-type="float" office:value="52.46" calcext:value-type="float">
            <text:p>52.46</text:p>
          </table:table-cell>
          <table:table-cell office:value-type="float" office:value="55.85" calcext:value-type="float">
            <text:p>55.85</text:p>
          </table:table-cell>
          <table:table-cell office:value-type="float" office:value="56.02" calcext:value-type="float">
            <text:p>56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nternet-technologies-part-2/internet-technologies-part-2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8, 1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3, 10, 9]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[490, 433, 368]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38.15" calcext:value-type="float">
            <text:p>38.15</text:p>
          </table:table-cell>
          <table:table-cell office:value-type="float" office:value="40.54" calcext:value-type="float">
            <text:p>40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omememories/somemem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, 14, 6]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[1369, 895, 865]</text:p>
          </table:table-cell>
          <table:table-cell office:value-type="float" office:value="0" calcext:value-type="float">
            <text:p>0</text:p>
          </table:table-cell>
          <table:table-cell office:value-type="float" office:value="76.92" calcext:value-type="float">
            <text:p>76.92</text:p>
          </table:table-cell>
          <table:table-cell office:value-type="float" office:value="39.43" calcext:value-type="float">
            <text:p>39.43</text:p>
          </table:table-cell>
          <table:table-cell office:value-type="float" office:value="40.1" calcext:value-type="float">
            <text:p>40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ppadikku-naan/ippadikku-naa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5, 4, 4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0, 18, 15]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[1004, 686, 611]</text:p>
          </table:table-cell>
          <table:table-cell office:value-type="float" office:value="89.47" calcext:value-type="float">
            <text:p>89.47</text:p>
          </table:table-cell>
          <table:table-cell office:value-type="float" office:value="57.14" calcext:value-type="float">
            <text:p>57.14</text:p>
          </table:table-cell>
          <table:table-cell office:value-type="float" office:value="45.3" calcext:value-type="float">
            <text:p>45.3</text:p>
          </table:table-cell>
          <table:table-cell office:value-type="float" office:value="47.06" calcext:value-type="float">
            <text:p>47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-journey-through-a-school/a-journey-through-a-schoo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37, 18, 15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5, 10, 5]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687, 661, 501]</text:p>
          </table:table-cell>
          <table:table-cell office:value-type="float" office:value="87.7" calcext:value-type="float">
            <text:p>87.7</text:p>
          </table:table-cell>
          <table:table-cell office:value-type="float" office:value="78.26" calcext:value-type="float">
            <text:p>78.26</text:p>
          </table:table-cell>
          <table:table-cell office:value-type="float" office:value="46.65" calcext:value-type="float">
            <text:p>46.65</text:p>
          </table:table-cell>
          <table:table-cell office:value-type="float" office:value="51.94" calcext:value-type="float">
            <text:p>51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nufacturing-metrology/manufacturing-metrology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0, 0]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[151, 107, 75]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[2529, 1510, 1175]</text:p>
          </table:table-cell>
          <table:table-cell office:value-type="float" office:value="100" calcext:value-type="float">
            <text:p>100</text:p>
          </table:table-cell>
          <table:table-cell office:value-type="float" office:value="66.96" calcext:value-type="float">
            <text:p>66.96</text:p>
          </table:table-cell>
          <table:table-cell office:value-type="float" office:value="61.69" calcext:value-type="float">
            <text:p>61.69</text:p>
          </table:table-cell>
          <table:table-cell office:value-type="float" office:value="62.11" calcext:value-type="float">
            <text:p>62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daisi-pandhu-drama/kadaisi-pandhu-dram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9, 4, 3]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220, 79, 79]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[1788, 484, 467]</text:p>
          </table:table-cell>
          <table:table-cell office:value-type="float" office:value="84.21" calcext:value-type="float">
            <text:p>84.21</text:p>
          </table:table-cell>
          <table:table-cell office:value-type="float" office:value="64.41" calcext:value-type="float">
            <text:p>64.41</text:p>
          </table:table-cell>
          <table:table-cell office:value-type="float" office:value="74.3" calcext:value-type="float">
            <text:p>74.3</text:p>
          </table:table-cell>
          <table:table-cell office:value-type="float" office:value="73.32" calcext:value-type="float">
            <text:p>73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lkilo-kadhal-araikilo-kanavu/kalkilo-kadhal-araikilo-kanav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[113, 50, 42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2, 2]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[584, 394, 379]</text:p>
          </table:table-cell>
          <table:table-cell office:value-type="float" office:value="74.7" calcext:value-type="float">
            <text:p>74.7</text:p>
          </table:table-cell>
          <table:table-cell office:value-type="float" office:value="60" calcext:value-type="float">
            <text:p>60</text:p>
          </table:table-cell>
          <table:table-cell office:value-type="float" office:value="37.36" calcext:value-type="float">
            <text:p>37.36</text:p>
          </table:table-cell>
          <table:table-cell office:value-type="float" office:value="45.49" calcext:value-type="float">
            <text:p>45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issingfriends/missingfriend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73, 19, 15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3, 12, 7]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[1016, 691, 623]</text:p>
          </table:table-cell>
          <table:table-cell office:value-type="float" office:value="85.85" calcext:value-type="float">
            <text:p>85.85</text:p>
          </table:table-cell>
          <table:table-cell office:value-type="float" office:value="68.18" calcext:value-type="float">
            <text:p>68.18</text:p>
          </table:table-cell>
          <table:table-cell office:value-type="float" office:value="44.03" calcext:value-type="float">
            <text:p>44.03</text:p>
          </table:table-cell>
          <table:table-cell office:value-type="float" office:value="48.03" calcext:value-type="float">
            <text:p>48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eeppandham-short-poems/theeppandham-short-poem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, 6, 3]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[309, 221, 202]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40.76" calcext:value-type="float">
            <text:p>40.76</text:p>
          </table:table-cell>
          <table:table-cell office:value-type="float" office:value="42.09" calcext:value-type="float">
            <text:p>42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iditha-pathu/piditha-path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86, 20, 19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2, 2]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[407, 159, 142]</text:p>
          </table:table-cell>
          <table:table-cell office:value-type="float" office:value="81" calcext:value-type="float">
            <text:p>81</text:p>
          </table:table-cell>
          <table:table-cell office:value-type="float" office:value="77.78" calcext:value-type="float">
            <text:p>77.78</text:p>
          </table:table-cell>
          <table:table-cell office:value-type="float" office:value="67.73" calcext:value-type="float">
            <text:p>67.73</text:p>
          </table:table-cell>
          <table:table-cell office:value-type="float" office:value="70.31" calcext:value-type="float">
            <text:p>70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20-heritage-stories/20-heritage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4, 1, 1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33, 27, 26]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[321, 207, 193]</text:p>
          </table:table-cell>
          <table:table-cell office:value-type="float" office:value="88.89" calcext:value-type="float">
            <text:p>88.89</text:p>
          </table:table-cell>
          <table:table-cell office:value-type="float" office:value="23.53" calcext:value-type="float">
            <text:p>23.53</text:p>
          </table:table-cell>
          <table:table-cell office:value-type="float" office:value="45.17" calcext:value-type="float">
            <text:p>45.17</text:p>
          </table:table-cell>
          <table:table-cell office:value-type="float" office:value="44.3" calcext:value-type="float">
            <text:p>44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i-kodutha-karigaiyar/kai-kodutha-karigaiya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, 3, 2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4, 3]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[370, 296, 250]</text:p>
          </table:table-cell>
          <table:table-cell office:value-type="float" office:value="94.12" calcext:value-type="float">
            <text:p>94.12</text:p>
          </table:table-cell>
          <table:table-cell office:value-type="float" office:value="75" calcext:value-type="float">
            <text:p>75</text:p>
          </table:table-cell>
          <table:table-cell office:value-type="float" office:value="44.32" calcext:value-type="float">
            <text:p>44.32</text:p>
          </table:table-cell>
          <table:table-cell office:value-type="float" office:value="48.48" calcext:value-type="float">
            <text:p>48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raikkal-ammaiyar/karaikkal-ammaiya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8, 11, 11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, 3, 3]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[951, 716, 628]</text:p>
          </table:table-cell>
          <table:table-cell office:value-type="float" office:value="45" calcext:value-type="float">
            <text:p>45</text:p>
          </table:table-cell>
          <table:table-cell office:value-type="float" office:value="72.73" calcext:value-type="float">
            <text:p>72.73</text:p>
          </table:table-cell>
          <table:table-cell office:value-type="float" office:value="45.63" calcext:value-type="float">
            <text:p>45.63</text:p>
          </table:table-cell>
          <table:table-cell office:value-type="float" office:value="45.87" calcext:value-type="float">
            <text:p>45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ew-books/few-book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0, 10, 8]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[287, 159, 139]</text:p>
          </table:table-cell>
          <table:table-cell office:value-type="float" office:value="100" calcext:value-type="float">
            <text:p>100</text:p>
          </table:table-cell>
          <table:table-cell office:value-type="float" office:value="73.33" calcext:value-type="float">
            <text:p>73.33</text:p>
          </table:table-cell>
          <table:table-cell office:value-type="float" office:value="58.51" calcext:value-type="float">
            <text:p>58.51</text:p>
          </table:table-cell>
          <table:table-cell office:value-type="float" office:value="60.05" calcext:value-type="float">
            <text:p>60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ymbols-of-tamilnadu/symbols-of-tamilnad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1, 1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7, 8, 5]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[883, 720, 685]</text:p>
          </table:table-cell>
          <table:table-cell office:value-type="float" office:value="85.71" calcext:value-type="float">
            <text:p>85.71</text:p>
          </table:table-cell>
          <table:table-cell office:value-type="float" office:value="66.67" calcext:value-type="float">
            <text:p>66.67</text:p>
          </table:table-cell>
          <table:table-cell office:value-type="float" office:value="27.21" calcext:value-type="float">
            <text:p>27.21</text:p>
          </table:table-cell>
          <table:table-cell office:value-type="float" office:value="28.25" calcext:value-type="float">
            <text:p>28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nadhil-tondriya-ennangal/manadhil-tondriya-ennan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2, 2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5, 13, 11]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[230, 136, 110]</text:p>
          </table:table-cell>
          <table:table-cell office:value-type="float" office:value="66.67" calcext:value-type="float">
            <text:p>66.67</text:p>
          </table:table-cell>
          <table:table-cell office:value-type="float" office:value="52.17" calcext:value-type="float">
            <text:p>52.17</text:p>
          </table:table-cell>
          <table:table-cell office:value-type="float" office:value="60" calcext:value-type="float">
            <text:p>60</text:p>
          </table:table-cell>
          <table:table-cell office:value-type="float" office:value="59.54" calcext:value-type="float">
            <text:p>59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oonaikkum-adi-sarukkum/poonaikkum-adi-sarukk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84, 18, 15]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7, 57, 45]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[973, 698, 640]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41.45" calcext:value-type="float">
            <text:p>41.45</text:p>
          </table:table-cell>
          <table:table-cell office:value-type="float" office:value="46.48" calcext:value-type="float">
            <text:p>46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ahtalinal-kadhal-seiveer/aahtalinal-kadhal-seivee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5, 14, 13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5, 3]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[252, 207, 196]</text:p>
          </table:table-cell>
          <table:table-cell office:value-type="float" office:value="60.61" calcext:value-type="float">
            <text:p>60.61</text:p>
          </table:table-cell>
          <table:table-cell office:value-type="float" office:value="66.67" calcext:value-type="float">
            <text:p>66.67</text:p>
          </table:table-cell>
          <table:table-cell office:value-type="float" office:value="27.41" calcext:value-type="float">
            <text:p>27.41</text:p>
          </table:table-cell>
          <table:table-cell office:value-type="float" office:value="32.05" calcext:value-type="float">
            <text:p>32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unitha-williams-in-space/sunitha-williams-in-spac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9, 10, 7]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[1189, 1008, 959]</text:p>
          </table:table-cell>
          <table:table-cell office:value-type="float" office:value="100" calcext:value-type="float">
            <text:p>100</text:p>
          </table:table-cell>
          <table:table-cell office:value-type="float" office:value="56.25" calcext:value-type="float">
            <text:p>56.25</text:p>
          </table:table-cell>
          <table:table-cell office:value-type="float" office:value="24.43" calcext:value-type="float">
            <text:p>24.43</text:p>
          </table:table-cell>
          <table:table-cell office:value-type="float" office:value="24.94" calcext:value-type="float">
            <text:p>24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dhalthandadevathaiku/kadhalthandadevathaik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1, 5, 5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5, 7, 3]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65, 57, 48]</text:p>
          </table:table-cell>
          <table:table-cell office:value-type="float" office:value="64.29" calcext:value-type="float">
            <text:p>64.29</text:p>
          </table:table-cell>
          <table:table-cell office:value-type="float" office:value="70" calcext:value-type="float">
            <text:p>70</text:p>
          </table:table-cell>
          <table:table-cell office:value-type="float" office:value="40.74" calcext:value-type="float">
            <text:p>40.74</text:p>
          </table:table-cell>
          <table:table-cell office:value-type="float" office:value="46.67" calcext:value-type="float">
            <text:p>4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yar-antha-thavani/yar-antha-thavan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5, 4]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[216, 124, 109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55.87" calcext:value-type="float">
            <text:p>55.87</text:p>
          </table:table-cell>
          <table:table-cell office:value-type="float" office:value="56.87" calcext:value-type="float">
            <text:p>56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arvai21shortstories/parvai21short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1, 0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84, 61, 52]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[1575, 1308, 1097]</text:p>
          </table:table-cell>
          <table:table-cell office:value-type="float" office:value="100" calcext:value-type="float">
            <text:p>100</text:p>
          </table:table-cell>
          <table:table-cell office:value-type="float" office:value="46.94" calcext:value-type="float">
            <text:p>46.94</text:p>
          </table:table-cell>
          <table:table-cell office:value-type="float" office:value="41.37" calcext:value-type="float">
            <text:p>41.37</text:p>
          </table:table-cell>
          <table:table-cell office:value-type="float" office:value="41.88" calcext:value-type="float">
            <text:p>41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ths-ramanujan/maths-ramanuja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2, 1, 1]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51, 33, 32]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[1196, 729, 699]</text:p>
          </table:table-cell>
          <table:table-cell office:value-type="float" office:value="90" calcext:value-type="float">
            <text:p>90</text:p>
          </table:table-cell>
          <table:table-cell office:value-type="float" office:value="40.74" calcext:value-type="float">
            <text:p>40.74</text:p>
          </table:table-cell>
          <table:table-cell office:value-type="float" office:value="44.52" calcext:value-type="float">
            <text:p>44.52</text:p>
          </table:table-cell>
          <table:table-cell office:value-type="float" office:value="44.71" calcext:value-type="float">
            <text:p>44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devathainpoluthupoku/devathainpoluthupok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0, 7, 6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0, 9, 7]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204, 147, 131]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42.79" calcext:value-type="float">
            <text:p>42.79</text:p>
          </table:table-cell>
          <table:table-cell office:value-type="float" office:value="44.4" calcext:value-type="float">
            <text:p>44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kan/kaka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7, 34, 3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, 5, 4]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[1033, 669, 636]</text:p>
          </table:table-cell>
          <table:table-cell office:value-type="float" office:value="70.59" calcext:value-type="float">
            <text:p>70.59</text:p>
          </table:table-cell>
          <table:table-cell office:value-type="float" office:value="55.56" calcext:value-type="float">
            <text:p>55.56</text:p>
          </table:table-cell>
          <table:table-cell office:value-type="float" office:value="42.34" calcext:value-type="float">
            <text:p>42.34</text:p>
          </table:table-cell>
          <table:table-cell office:value-type="float" office:value="44.81" calcext:value-type="float">
            <text:p>44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nmathan-leelaigal/manmathan-leelai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56, 37, 33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3, 11, 9]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[1642, 1311, 956]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54.88" calcext:value-type="float">
            <text:p>54.88</text:p>
          </table:table-cell>
          <table:table-cell office:value-type="float" office:value="56.5" calcext:value-type="float">
            <text:p>56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che-guevara/che-guevar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66, 21, 21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4, 2]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[314, 245, 233]</text:p>
          </table:table-cell>
          <table:table-cell office:value-type="float" office:value="73.42" calcext:value-type="float">
            <text:p>73.42</text:p>
          </table:table-cell>
          <table:table-cell office:value-type="float" office:value="77.78" calcext:value-type="float">
            <text:p>77.78</text:p>
          </table:table-cell>
          <table:table-cell office:value-type="float" office:value="30.45" calcext:value-type="float">
            <text:p>30.45</text:p>
          </table:table-cell>
          <table:table-cell office:value-type="float" office:value="39.48" calcext:value-type="float">
            <text:p>39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daisi-pakkam/kadaisi-pakk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4, 1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3, 11, 7]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[688, 499, 456]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41.24" calcext:value-type="float">
            <text:p>41.24</text:p>
          </table:table-cell>
          <table:table-cell office:value-type="float" office:value="44.28" calcext:value-type="float">
            <text:p>44.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undugol-short-stories/thundugol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9, 4, 2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1, 0]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[634, 322, 247]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67.07" calcext:value-type="float">
            <text:p>67.07</text:p>
          </table:table-cell>
          <table:table-cell office:value-type="float" office:value="67.66" calcext:value-type="float">
            <text:p>67.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cecreambootham/icecreambooth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135, 56, 56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[577, 303, 296]</text:p>
          </table:table-cell>
          <table:table-cell office:value-type="float" office:value="62.91" calcext:value-type="float">
            <text:p>62.91</text:p>
          </table:table-cell>
          <table:table-cell office:value-type="float" office:value="50" calcext:value-type="float">
            <text:p>50</text:p>
          </table:table-cell>
          <table:table-cell office:value-type="float" office:value="49.32" calcext:value-type="float">
            <text:p>49.32</text:p>
          </table:table-cell>
          <table:table-cell office:value-type="float" office:value="52.1" calcext:value-type="float">
            <text:p>52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actory-notes/factory-not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27, 10, 9]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71, 49, 48]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[2264, 1547, 1433]</text:p>
          </table:table-cell>
          <table:table-cell office:value-type="float" office:value="76.92" calcext:value-type="float">
            <text:p>76.92</text:p>
          </table:table-cell>
          <table:table-cell office:value-type="float" office:value="38.46" calcext:value-type="float">
            <text:p>38.46</text:p>
          </table:table-cell>
          <table:table-cell office:value-type="float" office:value="42.54" calcext:value-type="float">
            <text:p>42.54</text:p>
          </table:table-cell>
          <table:table-cell office:value-type="float" office:value="42.93" calcext:value-type="float">
            <text:p>42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hadalkhadal/khadalkhad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50, 25, 25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4, 3]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208, 159, 144]</text:p>
          </table:table-cell>
          <table:table-cell office:value-type="float" office:value="60.94" calcext:value-type="float">
            <text:p>60.94</text:p>
          </table:table-cell>
          <table:table-cell office:value-type="float" office:value="57.14" calcext:value-type="float">
            <text:p>57.14</text:p>
          </table:table-cell>
          <table:table-cell office:value-type="float" office:value="37.12" calcext:value-type="float">
            <text:p>37.12</text:p>
          </table:table-cell>
          <table:table-cell office:value-type="float" office:value="42.67" calcext:value-type="float">
            <text:p>42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ransit-of-venus-june6-2012/transit-of-venus-june6-2012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eeranin-kavithai-keetrugal/keeranin-kavithai-keetru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[236, 192, 168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21" calcext:value-type="float">
            <text:p>40.21</text:p>
          </table:table-cell>
          <table:table-cell office:value-type="float" office:value="40.85" calcext:value-type="float">
            <text:p>40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rakesh-sharma/rakesh-sharm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2, 11, 8]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[792, 720, 658]</text:p>
          </table:table-cell>
          <table:table-cell office:value-type="float" office:value="0" calcext:value-type="float">
            <text:p>0</text:p>
          </table:table-cell>
          <table:table-cell office:value-type="float" office:value="57.89" calcext:value-type="float">
            <text:p>57.89</text:p>
          </table:table-cell>
          <table:table-cell office:value-type="float" office:value="26.07" calcext:value-type="float">
            <text:p>26.07</text:p>
          </table:table-cell>
          <table:table-cell office:value-type="float" office:value="26.73" calcext:value-type="float">
            <text:p>26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rasum-puratchiyum/arasum-puratchiy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[320, 103, 94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2, 11, 7]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[649, 335, 267]</text:p>
          </table:table-cell>
          <table:table-cell office:value-type="float" office:value="77.83" calcext:value-type="float">
            <text:p>77.83</text:p>
          </table:table-cell>
          <table:table-cell office:value-type="float" office:value="80" calcext:value-type="float">
            <text:p>80</text:p>
          </table:table-cell>
          <table:table-cell office:value-type="float" office:value="66.33" calcext:value-type="float">
            <text:p>66.33</text:p>
          </table:table-cell>
          <table:table-cell office:value-type="float" office:value="70.61" calcext:value-type="float">
            <text:p>70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eendum-sandhippoma/meendum-sandhippom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8, 9, 5]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[1570, 472, 313]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2.13" calcext:value-type="float">
            <text:p>82.13</text:p>
          </table:table-cell>
          <table:table-cell office:value-type="float" office:value="82.05" calcext:value-type="float">
            <text:p>82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oolsolaullagu/noolsolaullag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0, 2, 2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2, 1]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118, 82, 69]</text:p>
          </table:table-cell>
          <table:table-cell office:value-type="float" office:value="84.62" calcext:value-type="float">
            <text:p>84.62</text:p>
          </table:table-cell>
          <table:table-cell office:value-type="float" office:value="75" calcext:value-type="float">
            <text:p>75</text:p>
          </table:table-cell>
          <table:table-cell office:value-type="float" office:value="49.26" calcext:value-type="float">
            <text:p>49.26</text:p>
          </table:table-cell>
          <table:table-cell office:value-type="float" office:value="52.94" calcext:value-type="float">
            <text:p>52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ulappada-ulagil-pulappatta-keetrugal/pulappada-ulagil-pulappatta-keetru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19, 7, 5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8, 16, 13]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[742, 547, 468]</text:p>
          </table:table-cell>
          <table:table-cell office:value-type="float" office:value="92.75" calcext:value-type="float">
            <text:p>92.75</text:p>
          </table:table-cell>
          <table:table-cell office:value-type="float" office:value="56.67" calcext:value-type="float">
            <text:p>56.67</text:p>
          </table:table-cell>
          <table:table-cell office:value-type="float" office:value="46.21" calcext:value-type="float">
            <text:p>46.21</text:p>
          </table:table-cell>
          <table:table-cell office:value-type="float" office:value="49.85" calcext:value-type="float">
            <text:p>49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urugan-padalgal/murugan-padal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3, 3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4, 3]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[142, 92, 82]</text:p>
          </table:table-cell>
          <table:table-cell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49.38" calcext:value-type="float">
            <text:p>49.38</text:p>
          </table:table-cell>
          <table:table-cell office:value-type="float" office:value="50.28" calcext:value-type="float">
            <text:p>50.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poleon-drama/napoleon-dram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7, 4, 3]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126, 159, 91]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[547, 329, 281]</text:p>
          </table:table-cell>
          <table:table-cell office:value-type="float" office:value="91.43" calcext:value-type="float">
            <text:p>91.43</text:p>
          </table:table-cell>
          <table:table-cell office:value-type="float" office:value="64.45" calcext:value-type="float">
            <text:p>64.45</text:p>
          </table:table-cell>
          <table:table-cell office:value-type="float" office:value="57.55" calcext:value-type="float">
            <text:p>57.55</text:p>
          </table:table-cell>
          <table:table-cell office:value-type="float" office:value="60.65" calcext:value-type="float">
            <text:p>60.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biramianthatiintamil/abiramianthatiin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27, 15, 11]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[205, 125, 94]</text:p>
          </table:table-cell>
          <table:table-cell office:value-type="float" office:value="100" calcext:value-type="float">
            <text:p>100</text:p>
          </table:table-cell>
          <table:table-cell office:value-type="float" office:value="70.27" calcext:value-type="float">
            <text:p>70.27</text:p>
          </table:table-cell>
          <table:table-cell office:value-type="float" office:value="67.02" calcext:value-type="float">
            <text:p>67.02</text:p>
          </table:table-cell>
          <table:table-cell office:value-type="float" office:value="67.59" calcext:value-type="float">
            <text:p>67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inveli-payanam/vinveli-pay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1, 1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6, 7, 4]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[251, 208, 188]</text:p>
          </table:table-cell>
          <table:table-cell office:value-type="float" office:value="80" calcext:value-type="float">
            <text:p>80</text:p>
          </table:table-cell>
          <table:table-cell office:value-type="float" office:value="76.47" calcext:value-type="float">
            <text:p>76.47</text:p>
          </table:table-cell>
          <table:table-cell office:value-type="float" office:value="33.8" calcext:value-type="float">
            <text:p>33.8</text:p>
          </table:table-cell>
          <table:table-cell office:value-type="float" office:value="36.93" calcext:value-type="float">
            <text:p>36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acebook-stories/facebook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3, 1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6, 20, 12]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[542, 512, 400]</text:p>
          </table:table-cell>
          <table:table-cell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41.78" calcext:value-type="float">
            <text:p>41.78</text:p>
          </table:table-cell>
          <table:table-cell office:value-type="float" office:value="43.64" calcext:value-type="float">
            <text:p>43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ratiyar-history-at-tanjore/maratiyar-history-at-tanjor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8, 2, 2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6, 11, 3]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[981, 649, 613]</text:p>
          </table:table-cell>
          <table:table-cell office:value-type="float" office:value="86.67" calcext:value-type="float">
            <text:p>86.67</text:p>
          </table:table-cell>
          <table:table-cell office:value-type="float" office:value="87.5" calcext:value-type="float">
            <text:p>87.5</text:p>
          </table:table-cell>
          <table:table-cell office:value-type="float" office:value="41.67" calcext:value-type="float">
            <text:p>41.67</text:p>
          </table:table-cell>
          <table:table-cell office:value-type="float" office:value="43.3" calcext:value-type="float">
            <text:p>43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lliravum-kadalum-naanum/nalliravum-kadalum-naan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, 4, 4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1]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128, 48, 47]</text:p>
          </table:table-cell>
          <table:table-cell office:value-type="float" office:value="63.64" calcext:value-type="float">
            <text:p>63.64</text:p>
          </table:table-cell>
          <table:table-cell office:value-type="float" office:value="66.67" calcext:value-type="float">
            <text:p>66.67</text:p>
          </table:table-cell>
          <table:table-cell office:value-type="float" office:value="65.44" calcext:value-type="float">
            <text:p>65.44</text:p>
          </table:table-cell>
          <table:table-cell office:value-type="float" office:value="65.33" calcext:value-type="float">
            <text:p>65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en-ammachiyin-kavithaigal/en-ammachiyin-kavithai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8, 9, 5]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210, 116, 94]</text:p>
          </table:table-cell>
          <table:table-cell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63.98" calcext:value-type="float">
            <text:p>63.98</text:p>
          </table:table-cell>
          <table:table-cell office:value-type="float" office:value="65.51" calcext:value-type="float">
            <text:p>65.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irumandhiram/thirumandhir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0, 4, 4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39, 26, 25]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[253, 140, 138]</text:p>
          </table:table-cell>
          <table:table-cell office:value-type="float" office:value="76.47" calcext:value-type="float">
            <text:p>76.47</text:p>
          </table:table-cell>
          <table:table-cell office:value-type="float" office:value="40.48" calcext:value-type="float">
            <text:p>40.48</text:p>
          </table:table-cell>
          <table:table-cell office:value-type="float" office:value="47.53" calcext:value-type="float">
            <text:p>47.53</text:p>
          </table:table-cell>
          <table:table-cell office:value-type="float" office:value="48.14" calcext:value-type="float">
            <text:p>48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dhalenpathu/kadhalenpath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0, 2, 2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5, 9, 7]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[865, 611, 585]</text:p>
          </table:table-cell>
          <table:table-cell office:value-type="float" office:value="85.71" calcext:value-type="float">
            <text:p>85.71</text:p>
          </table:table-cell>
          <table:table-cell office:value-type="float" office:value="63.16" calcext:value-type="float">
            <text:p>63.16</text:p>
          </table:table-cell>
          <table:table-cell office:value-type="float" office:value="36.41" calcext:value-type="float">
            <text:p>36.41</text:p>
          </table:table-cell>
          <table:table-cell office:value-type="float" office:value="37.67" calcext:value-type="float">
            <text:p>37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uthaiyal-theevu/puthaiyal-theev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4, 1]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[899, 771, 581]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.72" calcext:value-type="float">
            <text:p>50.72</text:p>
          </table:table-cell>
          <table:table-cell office:value-type="float" office:value="51.09" calcext:value-type="float">
            <text:p>51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amilamagazineissue2/tamilamagazineissue2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17, 7, 6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8, 22, 18]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[785, 565, 472]</text:p>
          </table:table-cell>
          <table:table-cell office:value-type="float" office:value="85.37" calcext:value-type="float">
            <text:p>85.37</text:p>
          </table:table-cell>
          <table:table-cell office:value-type="float" office:value="52.63" calcext:value-type="float">
            <text:p>52.63</text:p>
          </table:table-cell>
          <table:table-cell office:value-type="float" office:value="50.47" calcext:value-type="float">
            <text:p>50.47</text:p>
          </table:table-cell>
          <table:table-cell office:value-type="float" office:value="51.94" calcext:value-type="float">
            <text:p>51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eram-sariyaga/neram-sariyag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7, 3, 3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4, 17, 14]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[390, 278, 252]</text:p>
          </table:table-cell>
          <table:table-cell office:value-type="float" office:value="83.33" calcext:value-type="float">
            <text:p>83.33</text:p>
          </table:table-cell>
          <table:table-cell office:value-type="float" office:value="56.25" calcext:value-type="float">
            <text:p>56.25</text:p>
          </table:table-cell>
          <table:table-cell office:value-type="float" office:value="44" calcext:value-type="float">
            <text:p>44</text:p>
          </table:table-cell>
          <table:table-cell office:value-type="float" office:value="46.2" calcext:value-type="float">
            <text:p>46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38-payon-kavithaighal/38-payon-kavithaigh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5, 5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.44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nferno-as-i-read/inferno-as-i-read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0, 0]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2, 13, 5]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[607, 285, 246]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64.55" calcext:value-type="float">
            <text:p>64.55</text:p>
          </table:table-cell>
          <table:table-cell office:value-type="float" office:value="67.32" calcext:value-type="float">
            <text:p>67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nnaiyeithedumanmakal/annaiyeithedumanmak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[196, 103, 10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6, 12, 11]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[417, 309, 287]</text:p>
          </table:table-cell>
          <table:table-cell office:value-type="float" office:value="56.9" calcext:value-type="float">
            <text:p>56.9</text:p>
          </table:table-cell>
          <table:table-cell office:value-type="float" office:value="38.89" calcext:value-type="float">
            <text:p>38.89</text:p>
          </table:table-cell>
          <table:table-cell office:value-type="float" office:value="35.79" calcext:value-type="float">
            <text:p>35.79</text:p>
          </table:table-cell>
          <table:table-cell office:value-type="float" office:value="42.9" calcext:value-type="float">
            <text:p>42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illiyar/pilliya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8, 10, 3]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[303, 230, 183]</text:p>
          </table:table-cell>
          <table:table-cell office:value-type="float" office:value="100" calcext:value-type="float">
            <text:p>100</text:p>
          </table:table-cell>
          <table:table-cell office:value-type="float" office:value="88.46" calcext:value-type="float">
            <text:p>88.46</text:p>
          </table:table-cell>
          <table:table-cell office:value-type="float" office:value="51.2" calcext:value-type="float">
            <text:p>51.2</text:p>
          </table:table-cell>
          <table:table-cell office:value-type="float" office:value="53.73" calcext:value-type="float">
            <text:p>53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now-man-otzi/snow-man-otz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109, 96, 90]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[1425, 1072, 1039]</text:p>
          </table:table-cell>
          <table:table-cell office:value-type="float" office:value="0" calcext:value-type="float">
            <text:p>0</text:p>
          </table:table-cell>
          <table:table-cell office:value-type="float" office:value="23.08" calcext:value-type="float">
            <text:p>23.08</text:p>
          </table:table-cell>
          <table:table-cell office:value-type="float" office:value="29.89" calcext:value-type="float">
            <text:p>29.89</text:p>
          </table:table-cell>
          <table:table-cell office:value-type="float" office:value="29.39" calcext:value-type="float">
            <text:p>29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mysql-in-tamil/learn-mysql-in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41, 16, 10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10, 15, 3]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[286, 335, 140]</text:p>
          </table:table-cell>
          <table:table-cell office:value-type="float" office:value="90.2" calcext:value-type="float">
            <text:p>90.2</text:p>
          </table:table-cell>
          <table:table-cell office:value-type="float" office:value="91.67" calcext:value-type="float">
            <text:p>91.67</text:p>
          </table:table-cell>
          <table:table-cell office:value-type="float" office:value="79.86" calcext:value-type="float">
            <text:p>79.86</text:p>
          </table:table-cell>
          <table:table-cell office:value-type="float" office:value="81.63" calcext:value-type="float">
            <text:p>81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eruzhvali-short-stories-poems/eruzhvali-short-stories-poem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18, 1, 1]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40, 31, 19]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[1674, 1068, 751]</text:p>
          </table:table-cell>
          <table:table-cell office:value-type="float" office:value="96.55" calcext:value-type="float">
            <text:p>96.55</text:p>
          </table:table-cell>
          <table:table-cell office:value-type="float" office:value="74.67" calcext:value-type="float">
            <text:p>74.67</text:p>
          </table:table-cell>
          <table:table-cell office:value-type="float" office:value="64.82" calcext:value-type="float">
            <text:p>64.82</text:p>
          </table:table-cell>
          <table:table-cell office:value-type="float" office:value="65.56" calcext:value-type="float">
            <text:p>6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unavum-udalnalamum/unavum-udalnalam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1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6, 12, 5]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[1030, 946, 893]</text:p>
          </table:table-cell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20.13" calcext:value-type="float">
            <text:p>20.13</text:p>
          </table:table-cell>
          <table:table-cell office:value-type="float" office:value="21.21" calcext:value-type="float">
            <text:p>21.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ake-city-nainital/lake-city-nainit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9, 2, 2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, 26, 1]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274, 167, 146]</text:p>
          </table:table-cell>
          <table:table-cell office:value-type="float" office:value="92.31" calcext:value-type="float">
            <text:p>92.31</text:p>
          </table:table-cell>
          <table:table-cell office:value-type="float" office:value="96.15" calcext:value-type="float">
            <text:p>96.15</text:p>
          </table:table-cell>
          <table:table-cell office:value-type="float" office:value="52.9" calcext:value-type="float">
            <text:p>52.9</text:p>
          </table:table-cell>
          <table:table-cell office:value-type="float" office:value="58.84" calcext:value-type="float">
            <text:p>58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uraisara-kurippugal/muraisara-kurippu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31, 3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2, 23, 19]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[161, 119, 81]</text:p>
          </table:table-cell>
          <table:table-cell office:value-type="float" office:value="100" calcext:value-type="float">
            <text:p>100</text:p>
          </table:table-cell>
          <table:table-cell office:value-type="float" office:value="36.67" calcext:value-type="float">
            <text:p>36.67</text:p>
          </table:table-cell>
          <table:table-cell office:value-type="float" office:value="62.33" calcext:value-type="float">
            <text:p>62.33</text:p>
          </table:table-cell>
          <table:table-cell office:value-type="float" office:value="65.75" calcext:value-type="float">
            <text:p>65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mbaramayanam-text/kambaramayanam-text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14, 7, 6]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, 17, 5]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[2075, 1803, 1443]</text:p>
          </table:table-cell>
          <table:table-cell office:value-type="float" office:value="90.77" calcext:value-type="float">
            <text:p>90.77</text:p>
          </table:table-cell>
          <table:table-cell office:value-type="float" office:value="92.19" calcext:value-type="float">
            <text:p>92.19</text:p>
          </table:table-cell>
          <table:table-cell office:value-type="float" office:value="46.81" calcext:value-type="float">
            <text:p>46.81</text:p>
          </table:table-cell>
          <table:table-cell office:value-type="float" office:value="48.84" calcext:value-type="float">
            <text:p>48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llapillai/nallapilla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47, 15, 14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4, 18, 11]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[626, 595, 407]</text:p>
          </table:table-cell>
          <table:table-cell office:value-type="float" office:value="85.57" calcext:value-type="float">
            <text:p>85.57</text:p>
          </table:table-cell>
          <table:table-cell office:value-type="float" office:value="57.69" calcext:value-type="float">
            <text:p>57.69</text:p>
          </table:table-cell>
          <table:table-cell office:value-type="float" office:value="54.11" calcext:value-type="float">
            <text:p>54.11</text:p>
          </table:table-cell>
          <table:table-cell office:value-type="float" office:value="57.23" calcext:value-type="float">
            <text:p>57.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witter-guide/twitter-guid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5, 3, 2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62, 49, 38]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[500, 354, 286]</text:p>
          </table:table-cell>
          <table:table-cell office:value-type="float" office:value="90.48" calcext:value-type="float">
            <text:p>90.48</text:p>
          </table:table-cell>
          <table:table-cell office:value-type="float" office:value="61.62" calcext:value-type="float">
            <text:p>61.62</text:p>
          </table:table-cell>
          <table:table-cell office:value-type="float" office:value="52.41" calcext:value-type="float">
            <text:p>52.41</text:p>
          </table:table-cell>
          <table:table-cell office:value-type="float" office:value="54.79" calcext:value-type="float">
            <text:p>54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odarbu-ellaikku-veliye/thodarbu-ellaikku-veliy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29, 9, 7]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41, 30, 25]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[939, 625, 538]</text:p>
          </table:table-cell>
          <table:table-cell office:value-type="float" office:value="93.14" calcext:value-type="float">
            <text:p>93.14</text:p>
          </table:table-cell>
          <table:table-cell office:value-type="float" office:value="46.81" calcext:value-type="float">
            <text:p>46.81</text:p>
          </table:table-cell>
          <table:table-cell office:value-type="float" office:value="49.34" calcext:value-type="float">
            <text:p>49.34</text:p>
          </table:table-cell>
          <table:table-cell office:value-type="float" office:value="52.93" calcext:value-type="float">
            <text:p>52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ignana-mutti-mothal/vignana-mutti-moth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4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8, 9, 5]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[154, 133, 108]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7.06" calcext:value-type="float">
            <text:p>47.06</text:p>
          </table:table-cell>
          <table:table-cell office:value-type="float" office:value="51.91" calcext:value-type="float">
            <text:p>51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tstalkaboutbookspart2/letstalkaboutbookspart2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10, 20, 2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, 8, 4]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[716, 580, 512]</text:p>
          </table:table-cell>
          <table:table-cell office:value-type="float" office:value="96.36" calcext:value-type="float">
            <text:p>96.36</text:p>
          </table:table-cell>
          <table:table-cell office:value-type="float" office:value="63.64" calcext:value-type="float">
            <text:p>63.64</text:p>
          </table:table-cell>
          <table:table-cell office:value-type="float" office:value="37.56" calcext:value-type="float">
            <text:p>37.56</text:p>
          </table:table-cell>
          <table:table-cell office:value-type="float" office:value="41.53" calcext:value-type="float">
            <text:p>41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gnulinux-in-tamil-part2/learn-gnulinux-in-tamil-part2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1, 0]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30, 57, 16]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[235, 197, 81]</text:p>
          </table:table-cell>
          <table:table-cell office:value-type="float" office:value="100" calcext:value-type="float">
            <text:p>100</text:p>
          </table:table-cell>
          <table:table-cell office:value-type="float" office:value="81.61" calcext:value-type="float">
            <text:p>81.61</text:p>
          </table:table-cell>
          <table:table-cell office:value-type="float" office:value="82.28" calcext:value-type="float">
            <text:p>82.28</text:p>
          </table:table-cell>
          <table:table-cell office:value-type="float" office:value="82.4" calcext:value-type="float">
            <text:p>82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izhiyil-vali-thanthavane/vizhiyil-vali-thanthavan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8, 13, 12]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[493, 324, 287]</text:p>
          </table:table-cell>
          <table:table-cell office:value-type="float" office:value="100" calcext:value-type="float">
            <text:p>100</text:p>
          </table:table-cell>
          <table:table-cell office:value-type="float" office:value="47.83" calcext:value-type="float">
            <text:p>47.83</text:p>
          </table:table-cell>
          <table:table-cell office:value-type="float" office:value="50.94" calcext:value-type="float">
            <text:p>50.94</text:p>
          </table:table-cell>
          <table:table-cell office:value-type="float" office:value="51.54" calcext:value-type="float">
            <text:p>51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layapenkalsuyamavala/nalayapenkalsuyamaval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3, 2, 1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30, 16, 15]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[562, 283, 267]</text:p>
          </table:table-cell>
          <table:table-cell office:value-type="float" office:value="92.31" calcext:value-type="float">
            <text:p>92.31</text:p>
          </table:table-cell>
          <table:table-cell office:value-type="float" office:value="53.12" calcext:value-type="float">
            <text:p>53.1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92" calcext:value-type="float">
            <text:p>55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ridayfastingstory/fridayfastingstory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, 8, 1]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200, 202, 136]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.26" calcext:value-type="float">
            <text:p>55.26</text:p>
          </table:table-cell>
          <table:table-cell office:value-type="float" office:value="56.51" calcext:value-type="float">
            <text:p>56.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anneer-vitta-valarthom/thanneer-vitta-valartho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47, 3, 3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0, 12, 4]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[1515, 1034, 958]</text:p>
          </table:table-cell>
          <table:table-cell office:value-type="float" office:value="95.31" calcext:value-type="float">
            <text:p>95.31</text:p>
          </table:table-cell>
          <table:table-cell office:value-type="float" office:value="84" calcext:value-type="float">
            <text:p>84</text:p>
          </table:table-cell>
          <table:table-cell office:value-type="float" office:value="41.69" calcext:value-type="float">
            <text:p>41.69</text:p>
          </table:table-cell>
          <table:table-cell office:value-type="float" office:value="44.28" calcext:value-type="float">
            <text:p>44.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irikka-vaikkum-sothappalgal/sirikka-vaikkum-sothappal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[200, 85, 81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3, 3]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366, 178, 164]</text:p>
          </table:table-cell>
          <table:table-cell office:value-type="float" office:value="66.39" calcext:value-type="float">
            <text:p>66.39</text:p>
          </table:table-cell>
          <table:table-cell office:value-type="float" office:value="57.14" calcext:value-type="float">
            <text:p>57.14</text:p>
          </table:table-cell>
          <table:table-cell office:value-type="float" office:value="57.51" calcext:value-type="float">
            <text:p>57.51</text:p>
          </table:table-cell>
          <table:table-cell office:value-type="float" office:value="60.88" calcext:value-type="float">
            <text:p>60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dhal-pracharam/kadhal-prachar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7, 12, 8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0.37" calcext:value-type="float">
            <text:p>70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ntha-pidi-innum-50-kavithaigal/intha-pidi-innum-50-kavithai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1, 1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4, 3]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74, 37, 36]</text:p>
          </table:table-cell>
          <table:table-cell office:value-type="float" office:value="85.71" calcext:value-type="float">
            <text:p>85.7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4.02" calcext:value-type="float">
            <text:p>54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an-penthaan/naan-penthaa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25, 7, 5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9, 11, 7]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[432, 428, 306]</text:p>
          </table:table-cell>
          <table:table-cell office:value-type="float" office:value="92.42" calcext:value-type="float">
            <text:p>92.42</text:p>
          </table:table-cell>
          <table:table-cell office:value-type="float" office:value="56.25" calcext:value-type="float">
            <text:p>56.25</text:p>
          </table:table-cell>
          <table:table-cell office:value-type="float" office:value="49.5" calcext:value-type="float">
            <text:p>49.5</text:p>
          </table:table-cell>
          <table:table-cell office:value-type="float" office:value="53.78" calcext:value-type="float">
            <text:p>53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ul-velikku-pinnal-novel/mul-velikku-pinnal-nove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9, 18, 9]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[332, 296, 197]</text:p>
          </table:table-cell>
          <table:table-cell office:value-type="float" office:value="100" calcext:value-type="float">
            <text:p>100</text:p>
          </table:table-cell>
          <table:table-cell office:value-type="float" office:value="70.97" calcext:value-type="float">
            <text:p>70.97</text:p>
          </table:table-cell>
          <table:table-cell office:value-type="float" office:value="58.79" calcext:value-type="float">
            <text:p>58.79</text:p>
          </table:table-cell>
          <table:table-cell office:value-type="float" office:value="60.84" calcext:value-type="float">
            <text:p>60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irupponnoosal/thirupponnoos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8, 22, 22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2, 2]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[117, 55, 52]</text:p>
          </table:table-cell>
          <table:table-cell office:value-type="float" office:value="72.5" calcext:value-type="float">
            <text:p>72.5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63.64" calcext:value-type="float">
            <text:p>63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useful-free-software/useful-free-softwar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45, 19, 11]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34, 30, 13]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[426, 323, 232]</text:p>
          </table:table-cell>
          <table:table-cell office:value-type="float" office:value="88.78" calcext:value-type="float">
            <text:p>88.78</text:p>
          </table:table-cell>
          <table:table-cell office:value-type="float" office:value="84.52" calcext:value-type="float">
            <text:p>84.52</text:p>
          </table:table-cell>
          <table:table-cell office:value-type="float" office:value="60.74" calcext:value-type="float">
            <text:p>60.74</text:p>
          </table:table-cell>
          <table:table-cell office:value-type="float" office:value="66.88" calcext:value-type="float">
            <text:p>66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each-reader-is-a-poet/each-reader-is-a-poet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5, 9, 7]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[603, 599, 474]</text:p>
          </table:table-cell>
          <table:table-cell office:value-type="float" office:value="100" calcext:value-type="float">
            <text:p>100</text:p>
          </table:table-cell>
          <table:table-cell office:value-type="float" office:value="68.18" calcext:value-type="float">
            <text:p>68.18</text:p>
          </table:table-cell>
          <table:table-cell office:value-type="float" office:value="36.63" calcext:value-type="float">
            <text:p>36.63</text:p>
          </table:table-cell>
          <table:table-cell office:value-type="float" office:value="37.61" calcext:value-type="float">
            <text:p>37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upanayanam/upanay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8, 12, 9]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465, 354, 321]</text:p>
          </table:table-cell>
          <table:table-cell office:value-type="float" office:value="100" calcext:value-type="float">
            <text:p>100</text:p>
          </table:table-cell>
          <table:table-cell office:value-type="float" office:value="70.97" calcext:value-type="float">
            <text:p>70.97</text:p>
          </table:table-cell>
          <table:table-cell office:value-type="float" office:value="38.39" calcext:value-type="float">
            <text:p>38.39</text:p>
          </table:table-cell>
          <table:table-cell office:value-type="float" office:value="40.33" calcext:value-type="float">
            <text:p>40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ppavi-vishnu/appavi-vishn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[240, 110, 105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382, 180, 175]</text:p>
          </table:table-cell>
          <table:table-cell office:value-type="float" office:value="61.96" calcext:value-type="float">
            <text:p>61.96</text:p>
          </table:table-cell>
          <table:table-cell office:value-type="float" office:value="100" calcext:value-type="float">
            <text:p>100</text:p>
          </table:table-cell>
          <table:table-cell office:value-type="float" office:value="55.13" calcext:value-type="float">
            <text:p>55.13</text:p>
          </table:table-cell>
          <table:table-cell office:value-type="float" office:value="58.02" calcext:value-type="float">
            <text:p>58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alaivalaivil/salaivalaiv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0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23, 24, 16]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58.97" calcext:value-type="float">
            <text:p>58.97</text:p>
          </table:table-cell>
          <table:table-cell office:value-type="float" office:value="63.04" calcext:value-type="float">
            <text:p>63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imanam-ottiya-kaigal-illa-pen/vimanam-ottiya-kaigal-illa-pe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9, 8, 6]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[75, 59, 36]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6.67" calcext:value-type="float">
            <text:p>66.67</text:p>
          </table:table-cell>
          <table:table-cell office:value-type="float" office:value="67.69" calcext:value-type="float">
            <text:p>67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riramanin-pathaiyil-oru-payanam/sriramanin-pathaiyil-oru-pay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3, 18, 17]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[1687, 1287, 1205]</text:p>
          </table:table-cell>
          <table:table-cell office:value-type="float" office:value="100" calcext:value-type="float">
            <text:p>100</text:p>
          </table:table-cell>
          <table:table-cell office:value-type="float" office:value="51.43" calcext:value-type="float">
            <text:p>51.43</text:p>
          </table:table-cell>
          <table:table-cell office:value-type="float" office:value="33.39" calcext:value-type="float">
            <text:p>33.39</text:p>
          </table:table-cell>
          <table:table-cell office:value-type="float" office:value="33.77" calcext:value-type="float">
            <text:p>33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dathirumullaivayil-kodiyidai-nayagi-alayam/vadathirumullaivayil-kodiyidai-nayagi-alay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1, 1]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23, 27, 13]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[459, 327, 266]</text:p>
          </table:table-cell>
          <table:table-cell office:value-type="float" office:value="87.5" calcext:value-type="float">
            <text:p>87.5</text:p>
          </table:table-cell>
          <table:table-cell office:value-type="float" office:value="78.33" calcext:value-type="float">
            <text:p>78.33</text:p>
          </table:table-cell>
          <table:table-cell office:value-type="float" office:value="52.84" calcext:value-type="float">
            <text:p>52.84</text:p>
          </table:table-cell>
          <table:table-cell office:value-type="float" office:value="55.7" calcext:value-type="float">
            <text:p>55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guthar-poruttu/naguthar-porutt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[218, 111, 11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5, 5, 5]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[496, 331, 316]</text:p>
          </table:table-cell>
          <table:table-cell office:value-type="float" office:value="59.56" calcext:value-type="float">
            <text:p>59.56</text:p>
          </table:table-cell>
          <table:table-cell office:value-type="float" office:value="50" calcext:value-type="float">
            <text:p>50</text:p>
          </table:table-cell>
          <table:table-cell office:value-type="float" office:value="39.23" calcext:value-type="float">
            <text:p>39.23</text:p>
          </table:table-cell>
          <table:table-cell office:value-type="float" office:value="46.26" calcext:value-type="float">
            <text:p>46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ocialexperts/socialexpert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6, 11, 8]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[967, 759, 698]</text:p>
          </table:table-cell>
          <table:table-cell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float" office:value="33.65" calcext:value-type="float">
            <text:p>33.65</text:p>
          </table:table-cell>
          <table:table-cell office:value-type="float" office:value="34.26" calcext:value-type="float">
            <text:p>34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an-thunai-short-storeis/aan-thunai-short-storei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17, 9, 9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4, 1]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[236, 224, 156]</text:p>
          </table:table-cell>
          <table:table-cell office:value-type="float" office:value="81.63" calcext:value-type="float">
            <text:p>81.63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6.2" calcext:value-type="float">
            <text:p>56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rul-pozhiyum-nizhal-pathaigal/arul-pozhiyum-nizhal-pathai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4, 3, 2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1, 0]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[327, 238, 231]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32.85" calcext:value-type="float">
            <text:p>32.85</text:p>
          </table:table-cell>
          <table:table-cell office:value-type="float" office:value="37.03" calcext:value-type="float">
            <text:p>37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tory-of-a-foetus/story-of-a-foetu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46, 20, 2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0, 13, 9]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[641, 604, 441]</text:p>
          </table:table-cell>
          <table:table-cell office:value-type="float" office:value="78.49" calcext:value-type="float">
            <text:p>78.49</text:p>
          </table:table-cell>
          <table:table-cell office:value-type="float" office:value="60.87" calcext:value-type="float">
            <text:p>60.87</text:p>
          </table:table-cell>
          <table:table-cell office:value-type="float" office:value="48.78" calcext:value-type="float">
            <text:p>48.78</text:p>
          </table:table-cell>
          <table:table-cell office:value-type="float" office:value="51.89" calcext:value-type="float">
            <text:p>51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ee-kadavula-novel/nee-kadavula-nove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13, 14, 7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6, 5]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[1390, 1227, 1096]</text:p>
          </table:table-cell>
          <table:table-cell office:value-type="float" office:value="91.14" calcext:value-type="float">
            <text:p>91.14</text:p>
          </table:table-cell>
          <table:table-cell office:value-type="float" office:value="28.57" calcext:value-type="float">
            <text:p>28.57</text:p>
          </table:table-cell>
          <table:table-cell office:value-type="float" office:value="29.7" calcext:value-type="float">
            <text:p>29.7</text:p>
          </table:table-cell>
          <table:table-cell office:value-type="float" office:value="32.64" calcext:value-type="float">
            <text:p>32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olaivanam-poems/solaivanam-poem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5, 9, 9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0, 10, 8]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[542, 416, 384]</text:p>
          </table:table-cell>
          <table:table-cell office:value-type="float" office:value="72.73" calcext:value-type="float">
            <text:p>72.73</text:p>
          </table:table-cell>
          <table:table-cell office:value-type="float" office:value="50" calcext:value-type="float">
            <text:p>50</text:p>
          </table:table-cell>
          <table:table-cell office:value-type="float" office:value="37.15" calcext:value-type="float">
            <text:p>37.15</text:p>
          </table:table-cell>
          <table:table-cell office:value-type="float" office:value="39.24" calcext:value-type="float">
            <text:p>39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amil-indru/tamil-indr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3, 17, 8]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[625, 463, 392]</text:p>
          </table:table-cell>
          <table:table-cell office:value-type="float" office:value="0" calcext:value-type="float">
            <text:p>0</text:p>
          </table:table-cell>
          <table:table-cell office:value-type="float" office:value="70.37" calcext:value-type="float">
            <text:p>70.37</text:p>
          </table:table-cell>
          <table:table-cell office:value-type="float" office:value="46.45" calcext:value-type="float">
            <text:p>46.45</text:p>
          </table:table-cell>
          <table:table-cell office:value-type="float" office:value="47.3" calcext:value-type="float">
            <text:p>47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ili-pechu/kili-pech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0, 4, 4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, 8, 0]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[479, 340, 291]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8.86" calcext:value-type="float">
            <text:p>48.86</text:p>
          </table:table-cell>
          <table:table-cell office:value-type="float" office:value="52.8" calcext:value-type="float">
            <text:p>52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zhu-vazhavidu-short-stories/vazhu-vazhavidu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6, 3, 3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0, 9, 4]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[582, 528, 380]</text:p>
          </table:table-cell>
          <table:table-cell office:value-type="float" office:value="90.32" calcext:value-type="float">
            <text:p>90.32</text:p>
          </table:table-cell>
          <table:table-cell office:value-type="float" office:value="77.78" calcext:value-type="float">
            <text:p>77.78</text:p>
          </table:table-cell>
          <table:table-cell office:value-type="float" office:value="51.28" calcext:value-type="float">
            <text:p>51.28</text:p>
          </table:table-cell>
          <table:table-cell office:value-type="float" office:value="53.32" calcext:value-type="float">
            <text:p>53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yogasanam/yogas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3, 2, 2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6, 14, 12]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[1316, 1084, 1065]</text:p>
          </table:table-cell>
          <table:table-cell office:value-type="float" office:value="87.5" calcext:value-type="float">
            <text:p>87.5</text:p>
          </table:table-cell>
          <table:table-cell office:value-type="float" office:value="42.86" calcext:value-type="float">
            <text:p>42.86</text:p>
          </table:table-cell>
          <table:table-cell office:value-type="float" office:value="21.58" calcext:value-type="float">
            <text:p>21.58</text:p>
          </table:table-cell>
          <table:table-cell office:value-type="float" office:value="22.65" calcext:value-type="float">
            <text:p>22.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gandhi-punnaigikkirar/gandhi-punnaigikkira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3, 3]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[245, 180, 156]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45.64" calcext:value-type="float">
            <text:p>45.64</text:p>
          </table:table-cell>
          <table:table-cell office:value-type="float" office:value="47.87" calcext:value-type="float">
            <text:p>47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olusumarch2016/kolusumarch2016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7, 11, 11]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[1381, 480, 417]</text:p>
          </table:table-cell>
          <table:table-cell office:value-type="float" office:value="100" calcext:value-type="float">
            <text:p>100</text:p>
          </table:table-cell>
          <table:table-cell office:value-type="float" office:value="38.89" calcext:value-type="float">
            <text:p>38.89</text:p>
          </table:table-cell>
          <table:table-cell office:value-type="float" office:value="72.53" calcext:value-type="float">
            <text:p>72.53</text:p>
          </table:table-cell>
          <table:table-cell office:value-type="float" office:value="72.15" calcext:value-type="float">
            <text:p>72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arojapatikadaikal/sarojapatikadaik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, 2, 2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7, 12, 11]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[253, 169, 155]</text:p>
          </table:table-cell>
          <table:table-cell office:value-type="float" office:value="75" calcext:value-type="float">
            <text:p>75</text:p>
          </table:table-cell>
          <table:table-cell office:value-type="float" office:value="47.62" calcext:value-type="float">
            <text:p>47.62</text:p>
          </table:table-cell>
          <table:table-cell office:value-type="float" office:value="46.74" calcext:value-type="float">
            <text:p>46.74</text:p>
          </table:table-cell>
          <table:table-cell office:value-type="float" office:value="47.5" calcext:value-type="float">
            <text:p>47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ttanga-yogam/attanga-yog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92, 48, 48]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[417, 232, 222]</text:p>
          </table:table-cell>
          <table:table-cell office:value-type="float" office:value="0" calcext:value-type="float">
            <text:p>0</text:p>
          </table:table-cell>
          <table:table-cell office:value-type="float" office:value="48.94" calcext:value-type="float">
            <text:p>48.94</text:p>
          </table:table-cell>
          <table:table-cell office:value-type="float" office:value="54.97" calcext:value-type="float">
            <text:p>54.97</text:p>
          </table:table-cell>
          <table:table-cell office:value-type="float" office:value="53.82" calcext:value-type="float">
            <text:p>53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thya-pradesam-azaikkirathu/mathya-pradesam-azaikkirath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8, 4, 1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8, 12, 3]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[226, 143, 113]</text:p>
          </table:table-cell>
          <table:table-cell office:value-type="float" office:value="97.22" calcext:value-type="float">
            <text:p>97.22</text:p>
          </table:table-cell>
          <table:table-cell office:value-type="float" office:value="89.29" calcext:value-type="float">
            <text:p>89.29</text:p>
          </table:table-cell>
          <table:table-cell office:value-type="float" office:value="59.79" calcext:value-type="float">
            <text:p>59.79</text:p>
          </table:table-cell>
          <table:table-cell office:value-type="float" office:value="66.09" calcext:value-type="float">
            <text:p>66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avazum-paruvam-novel/thavazum-paruvam-nove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8, 4, 4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4, 2]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[697, 533, 418]</text:p>
          </table:table-cell>
          <table:table-cell office:value-type="float" office:value="87.1" calcext:value-type="float">
            <text:p>87.1</text:p>
          </table:table-cell>
          <table:table-cell office:value-type="float" office:value="66.67" calcext:value-type="float">
            <text:p>66.67</text:p>
          </table:table-cell>
          <table:table-cell office:value-type="float" office:value="52.77" calcext:value-type="float">
            <text:p>52.77</text:p>
          </table:table-cell>
          <table:table-cell office:value-type="float" office:value="54.01" calcext:value-type="float">
            <text:p>54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yali-muttai-short-stories-para/yali-muttai-short-stories-par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53, 14, 14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7, 23, 19]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[807, 596, 563]</text:p>
          </table:table-cell>
          <table:table-cell office:value-type="float" office:value="80.56" calcext:value-type="float">
            <text:p>80.56</text:p>
          </table:table-cell>
          <table:table-cell office:value-type="float" office:value="42.42" calcext:value-type="float">
            <text:p>42.42</text:p>
          </table:table-cell>
          <table:table-cell office:value-type="float" office:value="35.14" calcext:value-type="float">
            <text:p>35.14</text:p>
          </table:table-cell>
          <table:table-cell office:value-type="float" office:value="38.75" calcext:value-type="float">
            <text:p>38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html-in-tamil/html-in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22, 23, 5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, 13, 4]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[171, 155, 97]</text:p>
          </table:table-cell>
          <table:table-cell office:value-type="float" office:value="94.85" calcext:value-type="float">
            <text:p>94.85</text:p>
          </table:table-cell>
          <table:table-cell office:value-type="float" office:value="87.5" calcext:value-type="float">
            <text:p>87.5</text:p>
          </table:table-cell>
          <table:table-cell office:value-type="float" office:value="67.45" calcext:value-type="float">
            <text:p>67.45</text:p>
          </table:table-cell>
          <table:table-cell office:value-type="float" office:value="75.18" calcext:value-type="float">
            <text:p>75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alam-scientific-fiction-short-stories/kaalam-scientific-fiction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, 1, 1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, 6, 4]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[253, 241, 156]</text:p>
          </table:table-cell>
          <table:table-cell office:value-type="float" office:value="92.31" calcext:value-type="float">
            <text:p>92.31</text:p>
          </table:table-cell>
          <table:table-cell office:value-type="float" office:value="60" calcext:value-type="float">
            <text:p>60</text:p>
          </table:table-cell>
          <table:table-cell office:value-type="float" office:value="57.72" calcext:value-type="float">
            <text:p>57.72</text:p>
          </table:table-cell>
          <table:table-cell office:value-type="float" office:value="58.93" calcext:value-type="float">
            <text:p>58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bdul-kalam-poems-quotes/abdul-kalam-poems-quot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5, 2, 1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31, 25, 21]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[839, 452, 432]</text:p>
          </table:table-cell>
          <table:table-cell office:value-type="float" office:value="90" calcext:value-type="float">
            <text:p>90</text:p>
          </table:table-cell>
          <table:table-cell office:value-type="float" office:value="44.74" calcext:value-type="float">
            <text:p>44.74</text:p>
          </table:table-cell>
          <table:table-cell office:value-type="float" office:value="51.08" calcext:value-type="float">
            <text:p>51.08</text:p>
          </table:table-cell>
          <table:table-cell office:value-type="float" office:value="51.24" calcext:value-type="float">
            <text:p>51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anathai-thottavan/vaanathai-thottava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4, 1, 1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0]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[1462, 943, 640]</text:p>
          </table:table-cell>
          <table:table-cell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66.42" calcext:value-type="float">
            <text:p>66.42</text:p>
          </table:table-cell>
          <table:table-cell office:value-type="float" office:value="66.74" calcext:value-type="float">
            <text:p>66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aniyangal/thaniyan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37, 9, 7]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69, 64, 58]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[1334, 1315, 975]</text:p>
          </table:table-cell>
          <table:table-cell office:value-type="float" office:value="86.27" calcext:value-type="float">
            <text:p>86.27</text:p>
          </table:table-cell>
          <table:table-cell office:value-type="float" office:value="32.56" calcext:value-type="float">
            <text:p>32.56</text:p>
          </table:table-cell>
          <table:table-cell office:value-type="float" office:value="42.98" calcext:value-type="float">
            <text:p>42.98</text:p>
          </table:table-cell>
          <table:table-cell office:value-type="float" office:value="43.69" calcext:value-type="float">
            <text:p>43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curiosity-science-articles/curiosity-science-articl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4, 17, 15]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[864, 620, 576]</text:p>
          </table:table-cell>
          <table:table-cell office:value-type="float" office:value="0" calcext:value-type="float">
            <text:p>0</text:p>
          </table:table-cell>
          <table:table-cell office:value-type="float" office:value="46.43" calcext:value-type="float">
            <text:p>46.43</text:p>
          </table:table-cell>
          <table:table-cell office:value-type="float" office:value="38.92" calcext:value-type="float">
            <text:p>38.92</text:p>
          </table:table-cell>
          <table:table-cell office:value-type="float" office:value="39.13" calcext:value-type="float">
            <text:p>39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inaiooki-short-stories/vinaiooki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12, 7, 3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3, 16, 11]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[876, 509, 422]</text:p>
          </table:table-cell>
          <table:table-cell office:value-type="float" office:value="95.08" calcext:value-type="float">
            <text:p>95.08</text:p>
          </table:table-cell>
          <table:table-cell office:value-type="float" office:value="56" calcext:value-type="float">
            <text:p>56</text:p>
          </table:table-cell>
          <table:table-cell office:value-type="float" office:value="61.11" calcext:value-type="float">
            <text:p>61.11</text:p>
          </table:table-cell>
          <table:table-cell office:value-type="float" office:value="62.77" calcext:value-type="float">
            <text:p>62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lippokkan-stories/valippokkan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54, 24, 23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4, 3]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[1544, 325, 310]</text:p>
          </table:table-cell>
          <table:table-cell office:value-type="float" office:value="67.14" calcext:value-type="float">
            <text:p>67.14</text:p>
          </table:table-cell>
          <table:table-cell office:value-type="float" office:value="50" calcext:value-type="float">
            <text:p>50</text:p>
          </table:table-cell>
          <table:table-cell office:value-type="float" office:value="80.25" calcext:value-type="float">
            <text:p>80.25</text:p>
          </table:table-cell>
          <table:table-cell office:value-type="float" office:value="79.59" calcext:value-type="float">
            <text:p>79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ree-software/free-software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4, 4, 3]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50, 34, 30]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[910, 697, 628]</text:p>
          </table:table-cell>
          <table:table-cell office:value-type="float" office:value="75" calcext:value-type="float">
            <text:p>75</text:p>
          </table:table-cell>
          <table:table-cell office:value-type="float" office:value="47.37" calcext:value-type="float">
            <text:p>47.37</text:p>
          </table:table-cell>
          <table:table-cell office:value-type="float" office:value="38.37" calcext:value-type="float">
            <text:p>38.37</text:p>
          </table:table-cell>
          <table:table-cell office:value-type="float" office:value="39.25" calcext:value-type="float">
            <text:p>39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birami-andhadhi/abirami-andhadh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3, 2, 2]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99, 48, 39]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[368, 322, 175]</text:p>
          </table:table-cell>
          <table:table-cell office:value-type="float" office:value="88.24" calcext:value-type="float">
            <text:p>88.24</text:p>
          </table:table-cell>
          <table:table-cell office:value-type="float" office:value="75.47" calcext:value-type="float">
            <text:p>75.47</text:p>
          </table:table-cell>
          <table:table-cell office:value-type="float" office:value="68.81" calcext:value-type="float">
            <text:p>68.81</text:p>
          </table:table-cell>
          <table:table-cell office:value-type="float" office:value="70.69" calcext:value-type="float">
            <text:p>70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viyaubathalaivan/kaviyaubathalaiva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0, 16, 16]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96, 67, 57]</text:p>
          </table:table-cell>
          <table:table-cell office:value-type="float" office:value="100" calcext:value-type="float">
            <text:p>100</text:p>
          </table:table-cell>
          <table:table-cell office:value-type="float" office:value="23.81" calcext:value-type="float">
            <text:p>23.81</text:p>
          </table:table-cell>
          <table:table-cell office:value-type="float" office:value="48.18" calcext:value-type="float">
            <text:p>48.18</text:p>
          </table:table-cell>
          <table:table-cell office:value-type="float" office:value="47.1" calcext:value-type="float">
            <text:p>47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vanumoruuyir/avanumoruuyi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[151, 85, 82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, 4, 2]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[430, 292, 283]</text:p>
          </table:table-cell>
          <table:table-cell office:value-type="float" office:value="56.15" calcext:value-type="float">
            <text:p>56.15</text:p>
          </table:table-cell>
          <table:table-cell office:value-type="float" office:value="80" calcext:value-type="float">
            <text:p>80</text:p>
          </table:table-cell>
          <table:table-cell office:value-type="float" office:value="36.83" calcext:value-type="float">
            <text:p>36.83</text:p>
          </table:table-cell>
          <table:table-cell office:value-type="float" office:value="43.1" calcext:value-type="float">
            <text:p>43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irumandiram-first-thanthiram/thirumandiram-first-thanthir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[247, 151, 150]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[936, 418, 402]</text:p>
          </table:table-cell>
          <table:table-cell office:value-type="float" office:value="100" calcext:value-type="float">
            <text:p>100</text:p>
          </table:table-cell>
          <table:table-cell office:value-type="float" office:value="40.71" calcext:value-type="float">
            <text:p>40.71</text:p>
          </table:table-cell>
          <table:table-cell office:value-type="float" office:value="59.23" calcext:value-type="float">
            <text:p>59.23</text:p>
          </table:table-cell>
          <table:table-cell office:value-type="float" office:value="55.56" calcext:value-type="float">
            <text:p>5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alanakeeridam/salanakeerid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1, 1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9, 17, 12]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[146, 90, 80]</text:p>
          </table:table-cell>
          <table:table-cell office:value-type="float" office:value="75" calcext:value-type="float">
            <text:p>75</text:p>
          </table:table-cell>
          <table:table-cell office:value-type="float" office:value="53.85" calcext:value-type="float">
            <text:p>53.85</text:p>
          </table:table-cell>
          <table:table-cell office:value-type="float" office:value="53.49" calcext:value-type="float">
            <text:p>53.49</text:p>
          </table:table-cell>
          <table:table-cell office:value-type="float" office:value="53.96" calcext:value-type="float">
            <text:p>53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nnumthaniyavillaisughandirathagam/innumthaniyavillaisughandirathag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19, 6, 6]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47, 41, 32]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[660, 364, 286]</text:p>
          </table:table-cell>
          <table:table-cell office:value-type="float" office:value="79.31" calcext:value-type="float">
            <text:p>79.31</text:p>
          </table:table-cell>
          <table:table-cell office:value-type="float" office:value="54.29" calcext:value-type="float">
            <text:p>54.29</text:p>
          </table:table-cell>
          <table:table-cell office:value-type="float" office:value="66.03" calcext:value-type="float">
            <text:p>66.03</text:p>
          </table:table-cell>
          <table:table-cell office:value-type="float" office:value="65.57" calcext:value-type="float">
            <text:p>65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irunani-short-stories/sirunani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30, 15, 15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61, 165, 133]</text:p>
          </table:table-cell>
          <table:table-cell office:value-type="float" office:value="68.75" calcext:value-type="float">
            <text:p>68.75</text:p>
          </table:table-cell>
          <table:table-cell office:value-type="float" office:value="100" calcext:value-type="float">
            <text:p>100</text:p>
          </table:table-cell>
          <table:table-cell office:value-type="float" office:value="34.16" calcext:value-type="float">
            <text:p>34.16</text:p>
          </table:table-cell>
          <table:table-cell office:value-type="float" office:value="41.27" calcext:value-type="float">
            <text:p>41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enakke-enakkai/enakke-enakka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9, 13, 5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, 7, 6]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[1080, 609, 439]</text:p>
          </table:table-cell>
          <table:table-cell office:value-type="float" office:value="95.5" calcext:value-type="float">
            <text:p>95.5</text:p>
          </table:table-cell>
          <table:table-cell office:value-type="float" office:value="50" calcext:value-type="float">
            <text:p>50</text:p>
          </table:table-cell>
          <table:table-cell office:value-type="float" office:value="67.48" calcext:value-type="float">
            <text:p>67.48</text:p>
          </table:table-cell>
          <table:table-cell office:value-type="float" office:value="69.45" calcext:value-type="float">
            <text:p>69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black-june-2014/black-june-2014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8, 5]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[293, 186, 167]</text:p>
          </table:table-cell>
          <table:table-cell office:value-type="float" office:value="100" calcext:value-type="float">
            <text:p>100</text:p>
          </table:table-cell>
          <table:table-cell office:value-type="float" office:value="58.33" calcext:value-type="float">
            <text:p>58.33</text:p>
          </table:table-cell>
          <table:table-cell office:value-type="float" office:value="49.85" calcext:value-type="float">
            <text:p>49.85</text:p>
          </table:table-cell>
          <table:table-cell office:value-type="float" office:value="51.96" calcext:value-type="float">
            <text:p>51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ilipechu/kilipech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8, 5, 4]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7, 46, 12]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[531, 355, 323]</text:p>
          </table:table-cell>
          <table:table-cell office:value-type="float" office:value="89.47" calcext:value-type="float">
            <text:p>89.47</text:p>
          </table:table-cell>
          <table:table-cell office:value-type="float" office:value="81.25" calcext:value-type="float">
            <text:p>81.25</text:p>
          </table:table-cell>
          <table:table-cell office:value-type="float" office:value="47.56" calcext:value-type="float">
            <text:p>47.56</text:p>
          </table:table-cell>
          <table:table-cell office:value-type="float" office:value="52.79" calcext:value-type="float">
            <text:p>52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oduvanam_shortstoreis/thoduvanam_shortstorei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7, 26, 25]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[551, 314, 297]</text:p>
          </table:table-cell>
          <table:table-cell office:value-type="float" office:value="33.33" calcext:value-type="float">
            <text:p>33.33</text:p>
          </table:table-cell>
          <table:table-cell office:value-type="float" office:value="37.5" calcext:value-type="float">
            <text:p>37.5</text:p>
          </table:table-cell>
          <table:table-cell office:value-type="float" office:value="50.08" calcext:value-type="float">
            <text:p>50.08</text:p>
          </table:table-cell>
          <table:table-cell office:value-type="float" office:value="49.22" calcext:value-type="float">
            <text:p>49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agutharivin-muranpadugal-paguthariyapadugirathu/pagutharivin-muranpadugal-paguthariyapadugirath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6, 10, 1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9, 15, 6]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[650, 609, 420]</text:p>
          </table:table-cell>
          <table:table-cell office:value-type="float" office:value="64.29" calcext:value-type="float">
            <text:p>64.29</text:p>
          </table:table-cell>
          <table:table-cell office:value-type="float" office:value="76.92" calcext:value-type="float">
            <text:p>76.92</text:p>
          </table:table-cell>
          <table:table-cell office:value-type="float" office:value="56.79" calcext:value-type="float">
            <text:p>56.79</text:p>
          </table:table-cell>
          <table:table-cell office:value-type="float" office:value="57.5" calcext:value-type="float">
            <text:p>57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hilosophical-stories/philosophical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1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9, 9, 4]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[571, 520, 422]</text:p>
          </table:table-cell>
          <table:table-cell office:value-type="float" office:value="66.67" calcext:value-type="float">
            <text:p>66.67</text:p>
          </table:table-cell>
          <table:table-cell office:value-type="float" office:value="86.21" calcext:value-type="float">
            <text:p>86.21</text:p>
          </table:table-cell>
          <table:table-cell office:value-type="float" office:value="38.75" calcext:value-type="float">
            <text:p>38.75</text:p>
          </table:table-cell>
          <table:table-cell office:value-type="float" office:value="40.78" calcext:value-type="float">
            <text:p>40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yesha/ayesh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, 6, 4]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[806, 430, 408]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52.28" calcext:value-type="float">
            <text:p>52.28</text:p>
          </table:table-cell>
          <table:table-cell office:value-type="float" office:value="52.48" calcext:value-type="float">
            <text:p>52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bharathiyin-vedha-mugam/bharathiyin-vedha-mug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7, 3, 2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4, 2, 1]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[580, 444, 403]</text:p>
          </table:table-cell>
          <table:table-cell office:value-type="float" office:value="94.29" calcext:value-type="float">
            <text:p>94.29</text:p>
          </table:table-cell>
          <table:table-cell office:value-type="float" office:value="91.67" calcext:value-type="float">
            <text:p>91.67</text:p>
          </table:table-cell>
          <table:table-cell office:value-type="float" office:value="38.47" calcext:value-type="float">
            <text:p>38.47</text:p>
          </table:table-cell>
          <table:table-cell office:value-type="float" office:value="42.17" calcext:value-type="float">
            <text:p>42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ural-vidu-thoodhu/kural-vidu-thoodh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127, 62, 55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14" calcext:value-type="float">
            <text:p>60.14</text:p>
          </table:table-cell>
          <table:table-cell office:value-type="float" office:value="61.54" calcext:value-type="float">
            <text:p>61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css-in-tamil/learn-css-in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, 12, 2]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30, 24, 9]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[95, 73, 49]</text:p>
          </table:table-cell>
          <table:table-cell office:value-type="float" office:value="95.24" calcext:value-type="float">
            <text:p>95.24</text:p>
          </table:table-cell>
          <table:table-cell office:value-type="float" office:value="82.69" calcext:value-type="float">
            <text:p>82.69</text:p>
          </table:table-cell>
          <table:table-cell office:value-type="float" office:value="67.97" calcext:value-type="float">
            <text:p>67.97</text:p>
          </table:table-cell>
          <table:table-cell office:value-type="float" office:value="75.71" calcext:value-type="float">
            <text:p>75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tru-mazhai-veyil-velicham/katru-mazhai-veyil-velich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47, 4, 3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[573, 294, 267]</text:p>
          </table:table-cell>
          <table:table-cell office:value-type="float" office:value="95.89" calcext:value-type="float">
            <text:p>95.89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61.37" calcext:value-type="float">
            <text:p>61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growth-of-scientific-thoughts/growth-of-scientific-thought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9, 3, 2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29, 20, 15]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[526, 394, 350]</text:p>
          </table:table-cell>
          <table:table-cell office:value-type="float" office:value="87.5" calcext:value-type="float">
            <text:p>87.5</text:p>
          </table:table-cell>
          <table:table-cell office:value-type="float" office:value="64.29" calcext:value-type="float">
            <text:p>64.29</text:p>
          </table:table-cell>
          <table:table-cell office:value-type="float" office:value="43.09" calcext:value-type="float">
            <text:p>43.09</text:p>
          </table:table-cell>
          <table:table-cell office:value-type="float" office:value="45.47" calcext:value-type="float">
            <text:p>45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eeraandmohdariff/meeraandmohdariff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[238, 131, 129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9, 6, 6]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[501, 379, 365]</text:p>
          </table:table-cell>
          <table:table-cell office:value-type="float" office:value="51.87" calcext:value-type="float">
            <text:p>51.87</text:p>
          </table:table-cell>
          <table:table-cell office:value-type="float" office:value="57.14" calcext:value-type="float">
            <text:p>57.14</text:p>
          </table:table-cell>
          <table:table-cell office:value-type="float" office:value="29.81" calcext:value-type="float">
            <text:p>29.81</text:p>
          </table:table-cell>
          <table:table-cell office:value-type="float" office:value="37.66" calcext:value-type="float">
            <text:p>37.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lternatenergy_initiative_savings/alternatenergy_initiative_saving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6, 4, 3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4, 13, 10]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449, 339, 311]</text:p>
          </table:table-cell>
          <table:table-cell office:value-type="float" office:value="80" calcext:value-type="float">
            <text:p>80</text:p>
          </table:table-cell>
          <table:table-cell office:value-type="float" office:value="58.33" calcext:value-type="float">
            <text:p>58.33</text:p>
          </table:table-cell>
          <table:table-cell office:value-type="float" office:value="38.9" calcext:value-type="float">
            <text:p>38.9</text:p>
          </table:table-cell>
          <table:table-cell office:value-type="float" office:value="40.88" calcext:value-type="float">
            <text:p>40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eethiyaithedi/neethiyaithed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, 4, 3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0, 10, 7]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[887, 526, 483]</text:p>
          </table:table-cell>
          <table:table-cell office:value-type="float" office:value="91.18" calcext:value-type="float">
            <text:p>91.18</text:p>
          </table:table-cell>
          <table:table-cell office:value-type="float" office:value="56.25" calcext:value-type="float">
            <text:p>56.25</text:p>
          </table:table-cell>
          <table:table-cell office:value-type="float" office:value="50.1" calcext:value-type="float">
            <text:p>50.1</text:p>
          </table:table-cell>
          <table:table-cell office:value-type="float" office:value="51.57" calcext:value-type="float">
            <text:p>51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raikudi-unavagam/karaikudi-unavag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1, 1]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50, 40, 32]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[545, 368, 337]</text:p>
          </table:table-cell>
          <table:table-cell office:value-type="float" office:value="83.33" calcext:value-type="float">
            <text:p>83.33</text:p>
          </table:table-cell>
          <table:table-cell office:value-type="float" office:value="50" calcext:value-type="float">
            <text:p>50</text:p>
          </table:table-cell>
          <table:table-cell office:value-type="float" office:value="43.55" calcext:value-type="float">
            <text:p>43.55</text:p>
          </table:table-cell>
          <table:table-cell office:value-type="float" office:value="44.53" calcext:value-type="float">
            <text:p>44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nicha-malargal-short-stories/anicha-malargal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6, 13, 7]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[848, 690, 484]</text:p>
          </table:table-cell>
          <table:table-cell office:value-type="float" office:value="100" calcext:value-type="float">
            <text:p>100</text:p>
          </table:table-cell>
          <table:table-cell office:value-type="float" office:value="74.07" calcext:value-type="float">
            <text:p>74.07</text:p>
          </table:table-cell>
          <table:table-cell office:value-type="float" office:value="59.7" calcext:value-type="float">
            <text:p>59.7</text:p>
          </table:table-cell>
          <table:table-cell office:value-type="float" office:value="60.44" calcext:value-type="float">
            <text:p>60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intamizhmedai_april2015/mintamizhmedai_april2015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22, 6, 6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6, 23, 22]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[506, 286, 261]</text:p>
          </table:table-cell>
          <table:table-cell office:value-type="float" office:value="84.62" calcext:value-type="float">
            <text:p>84.62</text:p>
          </table:table-cell>
          <table:table-cell office:value-type="float" office:value="46.34" calcext:value-type="float">
            <text:p>46.34</text:p>
          </table:table-cell>
          <table:table-cell office:value-type="float" office:value="54.37" calcext:value-type="float">
            <text:p>54.37</text:p>
          </table:table-cell>
          <table:table-cell office:value-type="float" office:value="55.67" calcext:value-type="float">
            <text:p>55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udisai-novel/kudisai-nove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0, 0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9, 18, 10]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[989, 533, 334]</text:p>
          </table:table-cell>
          <table:table-cell office:value-type="float" office:value="100" calcext:value-type="float">
            <text:p>100</text:p>
          </table:table-cell>
          <table:table-cell office:value-type="float" office:value="72.97" calcext:value-type="float">
            <text:p>72.97</text:p>
          </table:table-cell>
          <table:table-cell office:value-type="float" office:value="73.62" calcext:value-type="float">
            <text:p>73.62</text:p>
          </table:table-cell>
          <table:table-cell office:value-type="float" office:value="73.78" calcext:value-type="float">
            <text:p>73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tchfixing/matchfixing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2, 2, 2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4, 4]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[316, 230, 210]</text:p>
          </table:table-cell>
          <table:table-cell office:value-type="float" office:value="90" calcext:value-type="float">
            <text:p>90</text:p>
          </table:table-cell>
          <table:table-cell office:value-type="float" office:value="33.33" calcext:value-type="float">
            <text:p>33.33</text:p>
          </table:table-cell>
          <table:table-cell office:value-type="float" office:value="41.01" calcext:value-type="float">
            <text:p>41.01</text:p>
          </table:table-cell>
          <table:table-cell office:value-type="float" office:value="43.46" calcext:value-type="float">
            <text:p>43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erubaalumkurungkavithai/perubaalumkurungkavitha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2, 0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96, 58, 57]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2.42" calcext:value-type="float">
            <text:p>42.42</text:p>
          </table:table-cell>
          <table:table-cell office:value-type="float" office:value="44.23" calcext:value-type="float">
            <text:p>44.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andora-stories/thandora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10, 6, 4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4, 3]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[393, 282, 198]</text:p>
          </table:table-cell>
          <table:table-cell office:value-type="float" office:value="88.89" calcext:value-type="float">
            <text:p>88.89</text:p>
          </table:table-cell>
          <table:table-cell office:value-type="float" office:value="57.14" calcext:value-type="float">
            <text:p>57.14</text:p>
          </table:table-cell>
          <table:table-cell office:value-type="float" office:value="62.07" calcext:value-type="float">
            <text:p>62.07</text:p>
          </table:table-cell>
          <table:table-cell office:value-type="float" office:value="63.72" calcext:value-type="float">
            <text:p>63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nnillai-pen-short-stories/mannillai-pen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52, 33, 29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, 10, 4]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[462, 475, 335]</text:p>
          </table:table-cell>
          <table:table-cell office:value-type="float" office:value="71.57" calcext:value-type="float">
            <text:p>71.57</text:p>
          </table:table-cell>
          <table:table-cell office:value-type="float" office:value="69.23" calcext:value-type="float">
            <text:p>69.23</text:p>
          </table:table-cell>
          <table:table-cell office:value-type="float" office:value="48.54" calcext:value-type="float">
            <text:p>48.54</text:p>
          </table:table-cell>
          <table:table-cell office:value-type="float" office:value="51.96" calcext:value-type="float">
            <text:p>51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cientistthoughtsonenvironmental/scientistthoughtsonenvironment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6, 5]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61, 34, 30]</text:p>
          </table:table-cell>
          <table:table-cell office:value-type="float" office:value="0" calcext:value-type="float">
            <text:p>0</text:p>
          </table:table-cell>
          <table:table-cell office:value-type="float" office:value="44.44" calcext:value-type="float">
            <text:p>44.44</text:p>
          </table:table-cell>
          <table:table-cell office:value-type="float" office:value="55.22" calcext:value-type="float">
            <text:p>55.22</text:p>
          </table:table-cell>
          <table:table-cell office:value-type="float" office:value="53.95" calcext:value-type="float">
            <text:p>53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mysql-in-tamil-part-2/learn-mysql-in-tamil-part-2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, 0, 0]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10, 12, 2]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[161, 118, 85]</text:p>
          </table:table-cell>
          <table:table-cell office:value-type="float" office:value="100" calcext:value-type="float">
            <text:p>100</text:p>
          </table:table-cell>
          <table:table-cell office:value-type="float" office:value="95.83" calcext:value-type="float">
            <text:p>95.83</text:p>
          </table:table-cell>
          <table:table-cell office:value-type="float" office:value="64.73" calcext:value-type="float">
            <text:p>64.73</text:p>
          </table:table-cell>
          <table:table-cell office:value-type="float" office:value="70.81" calcext:value-type="float">
            <text:p>70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quitsmoking/quitsmoking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24, 2, 1]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20, 21, 11]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[599, 394, 349]</text:p>
          </table:table-cell>
          <table:table-cell office:value-type="float" office:value="97.83" calcext:value-type="float">
            <text:p>97.83</text:p>
          </table:table-cell>
          <table:table-cell office:value-type="float" office:value="75.56" calcext:value-type="float">
            <text:p>75.56</text:p>
          </table:table-cell>
          <table:table-cell office:value-type="float" office:value="49.35" calcext:value-type="float">
            <text:p>49.35</text:p>
          </table:table-cell>
          <table:table-cell office:value-type="float" office:value="53.72" calcext:value-type="float">
            <text:p>53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indhithal-sirippu-varum/sindhithal-sirippu-var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24, 7, 6]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55, 36, 36]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[3614, 2733, 2538]</text:p>
          </table:table-cell>
          <table:table-cell office:value-type="float" office:value="91.3" calcext:value-type="float">
            <text:p>91.3</text:p>
          </table:table-cell>
          <table:table-cell office:value-type="float" office:value="37.93" calcext:value-type="float">
            <text:p>37.93</text:p>
          </table:table-cell>
          <table:table-cell office:value-type="float" office:value="35.06" calcext:value-type="float">
            <text:p>35.06</text:p>
          </table:table-cell>
          <table:table-cell office:value-type="float" office:value="36.06" calcext:value-type="float">
            <text:p>36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iruvembavai/thiruvembava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65, 24, 24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2, 1]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[285, 146, 130]</text:p>
          </table:table-cell>
          <table:table-cell office:value-type="float" office:value="72.41" calcext:value-type="float">
            <text:p>72.41</text:p>
          </table:table-cell>
          <table:table-cell office:value-type="float" office:value="83.33" calcext:value-type="float">
            <text:p>83.33</text:p>
          </table:table-cell>
          <table:table-cell office:value-type="float" office:value="59.88" calcext:value-type="float">
            <text:p>59.88</text:p>
          </table:table-cell>
          <table:table-cell office:value-type="float" office:value="62.83" calcext:value-type="float">
            <text:p>62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dharmapuri-regional-medicines/dharmapuri-regional-medicin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1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[406, 258, 233]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.24" calcext:value-type="float">
            <text:p>49.24</text:p>
          </table:table-cell>
          <table:table-cell office:value-type="float" office:value="49.57" calcext:value-type="float">
            <text:p>49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etri-chakkaram-short-stories/vetri-chakkaram-short-stori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0, 2, 2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1, 0]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[393, 232, 224]</text:p>
          </table:table-cell>
          <table:table-cell office:value-type="float" office:value="91.3" calcext:value-type="float">
            <text:p>91.3</text:p>
          </table:table-cell>
          <table:table-cell office:value-type="float" office:value="100" calcext:value-type="float">
            <text:p>100</text:p>
          </table:table-cell>
          <table:table-cell office:value-type="float" office:value="46.02" calcext:value-type="float">
            <text:p>46.02</text:p>
          </table:table-cell>
          <table:table-cell office:value-type="float" office:value="48.87" calcext:value-type="float">
            <text:p>48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edhovum-edhavadhum-poems/edhovum-edhavadhum-poem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0]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125, 71, 69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8.12" calcext:value-type="float">
            <text:p>48.12</text:p>
          </table:table-cell>
          <table:table-cell office:value-type="float" office:value="49.64" calcext:value-type="float">
            <text:p>49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engalopengal/pengalopen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[1062, 687, 667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2, 9, 8]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[1469, 923, 887]</text:p>
          </table:table-cell>
          <table:table-cell office:value-type="float" office:value="47.52" calcext:value-type="float">
            <text:p>47.52</text:p>
          </table:table-cell>
          <table:table-cell office:value-type="float" office:value="52.94" calcext:value-type="float">
            <text:p>52.94</text:p>
          </table:table-cell>
          <table:table-cell office:value-type="float" office:value="41.53" calcext:value-type="float">
            <text:p>41.53</text:p>
          </table:table-cell>
          <table:table-cell office:value-type="float" office:value="44.31" calcext:value-type="float">
            <text:p>44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ive-with-fear/live-with-fea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7, 9, 8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6, 10, 7]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[1124, 736, 678]</text:p>
          </table:table-cell>
          <table:table-cell office:value-type="float" office:value="70.37" calcext:value-type="float">
            <text:p>70.37</text:p>
          </table:table-cell>
          <table:table-cell office:value-type="float" office:value="75" calcext:value-type="float">
            <text:p>75</text:p>
          </table:table-cell>
          <table:table-cell office:value-type="float" office:value="43.73" calcext:value-type="float">
            <text:p>43.73</text:p>
          </table:table-cell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dhala-kadamaiya/kadhala-kadamaiy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60, 17, 15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9, 16, 13]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510, 389, 345]</text:p>
          </table:table-cell>
          <table:table-cell office:value-type="float" office:value="87.29" calcext:value-type="float">
            <text:p>87.29</text:p>
          </table:table-cell>
          <table:table-cell office:value-type="float" office:value="50" calcext:value-type="float">
            <text:p>50</text:p>
          </table:table-cell>
          <table:table-cell office:value-type="float" office:value="41.53" calcext:value-type="float">
            <text:p>41.53</text:p>
          </table:table-cell>
          <table:table-cell office:value-type="float" office:value="49.18" calcext:value-type="float">
            <text:p>49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history-in-pictures/history-in-pictur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2, 8, 6]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[613, 514, 492]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24.77" calcext:value-type="float">
            <text:p>24.77</text:p>
          </table:table-cell>
          <table:table-cell office:value-type="float" office:value="25.67" calcext:value-type="float">
            <text:p>25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dalam-padalam-kids-songs/adalam-padalam-kids-song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44, 22, 18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5, 18, 14]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[305, 180, 156]</text:p>
          </table:table-cell>
          <table:table-cell office:value-type="float" office:value="72.73" calcext:value-type="float">
            <text:p>72.73</text:p>
          </table:table-cell>
          <table:table-cell office:value-type="float" office:value="58.82" calcext:value-type="float">
            <text:p>58.82</text:p>
          </table:table-cell>
          <table:table-cell office:value-type="float" office:value="57.02" calcext:value-type="float">
            <text:p>57.02</text:p>
          </table:table-cell>
          <table:table-cell office:value-type="float" office:value="59.4" calcext:value-type="float">
            <text:p>59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anavamaharaja/maanavamaharaj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1, 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5, 23, 22]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144, 71, 67]</text:p>
          </table:table-cell>
          <table:table-cell office:value-type="float" office:value="100" calcext:value-type="float">
            <text:p>100</text:p>
          </table:table-cell>
          <table:table-cell office:value-type="float" office:value="21.43" calcext:value-type="float">
            <text:p>21.43</text:p>
          </table:table-cell>
          <table:table-cell office:value-type="float" office:value="55.63" calcext:value-type="float">
            <text:p>55.63</text:p>
          </table:table-cell>
          <table:table-cell office:value-type="float" office:value="52.41" calcext:value-type="float">
            <text:p>52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irupuvanapuranam/thirupuvanapur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3, 6, 4]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[164, 75, 57]</text:p>
          </table:table-cell>
          <table:table-cell office:value-type="float" office:value="100" calcext:value-type="float">
            <text:p>100</text:p>
          </table:table-cell>
          <table:table-cell office:value-type="float" office:value="82.61" calcext:value-type="float">
            <text:p>82.61</text:p>
          </table:table-cell>
          <table:table-cell office:value-type="float" office:value="73.11" calcext:value-type="float">
            <text:p>73.11</text:p>
          </table:table-cell>
          <table:table-cell office:value-type="float" office:value="74.37" calcext:value-type="float">
            <text:p>74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rathi-veethi/rathi-veeth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[152, 52, 48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0, 10, 6]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[381, 136, 104]</text:p>
          </table:table-cell>
          <table:table-cell office:value-type="float" office:value="71.76" calcext:value-type="float">
            <text:p>71.76</text:p>
          </table:table-cell>
          <table:table-cell office:value-type="float" office:value="64.71" calcext:value-type="float">
            <text:p>64.71</text:p>
          </table:table-cell>
          <table:table-cell office:value-type="float" office:value="76.04" calcext:value-type="float">
            <text:p>76.04</text:p>
          </table:table-cell>
          <table:table-cell office:value-type="float" office:value="74.56" calcext:value-type="float">
            <text:p>74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irst-women-astranaut/first-women-astranaut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7, 8, 4]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[256, 239, 194]</text:p>
          </table:table-cell>
          <table:table-cell office:value-type="float" office:value="100" calcext:value-type="float">
            <text:p>100</text:p>
          </table:table-cell>
          <table:table-cell office:value-type="float" office:value="78.95" calcext:value-type="float">
            <text:p>78.95</text:p>
          </table:table-cell>
          <table:table-cell office:value-type="float" office:value="38.41" calcext:value-type="float">
            <text:p>38.41</text:p>
          </table:table-cell>
          <table:table-cell office:value-type="float" office:value="40.9" calcext:value-type="float">
            <text:p>40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inavu-science-pages/vinavu-science-pag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25, 7, 6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44, 26, 22]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[831, 550, 489]</text:p>
          </table:table-cell>
          <table:table-cell office:value-type="float" office:value="93.02" calcext:value-type="float">
            <text:p>93.02</text:p>
          </table:table-cell>
          <table:table-cell office:value-type="float" office:value="56" calcext:value-type="float">
            <text:p>56</text:p>
          </table:table-cell>
          <table:table-cell office:value-type="float" office:value="47.08" calcext:value-type="float">
            <text:p>47.08</text:p>
          </table:table-cell>
          <table:table-cell office:value-type="float" office:value="51.23" calcext:value-type="float">
            <text:p>51.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oothathum-parithathum/poothathum-parithath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[228, 69, 65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73.03" calcext:value-type="float">
            <text:p>73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gnulinux-in-tamil-part1/learn-gnulinux-in-tamil-part1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, 3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17, 18, 9]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[261, 300, 147]</text:p>
          </table:table-cell>
          <table:table-cell office:value-type="float" office:value="100" calcext:value-type="float">
            <text:p>100</text:p>
          </table:table-cell>
          <table:table-cell office:value-type="float" office:value="78.05" calcext:value-type="float">
            <text:p>78.05</text:p>
          </table:table-cell>
          <table:table-cell office:value-type="float" office:value="74.17" calcext:value-type="float">
            <text:p>74.17</text:p>
          </table:table-cell>
          <table:table-cell office:value-type="float" office:value="75.12" calcext:value-type="float">
            <text:p>75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inthanai-pugar/sinthanai-puga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0, 0]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55, 35, 30]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[4446, 3240, 3144]</text:p>
          </table:table-cell>
          <table:table-cell office:value-type="float" office:value="100" calcext:value-type="float">
            <text:p>100</text:p>
          </table:table-cell>
          <table:table-cell office:value-type="float" office:value="53.85" calcext:value-type="float">
            <text:p>53.85</text:p>
          </table:table-cell>
          <table:table-cell office:value-type="float" office:value="32.66" calcext:value-type="float">
            <text:p>32.66</text:p>
          </table:table-cell>
          <table:table-cell office:value-type="float" office:value="33.04" calcext:value-type="float">
            <text:p>33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entencedeath/sentencedeath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[218, 94, 89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7, 21, 18]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503, 373, 355]</text:p>
          </table:table-cell>
          <table:table-cell office:value-type="float" office:value="67.87" calcext:value-type="float">
            <text:p>67.87</text:p>
          </table:table-cell>
          <table:table-cell office:value-type="float" office:value="41.94" calcext:value-type="float">
            <text:p>41.94</text:p>
          </table:table-cell>
          <table:table-cell office:value-type="float" office:value="32.38" calcext:value-type="float">
            <text:p>32.38</text:p>
          </table:table-cell>
          <table:table-cell office:value-type="float" office:value="44.54" calcext:value-type="float">
            <text:p>44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oundation-stones-to-happiness-and-success-james-allen/foundation-stones-to-happiness-and-success-james-alle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9, 11, 6]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3, 175, 151]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41.7" calcext:value-type="float">
            <text:p>41.7</text:p>
          </table:table-cell>
          <table:table-cell office:value-type="float" office:value="44.91" calcext:value-type="float">
            <text:p>44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one-bucket-oxygen/one-bucket-oxyge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5, 5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417, 322, 293]</text:p>
          </table:table-cell>
          <table:table-cell office:value-type="float" office:value="100" calcext:value-type="float">
            <text:p>100</text:p>
          </table:table-cell>
          <table:table-cell office:value-type="float" office:value="58.33" calcext:value-type="float">
            <text:p>58.33</text:p>
          </table:table-cell>
          <table:table-cell office:value-type="float" office:value="37.79" calcext:value-type="float">
            <text:p>37.79</text:p>
          </table:table-cell>
          <table:table-cell office:value-type="float" office:value="38.56" calcext:value-type="float">
            <text:p>38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eriyumvanam/veriyumvan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0, 0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42, 30, 23]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[252, 164, 135]</text:p>
          </table:table-cell>
          <table:table-cell office:value-type="float" office:value="100" calcext:value-type="float">
            <text:p>100</text:p>
          </table:table-cell>
          <table:table-cell office:value-type="float" office:value="58.93" calcext:value-type="float">
            <text:p>58.93</text:p>
          </table:table-cell>
          <table:table-cell office:value-type="float" office:value="56.17" calcext:value-type="float">
            <text:p>56.17</text:p>
          </table:table-cell>
          <table:table-cell office:value-type="float" office:value="57.3" calcext:value-type="float">
            <text:p>57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azhaiya-kuppaigal/pazhaiya-kuppai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23, 16, 11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, 6, 4]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[1385, 880, 848]</text:p>
          </table:table-cell>
          <table:table-cell office:value-type="float" office:value="78.43" calcext:value-type="float">
            <text:p>78.43</text:p>
          </table:table-cell>
          <table:table-cell office:value-type="float" office:value="63.64" calcext:value-type="float">
            <text:p>63.64</text:p>
          </table:table-cell>
          <table:table-cell office:value-type="float" office:value="41.36" calcext:value-type="float">
            <text:p>41.36</text:p>
          </table:table-cell>
          <table:table-cell office:value-type="float" office:value="42.77" calcext:value-type="float">
            <text:p>42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riendsthoughtofmybooks/friendsthoughtofmybook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1, 1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6, 12, 11]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[752, 490, 454]</text:p>
          </table:table-cell>
          <table:table-cell office:value-type="float" office:value="91.67" calcext:value-type="float">
            <text:p>91.67</text:p>
          </table:table-cell>
          <table:table-cell office:value-type="float" office:value="50" calcext:value-type="float">
            <text:p>50</text:p>
          </table:table-cell>
          <table:table-cell office:value-type="float" office:value="44.77" calcext:value-type="float">
            <text:p>44.77</text:p>
          </table:table-cell>
          <table:table-cell office:value-type="float" office:value="45.56" calcext:value-type="float">
            <text:p>4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wordpress-in-tamil/learn-wordpress-in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, 0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9, 31, 22]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[309, 228, 184]</text:p>
          </table:table-cell>
          <table:table-cell office:value-type="float" office:value="100" calcext:value-type="float">
            <text:p>100</text:p>
          </table:table-cell>
          <table:table-cell office:value-type="float" office:value="46.34" calcext:value-type="float">
            <text:p>46.34</text:p>
          </table:table-cell>
          <table:table-cell office:value-type="float" office:value="50.93" calcext:value-type="float">
            <text:p>50.93</text:p>
          </table:table-cell>
          <table:table-cell office:value-type="float" office:value="51.42" calcext:value-type="float">
            <text:p>51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vvapothu/avvapoth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7, 4, 3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0, 17, 13]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[741, 574, 444]</text:p>
          </table:table-cell>
          <table:table-cell office:value-type="float" office:value="85.71" calcext:value-type="float">
            <text:p>85.71</text:p>
          </table:table-cell>
          <table:table-cell office:value-type="float" office:value="51.85" calcext:value-type="float">
            <text:p>51.85</text:p>
          </table:table-cell>
          <table:table-cell office:value-type="float" office:value="52.87" calcext:value-type="float">
            <text:p>52.87</text:p>
          </table:table-cell>
          <table:table-cell office:value-type="float" office:value="53.54" calcext:value-type="float">
            <text:p>53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izha-eduthu-paar/vizha-eduthu-paa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15, 8, 5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4, 3]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[499, 357, 270]</text:p>
          </table:table-cell>
          <table:table-cell office:value-type="float" office:value="94.19" calcext:value-type="float">
            <text:p>94.19</text:p>
          </table:table-cell>
          <table:table-cell office:value-type="float" office:value="62.5" calcext:value-type="float">
            <text:p>62.5</text:p>
          </table:table-cell>
          <table:table-cell office:value-type="float" office:value="57.28" calcext:value-type="float">
            <text:p>57.28</text:p>
          </table:table-cell>
          <table:table-cell office:value-type="float" office:value="61.71" calcext:value-type="float">
            <text:p>61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sattaiyadi/sattaiyadi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[125, 46, 46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0, 9, 6]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[216, 185, 178]</text:p>
          </table:table-cell>
          <table:table-cell office:value-type="float" office:value="72.46" calcext:value-type="float">
            <text:p>72.46</text:p>
          </table:table-cell>
          <table:table-cell office:value-type="float" office:value="53.85" calcext:value-type="float">
            <text:p>53.85</text:p>
          </table:table-cell>
          <table:table-cell office:value-type="float" office:value="21.24" calcext:value-type="float">
            <text:p>21.24</text:p>
          </table:table-cell>
          <table:table-cell office:value-type="float" office:value="43.35" calcext:value-type="float">
            <text:p>43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national-symbols-of-india/national-symbols-of-indi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7, 26, 21]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[475, 368, 341]</text:p>
          </table:table-cell>
          <table:table-cell office:value-type="float" office:value="100" calcext:value-type="float">
            <text:p>100</text:p>
          </table:table-cell>
          <table:table-cell office:value-type="float" office:value="44.74" calcext:value-type="float">
            <text:p>44.74</text:p>
          </table:table-cell>
          <table:table-cell office:value-type="float" office:value="34.42" calcext:value-type="float">
            <text:p>34.42</text:p>
          </table:table-cell>
          <table:table-cell office:value-type="float" office:value="35.24" calcext:value-type="float">
            <text:p>35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vithayumkadhaley/kavithayumkadhaley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4, 3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1]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[112, 23, 17]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86.29" calcext:value-type="float">
            <text:p>86.29</text:p>
          </table:table-cell>
          <table:table-cell office:value-type="float" office:value="84.89" calcext:value-type="float">
            <text:p>84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devathaisaranalyam/devathaisaranaly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, 4, 4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1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16, 19, 10]</text:p>
          </table:table-cell>
          <table:table-cell office:value-type="float" office:value="60" calcext:value-type="float">
            <text:p>60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from20totoday/from20totoday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1, 5, 5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9, 7, 4]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[1127, 370, 320]</text:p>
          </table:table-cell>
          <table:table-cell office:value-type="float" office:value="79.17" calcext:value-type="float">
            <text:p>79.17</text:p>
          </table:table-cell>
          <table:table-cell office:value-type="float" office:value="78.95" calcext:value-type="float">
            <text:p>78.95</text:p>
          </table:table-cell>
          <table:table-cell office:value-type="float" office:value="73.6" calcext:value-type="float">
            <text:p>73.6</text:p>
          </table:table-cell>
          <table:table-cell office:value-type="float" office:value="73.78" calcext:value-type="float">
            <text:p>73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acket-tracer/packet-tracer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8, 2, 2]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23, 27, 6]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[926, 376, 223]</text:p>
          </table:table-cell>
          <table:table-cell office:value-type="float" office:value="90" calcext:value-type="float">
            <text:p>90</text:p>
          </table:table-cell>
          <table:table-cell office:value-type="float" office:value="93.62" calcext:value-type="float">
            <text:p>93.62</text:p>
          </table:table-cell>
          <table:table-cell office:value-type="float" office:value="80.11" calcext:value-type="float">
            <text:p>80.11</text:p>
          </table:table-cell>
          <table:table-cell office:value-type="float" office:value="81.3" calcext:value-type="float">
            <text:p>81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annambikkai-thamizhargal/thannambikkai-thamizhar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49, 17, 14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5, 16, 11]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[771, 533, 440]</text:p>
          </table:table-cell>
          <table:table-cell office:value-type="float" office:value="90.79" calcext:value-type="float">
            <text:p>90.79</text:p>
          </table:table-cell>
          <table:table-cell office:value-type="float" office:value="54.17" calcext:value-type="float">
            <text:p>54.17</text:p>
          </table:table-cell>
          <table:table-cell office:value-type="float" office:value="55.01" calcext:value-type="float">
            <text:p>55.01</text:p>
          </table:table-cell>
          <table:table-cell office:value-type="float" office:value="59.71" calcext:value-type="float">
            <text:p>59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arrahman/arrahman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[177, 64, 47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, 6, 6]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[834, 573, 505]</text:p>
          </table:table-cell>
          <table:table-cell office:value-type="float" office:value="82.2" calcext:value-type="float">
            <text:p>82.2</text:p>
          </table:table-cell>
          <table:table-cell office:value-type="float" office:value="50" calcext:value-type="float">
            <text:p>50</text:p>
          </table:table-cell>
          <table:table-cell office:value-type="float" office:value="47.06" calcext:value-type="float">
            <text:p>47.06</text:p>
          </table:table-cell>
          <table:table-cell office:value-type="float" office:value="54.63" calcext:value-type="float">
            <text:p>54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onitor-ulagam/monitor-ulaga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7, 2, 1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2, 11, 5]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[333, 201, 170]</text:p>
          </table:table-cell>
          <table:table-cell office:value-type="float" office:value="93.33" calcext:value-type="float">
            <text:p>93.33</text:p>
          </table:table-cell>
          <table:table-cell office:value-type="float" office:value="83.87" calcext:value-type="float">
            <text:p>83.87</text:p>
          </table:table-cell>
          <table:table-cell office:value-type="float" office:value="56.74" calcext:value-type="float">
            <text:p>56.74</text:p>
          </table:table-cell>
          <table:table-cell office:value-type="float" office:value="59.91" calcext:value-type="float">
            <text:p>59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boomiyin-ellaiyai-thottavargal/boomiyin-ellaiyai-thottavar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42, 41, 33]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[1369, 1103, 1062]</text:p>
          </table:table-cell>
          <table:table-cell office:value-type="float" office:value="0" calcext:value-type="float">
            <text:p>0</text:p>
          </table:table-cell>
          <table:table-cell office:value-type="float" office:value="41.07" calcext:value-type="float">
            <text:p>41.07</text:p>
          </table:table-cell>
          <table:table-cell office:value-type="float" office:value="25.99" calcext:value-type="float">
            <text:p>25.99</text:p>
          </table:table-cell>
          <table:table-cell office:value-type="float" office:value="26.56" calcext:value-type="float">
            <text:p>26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padithupalagu/padithupalagu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7, 6]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93, 64, 52]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6.67" calcext:value-type="float">
            <text:p>56.67</text:p>
          </table:table-cell>
          <table:table-cell office:value-type="float" office:value="56.06" calcext:value-type="float">
            <text:p>56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dhalisai-poems/kadhalisai-poem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2, 11, 9]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[520, 433, 372]</text:p>
          </table:table-cell>
          <table:table-cell office:value-type="float" office:value="100" calcext:value-type="float">
            <text:p>100</text:p>
          </table:table-cell>
          <table:table-cell office:value-type="float" office:value="52.63" calcext:value-type="float">
            <text:p>52.63</text:p>
          </table:table-cell>
          <table:table-cell office:value-type="float" office:value="39.31" calcext:value-type="float">
            <text:p>39.31</text:p>
          </table:table-cell>
          <table:table-cell office:value-type="float" office:value="40.56" calcext:value-type="float">
            <text:p>40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white-slaves/white-slave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1, 1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2, 12, 7]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[1666, 1165, 1093]</text:p>
          </table:table-cell>
          <table:table-cell office:value-type="float" office:value="80" calcext:value-type="float">
            <text:p>80</text:p>
          </table:table-cell>
          <table:table-cell office:value-type="float" office:value="73.08" calcext:value-type="float">
            <text:p>73.08</text:p>
          </table:table-cell>
          <table:table-cell office:value-type="float" office:value="39.07" calcext:value-type="float">
            <text:p>39.07</text:p>
          </table:table-cell>
          <table:table-cell office:value-type="float" office:value="39.67" calcext:value-type="float">
            <text:p>39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rx/marx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2, 2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5, 8, 4]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[477, 368, 337]</text:p>
          </table:table-cell>
          <table:table-cell office:value-type="float" office:value="60" calcext:value-type="float">
            <text:p>60</text:p>
          </table:table-cell>
          <table:table-cell office:value-type="float" office:value="80.95" calcext:value-type="float">
            <text:p>80.95</text:p>
          </table:table-cell>
          <table:table-cell office:value-type="float" office:value="36.65" calcext:value-type="float">
            <text:p>36.65</text:p>
          </table:table-cell>
          <table:table-cell office:value-type="float" office:value="38.53" calcext:value-type="float">
            <text:p>38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gupparai-saralgal/vagupparai-saralga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9, 5, 3]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[713, 161, 132]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3.16" calcext:value-type="float">
            <text:p>83.16</text:p>
          </table:table-cell>
          <table:table-cell office:value-type="float" office:value="83.17" calcext:value-type="float">
            <text:p>83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edamum-saivamum/vedamum-saivam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, 1, 1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0, 8, 7]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[1241, 824, 748]</text:p>
          </table:table-cell>
          <table:table-cell office:value-type="float" office:value="87.5" calcext:value-type="float">
            <text:p>87.5</text:p>
          </table:table-cell>
          <table:table-cell office:value-type="float" office:value="63.16" calcext:value-type="float">
            <text:p>63.16</text:p>
          </table:table-cell>
          <table:table-cell office:value-type="float" office:value="46.46" calcext:value-type="float">
            <text:p>46.46</text:p>
          </table:table-cell>
          <table:table-cell office:value-type="float" office:value="46.91" calcext:value-type="float">
            <text:p>46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unnai-karam-pidithen-novel/unnai-karam-pidithen-nove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8, 4]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[2477, 1142, 1040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.09" calcext:value-type="float">
            <text:p>60.09</text:p>
          </table:table-cell>
          <table:table-cell office:value-type="float" office:value="60.18" calcext:value-type="float">
            <text:p>60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uck/luck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2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30, 18, 17]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45.16" calcext:value-type="float">
            <text:p>45.16</text:p>
          </table:table-cell>
          <table:table-cell office:value-type="float" office:value="51.35" calcext:value-type="float">
            <text:p>51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innaiyamanidhan1/innaiyamanidhan1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0, 0]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45, 27, 19]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9.35" calcext:value-type="float">
            <text:p>69.35</text:p>
          </table:table-cell>
          <table:table-cell office:value-type="float" office:value="70.59" calcext:value-type="float">
            <text:p>70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zhaiyil-kulitha-veyil/mazhaiyil-kulitha-vey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, 5, 3]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[520, 264, 241]</text:p>
          </table:table-cell>
          <table:table-cell office:value-type="float" office:value="0" calcext:value-type="float">
            <text:p>0</text:p>
          </table:table-cell>
          <table:table-cell office:value-type="float" office:value="76.92" calcext:value-type="float">
            <text:p>76.92</text:p>
          </table:table-cell>
          <table:table-cell office:value-type="float" office:value="56.34" calcext:value-type="float">
            <text:p>56.34</text:p>
          </table:table-cell>
          <table:table-cell office:value-type="float" office:value="56.81" calcext:value-type="float">
            <text:p>56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maraj/kamaraj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, 2, 1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9, 5]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[857, 760, 619]</text:p>
          </table:table-cell>
          <table:table-cell office:value-type="float" office:value="96.67" calcext:value-type="float">
            <text:p>9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41.16" calcext:value-type="float">
            <text:p>41.16</text:p>
          </table:table-cell>
          <table:table-cell office:value-type="float" office:value="42.87" calcext:value-type="float">
            <text:p>42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om-namasivaya/om-namasivay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8, 12, 8]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[913, 754, 666]</text:p>
          </table:table-cell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 office:value-type="float" office:value="37.17" calcext:value-type="float">
            <text:p>37.17</text:p>
          </table:table-cell>
          <table:table-cell office:value-type="float" office:value="37.82" calcext:value-type="float">
            <text:p>37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amil-ebooks-on-internet/tamil-ebooks-on-internet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, 2, 2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[363, 272, 222]</text:p>
          </table:table-cell>
          <table:table-cell office:value-type="float" office:value="81.82" calcext:value-type="float">
            <text:p>81.82</text:p>
          </table:table-cell>
          <table:table-cell office:value-type="float" office:value="100" calcext:value-type="float">
            <text:p>100</text:p>
          </table:table-cell>
          <table:table-cell office:value-type="float" office:value="49.43" calcext:value-type="float">
            <text:p>49.43</text:p>
          </table:table-cell>
          <table:table-cell office:value-type="float" office:value="50.44" calcext:value-type="float">
            <text:p>50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ppillaikku-karaboonthi-pidikkum-poems/mappillaikku-karaboonthi-pidikkum-poem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9, 5, 4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99, 43, 42]</text:p>
          </table:table-cell>
          <table:table-cell office:value-type="float" office:value="73.33" calcext:value-type="float">
            <text:p>73.33</text:p>
          </table:table-cell>
          <table:table-cell office:value-type="float" office:value="0" calcext:value-type="float">
            <text:p>0</text:p>
          </table:table-cell>
          <table:table-cell office:value-type="float" office:value="59.22" calcext:value-type="float">
            <text:p>59.22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agine-scrum-in-tamil/learn-agine-scrum-in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, 1, 1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9, 7, 3]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[385, 289, 243]</text:p>
          </table:table-cell>
          <table:table-cell office:value-type="float" office:value="88.89" calcext:value-type="float">
            <text:p>88.89</text:p>
          </table:table-cell>
          <table:table-cell office:value-type="float" office:value="81.25" calcext:value-type="float">
            <text:p>81.25</text:p>
          </table:table-cell>
          <table:table-cell office:value-type="float" office:value="46.94" calcext:value-type="float">
            <text:p>46.94</text:p>
          </table:table-cell>
          <table:table-cell office:value-type="float" office:value="48.86" calcext:value-type="float">
            <text:p>48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learn-ruby-in-tamil/learn-ruby-in-tamil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[104, 72, 33]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[73, 79, 39]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[456, 229, 152]</text:p>
          </table:table-cell>
          <table:table-cell office:value-type="float" office:value="85.9" calcext:value-type="float">
            <text:p>85.9</text:p>
          </table:table-cell>
          <table:table-cell office:value-type="float" office:value="84.02" calcext:value-type="float">
            <text:p>84.02</text:p>
          </table:table-cell>
          <table:table-cell office:value-type="float" office:value="73.47" calcext:value-type="float">
            <text:p>73.47</text:p>
          </table:table-cell>
          <table:table-cell office:value-type="float" office:value="78.69" calcext:value-type="float">
            <text:p>78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thozhilariillathavalarchiya/thozhilariillathavalarchiya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10, 4, 2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1, 25, 19]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[463, 271, 237]</text:p>
          </table:table-cell>
          <table:table-cell office:value-type="float" office:value="93.1" calcext:value-type="float">
            <text:p>93.1</text:p>
          </table:table-cell>
          <table:table-cell office:value-type="float" office:value="53.66" calcext:value-type="float">
            <text:p>53.66</text:p>
          </table:table-cell>
          <table:table-cell office:value-type="float" office:value="56.75" calcext:value-type="float">
            <text:p>56.75</text:p>
          </table:table-cell>
          <table:table-cell office:value-type="float" office:value="58.25" calcext:value-type="float">
            <text:p>58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karpom-computer-news/karpom-computer-news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18, 7, 6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0, 10, 5]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[437, 340, 282]</text:p>
          </table:table-cell>
          <table:table-cell office:value-type="float" office:value="87.76" calcext:value-type="float">
            <text:p>87.76</text:p>
          </table:table-cell>
          <table:table-cell office:value-type="float" office:value="82.76" calcext:value-type="float">
            <text:p>82.76</text:p>
          </table:table-cell>
          <table:table-cell office:value-type="float" office:value="48.91" calcext:value-type="float">
            <text:p>48.91</text:p>
          </table:table-cell>
          <table:table-cell office:value-type="float" office:value="53.49" calcext:value-type="float">
            <text:p>53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mawnap-porum-punnagai-authayum/mawnap-porum-punnagai-authayum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2, 2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0, 19, 2]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[347, 233, 216]</text:p>
          </table:table-cell>
          <table:table-cell office:value-type="float" office:value="75" calcext:value-type="float">
            <text:p>75</text:p>
          </table:table-cell>
          <table:table-cell office:value-type="float" office:value="93.94" calcext:value-type="float">
            <text:p>93.94</text:p>
          </table:table-cell>
          <table:table-cell office:value-type="float" office:value="42.4" calcext:value-type="float">
            <text:p>42.4</text:p>
          </table:table-cell>
          <table:table-cell office:value-type="float" office:value="47.12" calcext:value-type="float">
            <text:p>47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Tamil/freetamilebooks/valipokannin-shortstory/valipokannin-shortstory.txt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freetamilebook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89, 43, 43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7, 5, 3]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[1446, 507, 484]</text:p>
          </table:table-cell>
          <table:table-cell office:value-type="float" office:value="60.55" calcext:value-type="float">
            <text:p>60.55</text:p>
          </table:table-cell>
          <table:table-cell office:value-type="float" office:value="78.57" calcext:value-type="float">
            <text:p>78.57</text:p>
          </table:table-cell>
          <table:table-cell office:value-type="float" office:value="67.34" calcext:value-type="float">
            <text:p>67.34</text:p>
          </table:table-cell>
          <table:table-cell office:value-type="float" office:value="66.98" calcext:value-type="float">
            <text:p>66.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657-the-cursed-beard/21657-the-cursed-bear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559-aakhir-yeh-kyaa-hai/17559-aakhir-yeh-kya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099-cinema-ka-safar/22099-cinema-ka-saf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2, 5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1, 15, 15]</text:p>
          </table:table-cell>
          <table:table-cell office:value-type="float" office:value="88.89" calcext:value-type="float">
            <text:p>88.89</text:p>
          </table:table-cell>
          <table:table-cell office:value-type="float" office:value="0" calcext:value-type="float">
            <text:p>0</text:p>
          </table:table-cell>
          <table:table-cell office:value-type="float" office:value="31.82" calcext:value-type="float">
            <text:p>31.82</text:p>
          </table:table-cell>
          <table:table-cell office:value-type="float" office:value="48.39" calcext:value-type="float">
            <text:p>48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498-owl-s-tree/29498-owl-s-tr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457-mother/13457-moth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724-galii-galii-rang/8724-galii-galii-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788-kaushik-dayalu-jasoos/20788-kaushik-dayalu-jasoo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956-hockey-ka-jadoogar/15956-hockey-ka-jadoog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4-choon-choon/154-choon-c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, 7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145-ek-sau-saintisvan-paer/10145-ek-sau-saintisvan-pa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19, 31, 1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.98" calcext:value-type="float">
            <text:p>60.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44-mera-shareer/19144-mera-share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-mota-raja-dubla-kutta/8-mota-raja-dub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720-whithout-seen/31720-whithout-se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30-noisy-crows/20330-noisy-crow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1, 1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231-dipa-karmakar-ek-adbhut-santulan/26231-dipa-karmakar-ek-adbhut-santul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0, 44, 4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.85" calcext:value-type="float">
            <text:p>40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-kaagaz-ka-jaadoo/157-kaagaz-ka-jaado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5, 31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11" calcext:value-type="float">
            <text:p>42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6925-kaun-guzra-yahan-se/56925-kaun-guzra-yahan-s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, 9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.77" calcext:value-type="float">
            <text:p>30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-susheela-ke-kolam/55-susheela-ke-kol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150-mere-dost/49150-mere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2, 15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3-mujhe-wo-wala-chahiye/83-mujhe-wo-wala-chahiy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153-patang/12153-pat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, 8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67" calcext:value-type="float">
            <text:p>41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446-my-story/17446-my-stor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187-where-did-the-eye-glasses-go/17187-where-did-the-eye-glasses-g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08-tajpur-jungle-me-aatanki/17208-tajpur-jungle-me-aatan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4, 17, 1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.45" calcext:value-type="float">
            <text:p>70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808-saaf-billi/7808-saaf-bil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00-kal-milenge/15700-kal-mileng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0, 1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253-importance-of-name/25253-importance-of-nam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716-teyar-ha-khelo/44716-teyar-ha-khel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3, 35, 2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853-savio-ne-dhoondha-sahi-samakon/57853-savio-ne-dhoondha-sahi-samak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0, 27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.76" calcext:value-type="float">
            <text:p>75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83-mitthai-lal-ka-meetha-sapna/7783-mitthai-lal-ka-meetha-sap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411-kutte-ke-ande/35411-kutte-ke-and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1, 29, 2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.5" calcext:value-type="float">
            <text:p>37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588-bachchoka-masoom-man/58588-bachchoka-masoom-m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, 3, 3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15-golu-ka-gend/5515-golu-ka-ge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493-mai-aur-meri-didi/7493-mai-aur-meri-di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2-garmagaram-chai-chahiye/222-garmagaram-chai-chahiy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33, 20, 1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.63" calcext:value-type="float">
            <text:p>52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831-monu-ka-khona-aur-milana/6831-monu-ka-khona-aur-mila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886-phani-ki-chanchal-chappal/19886-phani-ki-chanchal-chapp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6, 15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.33" calcext:value-type="float">
            <text:p>58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965-kaagasaaras/12965-kaagasaara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5, 17, 1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39, 30, 25]</text:p>
          </table:table-cell>
          <table:table-cell office:value-type="float" office:value="47.83" calcext:value-type="float">
            <text:p>47.83</text:p>
          </table:table-cell>
          <table:table-cell office:value-type="float" office:value="0" calcext:value-type="float">
            <text:p>0</text:p>
          </table:table-cell>
          <table:table-cell office:value-type="float" office:value="46.81" calcext:value-type="float">
            <text:p>46.81</text:p>
          </table:table-cell>
          <table:table-cell office:value-type="float" office:value="47.14" calcext:value-type="float">
            <text:p>47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686-maili-mita/28686-maili-mi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556-sonu-monu/13556-sonu-mon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91-maine-apna-balla-kho-diya/10591-maine-apna-balla-kho-d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884-billi/6884-bil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670-door-kitanee-d-oo-r/4670-door-kitanee-d-oo-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2, 1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0, 0]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809-fat-king-thin-dog/6809-fat-king-thin-do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027-bichiya/49027-bich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129, 106, 10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.23" calcext:value-type="float">
            <text:p>19.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173-story-gajanan-bald/13173-story-gajanan-bal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4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154-barsat/49154-bars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9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298-kauwe-ki-kahaani/20298-kauwe-ki-kaha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, 7, 7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office:value-type="float" office:value="38.46" calcext:value-type="float">
            <text:p>38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771-uchhaal/25771-uchha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666-didi-aur-mai/12666-didi-aur-m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158-nahin/49158-nah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139-sair-sapata/16139-sair-sapa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6, 19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653-odisha-ke-mehman/6653-odisha-ke-mehm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5-suraj-aur-sher-singh/265-suraj-aur-sher-sing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1, 11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.77" calcext:value-type="float">
            <text:p>30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485-tum-machhalee-hi-ho/48485-tum-machhalee-hi-h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7, 15, 1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67" calcext:value-type="float">
            <text:p>1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777-chainaataun-se-dostee/25777-chainaataun-se-dost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3, 34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874-aadu-s-kitchen/42874-aadu-s-kitch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8, 10, 1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44.44" calcext:value-type="float">
            <text:p>44.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37" calcext:value-type="float">
            <text:p>47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143-sabse-khaas-cheez/49143-sabse-khaas-cheez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4, 21, 2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.08" calcext:value-type="float">
            <text:p>23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568-natkhat-kutta/12568-natkhat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39-hilta-dulta-daant/30039-hilta-dulta-daan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084-different-families/33084-different-familie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144-vyanjan-geet/15144-vyanjan-gee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369-banabilaav-banabilaav/22369-banabilaav-banabilaav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11, 1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30-meri-apni-dunia/12730-meri-apni-duni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351-neelu-titli-ud-chali/32351-neelu-titli-ud-cha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664-let-s-meet-pushpa/42664-let-s-meet-pushp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031-haddiyon-ki-paheli/34031-haddiyon-ki-pahe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5, 14, 1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20, 10, 10]</text:p>
          </table:table-cell>
          <table:table-cell office:value-type="float" office:value="62.96" calcext:value-type="float">
            <text:p>62.9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45" calcext:value-type="float">
            <text:p>57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309-runaku-ki-shoojhboojh/32309-runaku-ki-shoojhbooj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6, 13, 6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30, 20, 20]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599-some-kya-boye/12599-some-kya-boy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, 9, 6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7, 18, 16]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44.83" calcext:value-type="float">
            <text:p>44.83</text:p>
          </table:table-cell>
          <table:table-cell office:value-type="float" office:value="42.11" calcext:value-type="float">
            <text:p>42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210-snehaa-ki-shakti/28210-snehaa-ki-shak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7, 6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1, 1]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6.15" calcext:value-type="float">
            <text:p>46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217-haathi-aur-lindi-ki-kahani/19217-haathi-aur-lindi-ki-kah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9, 16, 9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1, 14, 14]</text:p>
          </table:table-cell>
          <table:table-cell office:value-type="float" office:value="65.38" calcext:value-type="float">
            <text:p>65.38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51.06" calcext:value-type="float">
            <text:p>51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1-timmy-aur-pepe/151-timmy-aur-pep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, 24, 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.19" calcext:value-type="float">
            <text:p>85.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300-shookait-thookait/48300-shookait-thookai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1, 0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26, 31, 22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62" calcext:value-type="float">
            <text:p>47.62</text:p>
          </table:table-cell>
          <table:table-cell office:value-type="float" office:value="52.17" calcext:value-type="float">
            <text:p>52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626-daini-draigan/8626-daini-draig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420-make-a-house-sketch/12420-make-a-house-sketc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579-pappu-and-munia-shared/21579-pappu-and-munia-shar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669-jackie-and-butterfly/12669-jackie-and-butterfl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37-nani-ki-ainak/1037-nani-ki-ain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3-lal-pal-ka-jahaz/273-lal-pal-ka-jahaz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46, 52, 3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.7" calcext:value-type="float">
            <text:p>69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61-khoye-khoye-se-ajja/33461-khoye-khoye-se-ajj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8, 6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.55" calcext:value-type="float">
            <text:p>54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03-park-me-vyayaam/15503-park-me-vyaya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24-park-ke-andar/6924-park-ke-and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885-anaya-ka-angootha/11885-anaya-ka-angoot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848-hansaavaar-lalima-lal-pankhon-ki/12848-hansaavaar-lalima-lal-pankhon-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38, 14, 12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25" calcext:value-type="float">
            <text:p>81.25</text:p>
          </table:table-cell>
          <table:table-cell office:value-type="float" office:value="81.82" calcext:value-type="float">
            <text:p>81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50-ahilyabai-holkar/30050-ahilyabai-holk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74, 49, 43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75" calcext:value-type="float">
            <text:p>52.75</text:p>
          </table:table-cell>
          <table:table-cell office:value-type="float" office:value="52.17" calcext:value-type="float">
            <text:p>52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071-main-aisee-hee-hoon/36071-main-aisee-hee-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7, 23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.04" calcext:value-type="float">
            <text:p>37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69-a-girl-and-a-dinosaur/6969-a-girl-and-a-dinosau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337-tairate-jahaaz-aur-doobate-chammach/39337-tairate-jahaaz-aur-doobate-chammac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32, 46, 20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1.01" calcext:value-type="float">
            <text:p>71.01</text:p>
          </table:table-cell>
          <table:table-cell office:value-type="float" office:value="72.22" calcext:value-type="float">
            <text:p>7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11-raza-aur-badshah/711-raza-aur-badsha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3, 68, 4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.07" calcext:value-type="float">
            <text:p>56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160-walk-in-the-clouds/17160-walk-in-the-cloud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045-chulbuli-chunmun/16045-chulbuli-chunm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4, 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34-suraj-chanda-aur-icecream/5734-suraj-chanda-aur-icecre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298-peacock/12298-peacoc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53-yoon-sulajha-do-saheliyon-ka-jhagada/33453-yoon-sulajha-do-saheliyon-ka-jhaga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6, 9, 6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46-mukhil-ka-raktaranjit-abhiyaan/33446-mukhil-ka-raktaranjit-abhiya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29, 25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.21" calcext:value-type="float">
            <text:p>70.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051-gitas-bread/18051-gitas-brea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348-gehre-sagar-ke-andar/5348-gehre-sagar-ke-and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2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24, 12, 10]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float" office:value="72.97" calcext:value-type="float">
            <text:p>72.97</text:p>
          </table:table-cell>
          <table:table-cell office:value-type="float" office:value="72.09" calcext:value-type="float">
            <text:p>72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894-little-bird/17894-little-bir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845-ghar-me-chuha/9845-ghar-me-chu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3, 2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84.62" calcext:value-type="float">
            <text:p>84.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3433-aakashganga-mein-chhed/53433-aakashganga-mein-chh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42, 41, 2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.5" calcext:value-type="float">
            <text:p>67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12-samira-gayee-baazar/812-samira-gayee-baaz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7, 6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40, 33, 31]</text:p>
          </table:table-cell>
          <table:table-cell office:value-type="float" office:value="69.23" calcext:value-type="float">
            <text:p>69.23</text:p>
          </table:table-cell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38.6" calcext:value-type="float">
            <text:p>38.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41-i-am-not-afraid/1441-i-am-not-afrai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373-rang/35373-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9, 9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994-sona-chintu-ki-chuk-chuk-gadi/12994-sona-chintu-ki-chuk-chuk-ga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4867-drishti/54867-drish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1.67" calcext:value-type="float">
            <text:p>91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26-mujhe-abhi-bataiye-aapke-liye-accha-hain/19126-mujhe-abhi-bataiye-aapke-liye-accha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5, 4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863-bachpan-ka-saathi-taalaab/15863-bachpan-ka-saathi-taalaab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37, 27, 2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03" calcext:value-type="float">
            <text:p>27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847-kahan-gaya-remote/31847-kahan-gaya-remo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, 12, 12]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1648-i-and-this-universe/51648-i-and-this-univers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767-grandmother-s-dare/42767-grandmother-s-dar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365-grandmother-s-box/29365-grandmother-s-box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 8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6, 14, 1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8.57" calcext:value-type="float">
            <text:p>68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10-kudarat-ke-rang/410-kudarat-ke-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792-koyal-ka-gala-hua-kharab/36792-koyal-ka-gala-hua-kharab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28, 37, 2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3842-mujhe-woh-chaahie/23842-mujhe-woh-chaahi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7, 14, 1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4, 10, 10]</text:p>
          </table:table-cell>
          <table:table-cell office:value-type="float" office:value="27.78" calcext:value-type="float">
            <text:p>27.78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28.12" calcext:value-type="float">
            <text:p>28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648-maa/20648-ma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034-lal-rain-coat/34034-lal-rain-co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, 12, 1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942-hungry/16942-hungr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891-kaloo-pille-ki-jungle-yatra/6891-kaloo-pille-ki-jungle-ya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143-chhidiyon-kaa-raja/20143-chhidiyon-kaa-raj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7, 7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3, 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22.22" calcext:value-type="float">
            <text:p>22.2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3.75" calcext:value-type="float">
            <text:p>43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896-kam-yaa-zyaada-lagaao-andaaza/11896-kam-yaa-zyaada-lagaao-andaaz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17, 24, 1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1, 10, 10]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office:value-type="float" office:value="62.9" calcext:value-type="float">
            <text:p>62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3535-chhutti/43535-chhut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11" calcext:value-type="float">
            <text:p>11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912-paltu/29912-palt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6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654-three-friends/21654-three-friend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3344-shahana-ka-sangeet/53344-shahana-ka-sangee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6, 16, 1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67" calcext:value-type="float">
            <text:p>1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844-poem-rail/12844-poem-rai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624-aamne-saamne/8624-aamne-saam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898-mujh-jaisa-kaun/19898-mujh-jaisa-ka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34-came-and-play/13734-came-and-pl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683-mera-shareer/19683-mera-share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4, 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086-bunty-aur-bubbly/49086-bunty-aur-bubbl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2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4, 10, 10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36.84" calcext:value-type="float">
            <text:p>36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79-dhamaal-ka-bhoochaal/12779-dhamaal-ka-bhoocha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7, 12, 8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6, 8, 8]</text:p>
          </table:table-cell>
          <table:table-cell office:value-type="float" office:value="74.19" calcext:value-type="float">
            <text:p>74.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8.63" calcext:value-type="float">
            <text:p>68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448-sabzi-hoti-acchi/15448-sabzi-hoti-acc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205-udbilaav-banane-ke-gun/60205-udbilaav-banane-ke-g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31, 25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.29" calcext:value-type="float">
            <text:p>34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85-run-away/13785-run-aw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333-kisne-banayee-tamaatar-ki-chatani/39333-kisne-banayee-tamaatar-ki-chat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4, 11, 9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60.87" calcext:value-type="float">
            <text:p>60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40-udate-udate/840-udate-uda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0, 16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.33" calcext:value-type="float">
            <text:p>58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670-coconut-of-grandmother/12670-coconut-of-grandmoth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879-uma-aur-upama/24879-uma-aur-upam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8, 19, 1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.06" calcext:value-type="float">
            <text:p>47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468-buddhimaan-chooha/17468-buddhimaan-choo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5, 5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976-pattiyon-me-kya-hai/9976-pattiyon-me-ky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492-run-away/16492-run-aw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729-pishi-aur-main/44729-pishi-aur-m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9, 15, 1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320-daadi-ki-kamaal-ki-machinein/17320-daadi-ki-kamaal-ki-machin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, 2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, 6, 6]</text:p>
          </table:table-cell>
          <table:table-cell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61.11" calcext:value-type="float">
            <text:p>61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73-chak-dhoom-dhoom/15573-chak-dhoom-dhoo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676-play-the-clouds/40676-play-the-cloud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3879-hamala-hua-hai/43879-hamala-hu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, 22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.55" calcext:value-type="float">
            <text:p>54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281-barish-ka-agaman/8281-barish-ka-agam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676-the-colourful-umbrella/11676-the-colourful-umbrel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184-something-is-fishy/14184-something-is-fish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560-beej-kii-atmakatha/45560-beej-kii-atmakat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8, 22, 2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.26" calcext:value-type="float">
            <text:p>32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87-antariksh-yaan-mein-golagappa/38887-antariksh-yaan-mein-golagapp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26, 32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1.78" calcext:value-type="float">
            <text:p>91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5-jungle-ka-school/175-jungle-ka-schoo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21, 38, 1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.57" calcext:value-type="float">
            <text:p>59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156-lulu-kahaan-hai/49156-lulu-kahaan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4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3, 3]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438-kukudu-ku/52438-kukudu-k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4, 4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347-roz-aur-rocky-chale-kampost-banane/49347-roz-aur-rocky-chale-kampost-bana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0, 4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6238-sangeet-ki-duniya/46238-sangeet-ki-dun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4, 4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4, 8, 5]</text:p>
          </table:table-cell>
          <table:table-cell office:value-type="float" office:value="81.82" calcext:value-type="float">
            <text:p>81.8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556-kaali-nritya-karna-chahta-hai/32556-kaali-nritya-karna-chaht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9, 7, 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56, 35, 35]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office:value-type="float" office:value="40.68" calcext:value-type="float">
            <text:p>40.68</text:p>
          </table:table-cell>
          <table:table-cell office:value-type="float" office:value="45.21" calcext:value-type="float">
            <text:p>45.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3917-gopu-halwai/23917-gopu-halw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792-hungry-cat/18792-hungry-c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379-pratibhashalee-sunahree-machlee/34379-pratibhashalee-sunahree-machl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1457-jeev-jantuon-ke-ghar/61457-jeev-jantuon-ke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1, 12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071-swar-k-geet/15071-swar-k-gee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986-tring-tring/35986-tring-tri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37-fat-king-thin-dog/1437-fat-king-thin-do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29-lalchi-chuha/19129-lalchi-chu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3, 8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.33" calcext:value-type="float">
            <text:p>5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3168-food-of-tree/63168-food-of-tr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60-haste-raho/10560-haste-rah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814-janmadin-ka-utsav/20814-janmadin-ka-utsav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395-kitni-badi-maachis/17395-kitni-badi-maachi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34, 23, 2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.95" calcext:value-type="float">
            <text:p>45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091-buri-aur-achhi-ladki/12091-buri-aur-achhi-lad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573-magic-doll/18573-magic-dol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216-vasiyat/10216-vasiy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1, 15, 8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.37" calcext:value-type="float">
            <text:p>70.37</text:p>
          </table:table-cell>
          <table:table-cell office:value-type="float" office:value="71.43" calcext:value-type="float">
            <text:p>71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97-jungle-main-mangal/19197-jungle-main-mang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0, 14, 1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1" calcext:value-type="float">
            <text:p>38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48-kitne-saare/19148-kitne-saar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404-world-wide-web-ke-andar/5404-world-wide-web-ke-and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16, 6, 3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3.18" calcext:value-type="float">
            <text:p>93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85-chanda-mama-shubh-raatri/10585-chanda-mama-shubh-raat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-abhi-nahin-abhi-nahin/34-abhi-nahin-abhi-nah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949-apke-kitne-naam-hain/45949-apke-kitne-naam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6, 14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268-batuni-santra/32268-batuni-san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896-tutu-ke-dost/31896-tutu-ke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20, 17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98-raju-kee-pehli-hawai-yaatra/13798-raju-kee-pehli-hawai-yaa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5, 9, 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9, 15, 13]</text:p>
          </table:table-cell>
          <table:table-cell office:value-type="float" office:value="64.29" calcext:value-type="float">
            <text:p>64.29</text:p>
          </table:table-cell>
          <table:table-cell office:value-type="float" office:value="0" calcext:value-type="float">
            <text:p>0</text:p>
          </table:table-cell>
          <table:table-cell office:value-type="float" office:value="40.91" calcext:value-type="float">
            <text:p>40.91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55-papa-ko-padhana/33455-papa-ko-padha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30, 38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387-pahadon-par-ghar/27387-pahadon-par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9-so-jao-tinku/259-so-jao-tink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299-golu-ab-bada-ho-gaya-hai/44299-golu-ab-bada-ho-gay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60-mujhe-khojo-to-jaanen/30060-mujhe-khojo-to-jaan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6, 12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955-kutte-ki-karamaat/11955-kutte-ki-karama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539-daadee-aur-usake-cupcake/21539-daadee-aur-usake-cupcak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560-ekaantavaasee-kekda/52560-ekaantavaasee-kek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53, 58, 4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.35" calcext:value-type="float">
            <text:p>32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217-lomadi-aur-mitti-ka-dhela/21217-lomadi-aur-mitti-ka-dhe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41, 26, 2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1" calcext:value-type="float">
            <text:p>38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837-butterfly-scared/13837-butterfly-scar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080-chulbul-ki-poonch/8080-chulbul-ki-poonc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4, 14, 1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55, 52, 47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.67" calcext:value-type="float">
            <text:p>21.67</text:p>
          </table:table-cell>
          <table:table-cell office:value-type="float" office:value="29.27" calcext:value-type="float">
            <text:p>29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248-mannu/30248-mann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5, 18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.04" calcext:value-type="float">
            <text:p>37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097-rang/27097-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51-mera-shahar-mere-kutte/33451-mera-shahar-mere-kut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090-how-the-defeated-devil-crocodile/19090-how-the-defeated-devil-crocodi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68-jab-hava-chali/2768-jab-hava-cha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45-dubbu-ki-dugdugi/5545-dubbu-ki-dugdug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546-mitrata-ki-dharati/7546-mitrata-ki-dhara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67-bear-and-his-camera/4067-bear-and-his-came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189-shubhratri-tinku/8189-shubhratri-tink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3-hansna-mana-hai/123-hansna-man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44-made-in-india/15544-made-in-indi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93-jeet-ka-rahasya/10593-jeet-ka-rahas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48-rumniya/848-rumn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6, 5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3" calcext:value-type="float">
            <text:p>58.33</text:p>
          </table:table-cell>
          <table:table-cell office:value-type="float" office:value="61.54" calcext:value-type="float">
            <text:p>61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440-arey-yeh-sab-kaun-kha-gaya/22440-arey-yeh-sab-kaun-kha-g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174-vishwavijeta-mirch/11174-vishwavijeta-mirc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[160, 65, 5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8.81" calcext:value-type="float">
            <text:p>78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881-story-woods-doll/12881-story-woods-dol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896-mujhe-khoj-kar-dikhao/24896-mujhe-khoj-kar-dikha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3, 3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63-bhaloo-ka-safar/4063-bhaloo-ka-saf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338-shhh-simmi-sun-rahi-hai/39338-shhh-simmi-sun-rah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8, 7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.45" calcext:value-type="float">
            <text:p>45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80-bheema/10580-bheem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6-ghar-jana-hai/146-ghar-jan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37, 35, 3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.53" calcext:value-type="float">
            <text:p>10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938-better-than-the-world/26938-better-than-the-worl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1684-laddu-and-his-trip-to-the-zoo/51684-laddu-and-his-trip-to-the-zo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450-a-shooting-star/13450-a-shooting-st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875-ek-kitaab-puchakoo-ke-lie/24875-ek-kitaab-puchakoo-ke-li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14-kamal-shouted/17214-kamal-shout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-bunty-and-bubbly/203-bunty-and-bubbl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592-imli-found-a-beautiful-diamond/13592-imli-found-a-beautiful-diamo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792-pinkis-world/17792-pinkis-worl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5, 13, 13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6.15" calcext:value-type="float">
            <text:p>46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3100-every-tree-counts/53100-every-tree-count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524-lakir-se-hatkar/58524-lakir-se-hatk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, 6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537-the-funny-slippers/18537-the-funny-slipper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5, 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4.44" calcext:value-type="float">
            <text:p>44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69-the-race/12769-the-rac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49-kachua/15549-kachu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4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1-chhuk-chhuk-chhak/101-chhuk-chhuk-chh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943-grandpa-got-stuck/16943-grandpa-got-stuc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37-dadaji-ki-hadtal/17237-dadaji-ki-hadt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107, 129, 92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24" calcext:value-type="float">
            <text:p>45.24</text:p>
          </table:table-cell>
          <table:table-cell office:value-type="float" office:value="45.56" calcext:value-type="float">
            <text:p>4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653-humein-to-koi-dikkat-nahin-hain/5653-humein-to-koi-dikkat-nahin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, 5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31, 21, 16]</text:p>
          </table:table-cell>
          <table:table-cell office:value-type="float" office:value="84.62" calcext:value-type="float">
            <text:p>84.62</text:p>
          </table:table-cell>
          <table:table-cell office:value-type="float" office:value="0" calcext:value-type="float">
            <text:p>0</text:p>
          </table:table-cell>
          <table:table-cell office:value-type="float" office:value="64.44" calcext:value-type="float">
            <text:p>64.44</text:p>
          </table:table-cell>
          <table:table-cell office:value-type="float" office:value="68.97" calcext:value-type="float">
            <text:p>68.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103-oopar-ki-duniya-neeche-ki-duniya/5103-oopar-ki-duniya-neeche-ki-dun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7, 7, 2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2, 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7, 15, 15]</text:p>
          </table:table-cell>
          <table:table-cell office:value-type="float" office:value="89.47" calcext:value-type="float">
            <text:p>89.47</text:p>
          </table:table-cell>
          <table:table-cell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65.45" calcext:value-type="float">
            <text:p>65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852-speak-how-many-children/13852-speak-how-many-childr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3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804-mendhak-ka-taaron-bhara-sapana/32804-mendhak-ka-taaron-bhara-sapa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9, 25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.81" calcext:value-type="float">
            <text:p>25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1-mujhe-school-nahin-jaana/251-mujhe-school-nahin-jaa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3, 12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.69" calcext:value-type="float">
            <text:p>7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04-swatantrata-ki-ore/804-swatantrata-ki-or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49, 60, 34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6.34" calcext:value-type="float">
            <text:p>66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3756-daud/53756-dau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796-fis-fis-fisalan/36796-fis-fis-fisal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40, 38, 25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39" calcext:value-type="float">
            <text:p>54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932-thanks-namita/24932-thanks-nami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529-dadiji-ki-seekh/29529-dadiji-ki-seek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1, 12, 1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float" office:value="47.83" calcext:value-type="float">
            <text:p>47.8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747-chalo-chalen-makadiyon-se-milane/28747-chalo-chalen-makadiyon-se-mila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24, 26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.36" calcext:value-type="float">
            <text:p>77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471-mini-ka-ghar/7471-mini-ka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398-mansukhram/12398-mansukhr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4, 3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86.36" calcext:value-type="float">
            <text:p>86.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6.96" calcext:value-type="float">
            <text:p>86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12-poem-story-pandit-mansukh-ram/12712-poem-story-pandit-mansukh-r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23-chihu-ki-jaduyi-shakti/30023-chihu-ki-jaduyi-shak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699-chuskit-school-chali/15699-chuskit-school-cha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081-thirsty-crow/22081-thirsty-crow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323-jadui-chashmein/40323-jadui-chashm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13, 18, 7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47, 23, 23]</text:p>
          </table:table-cell>
          <table:table-cell office:value-type="float" office:value="85.71" calcext:value-type="float">
            <text:p>85.71</text:p>
          </table:table-cell>
          <table:table-cell office:value-type="float" office:value="0" calcext:value-type="float">
            <text:p>0</text:p>
          </table:table-cell>
          <table:table-cell office:value-type="float" office:value="51.06" calcext:value-type="float">
            <text:p>51.06</text:p>
          </table:table-cell>
          <table:table-cell office:value-type="float" office:value="68.75" calcext:value-type="float">
            <text:p>68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33-munni-aur-guddu-ki-subah/7733-munni-aur-guddu-ki-suba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394-say-chunnu/16394-say-chunn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723-aaj-main-hoon/44723-aaj-main-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376-my-favourite-grandmother/34376-my-favourite-grandmoth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83-gol-kyon-hote-hain-bulbule/38883-gol-kyon-hote-hain-bulbu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29, 25, 15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7.39" calcext:value-type="float">
            <text:p>67.39</text:p>
          </table:table-cell>
          <table:table-cell office:value-type="float" office:value="68.09" calcext:value-type="float">
            <text:p>68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29-paplu-rakshas/629-paplu-raksha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57, 59, 37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63" calcext:value-type="float">
            <text:p>62.63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41-gola-aur-kaanta/20341-gola-aur-kaan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, 5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4, 4]</text:p>
          </table:table-cell>
          <table:table-cell office:value-type="float" office:value="76.92" calcext:value-type="float">
            <text:p>76.92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63.16" calcext:value-type="float">
            <text:p>63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52-satyam-zara-sambhal-ke/12752-satyam-zara-sambhal-k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644-laal-pari/42644-laal-pa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58, 45, 42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4.38" calcext:value-type="float">
            <text:p>34.38</text:p>
          </table:table-cell>
          <table:table-cell office:value-type="float" office:value="35.38" calcext:value-type="float">
            <text:p>35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1731-kitne-hain/51731-kitn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64-mela/6964-me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651-sushree-chhachhundriya-ne-samudra-tat-mein-surangen-banayin/24651-sushree-chhachhundriya-ne-samudra-tat-mein-surangen-banay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79, 57, 31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7.54" calcext:value-type="float">
            <text:p>77.54</text:p>
          </table:table-cell>
          <table:table-cell office:value-type="float" office:value="77.7" calcext:value-type="float">
            <text:p>77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564-soch/6564-soc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883-haathi-mera-saathi/19883-haathi-mera-saat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, 10, 7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4, 9, 9]</text:p>
          </table:table-cell>
          <table:table-cell office:value-type="float" office:value="70.83" calcext:value-type="float">
            <text:p>70.83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57.89" calcext:value-type="float">
            <text:p>57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23-sensibility/15723-sensibilit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25-kaun-hai/13325-kaun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5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698-fat-king-thin-dog/60698-fat-king-thin-do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07-tap-tap-tapak/15507-tap-tap-tap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18, 18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.97" calcext:value-type="float">
            <text:p>68.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556-yeh-cheetiyaan-kahaan-jaati-hain/12556-yeh-cheetiyaan-kahaan-jaati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6667-aapka-kya-naam-hai/46667-aapka-kya-naam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07-baarish-mein-kya-gaayein/1207-baarish-mein-kya-gaay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968-tell-me/21968-tell-m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43-darpok-railgadi/12743-darpok-railga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670-aa-chhoo/37670-aa-chho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7, 29, 2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.41" calcext:value-type="float">
            <text:p>29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29-garru-aur-peechu-ki-chhutti-ka-din/30029-garru-aur-peechu-ki-chhutti-ka-d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59-monkey-share/17259-monkey-shar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114-sitara-badi-ho-rahi-hai/38114-sitara-badi-ho-rah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4, 31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.78" calcext:value-type="float">
            <text:p>77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18-mera-parivaar/15518-mera-pariva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3, 12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.43" calcext:value-type="float">
            <text:p>21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09-toothpaste-tube-ke-andar-kaise-aaya/3709-toothpaste-tube-ke-andar-kaise-a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28-zanele-situ-ki-kahani/20328-zanele-situ-ki-kah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9, 12, 11]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47.62" calcext:value-type="float">
            <text:p>47.62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17-bhaiyya-aur-mai/13317-bhaiyya-aur-m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308-shahar-mein-sher/17308-shahar-mein-sh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1, 15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18" calcext:value-type="float">
            <text:p>41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527-sringeri-srinivas-ne-hansna-seekha/8527-sringeri-srinivas-ne-hansna-seek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558-shreemati-cheng-ki-chitthi/6558-shreemati-cheng-ki-chitt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39-nanhe-pahiye-chale-sair-ko/12739-nanhe-pahiye-chale-sair-k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3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847-gol-round/32847-gol-rou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677-lovly-village/12677-lovly-villag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460-lara-peeli-gubrail/24460-lara-peeli-gubrai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3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57.14" calcext:value-type="float">
            <text:p>57.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5-mujhe-abhi-batayien-khushi-aur-dukhi/455-mujhe-abhi-batayien-khushi-aur-duk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5, 5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72-chhote-mani-ki-uljhan-badi/5272-chhote-mani-ki-uljhan-ba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8, 16, 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66, 39, 35]</text:p>
          </table:table-cell>
          <table:table-cell office:value-type="float" office:value="88.64" calcext:value-type="float">
            <text:p>88.64</text:p>
          </table:table-cell>
          <table:table-cell office:value-type="float" office:value="0" calcext:value-type="float">
            <text:p>0</text:p>
          </table:table-cell>
          <table:table-cell office:value-type="float" office:value="54.55" calcext:value-type="float">
            <text:p>54.55</text:p>
          </table:table-cell>
          <table:table-cell office:value-type="float" office:value="66.94" calcext:value-type="float">
            <text:p>66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928-sarp-dweep/15928-sarp-dweep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762-yaadgar-janmdin/31762-yaadgar-janmd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36, 33, 33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8.11" calcext:value-type="float">
            <text:p>8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022-ben-aur-thabo-ki-bhukh/16022-ben-aur-thabo-ki-bhuk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92-kyon-bhai-kyon/992-kyon-bhai-ky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242-amogh-ki-piknik/37242-amogh-ki-pikni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4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4, 5, 5]</text:p>
          </table:table-cell>
          <table:table-cell office:value-type="float" office:value="57.14" calcext:value-type="float">
            <text:p>57.14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880-world-of-music/12880-world-of-music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4, 7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, 12, 11]</text:p>
          </table:table-cell>
          <table:table-cell office:value-type="float" office:value="78.57" calcext:value-type="float">
            <text:p>78.57</text:p>
          </table:table-cell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.25</text:p>
          </table:table-cell>
          <table:table-cell office:value-type="float" office:value="53.33" calcext:value-type="float">
            <text:p>5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824-ek-chota-beej-wangari-maathai-kee-kahani/29824-ek-chota-beej-wangari-maathai-kee-kah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1-lassi-ya-falooda/481-lassi-ya-faloo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4, 12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.63" calcext:value-type="float">
            <text:p>52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03-ped/15703-p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858-chintu/12858-chint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42-magura-scared/17242-magura-scar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995-where-did-the-pencil-go/16995-where-did-the-pencil-g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2012-chatur-joki-lomdi-ki-chal/62012-chatur-joki-lomdi-ki-ch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336-3-2-1-rocket-ud-chala/39336-3-2-1-rocket-ud-cha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3, 11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.33" calcext:value-type="float">
            <text:p>7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97-cockpit-mein-arya/13797-cockpit-mein-ar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5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5, 20, 20]</text:p>
          </table:table-cell>
          <table:table-cell office:value-type="float" office:value="55.56" calcext:value-type="float">
            <text:p>55.56</text:p>
          </table:table-cell>
          <table:table-cell office:value-type="float" office:value="0" calcext:value-type="float">
            <text:p>0</text:p>
          </table:table-cell>
          <table:table-cell office:value-type="float" office:value="25.93" calcext:value-type="float">
            <text:p>25.93</text:p>
          </table:table-cell>
          <table:table-cell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99-neelambara-aur-poornima-ki-raat/38899-neelambara-aur-poornima-ki-ra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35, 31, 22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17" calcext:value-type="float">
            <text:p>54.17</text:p>
          </table:table-cell>
          <table:table-cell office:value-type="float" office:value="55.1" calcext:value-type="float">
            <text:p>55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847-antariksh-mein-gul/13847-antariksh-mein-gu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3, 23, 2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55" calcext:value-type="float">
            <text:p>54.55</text:p>
          </table:table-cell>
          <table:table-cell office:value-type="float" office:value="56.52" calcext:value-type="float">
            <text:p>56.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35-chand-ka-tohfa/235-chand-ka-tohf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51-tu-chal-main-aata-hoon/6951-tu-chal-main-aata-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2-chacha-ki-shadi/142-chacha-ki-sha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8, 42, 3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.18" calcext:value-type="float">
            <text:p>18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944-gappu-gola/49944-gappu-go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947-sona-ki-naak-badi-tez/11947-sona-ki-naak-badi-tez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9, 12, 6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1, 13, 11]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45.16" calcext:value-type="float">
            <text:p>45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582-who-am-i-and-what-colour-am-i/35582-who-am-i-and-what-colour-am-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381-pyaree-beti/34381-pyaree-be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6, 16, 14]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28.57" calcext:value-type="float">
            <text:p>28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2-machhli-ne-samachar-sune/692-machhli-ne-samachar-su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4, 37, 3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39" calcext:value-type="float">
            <text:p>24.39</text:p>
          </table:table-cell>
          <table:table-cell office:value-type="float" office:value="26.19" calcext:value-type="float">
            <text:p>26.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24-suma/13324-sum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10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.09" calcext:value-type="float">
            <text:p>9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161-ammu-ka-pyaara-pilla/4161-ammu-ka-pyaara-pil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10-madhumakhiyaan-kyon-bhan-bhan-karti-hain/3710-madhumakhiyaan-kyon-bhan-bhan-karti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8, 10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.68" calcext:value-type="float">
            <text:p>73.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472-aakchhoo/48472-aakchho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7, 19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.87" calcext:value-type="float">
            <text:p>83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52-kya-pehnoon/15552-kya-pehn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2, 11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.57" calcext:value-type="float">
            <text:p>28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61-munia-scared/13761-munia-scar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641-gappu-ka-manpasand-khana/15641-gappu-ka-manpasand-kha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2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8, 8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27.27" calcext:value-type="float">
            <text:p>27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814-hantchu-han-tchu/8814-hantchu-han-tch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2, 17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.73" calcext:value-type="float">
            <text:p>22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102-rehaan-ne-ki-madad/17102-rehaan-ne-ki-mada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450-satarangi-chatari/15450-satarangi-chata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876-greedy-monkey/15876-greedy-monke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355-kya-hai-ye/22355-kya-hai-y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968-crocodile-and-bird/17968-crocodile-and-bir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170-tooti-chonch-wala-tota/10170-tooti-chonch-wala-to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95, 113, 7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468-mai-or-meri-dosat-tina/6468-mai-or-meri-dosat-ti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377-sab-billi-ki-galti-hai/4377-sab-billi-ki-galt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2-mere-dost/342-mere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, 10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27" calcext:value-type="float">
            <text:p>27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043-meera-aur-ameera/45043-meera-aur-amee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4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4, 18, 17]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37-kahan-gaye-galon-ke-gaddhe/5037-kahan-gaye-galon-ke-gaddh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, 9, 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0, 10, 10]</text:p>
          </table:table-cell>
          <table:table-cell office:value-type="float" office:value="81.48" calcext:value-type="float">
            <text:p>81.4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1.15" calcext:value-type="float">
            <text:p>71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465-dost/34465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3, 15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109-kemu-in-water/14109-kemu-in-wat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67-bagh-ki-sair/567-bagh-ki-sai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200, 142, 12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.94" calcext:value-type="float">
            <text:p>52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4690-daanton-ne-dee-saza/54690-daanton-ne-dee-saz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454-meri-ungliyan-mere-haath/15454-meri-ungliyan-mere-haat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901-ladduon-ki-daavat/38901-ladduon-ki-daav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6, 30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.37" calcext:value-type="float">
            <text:p>88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67-sooraj-aur-sher-singh/10567-sooraj-aur-sher-sing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331-miss-laya-ki-phataphatiya-ko-phal-pasand-nahin/27331-miss-laya-ki-phataphatiya-ko-phal-pasand-nah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2, 14, 11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1.25" calcext:value-type="float">
            <text:p>31.25</text:p>
          </table:table-cell>
          <table:table-cell office:value-type="float" office:value="38.89" calcext:value-type="float">
            <text:p>38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492-meri-laal-gend/20492-meri-laal-ge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286-pongal-ki-bhagodi-poonchh/57286-pongal-ki-bhagodi-poonch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1, 15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.22" calcext:value-type="float">
            <text:p>65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800-kuchh-yuon-mila-sabak/60800-kuchh-yuon-mila-sab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052-bowl-friend/33052-bowl-frie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5-kuch-seedha-kuch-ghunghraala/255-kuch-seedha-kuch-ghunghraa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, 10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.18" calcext:value-type="float">
            <text:p>18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34-aaj-kya-pahnun/2934-aaj-kya-pahn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4-salaana-baal-kataai-diwas/284-salaana-baal-kataai-diwa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815-adla-badli/34815-adla-bad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10, 1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.09" calcext:value-type="float">
            <text:p>9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189-a-poor-who-owned-mercedes-benz/50189-a-poor-who-owned-mercedes-benz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4, 3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44, 34, 34]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office:value-type="float" office:value="22.73" calcext:value-type="float">
            <text:p>22.73</text:p>
          </table:table-cell>
          <table:table-cell office:value-type="float" office:value="27.45" calcext:value-type="float">
            <text:p>27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920-colours/29920-colour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6, 11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.25" calcext:value-type="float">
            <text:p>31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88-mota-raja-dubla-kutta/10588-mota-raja-dub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640-neeta-ulti-kyun-latki/9640-neeta-ulti-kyun-lat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4, 23, 22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.54" calcext:value-type="float">
            <text:p>11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399-hawa-kitni-bhari-hai/39399-hawa-kitni-bhar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3, 6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44, 25, 24]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7.83" calcext:value-type="float">
            <text:p>47.83</text:p>
          </table:table-cell>
          <table:table-cell office:value-type="float" office:value="51.79" calcext:value-type="float">
            <text:p>51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14-kamre-ke-andar-ek-haathi/20314-kamre-ke-andar-ek-haat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1, 4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0, 0]</text:p>
          </table:table-cell>
          <table:table-cell office:value-type="float" office:value="69.23" calcext:value-type="float">
            <text:p>69.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.47" calcext:value-type="float">
            <text:p>76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163-rahasyamayee-cyber-mitra/52163-rahasyamayee-cyber-mi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67, 91, 5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.77" calcext:value-type="float">
            <text:p>63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998-yadi-sadke-bol-pati/39998-yadi-sadke-bol-pa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2, 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27-khel-khel-mein/30027-khel-khel-m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11-baadlon-ki-ice-cream/15511-baadlon-ki-ice-cre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2, 19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86" calcext:value-type="float">
            <text:p>4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65-nanhen-bakre-ka-dost/30065-nanhen-bakre-ka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38, 37, 26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93" calcext:value-type="float">
            <text:p>55.93</text:p>
          </table:table-cell>
          <table:table-cell office:value-type="float" office:value="56.67" calcext:value-type="float">
            <text:p>5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238-avani-aur-matar-ka-paudha/8238-avani-aur-matar-ka-paud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32, 25, 2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.72" calcext:value-type="float">
            <text:p>48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37-kapade-dhone-ka-din/30037-kapade-dhone-ka-d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707-adla-badli/32707-adla-bad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7, 25, 1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46" calcext:value-type="float">
            <text:p>38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05-choon-choon-chooza/15705-choon-choon-chooz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10, 10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712-sab-billi-ki-galti-hai/39712-sab-billi-ki-galt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221-chatur-chooza/11221-chatur-chooz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32, 24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.29" calcext:value-type="float">
            <text:p>35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06-pishi-phansi-toofan-mein/1206-pishi-phansi-toofan-m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35, 26, 2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.71" calcext:value-type="float">
            <text:p>25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909-saras/8909-sara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2, 8, 7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8.82" calcext:value-type="float">
            <text:p>58.82</text:p>
          </table:table-cell>
          <table:table-cell office:value-type="float" office:value="61.11" calcext:value-type="float">
            <text:p>61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152-balakhani-what-did-you-get/14152-balakhani-what-did-you-ge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598-aalasee-maama/28598-aalasee-maam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23, 44, 1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.45" calcext:value-type="float">
            <text:p>79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49-mota-raja-aur-dubla-kutta/5049-mota-raja-aur-dub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218-mumtaz-ne-kadhe-apne-sapne/10218-mumtaz-ne-kadhe-apne-sap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81, 63, 4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.61" calcext:value-type="float">
            <text:p>72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921-meethi-meethi-khushboo/31921-meethi-meethi-khushbo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, 5, 4]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8.33" calcext:value-type="float">
            <text:p>58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29-har-din-ek-kahani/13329-har-din-ek-kah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9, 10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82-mota-raja-dubla-kutta/10582-mota-raja-dub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3884-ghamandi-jumbo/23884-ghamandi-jumb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168-world-of-shapes/14168-world-of-shape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024-ammachi-kee-gazab-masheenein/11024-ammachi-kee-gazab-masheen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206-vyapar/57206-vyap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350-happy-diwali/21350-happy-diwa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41, 35, 35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.63" calcext:value-type="float">
            <text:p>14.63</text:p>
          </table:table-cell>
          <table:table-cell office:value-type="float" office:value="18.6" calcext:value-type="float">
            <text:p>18.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20-taron-ke-niche-tara/1220-taron-ke-niche-ta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9, 17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.85" calcext:value-type="float">
            <text:p>53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774-khujalee-khujalee/25774-khujalee-khujal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179-sabzpari-ka-jaltarang/10179-sabzpari-ka-jalta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216, 156, 114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3, 3]</text:p>
          </table:table-cell>
          <table:table-cell office:value-type="float" office:value="0" calcext:value-type="float">
            <text:p>0</text:p>
          </table:table-cell>
          <table:table-cell office:value-type="float" office:value="63.23" calcext:value-type="float">
            <text:p>63.23</text:p>
          </table:table-cell>
          <table:table-cell office:value-type="float" office:value="66.67" calcext:value-type="float">
            <text:p>66.67</text:p>
          </table:table-cell>
          <table:table-cell office:value-type="float" office:value="63.32" calcext:value-type="float">
            <text:p>63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425-bulbulon-ka-raaz/35425-bulbulon-ka-raaz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23, 25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38" calcext:value-type="float">
            <text:p>15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307-black-dogi/39307-black-dog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790-gol-gol-ghumna/44790-gol-gol-ghum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, 2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8-jui-mausi-ki-beti/78-jui-mausi-ki-be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18, 39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.05" calcext:value-type="float">
            <text:p>77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01-naya-navela-mausam/15701-naya-navela-maus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31, 27, 2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.56" calcext:value-type="float">
            <text:p>30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959-mithai-laal-ji-ke-mithe-sapne/14959-mithai-laal-ji-ke-mithe-sap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146-kallu-ke-kissey-4-hero-jyotishi/11146-kallu-ke-kissey-4-hero-jyotis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119, 70, 6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.46" calcext:value-type="float">
            <text:p>56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52-suman-didi/6952-suman-di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271-pinki-ki-beemari/15271-pinki-ki-beema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513-hugs-in-the-city/21513-hugs-in-the-cit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97-chalo-shikanjee-banaayen/38897-chalo-shikanjee-banaay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30, 31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.24" calcext:value-type="float">
            <text:p>45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09-ghar/7709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19-uunt-chalala-bhai-uunt-chalala/819-uunt-chalala-bhai-uunt-chala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39, 50, 3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.71" calcext:value-type="float">
            <text:p>35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055-duplicate-dip/22055-duplicate-dip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2, 10, 1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58.33" calcext:value-type="float">
            <text:p>58.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87-tak-tak/987-tak-t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, 26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.55" calcext:value-type="float">
            <text:p>79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39-kallu-ke-kissey-01-kallu-kahanibaaz/639-kallu-ke-kissey-01-kallu-kahanibaaz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64, 55, 36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57" calcext:value-type="float">
            <text:p>67.57</text:p>
          </table:table-cell>
          <table:table-cell office:value-type="float" office:value="68.42" calcext:value-type="float">
            <text:p>68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59-ek-sair-jungal-ki/33459-ek-sair-jungal-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75, 45, 4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.56" calcext:value-type="float">
            <text:p>47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1162-cut-kite/61162-cut-ki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136-gali-hai-ya-chidiyaghar/7136-gali-hai-ya-chidiya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7, 13, 13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3" calcext:value-type="float">
            <text:p>23.53</text:p>
          </table:table-cell>
          <table:table-cell office:value-type="float" office:value="22.22" calcext:value-type="float">
            <text:p>2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903-picnic-local-tour/16903-picnic-local-tou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95-sabkuch-naya-dikta-hai/1895-sabkuch-naya-dikt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60-child-story-where-did-bobo-go/12760-child-story-where-did-bobo-g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33-ameena-kahaan-hai/30033-ameena-kahaan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49-dum-duma-dum-biryani/4949-dum-duma-dum-biry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54, 56, 31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9.61" calcext:value-type="float">
            <text:p>69.61</text:p>
          </table:table-cell>
          <table:table-cell office:value-type="float" office:value="69.9" calcext:value-type="float">
            <text:p>69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085-prerana-ke-sundar-sapane/16085-prerana-ke-sundar-sapa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963-sarlas-fun/16963-sarlas-f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120-gouraiya-ki-choon-choon/31120-gouraiya-ki-choon-c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, 4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4, 17, 17]</text:p>
          </table:table-cell>
          <table:table-cell office:value-type="float" office:value="91.67" calcext:value-type="float">
            <text:p>91.6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1.35" calcext:value-type="float">
            <text:p>51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26-raja-ka-dard/926-raja-ka-dar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607-bhaaloo-chala-machhalee-pakadane/37607-bhaaloo-chala-machhalee-pakada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35, 32, 3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.57" calcext:value-type="float">
            <text:p>8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082-the-magic-of-science/22082-the-magic-of-scienc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465-gappoo-naach-nahin-sakatee/48465-gappoo-naach-nahin-sakat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6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.33" calcext:value-type="float">
            <text:p>58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42-saaf-billi/15542-saaf-bil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07-says-peacock/13307-says-peacoc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558-bal-kavita/58558-bal-kavi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7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47-bunty-went-to-visit-grand-ma/5847-bunty-went-to-visit-grand-m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2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, 8, 8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7.27" calcext:value-type="float">
            <text:p>27.27</text:p>
          </table:table-cell>
          <table:table-cell office:value-type="float" office:value="42.86" calcext:value-type="float">
            <text:p>4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1-udne-wala-auto/361-udne-wala-aut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55, 54, 3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.14" calcext:value-type="float">
            <text:p>57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481-katran/48481-katr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690-conversation-with-road/39690-conversation-with-roa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3257-human/53257-hum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7-hamaari-balwadi/177-hamaari-balwa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7, 36, 3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217-hansmukh-tau-ki-anokhi-yatra/10217-hansmukh-tau-ki-anokhi-ya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6, 16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.56" calcext:value-type="float">
            <text:p>5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86-ghost/17286-gh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296-bade-hauve-kee-badee-kitaab/48296-bade-hauve-kee-badee-kitaab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361-pakshiyon-ka-raja/15361-pakshiyon-ka-raj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827-maaloo-kaaloo-aur/8827-maaloo-kaaloo-au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7, 13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34-resham-ka-keeda/20334-resham-ka-kee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47-ghat-ki-mayavi-billi/15547-ghat-ki-mayavi-bil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54, 57, 34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5.69" calcext:value-type="float">
            <text:p>65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137-shahri-taal-ka-jaadu/10137-shahri-taal-ka-jaad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3, 18, 17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8.54" calcext:value-type="float">
            <text:p>58.54</text:p>
          </table:table-cell>
          <table:table-cell office:value-type="float" office:value="59.52" calcext:value-type="float">
            <text:p>59.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302-amma-aap-kaise-banaatee-hain-ghee/50302-amma-aap-kaise-banaatee-hain-gh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, 6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.45" calcext:value-type="float">
            <text:p>45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71-most-useful/13771-most-usefu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834-battle-computer-and-pooja/14834-battle-computer-and-pooj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315-dividate/17315-divida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63-ek-paheli-sa-kankaal/33463-ek-paheli-sa-kanka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24, 35, 1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.21" calcext:value-type="float">
            <text:p>73.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255-munia-became-sensible/14255-munia-became-sensib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3619-jis-din-machliyon-ki-barish-hui/63619-jis-din-machliyon-ki-barish-hu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3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3, 7, 7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6.15" calcext:value-type="float">
            <text:p>46.15</text:p>
          </table:table-cell>
          <table:table-cell office:value-type="float" office:value="47.06" calcext:value-type="float">
            <text:p>47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904-class-of-peacock/26904-class-of-peacoc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1668-mota-raja-patla-kutta/41668-mota-raja-pat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9, 9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1247-tarah-tarah-ke-ghar/61247-tarah-tarah-ke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11" calcext:value-type="float">
            <text:p>11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261-chalo-khelen/50261-chalo-khel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31-vo-khaas-lal-dhage/30031-vo-khaas-lal-dhag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185-jadav-ka-jungle/5185-jadav-ka-jung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34, 23, 1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.41" calcext:value-type="float">
            <text:p>72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871-ann-daity/24871-ann-dait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7910-bhau-miyaoon-are-vaah/47910-bhau-miyaoon-are-vaa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401-road-and-child-s-discussion/38401-road-and-child-s-discussi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, 6, 4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076-mujhe-abhi-batayien-khatta-mittha/16076-mujhe-abhi-batayien-khatta-mitt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, 7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.5" calcext:value-type="float">
            <text:p>37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524-londi-the-dreaming-girl/21524-londi-the-dreaming-gir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, 11, 1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.38" calcext:value-type="float">
            <text:p>15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04-chidiyaghar-ki-sair/15504-chidiyaghar-ki-sai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4255-ran-the-train/54255-ran-the-tr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058-rat-and-a-cat/28058-rat-and-a-c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03-nanhi-and-i/12703-nanhi-and-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059-clever-jackal/22059-clever-jack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194-kahani-ek-ped-ki/15194-kahani-ek-ped-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29-story-jei-met-joi/12729-story-jei-met-jo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53-bhaavnaayein/19153-bhaavnaay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716-phir-se-dekho/45716-phir-se-dekh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6, 16, 16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26, 15, 15]</text:p>
          </table:table-cell>
          <table:table-cell office:value-type="float" office:value="40.74" calcext:value-type="float">
            <text:p>40.74</text:p>
          </table:table-cell>
          <table:table-cell office:value-type="float" office:value="100" calcext:value-type="float">
            <text:p>100</text:p>
          </table:table-cell>
          <table:table-cell office:value-type="float" office:value="42.31" calcext:value-type="float">
            <text:p>42.31</text:p>
          </table:table-cell>
          <table:table-cell office:value-type="float" office:value="43.64" calcext:value-type="float">
            <text:p>43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342-paanch-khambo-vaala-gaanv/38342-paanch-khambo-vaala-gaanv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1, 23, 2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.7" calcext:value-type="float">
            <text:p>8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553-kitu-s-new-shoes/35553-kitu-s-new-shoe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94-bin-aahat-sune-pippu/38894-bin-aahat-sune-pipp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41, 30, 2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.25" calcext:value-type="float">
            <text:p>68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562-geeta-aur-mithai/12562-geeta-aur-mit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305-nauka-vihar/17305-nauka-vi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822-jaua/49822-jau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8-didi-didi-raat-ko-suraj-chacha-kahan-chhip-jate-hain/68-didi-didi-raat-ko-suraj-chacha-kahan-chhip-jat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2, 19, 1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.1" calcext:value-type="float">
            <text:p>56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019-aah-football/35019-aah-footbal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, 3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, 10, 10]</text:p>
          </table:table-cell>
          <table:table-cell office:value-type="float" office:value="85.71" calcext:value-type="float">
            <text:p>85.71</text:p>
          </table:table-cell>
          <table:table-cell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42.11" calcext:value-type="float">
            <text:p>42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008-the-swing-will-swing-the-same/14008-the-swing-will-swing-the-sam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216-naach-uthe-haathi/21216-naach-uthe-haat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8, 15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.33" calcext:value-type="float">
            <text:p>5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1-ritu-ki-lambi-chitthi/271-ritu-ki-lambi-chitt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1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9, 34, 26]</text:p>
          </table:table-cell>
          <table:table-cell office:value-type="float" office:value="83.33" calcext:value-type="float">
            <text:p>83.3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52.63" calcext:value-type="float">
            <text:p>52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39-mujhe-padhna-pasand-hai/19139-mujhe-padhna-pasand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919-magical-balloon/40919-magical-ball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7-gulli-ka-gazab-pitara/487-gulli-ka-gazab-pita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47-tum-khas-kaise-ho/7747-tum-khas-kaise-h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1-hawa/211-haw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9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037-anna-mani-ek-prakhar-mausam-visheshagya/29037-anna-mani-ek-prakhar-mausam-visheshag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50, 44, 3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94" calcext:value-type="float">
            <text:p>41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199-meri-pyaari-behena/20199-meri-pyaari-behe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10-babloo-nacha-jhoom-ke/15510-babloo-nacha-jhoom-k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, 24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.26" calcext:value-type="float">
            <text:p>59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633-avismrut-smrutiya/58633-avismrut-smrut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6, 6, 4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2.61" calcext:value-type="float">
            <text:p>82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28-monkey-bandar/6728-monkey-band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40-do-you-like-to-wear-a-cap-on-a-sunny-day-find-out-who-else-likes-to-wear-a-cap-in-this-charming-book/10540-do-you-like-to-wear-a-cap-on-a-sunny-day-find-out-who-else-likes-to-wear-a-cap-in-this-charming-boo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900-password-kya-hai/38900-password-ky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40, 38, 28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6.25" calcext:value-type="float">
            <text:p>56.25</text:p>
          </table:table-cell>
          <table:table-cell office:value-type="float" office:value="57.58" calcext:value-type="float">
            <text:p>57.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026-lomdhi-aur-kauaa/19026-lomdhi-aur-kaua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4, 5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20, 12, 12]</text:p>
          </table:table-cell>
          <table:table-cell office:value-type="float" office:value="77.78" calcext:value-type="float">
            <text:p>77.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1.72" calcext:value-type="float">
            <text:p>51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1115-aadhmadatak-machhali-aur-jvaar-taal/61115-aadhmadatak-machhali-aur-jvaar-ta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18, 19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.07" calcext:value-type="float">
            <text:p>62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410-hip-hip-hurre/52410-hip-hip-hurr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20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94-come-and-play/17294-come-and-pl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524-dream-of-camel/13524-dream-of-came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869-mars-in-the-jungle/60869-mars-in-the-jung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18-golu-or-uska-gend/5518-golu-or-uska-ge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115-up-world-down-world/16115-up-world-down-worl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4247-haathibhai/54247-haathib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556-kuhu-kuhu-koyal/17556-kuhu-kuhu-koy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798-laapata-paanee-ka-maamala/36798-laapata-paanee-ka-maama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5, 99, 56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54.76" calcext:value-type="float">
            <text:p>54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964-i-will-also-do/16964-i-will-also-d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79-chunnu-munnu/2779-chunnu-munn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8, 19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.22" calcext:value-type="float">
            <text:p>65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63-kissa-kheer-ka/30063-kissa-kheer-k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8, 22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.05" calcext:value-type="float">
            <text:p>71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92-kaun-chalata-hai-chalak-rahit-kar/38892-kaun-chalata-hai-chalak-rahit-k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25, 32, 16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.38" calcext:value-type="float">
            <text:p>75.38</text:p>
          </table:table-cell>
          <table:table-cell office:value-type="float" office:value="75.76" calcext:value-type="float">
            <text:p>75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95-vhoooo-haiparaloop/38895-vhoooo-haiparaloop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0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31, 27, 20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78" calcext:value-type="float">
            <text:p>60.78</text:p>
          </table:table-cell>
          <table:table-cell office:value-type="float" office:value="62.96" calcext:value-type="float">
            <text:p>62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070-meri-pathshala/7070-meri-pathsha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952-muje-woh-waala-chahiye/20952-muje-woh-waala-chahiy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334-village-of-grantmother/14334-village-of-grantmoth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34-kabadiwala/634-kabadiwa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2, 18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.04" calcext:value-type="float">
            <text:p>37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3617-rang/63617-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01-billion-ki-dawat/13701-billion-ki-daw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2, 13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146-har-ped-zaruri-hai/17146-har-ped-zarur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3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996-mazi-aur-imaarate/19996-mazi-aur-imaara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887-sushree-chhachhundriya-ne-khojin-purani-gufayein/24887-sushree-chhachhundriya-ne-khojin-purani-gufay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76, 58, 40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67.21" calcext:value-type="float">
            <text:p>67.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563-drushtikon/58563-drushtik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, 4, 3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37-mini-ne-lagaya-poudha/15537-mini-ne-lagaya-poud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5-khel-khel-mein/335-khel-khel-m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2, 16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.9" calcext:value-type="float">
            <text:p>61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6311-saru-aur-uska-nanha-sa-raaz/56311-saru-aur-uska-nanha-sa-raaz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86, 43, 35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.34" calcext:value-type="float">
            <text:p>70.34</text:p>
          </table:table-cell>
          <table:table-cell office:value-type="float" office:value="70.59" calcext:value-type="float">
            <text:p>70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9-masala-chai/529-masala-c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0, 18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.29" calcext:value-type="float">
            <text:p>61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768-rose-aur-rocky-keet-patangon-se-jung/55768-rose-aur-rocky-keet-patangon-se-ju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1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7, 15, 6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2.73" calcext:value-type="float">
            <text:p>72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4-moru-ek-paheli/604-moru-ek-pahe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6, 27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.29" calcext:value-type="float">
            <text:p>34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9615-kuchh-gadbad-hai/59615-kuchh-gadbad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2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368-dekho-dekho-baagh-aa-gaya/22368-dekho-dekho-baagh-aa-g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5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67" calcext:value-type="float">
            <text:p>1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5-didi-didi-aakash-ka-rang-neela-kyon-hai/385-didi-didi-aakash-ka-rang-neela-kyon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6, 15, 1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.91" calcext:value-type="float">
            <text:p>65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667-meri-sabse-acchi-dost/19667-meri-sabse-acchi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, 11, 1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.38" calcext:value-type="float">
            <text:p>15.38</text:p>
          </table:table-cell>
          <table:table-cell office:value-type="float" office:value="21.43" calcext:value-type="float">
            <text:p>21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142-miss-laya-ki-fantastic-motorcycle-bhookhi-hai/27142-miss-laya-ki-fantastic-motorcycle-bhookh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2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1459-a-dream/51459-a-dre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4, 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212-mujhe-kitabein-padhna-pasand-hai/20212-mujhe-kitabein-padhna-pasand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916-eyaad-ke-kabootar/24916-eyaad-ke-kaboot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2, 23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.58" calcext:value-type="float">
            <text:p>57.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1591-daali-par-baithna/41591-daali-par-baith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608-grandfathers-hookah/13608-grandfathers-hooka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3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926-ek-accident/19926-ek-acciden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9996-mere-jute-mein-kankar/59996-mere-jute-mein-kank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.5" calcext:value-type="float">
            <text:p>87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6086-aur-cheeku-bhi/56086-aur-cheeku-b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8, 8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352-tuniya-ki-soojhboojh/32352-tuniya-ki-soojhbooj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46, 37, 33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54" calcext:value-type="float">
            <text:p>36.54</text:p>
          </table:table-cell>
          <table:table-cell office:value-type="float" office:value="37.74" calcext:value-type="float">
            <text:p>37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883-phareeda-kee-daavat/24883-phareeda-kee-daav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5, 8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3332-beej-bachao/43332-beej-bacha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5, 26, 2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.5" calcext:value-type="float">
            <text:p>37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152-story-play-the-clouds/13152-story-play-the-cloud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8, 8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477-nani-chali-tahelne/48477-nani-chali-tahel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7, 11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.73" calcext:value-type="float">
            <text:p>72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3716/23716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054-mujhe-kya-pasand-hai/12054-mujhe-kya-pasand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658-the-fisticuffing-vessel/21658-the-fisticuffing-vesse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624-do-bhookhe-ladake/18624-do-bhookhe-ladak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97-my-friend/5897-my-frie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6, 6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36.36" calcext:value-type="float">
            <text:p>36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41-kaun-sa-pair-pehle-uthaen/30041-kaun-sa-pair-pehle-utha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66-sab-billi-ka-dosh-hai/1366-sab-billi-ka-dosh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.82" calcext:value-type="float">
            <text:p>81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234-what-should-i-do/14234-what-should-i-d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953-raja-ka-mukut/45953-raja-ka-muku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5, 16, 1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93-kaka-aur-munni/593-kaka-aur-mun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, 16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.62" calcext:value-type="float">
            <text:p>65.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257-hashim-ne-bachaye-aam/50257-hashim-ne-bachaye-a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9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.33" calcext:value-type="float">
            <text:p>58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6-mera-ghar/206-mera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6, 16, 1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76" calcext:value-type="float">
            <text:p>11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789-deer-become-free/40789-deer-become-fr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591-maasumiyat/13591-maasumiy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306-pehla-priyas/25306-pehla-priya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4, 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82-sankhyaon-ka-mela/38882-sankhyaon-ka-me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8, 6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.68" calcext:value-type="float">
            <text:p>73.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673-doong-doong-dum-dum/13673-doong-doong-dum-du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7, 7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6.36" calcext:value-type="float">
            <text:p>36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19-main-madad-kar-sakti-hoon/20319-main-madad-kar-sakti-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3, 11, 11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.43" calcext:value-type="float">
            <text:p>21.43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2-kaagbhagodon-ki-parade/552-kaagbhagodon-ki-parad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34, 40, 2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.27" calcext:value-type="float">
            <text:p>47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950-hungry-squirell/18950-hungry-squirel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047-dhatt-tere-ki/10047-dhatt-tere-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099-elephant-friend/15099-elephant-frie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25-draw-a-picture/12725-draw-a-pictur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838-had-a-dream/13838-had-a-dre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387-pyali-mein-kya-hai/50387-pyali-mein-ky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4, 16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.38" calcext:value-type="float">
            <text:p>65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70-sabse-achcha-ghar/13770-sabse-achcha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4, 18, 1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86" calcext:value-type="float">
            <text:p>4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675-where-is-the-owl/20675-where-is-the-ow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92-chakit-kare-fibonacci/5792-chakit-kare-fibonacc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1, 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2, 2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, 0, 0]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446-monkey-shayring/27446-monkey-shayri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601-lalloo-ki-mithayi/21601-lalloo-ki-mithay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827-kya-mere-jaisa-koi-aur-hai/42827-kya-mere-jaisa-koi-aur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778-i-want-to-play-with-the-stars/34778-i-want-to-play-with-the-star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, 6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, 7, 7]</text:p>
          </table:table-cell>
          <table:table-cell office:value-type="float" office:value="63.64" calcext:value-type="float">
            <text:p>63.64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525-mars-in-the-jungle/60525-mars-in-the-jung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98-subhami-kaa-parivar/1798-subhami-kaa-pariv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73-tadh-pedh-ke-laabh/19173-tadh-pedh-ke-laab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413-bhoot/35413-bhoo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9, 17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693-mona-loves-roti/44693-mona-loves-ro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6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.89" calcext:value-type="float">
            <text:p>88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6-sona-sayaani/106-sona-saya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7, 14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764-kya-kisi-ne-sundari-ko-dekha-hai/55764-kya-kisi-ne-sundari-ko-dekh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53-kauva-ke-rishtedar/653-kauva-ke-rishted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37, 44, 28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.88" calcext:value-type="float">
            <text:p>50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901-laadle-ka-dhol/13901-laadle-ka-dho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3, 2]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34, 15, 13]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75.47" calcext:value-type="float">
            <text:p>75.47</text:p>
          </table:table-cell>
          <table:table-cell office:value-type="float" office:value="73.21" calcext:value-type="float">
            <text:p>73.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349-golu-monu-aur-papa-ka-mobile-phone/26349-golu-monu-aur-papa-ka-mobile-pho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8, 16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50, 30, 30]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8.54" calcext:value-type="float">
            <text:p>58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85-amma-jab-school-gayin/685-amma-jab-school-gay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20-bommakka-ne-gudiya-banaai/20320-bommakka-ne-gudiya-bana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2, 5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.75" calcext:value-type="float">
            <text:p>68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848-write-on-grain/17848-write-on-gr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963-manu-kaa-dost/9963-manu-kaa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217-badshahi-park/11217-badshahi-par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91, 100, 6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.87" calcext:value-type="float">
            <text:p>60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5-khushi/345-khus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5, 29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.35" calcext:value-type="float">
            <text:p>32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7-khoya-paaya/357-khoya-pa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31-garje-baadal-naache-mor/231-garje-baadal-naache-mo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3, 19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.33" calcext:value-type="float">
            <text:p>4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6384-do-dost/46384-do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48-aamon-ki-baarish/7748-aamon-ki-baaris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297-pehelwaan-ji/20297-pehelwaan-j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4, 12, 12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.75" calcext:value-type="float">
            <text:p>18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291-lazy-fissi-and-teju/21291-lazy-fissi-and-tej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737-tum-keera-hi-ho/49737-tum-keera-hi-h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5, 12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.63" calcext:value-type="float">
            <text:p>52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056-molly-aur-meena/38056-molly-aur-mee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8, 8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8.33" calcext:value-type="float">
            <text:p>8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337-bada-ya-chhota/38337-bada-ya-chho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, 9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931-muje-dekho/20931-muje-dekh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754-spring-vaale-joote/20754-spring-vaale-joo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70-jungal-ka-romanch/30070-jungal-ka-romanc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43, 62, 3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.02" calcext:value-type="float">
            <text:p>58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877-sir-m-vishveshvaraiya-baandh-setu-aur-pragatisheel-bhaarat-ki-nirmaata/39877-sir-m-vishveshvaraiya-baandh-setu-aur-pragatisheel-bhaarat-ki-nirmaa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5, 8, 8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9.49" calcext:value-type="float">
            <text:p>79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105-chhai-chhapa-chhai-chhapaak-chhai/57105-chhai-chhapa-chhai-chhapaak-ch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273-pehelwaan-ji-aur-kela/10273-pehelwaan-ji-aur-ke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8, 19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895-babhoo-bhains/32895-babhoo-bhain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8, 23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.33" calcext:value-type="float">
            <text:p>5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435-ek-jaise-ya-alag-alag/12435-ek-jaise-ya-alag-ala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9, 30, 22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1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8, 23, 22]</text:p>
          </table:table-cell>
          <table:table-cell office:value-type="float" office:value="46.34" calcext:value-type="float">
            <text:p>46.34</text:p>
          </table:table-cell>
          <table:table-cell office:value-type="float" office:value="100" calcext:value-type="float">
            <text:p>100</text:p>
          </table:table-cell>
          <table:table-cell office:value-type="float" office:value="26.67" calcext:value-type="float">
            <text:p>26.67</text:p>
          </table:table-cell>
          <table:table-cell office:value-type="float" office:value="39.73" calcext:value-type="float">
            <text:p>39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777-i-do-not-want-to-go-to-school/34777-i-do-not-want-to-go-to-schoo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23, 21, 18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1, 17, 17]</text:p>
          </table:table-cell>
          <table:table-cell office:value-type="float" office:value="30.77" calcext:value-type="float">
            <text:p>30.77</text:p>
          </table:table-cell>
          <table:table-cell office:value-type="float" office:value="0" calcext:value-type="float">
            <text:p>0</text:p>
          </table:table-cell>
          <table:table-cell office:value-type="float" office:value="29.17" calcext:value-type="float">
            <text:p>29.17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597-ek-bataa-do/12597-ek-bataa-d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0, 13, 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7, 18, 18]</text:p>
          </table:table-cell>
          <table:table-cell office:value-type="float" office:value="87.88" calcext:value-type="float">
            <text:p>87.88</text:p>
          </table:table-cell>
          <table:table-cell office:value-type="float" office:value="100" calcext:value-type="float">
            <text:p>100</text:p>
          </table:table-cell>
          <table:table-cell office:value-type="float" office:value="35.71" calcext:value-type="float">
            <text:p>35.71</text:p>
          </table:table-cell>
          <table:table-cell office:value-type="float" office:value="64.52" calcext:value-type="float">
            <text:p>64.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697-miaow-ki-chori/15697-miaow-ki-cho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8, 26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.05" calcext:value-type="float">
            <text:p>82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469-mendhak-kee-tarakeeb/35469-mendhak-kee-tarakeeb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6, 22, 2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.22" calcext:value-type="float">
            <text:p>2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054-mohandas-se-mahatma-tak-gandhiji-ka-safar/17054-mohandas-se-mahatma-tak-gandhiji-ka-saf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, 8, 8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7" calcext:value-type="float">
            <text:p>46.67</text:p>
          </table:table-cell>
          <table:table-cell office:value-type="float" office:value="55.56" calcext:value-type="float">
            <text:p>5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69-jaasoos-kaushik/2269-jaasoos-kaushi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986-mota-raja-patla-kutta/48986-mota-raja-pat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11, 1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30-chintu/13330-chint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, 10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.18" calcext:value-type="float">
            <text:p>18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229-motu-raja-aur-patlu-kutta/42229-motu-raja-aur-patlu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1513-dhoopaileebarakha-ka-geet/41513-dhoopaileebarakha-ka-gee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8, 8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558-chini/13558-chi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387-chhupan-chhupai/11387-chhupan-chhup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268-dal-ka-dana/12268-dal-ka-da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53, 44, 4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.82" calcext:value-type="float">
            <text:p>21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66-rose-aur-mayaau/7766-rose-aur-mayaa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340-ek-do-teen-chaar/31340-ek-do-teen-cha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525-gillu/13525-gill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80-what-did-mina-say/17280-what-did-mina-s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250-saari-galti-us-billee-ki-hai/7250-saari-galti-us-billee-k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92-chalaak-chooha/15592-chalaak-choo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74-luka-chipi/15574-luka-chip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85-zara-apani-jeebh-baahar-nikaalna/30085-zara-apani-jeebh-baahar-nikaal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245-neeli-aur-laali/20245-neeli-aur-laa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444-chidiya-karti-choon-choon-kyon-kyon/17444-chidiya-karti-choon-choon-kyon-ky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812-bal-katne-wala-afwah-ya-sachchai/18812-bal-katne-wala-afwah-ya-sachc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81-telephone-bel-se-sel-tak/38881-telephone-bel-se-sel-t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54, 33, 29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6.72" calcext:value-type="float">
            <text:p>56.72</text:p>
          </table:table-cell>
          <table:table-cell office:value-type="float" office:value="57.97" calcext:value-type="float">
            <text:p>57.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219-dhyan-singh-chand-hockey-ke-jadugar/10219-dhyan-singh-chand-hockey-ke-jadug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2, 12, 1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36, 10, 9]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82.14" calcext:value-type="float">
            <text:p>82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01-ammu-ka-kutta/1701-ammu-k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34, 26, 2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46, 30, 30]</text:p>
          </table:table-cell>
          <table:table-cell office:value-type="float" office:value="37.84" calcext:value-type="float">
            <text:p>37.84</text:p>
          </table:table-cell>
          <table:table-cell office:value-type="float" office:value="0" calcext:value-type="float">
            <text:p>0</text:p>
          </table:table-cell>
          <table:table-cell office:value-type="float" office:value="34.78" calcext:value-type="float">
            <text:p>34.78</text:p>
          </table:table-cell>
          <table:table-cell office:value-type="float" office:value="36.14" calcext:value-type="float">
            <text:p>36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884-aap-kya-mehsoos-kar-rahe-hain/11884-aap-kya-mehsoos-kar-rah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570-chulbuli-and-totaram/12570-chulbuli-and-totar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745-aam-ka-bhaagy/33745-aam-ka-bhaag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87-muttajji-ki-umr-kyaa-hai/5787-muttajji-ki-umr-kya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33, 29, 2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3, 8, 7]</text:p>
          </table:table-cell>
          <table:table-cell office:value-type="float" office:value="61.4" calcext:value-type="float">
            <text:p>61.4</text:p>
          </table:table-cell>
          <table:table-cell office:value-type="float" office:value="0" calcext:value-type="float">
            <text:p>0</text:p>
          </table:table-cell>
          <table:table-cell office:value-type="float" office:value="74.07" calcext:value-type="float">
            <text:p>74.07</text:p>
          </table:table-cell>
          <table:table-cell office:value-type="float" office:value="65.48" calcext:value-type="float">
            <text:p>65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51-kya-hota-agar/15551-kya-hota-ag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982-friend/35982-frie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69-lost-and-found/19169-lost-and-fou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823-fish-and-bird/32823-fish-and-bir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908-one-day-in-village/12908-one-day-in-villag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609-counts-meena/13609-counts-mee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368-yeh-sab-kuch-kaun-kha-gaya/44368-yeh-sab-kuch-kaun-kha-g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150-say-say/14150-say-s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957-miss-laya-ki-adbhut-phataphatiya-aur-bada-baksa/26957-miss-laya-ki-adbhut-phataphatiya-aur-bada-baks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2, 11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.25" calcext:value-type="float">
            <text:p>31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96-mota-raja-patla-kutta/10596-mota-raja-pat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621-chalo-sair-par-chalen/18621-chalo-sair-par-chal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588-maya-ki-diwali/21588-maya-ki-diwa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242-shauchalay-katha/14242-shauchalay-kat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1, 1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7, 9, 9]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.82" calcext:value-type="float">
            <text:p>81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493-naveli-train-and-cow/37493-naveli-train-and-cow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6, 13, 1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256-gambhir-durghatna/20256-gambhir-durghat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5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67" calcext:value-type="float">
            <text:p>1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093-sud-sud-sud/12093-sud-sud-su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43-sona-badi-sayani/943-sona-badi-say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8, 17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714-nita-ulta-kyun-latki-hui-hai/32714-nita-ulta-kyun-latki-hu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1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25, 22, 2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.23" calcext:value-type="float">
            <text:p>19.23</text:p>
          </table:table-cell>
          <table:table-cell office:value-type="float" office:value="27.59" calcext:value-type="float">
            <text:p>27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728-spot/42728-spo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.43" calcext:value-type="float">
            <text:p>71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130-gum-ho-gayi-radha/8130-gum-ho-gayi-rad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397-priya-aur-uska-paudha/8397-priya-aur-uska-paud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6-baani/426-ba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30, 58, 2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.57" calcext:value-type="float">
            <text:p>67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4-veeru-ka-circus/164-veeru-ka-circu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8, 22, 1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.38" calcext:value-type="float">
            <text:p>59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794-joon-ka-naya-basera/36794-joon-ka-naya-base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6, 21, 1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.75" calcext:value-type="float">
            <text:p>43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266-dadaji-ka-chashma/15266-dadaji-ka-chashm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951-smile-please/9951-smile-pleas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69-mera-bat-kahan-hai/869-mera-bat-kahan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9, 9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27-daud/13327-dau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8, 8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.22" calcext:value-type="float">
            <text:p>2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48-upar-dekho/33448-upar-dekh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9, 9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67" calcext:value-type="float">
            <text:p>41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650-hiran-ka-bachcha/14650-hiran-ka-bachc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110-chitra-khel/36110-chitra-khe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2, 11, 8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20, 12, 12]</text:p>
          </table:table-cell>
          <table:table-cell office:value-type="float" office:value="52.94" calcext:value-type="float">
            <text:p>52.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.95" calcext:value-type="float">
            <text:p>45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671-golee-tofee-vaala-raakshas/25671-golee-tofee-vaala-raaksha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96-pehalwan-ji-ka-khel/996-pehalwan-ji-ka-khe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2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9, 14, 13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67-dho-daalo/7767-dho-daal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785-pakhi-and-her-friend-vishu-went-out-to-find-the-puppy-now-how-will-they-come-back-home-and-will-they-find-puppy/34785-pakhi-and-her-friend-vishu-went-out-to-find-the-puppy-now-how-will-they-come-back-home-and-will-they-find-pupp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, 5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, 2, 2]</text:p>
          </table:table-cell>
          <table:table-cell office:value-type="float" office:value="77.78" calcext:value-type="float">
            <text:p>77.7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.47" calcext:value-type="float">
            <text:p>76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869-goloo-a-story-of-a-circle/19869-goloo-a-story-of-a-circ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27" calcext:value-type="float">
            <text:p>27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45/7745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6, 21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67" calcext:value-type="float">
            <text:p>41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656-main-bahut-kuch-bana-sakta-hoon/42656-main-bahut-kuch-bana-sakta-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733-mission-cycle/44733-mission-cyc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67, 77, 44]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.08" calcext:value-type="float">
            <text:p>65.08</text:p>
          </table:table-cell>
          <table:table-cell office:value-type="float" office:value="64.84" calcext:value-type="float">
            <text:p>64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2156-thirsty-lions-and-rat/62156-thirsty-lions-and-r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703-indradhanush-ke-saat-rang/20703-indradhanush-ke-saat-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67-shobhini-aur-naani/767-shobhini-aur-na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79, 87, 6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72" calcext:value-type="float">
            <text:p>48.72</text:p>
          </table:table-cell>
          <table:table-cell office:value-type="float" office:value="49.15" calcext:value-type="float">
            <text:p>49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803-meri-machli-nahi-meri-machli/6803-meri-machli-nahi-meri-mach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56-druvi-ki-chhatree/30056-druvi-ki-chhatr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36, 30, 2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.68" calcext:value-type="float">
            <text:p>23.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83-kumhaar-ki-suari/30083-kumhaar-ki-sua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1, 20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631-katran/48631-katr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013-aiman-ka-basta/12013-aiman-ka-bas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7, 19, 1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.63" calcext:value-type="float">
            <text:p>29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584-anokha-ghonsala/37584-anokha-ghonsa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9, 33, 2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.22" calcext:value-type="float">
            <text:p>2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29-roti-gayi-roti-aayi/15529-roti-gayi-roti-aay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, 9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79-praacheen-jeev/30079-praacheen-jeev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40, 21, 1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04" calcext:value-type="float">
            <text:p>66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2013-banti-aur-uske-gate-hue-pakshi/62013-banti-aur-uske-gate-hue-paks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23-hum-jugnoo-ki-tarah-kyon-nahin-chamak-sakte/4023-hum-jugnoo-ki-tarah-kyon-nahin-chamak-sak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6, 9, 8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.76" calcext:value-type="float">
            <text:p>75.76</text:p>
          </table:table-cell>
          <table:table-cell office:value-type="float" office:value="74.29" calcext:value-type="float">
            <text:p>74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332-hawa-kitni-bhari-hai/39332-hawa-kitni-bhar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49, 28, 24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66" calcext:value-type="float">
            <text:p>60.66</text:p>
          </table:table-cell>
          <table:table-cell office:value-type="float" office:value="61.29" calcext:value-type="float">
            <text:p>61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60-chalo-kitaben-kharidane/760-chalo-kitaben-kharidan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9, 28, 2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27" calcext:value-type="float">
            <text:p>27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871-where-did-mummy-go/60871-where-did-mummy-g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194-rajkumari-neela/52194-rajkumari-nee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9, 24, 19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51.22" calcext:value-type="float">
            <text:p>51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43-oonche-pahaadon-ka-chhutka-sa-chida/30043-oonche-pahaadon-ka-chhutka-sa-chi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42, 39, 2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.27" calcext:value-type="float">
            <text:p>47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484-gutka-billi-shanku-billi/12484-gutka-billi-shanku-bil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652-if-roads-could-speak/39652-if-roads-could-spe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, 3, 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65-muft-ke-teen/665-muft-ke-te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46, 52, 33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07" calcext:value-type="float">
            <text:p>62.07</text:p>
          </table:table-cell>
          <table:table-cell office:value-type="float" office:value="62.5" calcext:value-type="float">
            <text:p>6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890-dekho-to-jano/50890-dekho-to-jan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18, 19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.81" calcext:value-type="float">
            <text:p>73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67-satranga-sambar/30067-satranga-samb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4, 14, 1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.75" calcext:value-type="float">
            <text:p>18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02-vishaalkay-ek-pankh-gajpakshi/1102-vishaalkay-ek-pankh-gajpaks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52, 38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799-butterfly/17799-butterfl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4, 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898-ma-hurry-up/15898-ma-hurry-up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23, 41, 2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.32" calcext:value-type="float">
            <text:p>55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228-khargosh-ke-lambe-kaan/21228-khargosh-ke-lambe-ka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32, 21, 1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.12" calcext:value-type="float">
            <text:p>44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515-question-of-bird/17515-question-of-bir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676-clever-jackal/13676-clever-jack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214-yeh-bhi-khaoon-veh-bhi-khaoon/12214-yeh-bhi-khaoon-veh-bhi-kha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5, 15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.72" calcext:value-type="float">
            <text:p>51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743-aao-taad-ke-ped-se-milein/19743-aao-taad-ke-ped-se-mile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94-mota-raja-aur-patla-kutta/10594-mota-raja-aur-pat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42-reeti-aur-mithu/4942-reeti-aur-mith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42, 50, 3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.96" calcext:value-type="float">
            <text:p>62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687-grammar-gender/25687-grammar-gend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795-anmol-nadiyaa/58795-anmol-nadiya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75-chatur-sakur/6975-chatur-saku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450-nayi-ladki/12450-nayi-lad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36, 39, 3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.26" calcext:value-type="float">
            <text:p>28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725-yeh-sab-kis-liye-hai/33725-yeh-sab-kis-liye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, 6, 5]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826-come-on-and-play/13826-come-on-and-pl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09-aao-naav-banaye/13309-aao-naav-banay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315-sharir-ke-dost/44315-sharir-ke-d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38-thangwang-aur-bhaloo-bhalluka/7738-thangwang-aur-bhaloo-bhalluk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868-story-talk-of-bag/12868-story-talk-of-ba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46-ek-bhoot-jisne-ladki-ko-bachaya/15746-ek-bhoot-jisne-ladki-ko-bach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230-mota-raja-patla-kutta/11230-mota-raja-pat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7922-dusra-tareeka/47922-dusra-tareek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110-shenda-gaaloo-aur-bher/38110-shenda-gaaloo-aur-bh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2, 23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.59" calcext:value-type="float">
            <text:p>70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00-paani-ka-beej/20300-paani-ka-beej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3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20, 13, 13]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98-puri-kyon-fulti-hai/4098-puri-kyon-fult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57, 30, 2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2" calcext:value-type="float">
            <text:p>66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39-pyara-pilla/6739-pyara-pil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291-mera-shahar-mere-kutte/33291-mera-shahar-mere-kut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38, 31, 3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.08" calcext:value-type="float">
            <text:p>23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50-mere-palang-ke-neeche/15550-mere-palang-ke-neech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-didi-didi-cheezein-upar-kyon-nahin-girti-hain/388-didi-didi-cheezein-upar-kyon-nahin-girti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46, 20, 1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1248-chinti-pariwar/61248-chinti-pariw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, 7, 6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14-chalo-bajar-chale/5514-chalo-bajar-cha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957-meree-dhosta/57957-meree-dhos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558-rang-birangi-sundar-machli/17558-rang-birangi-sundar-mach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320-maine-kuch-nahi-kiya/30320-maine-kuch-nahi-k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89-unni-ki-chaahat/30089-unni-ki-chaah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43, 47, 3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.22" calcext:value-type="float">
            <text:p>55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2-thoda-sa-aur/112-thoda-sa-au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9, 43, 2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.82" calcext:value-type="float">
            <text:p>61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1300-mummy-s-discrimination/41300-mummy-s-discriminati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293-gopi-badal-gaya/13293-gopi-badal-g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7918-tine-aur-door-base-parvat/47918-tine-aur-door-base-parv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44, 26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.9" calcext:value-type="float">
            <text:p>54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35-mera-dost-darakht/30035-mera-dost-darakh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2, 25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.73" calcext:value-type="float">
            <text:p>72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96-bimla-ka-cake-itna-mulaayam-kaise/38896-bimla-ka-cake-itna-mulaayam-kais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22, 45, 1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.41" calcext:value-type="float">
            <text:p>72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300-bhaago-mote-raja-ke-saath-duble-kutte-ke-peeche/4300-bhaago-mote-raja-ke-saath-duble-kutte-ke-peech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72-mujhe-abhi-batayien-natkhat-ya-nahin/472-mujhe-abhi-batayien-natkhat-ya-nah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6, 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86" calcext:value-type="float">
            <text:p>4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564-anand/52564-ana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27" calcext:value-type="float">
            <text:p>27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835-exams-a-comic-satire/17835-exams-a-comic-satir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-meri-machli-nahin-meri-machli/50-meri-machli-nahin-meri-mach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58-chooha-sikandar-ghar-ke-andar/10558-chooha-sikandar-ghar-ke-and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85-kuch-nahin/6785-kuch-nah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814-uff-ye-shor/15814-uff-ye-sho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31, 21, 2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26" calcext:value-type="float">
            <text:p>32.26</text:p>
          </table:table-cell>
          <table:table-cell office:value-type="float" office:value="36.36" calcext:value-type="float">
            <text:p>36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22-yeh-bhi-koi-khana-hai/922-yeh-bhi-koi-khan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374-shawl-ka-aakhir-kya-hua/12374-shawl-ka-aakhir-kya-hu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4, 4, 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31, 24, 22]</text:p>
          </table:table-cell>
          <table:table-cell office:value-type="float" office:value="55.56" calcext:value-type="float">
            <text:p>55.56</text:p>
          </table:table-cell>
          <table:table-cell office:value-type="float" office:value="100" calcext:value-type="float">
            <text:p>100</text:p>
          </table:table-cell>
          <table:table-cell office:value-type="float" office:value="38.89" calcext:value-type="float">
            <text:p>38.89</text:p>
          </table:table-cell>
          <table:table-cell office:value-type="float" office:value="43.48" calcext:value-type="float">
            <text:p>43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12-grandmothers-specs/17212-grandmothers-spec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042-jaadui-pathar/27042-jaadui-pat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25, 18, 18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.77" calcext:value-type="float">
            <text:p>30.77</text:p>
          </table:table-cell>
          <table:table-cell office:value-type="float" office:value="32.14" calcext:value-type="float">
            <text:p>32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4660-uttam-pari/54660-uttam-pa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638-philautus-mendhak-ka-sahasik-safarnaama/13638-philautus-mendhak-ka-sahasik-safarnaam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, 8, 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35, 20, 19]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74.42" calcext:value-type="float">
            <text:p>74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138-bhabloo-bhaloo-ki-sair/10138-bhabloo-bhaloo-ki-sai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1-didi-didi-baadal-kyon-garajte-hain/381-didi-didi-baadal-kyon-garajt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31, 8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.72" calcext:value-type="float">
            <text:p>83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463-ain-samay-par/50463-ain-samay-p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18, 31, 10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2.46" calcext:value-type="float">
            <text:p>82.46</text:p>
          </table:table-cell>
          <table:table-cell office:value-type="float" office:value="82.76" calcext:value-type="float">
            <text:p>82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9136-ghost/29136-ghos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691-whose-pond/31691-whose-po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-pehelwaan-ji/60-pehelwaan-j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7, 14, 1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78" calcext:value-type="float">
            <text:p>27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160-chipko-chipko-vriksh-bachao/10160-chipko-chipko-vriksh-bacha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26, 24, 16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127, 79, 69]</text:p>
          </table:table-cell>
          <table:table-cell office:value-type="float" office:value="65.22" calcext:value-type="float">
            <text:p>65.22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59.13" calcext:value-type="float">
            <text:p>59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175-main-madad-kar-sakti-hoon/42175-main-madad-kar-sakti-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81-alsi-madhumakhi/19181-alsi-madhumakh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6, 12, 12]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1" calcext:value-type="float">
            <text:p>38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582-i-don-t-know/49582-i-don-t-know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1, 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90-khel-aakaar-ka/38890-khel-aakaar-k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4, 27, 1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.38" calcext:value-type="float">
            <text:p>59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957-theek-se-dekho/45957-theek-se-dekh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9, 21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.38" calcext:value-type="float">
            <text:p>65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9875-varsaad-main-ka-gaavnu/59875-varsaad-main-ka-gaavn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, 6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.85" calcext:value-type="float">
            <text:p>53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244-roads/39244-road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89-kahan-gaya-gogo/1589-kahan-gaya-gog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8, 16, 1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11" calcext:value-type="float">
            <text:p>11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753-kyonki-yehi-tumhaare-liye-accha-hai/19753-kyonki-yehi-tumhaare-liye-acch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899-main-cheejein-banaa-sakta-hoon/25899-main-cheejein-banaa-sakta-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575-jaanwar-kya-kar-rahe-hain/14575-jaanwar-kya-kar-rah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470-chalta-pahaad/35470-chalta-pahaa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32, 24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11" calcext:value-type="float">
            <text:p>42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85-divya-ne-naksha-banaaya/38885-divya-ne-naksha-bana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34, 29, 2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.56" calcext:value-type="float">
            <text:p>5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25-dream-of-pappu/13725-dream-of-papp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65-story-of-sona-and-dinosaur/6965-story-of-sona-and-dinosau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108-ek-safar-ek-khel/38108-ek-safar-ek-khe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6, 31, 2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.59" calcext:value-type="float">
            <text:p>36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079-thanks-muniya/25079-thanks-mun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807-my-brother-and-me/12807-my-brother-and-m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112-ek-mazedaar-yojana/38112-ek-mazedaar-yoja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41, 33, 3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.61" calcext:value-type="float">
            <text:p>32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5-barsaa-baadal/695-barsaa-baad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2, 13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.11" calcext:value-type="float">
            <text:p>61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650-my-dreams/42650-my-dream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10-didi-ka-rang-biranga-khazaana/1910-didi-ka-rang-biranga-khazaa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132-marubhumi-mein-maldhok/21132-marubhumi-mein-maldho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71, 46, 3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.42" calcext:value-type="float">
            <text:p>60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74-mere-sambar-mein-chamgadad/30074-mere-sambar-mein-chamgada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1269-kite-of-chiku/61269-kite-of-chik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35-kallu-ke-kissey-02-manch-par-khilandadi/935-kallu-ke-kissey-02-manch-par-khilanda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0]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63, 60, 34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4.05" calcext:value-type="float">
            <text:p>74.05</text:p>
          </table:table-cell>
          <table:table-cell office:value-type="float" office:value="74.44" calcext:value-type="float">
            <text:p>74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952-kaun-bola-boink/7952-kaun-bola-boin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0140-pakshi-kanghee-kyon-nahin-karte/60140-pakshi-kanghee-kyon-nahin-kart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6, 14, 1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.06" calcext:value-type="float">
            <text:p>58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392-pambaram-ek-shararati-lattu/9392-pambaram-ek-shararati-latt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226-siyaar-ki-haar/21226-siyaar-ki-ha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32, 18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.48" calcext:value-type="float">
            <text:p>48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28-jhontsi/15728-jhonts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702-mujhe-abhi-batayien-gol-bus-gol/15702-mujhe-abhi-batayien-gol-bus-go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6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.57" calcext:value-type="float">
            <text:p>28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707-janvaron-ki-ginti/20707-janvaron-ki-gin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651-jadui-aam/37651-jadui-a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2, 1]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39, 39, 22]</text:p>
          </table:table-cell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72.84" calcext:value-type="float">
            <text:p>72.84</text:p>
          </table:table-cell>
          <table:table-cell office:value-type="float" office:value="73.56" calcext:value-type="float">
            <text:p>73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494-varsha-ritu/7494-varsha-rit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1-gol-gol-goloo/91-gol-gol-golo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160-naughty-sharat-and-the-friendly-road/37160-naughty-sharat-and-the-friendly-roa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4, 2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2, 2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190-chamatkari-phal/15190-chamatkari-ph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05-story-moomoo-copying/13305-story-moomoo-copyi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655-ting-ping/42655-ting-pi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514-grant-paa/17514-grant-pa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500-hindi/39500-hin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9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861-akku-hui-guss/13861-akku-hui-gus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59-bhawna-and-dadaji/6759-bhawna-and-dadaj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168-chidhanchumal/52168-chidhanchum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0, 21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182-aam-gira/17182-aam-gi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55, 49, 4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.69" calcext:value-type="float">
            <text:p>20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47-kitnaa-shor/947-kitnaa-sho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78-murge-ki-baang/15578-murge-ki-ba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40-kaamkaaji-cheentiyaan/15540-kaamkaaji-cheentiyaa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80-sab-kuchh-ulta-pulta-hai/38880-sab-kuchh-ulta-pult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9, 18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.57" calcext:value-type="float">
            <text:p>69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407-who-are-greater/12407-who-are-great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467-say-say/17467-say-s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1171-aakash-mein-whale/41171-aakash-mein-wha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16, 17, 8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office:value-type="float" office:value="77.78" calcext:value-type="float">
            <text:p>77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0-kya-dekhti-hai-anu/170-kya-dekhti-hai-an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4, 10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.75" calcext:value-type="float">
            <text:p>43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106-bahut-badi-bahut-chhoti/17106-bahut-badi-bahut-chho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729-kya-aapne-kabhi-savaari-ki-hai/7729-kya-aapne-kabhi-savaari-k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927-sab-billi-ki-galati-hai/26927-sab-billi-ki-galat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5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.55" calcext:value-type="float">
            <text:p>54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507-monkey-and-the-drought/21507-monkey-and-the-drough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4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073-ek-badi-musibat/16073-ek-badi-musib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, 19, 13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76" calcext:value-type="float">
            <text:p>61.76</text:p>
          </table:table-cell>
          <table:table-cell office:value-type="float" office:value="65.79" calcext:value-type="float">
            <text:p>65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50-kali-bas-nachna-chahta-hai/33450-kali-bas-nachna-chaht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59, 40, 3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.46" calcext:value-type="float">
            <text:p>59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5-aaloo-maaloo-kaaloo/195-aaloo-maaloo-kaalo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2825-pareshaan-pahiya/32825-pareshaan-pah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1, 23, 1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.14" calcext:value-type="float">
            <text:p>32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386-suna-kya/22386-suna-k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7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725-meera-aur-ameera/45725-meera-aur-amee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5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3, 18, 18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0-rama-ke-taare/580-rama-ke-taar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1, 9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0-meri-car/420-meri-c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, 11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.67" calcext:value-type="float">
            <text:p>2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210-gali-ke-rang/8210-gali-ke-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8118-hindi/48118-hin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238-ek-patta/44238-ek-pa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, 10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67" calcext:value-type="float">
            <text:p>1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70-ammu-ka-pilla/1670-ammu-ka-pil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902-adrshy-banaane-wala-choga/38902-adrshy-banaane-wala-chog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53, 34, 2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.16" calcext:value-type="float">
            <text:p>62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949-fat-king-thin-dog/9949-fat-king-thin-do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7337-kab-aaun/47337-kab-aa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582-hum-bajar-gaye/16582-hum-bajar-gay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3, 30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.3" calcext:value-type="float">
            <text:p>30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38-pintoo-ki-cycle/15538-pintoo-ki-cyc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471-enjoy-in-rain/12471-enjoy-in-r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387-chalo-neeboo-paani-banate-hain/38387-chalo-neeboo-paani-banat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2, 18, 16]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.33" calcext:value-type="float">
            <text:p>4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801-camels-and-stories/42801-camels-and-storie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3328-amma-ki-toolkit/43328-amma-ki-toolki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4, 27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.64" calcext:value-type="float">
            <text:p>63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224-kamala-ka-geet/14224-kamala-ka-gee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5155-friend-of-frogs/25155-friend-of-frog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3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96.55" calcext:value-type="float">
            <text:p>96.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128-park-mein-shishtachar-antar-pehchanen/45128-park-mein-shishtachar-antar-pehchan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31, 21, 2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.39" calcext:value-type="float">
            <text:p>39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61-machhliyon-ki-baarish/2861-machhliyon-ki-baaris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62-between-a-girl-timmi-and-her-pet-children-can-also-learn-about-body-parts/10562-between-a-girl-timmi-and-her-pet-children-can-also-learn-about-body-part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-veh-hans-diyaa/1-veh-hans-diya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08-aao-beej-batoren/4408-aao-beej-bator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36, 20, 15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39" calcext:value-type="float">
            <text:p>69.39</text:p>
          </table:table-cell>
          <table:table-cell office:value-type="float" office:value="71.15" calcext:value-type="float">
            <text:p>71.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12-golu-ke-mazedaar-kisse-golu-aur-teelu-ki-dosti/6712-golu-ke-mazedaar-kisse-golu-aur-teelu-ki-dos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1, 11, 1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.62" calcext:value-type="float">
            <text:p>47.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63-hindi/10563-hin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07-mehnat-ka-mantra/707-mehnat-ka-man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9, 19, 14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.43" calcext:value-type="float">
            <text:p>46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238-chaaloo-ho-gai-miss-laya-ki-adbhut-phataphatiya/26238-chaaloo-ho-gai-miss-laya-ki-adbhut-phataphati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7, 9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468-enjoy-of-love/12468-enjoy-of-lov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831-kallu-ke-kissey-3-mangu-mali-aur-ambia-bhoot/10831-kallu-ke-kissey-3-mangu-mali-aur-ambia-bhoo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64, 41, 2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.33" calcext:value-type="float">
            <text:p>80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81-tara-ki-gaganchumbi-yatra/30081-tara-ki-gaganchumbi-ya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5, 8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934-khusar-pusar/45934-khusar-pus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002-sher-ka-hauda/17002-sher-ka-hau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4, 19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.45" calcext:value-type="float">
            <text:p>45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411-natkat-ladka/11411-natkat-ladk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030-mini-ki-iccha/17030-mini-ki-icc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87-amma-ghar-kab-lautegi/30087-amma-ghar-kab-lauteg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5, 18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8.12" calcext:value-type="float">
            <text:p>78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75-ye-cheetiyan-kahan-jatee-hain/6775-ye-cheetiyan-kahan-jate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219-thodi-si-madad/5219-thodi-si-mada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47, 25, 23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9" calcext:value-type="float">
            <text:p>54.9</text:p>
          </table:table-cell>
          <table:table-cell office:value-type="float" office:value="53.85" calcext:value-type="float">
            <text:p>53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8-aap-kya-kar-sakte-hain/138-aap-kya-kar-sakt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6, 17, 1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88" calcext:value-type="float">
            <text:p>5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300-mor/12300-mo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6378-bahadur-burli/56378-bahadur-bur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85, 57, 5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.49" calcext:value-type="float">
            <text:p>49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058-kottavi-raja-aur-uninda-desh/17058-kottavi-raja-aur-uninda-des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7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.22" calcext:value-type="float">
            <text:p>2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913-fish-killer/12913-fish-kill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5, 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6.67" calcext:value-type="float">
            <text:p>16.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8.57" calcext:value-type="float">
            <text:p>28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70-laal-barsaati/370-laal-barsaat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548-jis-raat-chand-gaayab-ho-gaya/39548-jis-raat-chand-gaayab-ho-ga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1, 17, 1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67, 42, 42]</text:p>
          </table:table-cell>
          <table:table-cell office:value-type="float" office:value="56.67" calcext:value-type="float">
            <text:p>56.67</text:p>
          </table:table-cell>
          <table:table-cell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office:value-type="float" office:value="44.44" calcext:value-type="float">
            <text:p>44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7322-titliyaa/57322-titliya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1233-mausam/41233-maus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2743-dhobighat-ke-bacche/42743-dhobighat-ke-bacch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44-nanhe-madadgaar/444-nanhe-madadga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22-i-print/17222-i-prin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24-nauka-ki-sair/724-nauka-ki-sai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9, 21, 1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50-gauraya-aur-amrood/750-gauraya-aur-amroo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32, 34, 2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.71" calcext:value-type="float">
            <text:p>35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054-ed/58054-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161-puchkoo-ke-liye-ek-pustak/26161-puchkoo-ke-liye-ek-pust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8, 10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2, 6, 5]</text:p>
          </table:table-cell>
          <table:table-cell office:value-type="float" office:value="86.96" calcext:value-type="float">
            <text:p>86.96</text:p>
          </table:table-cell>
          <table:table-cell office:value-type="float" office:value="0" calcext:value-type="float">
            <text:p>0</text:p>
          </table:table-cell>
          <table:table-cell office:value-type="float" office:value="64.29" calcext:value-type="float">
            <text:p>64.29</text:p>
          </table:table-cell>
          <table:table-cell office:value-type="float" office:value="78.38" calcext:value-type="float">
            <text:p>78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61-gura-ka-lakadhara/661-gura-ka-lakadha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38, 38, 25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3.24" calcext:value-type="float">
            <text:p>63.24</text:p>
          </table:table-cell>
          <table:table-cell office:value-type="float" office:value="63.77" calcext:value-type="float">
            <text:p>63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91-aag-aag/38891-aag-aa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51, 44, 3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.62" calcext:value-type="float">
            <text:p>53.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90-aapki-bhawnaayen/6790-aapki-bhawnaay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524-aas-paas-ki-duniya-ke-jeev/31524-aas-paas-ki-duniya-ke-jeev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8, 8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25-makadi-ki-kahaani/30025-makadi-ki-kahaa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708-seedha-saada-serpy/8708-seedha-saada-serp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8, 25, 2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.12" calcext:value-type="float">
            <text:p>28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861-story-village-settled/12861-story-village-settl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9-skool-ka-pehla-din/99-skool-ka-pehla-d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0465-first-day-of-school/40465-first-day-of-schoo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7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.22" calcext:value-type="float">
            <text:p>2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031-jadui-train-ka-safar/17031-jadui-train-ka-saf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2083-our-village/22083-our-villag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61-balakhani-come-on-play/12761-balakhani-come-on-pla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28-chhupan-chhupai/13328-chhupan-chhup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, 10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67" calcext:value-type="float">
            <text:p>1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603-mota-raja-and-patla-kutta/10603-mota-raja-and-patla-kut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493-manu-ne-banaya-khushion-ka-ghada/10493-manu-ne-banaya-khushion-ka-gha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[158, 149, 10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.05" calcext:value-type="float">
            <text:p>61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6262-himani-ki-tarah-kaise-sulajhaen-samasyaen/56262-himani-ki-tarah-kaise-sulajhaen-samasya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36, 16, 15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65.12" calcext:value-type="float">
            <text:p>65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72-vichaar-kahaan-jaate-hain/30072-vichaar-kahaan-jaat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678-mere-dadi-ko-ek-poonch-hai/19678-mere-dadi-ko-ek-poonch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6, 6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45" calcext:value-type="float">
            <text:p>45.45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812-tree-friend/30812-tree-frie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7, 7, 7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615-weight-become-a-zero/31615-weight-become-a-zer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231-ek-larki-aur-uski-gaind/19231-ek-larki-aur-uski-gai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31-aam-ka-swad/20331-aam-ka-swa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835-o-my-grant-father/20835-o-my-grant-fath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706-jhoot-bolne-ka-parinaam/11706-jhoot-bolne-ka-parina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308-rango-se-khel/5308-rango-se-khe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892-bulbul-chali-school/15892-bulbul-chali-schoo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, 13, 13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18.75" calcext:value-type="float">
            <text:p>18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286-orange-cat-and-purpale-rat/13286-orange-cat-and-purpale-r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4, 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369-moje/35369-moj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5, 20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.36" calcext:value-type="float">
            <text:p>36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3-papa-ki-moochhain/133-papa-ki-mooch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7, 8, 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.78" calcext:value-type="float">
            <text:p>77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03-udan-chhu-palna/703-udan-chhu-pal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3, 17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1-bheema-gadha/331-bheema-gad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5814-gayab-paani-ka-rahasya/35814-gayab-paani-ka-rahasy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49, 29, 29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45.28" calcext:value-type="float">
            <text:p>45.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45" calcext:value-type="float">
            <text:p>45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3268-who-ate-the-khir/23268-who-ate-the-khi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211-cow-and-milk/17211-cow-and-mil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78-chaandni-mein-garam-kheer/478-chaandni-mein-garam-khe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3633-do-ankon-mein-batein-karna/53633-do-ankon-mein-batein-karn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9, 24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.34" calcext:value-type="float">
            <text:p>46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669-let-s-buy-vegetables/34669-let-s-buy-vegetable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2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6, 5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61.54" calcext:value-type="float">
            <text:p>61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77-bhaari-kitana-bhaari/30077-bhaari-kitana-bhaa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6, 11, 11]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8.57" calcext:value-type="float">
            <text:p>68.57</text:p>
          </table:table-cell>
          <table:table-cell office:value-type="float" office:value="67.57" calcext:value-type="float">
            <text:p>67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297-keit-ki-swarg-yatra/30297-keit-ki-swarg-ya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2, 2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7-nirali-dadi/1277-nirali-dad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2, 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884-kaha-hai-nandini/38884-kaha-hai-nandin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23, 32, 2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.95" calcext:value-type="float">
            <text:p>45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385-chota-moza-aur-chote-jeev/28385-chota-moza-aur-chote-jeev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8, 9, 8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559-asila-basila-uthila-jaucha/12559-asila-basila-uthila-jauch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, 2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34, 13, 12]</text:p>
          </table:table-cell>
          <table:table-cell office:value-type="float" office:value="92.31" calcext:value-type="float">
            <text:p>92.31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73.47" calcext:value-type="float">
            <text:p>73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8382-sam-ka-christmas-uphaar/8382-sam-ka-christmas-upha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077-lalachi-chuhe-ji/16077-lalachi-chuhe-j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9, 16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.36" calcext:value-type="float">
            <text:p>36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547-lal-raincoat/20547-lal-rainco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4, 12, 1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4.29" calcext:value-type="float">
            <text:p>14.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157-ek-gali-ya-chidiyaghar/7157-ek-gali-ya-chidiya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664-aam-ka-ped/12664-aam-ka-pe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87-bachcha-aur-bhalu/6787-bachcha-aur-bhal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3-yeh-main-hoon/183-yeh-main-h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9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.18" calcext:value-type="float">
            <text:p>18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5772-yah-kaisee-gandh-hai/55772-yah-kaisee-gandh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10, 36, 6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24" calcext:value-type="float">
            <text:p>88.24</text:p>
          </table:table-cell>
          <table:table-cell office:value-type="float" office:value="88.46" calcext:value-type="float">
            <text:p>88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711-main-cheeze-bana-sakta-hun/20711-main-cheeze-bana-sakta-h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, 14, 1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.67" calcext:value-type="float">
            <text:p>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673-lov-walks/12673-lov-walk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3-gainda-bhaga/303-gainda-bhag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28, 45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.07" calcext:value-type="float">
            <text:p>62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35-ab-main-upar-chad-sakta-hun/20335-ab-main-upar-chad-sakta-h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8515-the-rain/18515-the-r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777-billu-bandar-ko-mili-dholak/17777-billu-bandar-ko-mili-dholak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348-bheema-ki-chinta/14348-bheema-ki-chin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093-neema-aaj-kya-khaa-rahi-hai/11093-neema-aaj-kya-khaa-rah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57-sab-uss-billi-ki-galti-hai/1457-sab-uss-billi-ki-galt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, 6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329-hawaijahaz-kaise-udate-hain/4329-hawaijahaz-kaise-udate-ha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2,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9, 3, 3]</text:p>
          </table:table-cell>
          <table:table-cell office:value-type="float" office:value="83.33" calcext:value-type="float">
            <text:p>83.3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5.19" calcext:value-type="float">
            <text:p>85.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523-ammi-ke-liye-soup/31523-ammi-ke-liye-soup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9, 24, 2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.24" calcext:value-type="float">
            <text:p>17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080-kachre-ka-baadal/12080-kachre-ka-baada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8490-fever-to-the-well/38490-fever-to-the-well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37, 22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11" calcext:value-type="float">
            <text:p>42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957-anokha-hockey-match/15957-anokha-hockey-matc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7-listen-to-my-body/47-listen-to-my-bod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5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.44" calcext:value-type="float">
            <text:p>44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583-mein-chadh-sakta-hun/10583-mein-chadh-sakta-hu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59-menu-tips/12759-menu-tip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77-main-aur-meri-billo/277-main-aur-meri-bill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, 8, 5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.55" calcext:value-type="float">
            <text:p>54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3457-antariksh-mein-makkhee/33457-antariksh-mein-makkhe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38, 32, 27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.13" calcext:value-type="float">
            <text:p>39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25-sabse-pahla-ghar/1025-sabse-pahla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7, 8, 6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6, 15, 8]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69.23" calcext:value-type="float">
            <text:p>69.23</text:p>
          </table:table-cell>
          <table:table-cell office:value-type="float" office:value="64.1" calcext:value-type="float">
            <text:p>64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8440-rail-ki-chauki/28440-rail-ki-chau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8, 17, 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80, 43, 43]</text:p>
          </table:table-cell>
          <table:table-cell office:value-type="float" office:value="82.76" calcext:value-type="float">
            <text:p>82.76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.25</text:p>
          </table:table-cell>
          <table:table-cell office:value-type="float" office:value="55.96" calcext:value-type="float">
            <text:p>55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335-sabrang/10335-sab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3, 36, 2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64-mujhe-abhi-batayien-rang-birang/464-mujhe-abhi-batayien-rang-bira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11" calcext:value-type="float">
            <text:p>11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556-miss-laya-ki-adbhut-phatphatiya-bhookhi-hai/26556-miss-laya-ki-adbhut-phatphatiya-bhookh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245-titli-aayi-muskuraayi/12245-titli-aayi-muskuraay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0, 12, 8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3, 24, 22]</text:p>
          </table:table-cell>
          <table:table-cell office:value-type="float" office:value="52.94" calcext:value-type="float">
            <text:p>52.9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.37" calcext:value-type="float">
            <text:p>47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44-lapta-balla/244-lapta-ball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34, 22, 1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.92" calcext:value-type="float">
            <text:p>72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396-listen-listen/14396-listen-liste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8857-what-happened-to-meeku/58857-what-happened-to-meek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215-meri-lal-gaind/20215-meri-lal-gai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3, 8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46" calcext:value-type="float">
            <text:p>38.4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4251-priya-beemaar-hai/54251-priya-beemaar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17, 30, 14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1.11" calcext:value-type="float">
            <text:p>61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018-saboo-aur-jojo/1018-saboo-aur-jojo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1, 28, 1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71" calcext:value-type="float">
            <text:p>38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69-billi-ka-dosh/5069-billi-ka-dos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755-pinky/6755-pink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990-walk-to-the-clouds/12990-walk-to-the-cloud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759-biju-bunkar-ka-jaadu/13759-biju-bunkar-ka-jaad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104, 88, 5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58-ulat-palat/958-ulat-palat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629-amma-kya-bananey-vaali-hai/11629-amma-kya-bananey-vaali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47-chaunka-dene-wala-report-card/30047-chaunka-dene-wala-report-car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0, 13, 8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.76" calcext:value-type="float">
            <text:p>75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028-story-dream-of-richh/13028-story-dream-of-rich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646-samandar-kinaare-keya-ka-ek-din/26646-samandar-kinaare-keya-ka-ek-di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1, 19, 1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.71" calcext:value-type="float">
            <text:p>65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6062-saat-rango-ka-indradhanush/16062-saat-rango-ka-indradhanush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9768-mujhe-dar-nahi-lagta/19768-mujhe-dar-nahi-lagt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698-kissa-bulli-aur-bagh-ka/15698-kissa-bulli-aur-bagh-k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2, 28, 22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3803-geeta-went-village/13803-geeta-went-villag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5374-how-a-cow-made-broccoli/45374-how-a-cow-made-brocco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1, 15, 14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office:value-type="float" office:value="41.67" calcext:value-type="float">
            <text:p>41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238-i-love-books/39238-i-love-books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097-corporate-donkey/50097-corporate-donke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4, 4, 3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9, 19, 18]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0" calcext:value-type="float">
            <text:p>40</text:p>
          </table:table-cell>
          <table:table-cell office:value-type="float" office:value="47.62" calcext:value-type="float">
            <text:p>47.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851-the-black-faced-monkey/15851-the-black-faced-monkey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0045-jaaduee-gutaka/30045-jaaduee-gutak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172-ek-karmath-sanyaasi-swami-vivekanand/17172-ek-karmath-sanyaasi-swami-vivekanand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2, 2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32, 20, 20]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office:value-type="float" office:value="39.47" calcext:value-type="float">
            <text:p>39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595-kalpana-ki-cycle/11595-kalpana-ki-cycl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3, 13, 1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54, 33, 31]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47.46" calcext:value-type="float">
            <text:p>47.46</text:p>
          </table:table-cell>
          <table:table-cell office:value-type="float" office:value="46.05" calcext:value-type="float">
            <text:p>46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6979-barish-ho-rahi-chhama-chham/6979-barish-ho-rahi-chhama-chham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1665-kunal-s-car-ride/51665-kunal-s-car-rid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7, 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1, 17, 11]</text:p>
          </table:table-cell>
          <table:table-cell office:value-type="float" office:value="58.33" calcext:value-type="float">
            <text:p>58.33</text:p>
          </table:table-cell>
          <table:table-cell office:value-type="float" office:value="0" calcext:value-type="float">
            <text:p>0</text:p>
          </table:table-cell>
          <table:table-cell office:value-type="float" office:value="42.11" calcext:value-type="float">
            <text:p>42.11</text:p>
          </table:table-cell>
          <table:table-cell office:value-type="float" office:value="48.39" calcext:value-type="float">
            <text:p>48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665-tommy-aur-tingu/12665-tommy-aur-tingu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9, 9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554-swadh-anar-ka/17554-swadh-anar-k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957-hyperloop-maza-aayega/36957-hyperloop-maza-aayeg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9, 7, 5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8, 11, 11]</text:p>
          </table:table-cell>
          <table:table-cell office:value-type="float" office:value="72.22" calcext:value-type="float">
            <text:p>72.22</text:p>
          </table:table-cell>
          <table:table-cell office:value-type="float" office:value="100" calcext:value-type="float">
            <text:p>100</text:p>
          </table:table-cell>
          <table:table-cell office:value-type="float" office:value="42.11" calcext:value-type="float">
            <text:p>42.11</text:p>
          </table:table-cell>
          <table:table-cell office:value-type="float" office:value="57.89" calcext:value-type="float">
            <text:p>57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651-story-about-fat-king/14651-story-about-fat-king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26-the-boy-and-the-drum-a-shorter-version/20326-the-boy-and-the-drum-a-shorter-versi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9, 7, 7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9, 2, 2]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81.82" calcext:value-type="float">
            <text:p>81.82</text:p>
          </table:table-cell>
          <table:table-cell office:value-type="float" office:value="82.35" calcext:value-type="float">
            <text:p>82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6692-goby-ka-sabse-pyaara-mitra/26692-goby-ka-sabse-pyaara-mitr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6, 13, 1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750-swapn-sundari/50750-swapn-sunda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, 6, 6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49945-mother/49945-mothe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58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.92" calcext:value-type="float">
            <text:p>94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4584-manjil-mil-gayi/34584-manjil-mil-gay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3, 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.73" calcext:value-type="float">
            <text:p>72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7184-who-am-i/17184-who-am-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0333-meri-aaji-ki-poonch-hai/20333-meri-aaji-ki-poonch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3, 3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93-kahani-kelon-ki/393-kahani-kelon-k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1411-kya-hoga/51411-kya-hog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8, 5, 4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.56" calcext:value-type="float">
            <text:p>5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1116-bittu-ka-pyara-ghar/31116-bittu-ka-pyara-g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5, 5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268-giddh-aur-mor/15268-giddh-aur-mo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5506-main-bhi-kuchch-karoon/15506-main-bhi-kuchch-karoon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, 7, 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67" calcext:value-type="float">
            <text:p>41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047-devi-ka-dost-bonda/5047-devi-ka-dost-bon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43, 17, 16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6.81" calcext:value-type="float">
            <text:p>76.81</text:p>
          </table:table-cell>
          <table:table-cell office:value-type="float" office:value="76.06" calcext:value-type="float">
            <text:p>76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2709-our-earth-our-home/12709-our-earth-our-home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4180-yah-kya-hai/14180-yah-kya-ha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21229-paani-ka-beej/21229-paani-ka-beej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7, 18, 17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7022-kahaniyon-ka-shahar/7022-kahaniyon-ka-shah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4, 10, 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, 10, 9]</text:p>
          </table:table-cell>
          <table:table-cell office:value-type="float" office:value="78.57" calcext:value-type="float">
            <text:p>78.57</text:p>
          </table:table-cell>
          <table:table-cell office:value-type="float" office:value="0" calcext:value-type="float">
            <text:p>0</text:p>
          </table:table-cell>
          <table:table-cell office:value-type="float" office:value="30.77" calcext:value-type="float">
            <text:p>30.77</text:p>
          </table:table-cell>
          <table:table-cell office:value-type="float" office:value="55.56" calcext:value-type="float">
            <text:p>5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54828-bhali-pari/54828-bhali-par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11867-ghum-ghum-ghariyal-ka-anokha-safar/11867-ghum-ghum-ghariyal-ka-anokha-safar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36790-jhooth-ka-parda/36790-jhooth-ka-parda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63, 69, 40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.81" calcext:value-type="float">
            <text:p>65.81</text:p>
          </table:table-cell>
          <table:table-cell office:value-type="float" office:value="66.39" calcext:value-type="float">
            <text:p>66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Hindi/Pratham/95-ghat-ki-mayavi-billi/95-ghat-ki-mayavi-billi.txt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Prat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3, 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57, 58, 36]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float" office:value="62.75" calcext:value-type="float">
            <text:p>62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4_Kaippally%27s_Malayalam_Unicode_Bible_Chronicles_2/14_Kaippally%27s_Malayalam_Unicode_Bible_Chronicles_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0, 18, 0]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[139, 81, 79]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[737, 368, 221]</text:p>
          </table:table-cell>
          <table:table-cell office:value-type="float" office:value="100" calcext:value-type="float">
            <text:p>100</text:p>
          </table:table-cell>
          <table:table-cell office:value-type="float" office:value="45.14" calcext:value-type="float">
            <text:p>45.14</text:p>
          </table:table-cell>
          <table:table-cell office:value-type="float" office:value="77.63" calcext:value-type="float">
            <text:p>77.63</text:p>
          </table:table-cell>
          <table:table-cell office:value-type="float" office:value="74.75" calcext:value-type="float">
            <text:p>74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9C%E0%B4%BE%E0%B4%A4%E0%B4%BF%E0%B4%95%E0%B5%8D%E0%B4%95%E0%B5%81%E0%B4%AE%E0%B5%8D%E0%B4%AE%E0%B4%BF/%E0%B4%9C%E0%B4%BE%E0%B4%A4%E0%B4%BF%E0%B4%95%E0%B5%8D%E0%B4%95%E0%B5%81%E0%B4%AE%E0%B5%8D%E0%B4%AE%E0%B4%BF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[147, 157, 68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.19" calcext:value-type="float">
            <text:p>71.19</text:p>
          </table:table-cell>
          <table:table-cell office:value-type="float" office:value="71.55" calcext:value-type="float">
            <text:p>71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r_Dheevannasyosa_Methrapoleetha_1901/Mar_Dheevannasyosa_Methrapoleetha_190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17, 2, 2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, 3, 3]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[489, 253, 239]</text:p>
          </table:table-cell>
          <table:table-cell office:value-type="float" office:value="96.49" calcext:value-type="float">
            <text:p>96.49</text:p>
          </table:table-cell>
          <table:table-cell office:value-type="float" office:value="75" calcext:value-type="float">
            <text:p>75</text:p>
          </table:table-cell>
          <table:table-cell office:value-type="float" office:value="54.65" calcext:value-type="float">
            <text:p>54.65</text:p>
          </table:table-cell>
          <table:table-cell office:value-type="float" office:value="59.06" calcext:value-type="float">
            <text:p>59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B5%E0%B5%80%E0%B4%A3_%E0%B4%AA%E0%B5%82%E0%B4%B5%E0%B5%8D/%E0%B4%B5%E0%B5%80%E0%B4%A3_%E0%B4%AA%E0%B5%82%E0%B4%B5%E0%B5%8D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0, 14, 11]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2.07" calcext:value-type="float">
            <text:p>62.07</text:p>
          </table:table-cell>
          <table:table-cell office:value-type="float" office:value="64.71" calcext:value-type="float">
            <text:p>64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B5%E0%B4%9F%E0%B4%95%E0%B5%8D%E0%B4%95%E0%B5%BB_%E0%B4%AA%E0%B4%BE%E0%B4%9F%E0%B5%8D%E0%B4%9F%E0%B5%81%E0%B4%95%E0%B5%BE/%E0%B4%B5%E0%B4%9F%E0%B4%95%E0%B5%8D%E0%B4%95%E0%B5%BB_%E0%B4%AA%E0%B4%BE%E0%B4%9F%E0%B5%8D%E0%B4%9F%E0%B5%81%E0%B4%95%E0%B5%BE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4, 1, 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, 3, 3]</text:p>
          </table:table-cell>
          <table:table-cell office:value-type="float" office:value="92.86" calcext:value-type="float">
            <text:p>92.86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office:value-type="float" office:value="88.24" calcext:value-type="float">
            <text:p>88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Budha_charitham_Kilippattu_-_Edwin_Arnold_1915/SreeBudha_charitham_Kilippattu_-_Edwin_Arnold_191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1, 0]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39, 41, 25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93" calcext:value-type="float">
            <text:p>70.93</text:p>
          </table:table-cell>
          <table:table-cell office:value-type="float" office:value="73.4" calcext:value-type="float">
            <text:p>73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hareera_shasthram_1917/Shareera_shasthram_191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8, 4, 4]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31, 37, 18]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[1029, 738, 471]</text:p>
          </table:table-cell>
          <table:table-cell office:value-type="float" office:value="91.3" calcext:value-type="float">
            <text:p>91.3</text:p>
          </table:table-cell>
          <table:table-cell office:value-type="float" office:value="70" calcext:value-type="float">
            <text:p>70</text:p>
          </table:table-cell>
          <table:table-cell office:value-type="float" office:value="70.69" calcext:value-type="float">
            <text:p>70.69</text:p>
          </table:table-cell>
          <table:table-cell office:value-type="float" office:value="71.22" calcext:value-type="float">
            <text:p>71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87%E0%B4%9F%E0%B4%AA%E0%B5%8D%E0%B4%AA%E0%B4%B3%E0%B5%8D%E0%B4%B3%E0%B4%BF_%E0%B4%B8%E0%B4%AE%E0%B5%8D%E0%B4%AA%E0%B5%82%E0%B5%BC%E0%B4%A3%E0%B5%8D%E0%B4%A3_%E0%B4%95%E0%B5%83%E0%B4%A4%E0%B4%BF%E0%B4%95%E0%B5%BE/%E0%B4%87%E0%B4%9F%E0%B4%AA%E0%B5%8D%E0%B4%AA%E0%B4%B3%E0%B5%8D%E0%B4%B3%E0%B4%BF_%E0%B4%B8%E0%B4%AE%E0%B5%8D%E0%B4%AA%E0%B5%82%E0%B5%BC%E0%B4%A3%E0%B5%8D%E0%B4%A3_%E0%B4%95%E0%B5%83%E0%B4%A4%E0%B4%BF%E0%B4%95%E0%B5%BE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20, 8, 6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8, 14, 4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[327, 263, 159]</text:p>
          </table:table-cell>
          <table:table-cell office:value-type="float" office:value="86.96" calcext:value-type="float">
            <text:p>86.96</text:p>
          </table:table-cell>
          <table:table-cell office:value-type="float" office:value="85.19" calcext:value-type="float">
            <text:p>85.19</text:p>
          </table:table-cell>
          <table:table-cell office:value-type="float" office:value="67.22" calcext:value-type="float">
            <text:p>67.22</text:p>
          </table:table-cell>
          <table:table-cell office:value-type="float" office:value="69.71" calcext:value-type="float">
            <text:p>69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damahee_shathagam_Manipravalm_1908/Madamahee_shathagam_Manipravalm_190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0]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57, 59, 17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2" calcext:value-type="float">
            <text:p>87.22</text:p>
          </table:table-cell>
          <table:table-cell office:value-type="float" office:value="87.68" calcext:value-type="float">
            <text:p>87.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isham_-_Sreemoolam_Malayala_bhasha_Grandhavali_1927/Praisham_-_Sreemoolam_Malayala_bhasha_Grandhavali_192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4, 4, 3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6, 5]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34, 90, 60]</text:p>
          </table:table-cell>
          <table:table-cell office:value-type="float" office:value="82.35" calcext:value-type="float">
            <text:p>82.35</text:p>
          </table:table-cell>
          <table:table-cell office:value-type="float" office:value="28.57" calcext:value-type="float">
            <text:p>28.57</text:p>
          </table:table-cell>
          <table:table-cell office:value-type="float" office:value="65.71" calcext:value-type="float">
            <text:p>65.71</text:p>
          </table:table-cell>
          <table:table-cell office:value-type="float" office:value="65.83" calcext:value-type="float">
            <text:p>65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Janakee_parinayom_1888/Janakee_parinayom_188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8, 9, 3]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60, 35, 20]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[694, 787, 307]</text:p>
          </table:table-cell>
          <table:table-cell office:value-type="float" office:value="95.95" calcext:value-type="float">
            <text:p>95.95</text:p>
          </table:table-cell>
          <table:table-cell office:value-type="float" office:value="80.2" calcext:value-type="float">
            <text:p>80.2</text:p>
          </table:table-cell>
          <table:table-cell office:value-type="float" office:value="78.89" calcext:value-type="float">
            <text:p>78.89</text:p>
          </table:table-cell>
          <table:table-cell office:value-type="float" office:value="79.74" calcext:value-type="float">
            <text:p>79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09_Kaippally%27s_Malayalam_Unicode_Bible_Samuel_1/09_Kaippally%27s_Malayalam_Unicode_Bible_Samuel_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0, 6, 0]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250, 158, 155]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[835, 449, 298]</text:p>
          </table:table-cell>
          <table:table-cell office:value-type="float" office:value="100" calcext:value-type="float">
            <text:p>100</text:p>
          </table:table-cell>
          <table:table-cell office:value-type="float" office:value="39.22" calcext:value-type="float">
            <text:p>39.22</text:p>
          </table:table-cell>
          <table:table-cell office:value-type="float" office:value="72.15" calcext:value-type="float">
            <text:p>72.15</text:p>
          </table:table-cell>
          <table:table-cell office:value-type="float" office:value="67.01" calcext:value-type="float">
            <text:p>67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Jyothsnika_Vishavaidyam_1927/Jyothsnika_Vishavaidyam_192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, 2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3, 3]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150, 105, 76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65.77" calcext:value-type="float">
            <text:p>65.77</text:p>
          </table:table-cell>
          <table:table-cell office:value-type="float" office:value="68.4" calcext:value-type="float">
            <text:p>68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gavad_Gita2/Bhagavad_Gita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0, 1, 0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habharathathile_Karnan_1923/Mahabharathathile_Karnan_192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8, 4, 4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0, 7, 7]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[158, 88, 62]</text:p>
          </table:table-cell>
          <table:table-cell office:value-type="float" office:value="85.71" calcext:value-type="float">
            <text:p>85.71</text:p>
          </table:table-cell>
          <table:table-cell office:value-type="float" office:value="50" calcext:value-type="float">
            <text:p>50</text:p>
          </table:table-cell>
          <table:table-cell office:value-type="float" office:value="71.03" calcext:value-type="float">
            <text:p>71.03</text:p>
          </table:table-cell>
          <table:table-cell office:value-type="float" office:value="71.48" calcext:value-type="float">
            <text:p>71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sha_Ramayana_Champu_1926/Bhasha_Ramayana_Champu_192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5, 2, 1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3, 14, 8]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[441, 351, 176]</text:p>
          </table:table-cell>
          <table:table-cell office:value-type="float" office:value="98.28" calcext:value-type="float">
            <text:p>98.28</text:p>
          </table:table-cell>
          <table:table-cell office:value-type="float" office:value="65.22" calcext:value-type="float">
            <text:p>65.22</text:p>
          </table:table-cell>
          <table:table-cell office:value-type="float" office:value="76.6" calcext:value-type="float">
            <text:p>76.6</text:p>
          </table:table-cell>
          <table:table-cell office:value-type="float" office:value="77.79" calcext:value-type="float">
            <text:p>77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ingara_thilakam_Kalidasakavi_praneetham_1925/Sringara_thilakam_Kalidasakavi_praneetham_192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, 1, 0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8, 5, 4]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144, 91, 67]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65.99" calcext:value-type="float">
            <text:p>65.99</text:p>
          </table:table-cell>
          <table:table-cell office:value-type="float" office:value="67.58" calcext:value-type="float">
            <text:p>67.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evadinde_Pathanam_1932/Mevadinde_Pathanam_193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8, 6, 5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6, 15, 11]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[567, 473, 276]</text:p>
          </table:table-cell>
          <table:table-cell office:value-type="float" office:value="87.8" calcext:value-type="float">
            <text:p>87.8</text:p>
          </table:table-cell>
          <table:table-cell office:value-type="float" office:value="65.62" calcext:value-type="float">
            <text:p>65.62</text:p>
          </table:table-cell>
          <table:table-cell office:value-type="float" office:value="68.78" calcext:value-type="float">
            <text:p>68.78</text:p>
          </table:table-cell>
          <table:table-cell office:value-type="float" office:value="69.49" calcext:value-type="float">
            <text:p>69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heelam_1914/Sheelam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1, 7, 1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4, 6, 3]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[277, 250, 116]</text:p>
          </table:table-cell>
          <table:table-cell office:value-type="float" office:value="98.08" calcext:value-type="float">
            <text:p>98.08</text:p>
          </table:table-cell>
          <table:table-cell office:value-type="float" office:value="72.73" calcext:value-type="float">
            <text:p>72.73</text:p>
          </table:table-cell>
          <table:table-cell office:value-type="float" office:value="76.61" calcext:value-type="float">
            <text:p>76.61</text:p>
          </table:table-cell>
          <table:table-cell office:value-type="float" office:value="78.53" calcext:value-type="float">
            <text:p>78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ashi_yathra_charitham_1914/Kashi_yathra_charitham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22, 6, 6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3, 11, 10]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[437, 238, 216]</text:p>
          </table:table-cell>
          <table:table-cell office:value-type="float" office:value="88.68" calcext:value-type="float">
            <text:p>88.68</text:p>
          </table:table-cell>
          <table:table-cell office:value-type="float" office:value="47.37" calcext:value-type="float">
            <text:p>47.37</text:p>
          </table:table-cell>
          <table:table-cell office:value-type="float" office:value="56.19" calcext:value-type="float">
            <text:p>56.19</text:p>
          </table:table-cell>
          <table:table-cell office:value-type="float" office:value="58.94" calcext:value-type="float">
            <text:p>58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95%E0%B5%BC%E0%B4%A3%E0%B5%8D%E0%B4%A3%E0%B4%AD%E0%B5%82%E0%B4%B7%E0%B4%A3%E0%B4%82/%E0%B4%95%E0%B5%BC%E0%B4%A3%E0%B5%8D%E0%B4%A3%E0%B4%AD%E0%B5%82%E0%B4%B7%E0%B4%A3%E0%B4%8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3, 1, 1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6, 4]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73, 93, 47]</text:p>
          </table:table-cell>
          <table:table-cell office:value-type="float" office:value="92.31" calcext:value-type="float">
            <text:p>92.31</text:p>
          </table:table-cell>
          <table:table-cell office:value-type="float" office:value="42.86" calcext:value-type="float">
            <text:p>42.86</text:p>
          </table:table-cell>
          <table:table-cell office:value-type="float" office:value="66.19" calcext:value-type="float">
            <text:p>66.19</text:p>
          </table:table-cell>
          <table:table-cell office:value-type="float" office:value="67.3" calcext:value-type="float">
            <text:p>67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layalam_Fifth_Reader_1918/Malayalam_Fifth_Reader_191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20, 9, 7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8, 22, 15]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[748, 655, 469]</text:p>
          </table:table-cell>
          <table:table-cell office:value-type="float" office:value="94.78" calcext:value-type="float">
            <text:p>94.78</text:p>
          </table:table-cell>
          <table:table-cell office:value-type="float" office:value="46.43" calcext:value-type="float">
            <text:p>46.43</text:p>
          </table:table-cell>
          <table:table-cell office:value-type="float" office:value="53.75" calcext:value-type="float">
            <text:p>53.75</text:p>
          </table:table-cell>
          <table:table-cell office:value-type="float" office:value="58.25" calcext:value-type="float">
            <text:p>58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55_Kaippally%27s_Malayalam_Unicode_Bible_Timothy_2/55_Kaippally%27s_Malayalam_Unicode_Bible_Timothy_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6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73, 47, 4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95" calcext:value-type="float">
            <text:p>54.95</text:p>
          </table:table-cell>
          <table:table-cell office:value-type="float" office:value="56.57" calcext:value-type="float">
            <text:p>56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Vishishta_Krithyangal_1914/Vishishta_Krithyangal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2, 5, 5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2, 10, 5]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173, 124, 91]</text:p>
          </table:table-cell>
          <table:table-cell office:value-type="float" office:value="88.89" calcext:value-type="float">
            <text:p>88.89</text:p>
          </table:table-cell>
          <table:table-cell office:value-type="float" office:value="75" calcext:value-type="float">
            <text:p>75</text:p>
          </table:table-cell>
          <table:table-cell office:value-type="float" office:value="59.01" calcext:value-type="float">
            <text:p>59.01</text:p>
          </table:table-cell>
          <table:table-cell office:value-type="float" office:value="64.81" calcext:value-type="float">
            <text:p>64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_Ekadhashi_Mahathmyam_kilippattu_1926/Sree_Ekadhashi_Mahathmyam_kilippattu_192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8, 3, 3]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50, 32, 29]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[242, 102, 99]</text:p>
          </table:table-cell>
          <table:table-cell office:value-type="float" office:value="90" calcext:value-type="float">
            <text:p>90</text:p>
          </table:table-cell>
          <table:table-cell office:value-type="float" office:value="53.23" calcext:value-type="float">
            <text:p>53.23</text:p>
          </table:table-cell>
          <table:table-cell office:value-type="float" office:value="62.36" calcext:value-type="float">
            <text:p>62.36</text:p>
          </table:table-cell>
          <table:table-cell office:value-type="float" office:value="63.1" calcext:value-type="float">
            <text:p>63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Indiayile_Parsikal_1913/Indiayile_Parsikal_191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1, 4, 4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4, 1]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118, 83, 64]</text:p>
          </table:table-cell>
          <table:table-cell office:value-type="float" office:value="87.88" calcext:value-type="float">
            <text:p>87.88</text:p>
          </table:table-cell>
          <table:table-cell office:value-type="float" office:value="91.67" calcext:value-type="float">
            <text:p>91.67</text:p>
          </table:table-cell>
          <table:table-cell office:value-type="float" office:value="59.49" calcext:value-type="float">
            <text:p>59.49</text:p>
          </table:table-cell>
          <table:table-cell office:value-type="float" office:value="66.01" calcext:value-type="float">
            <text:p>66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veshagam_1900/Praveshagam_1900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13, 6, 5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0, 19, 13]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[583, 439, 318]</text:p>
          </table:table-cell>
          <table:table-cell office:value-type="float" office:value="92.96" calcext:value-type="float">
            <text:p>92.96</text:p>
          </table:table-cell>
          <table:table-cell office:value-type="float" office:value="56.67" calcext:value-type="float">
            <text:p>56.67</text:p>
          </table:table-cell>
          <table:table-cell office:value-type="float" office:value="60.69" calcext:value-type="float">
            <text:p>60.69</text:p>
          </table:table-cell>
          <table:table-cell office:value-type="float" office:value="63.08" calcext:value-type="float">
            <text:p>63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zhamangala_bhanam_1892/Mazhamangala_bhanam_189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1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5, 3]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113, 110, 49]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7.93" calcext:value-type="float">
            <text:p>77.93</text:p>
          </table:table-cell>
          <table:table-cell office:value-type="float" office:value="78.24" calcext:value-type="float">
            <text:p>78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45_Kaippally%27s_Malayalam_Unicode_Bible_Romans/45_Kaippally%27s_Malayalam_Unicode_Bible_Roman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0, 28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9, 14, 8]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91, 210, 174]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5.38" calcext:value-type="float">
            <text:p>55.38</text:p>
          </table:table-cell>
          <table:table-cell office:value-type="float" office:value="58.54" calcext:value-type="float">
            <text:p>58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eorge_Pattabhishekam_1912/George_Pattabhishekam_191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19, 11, 1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4, 11, 8]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[306, 223, 163]</text:p>
          </table:table-cell>
          <table:table-cell office:value-type="float" office:value="83.87" calcext:value-type="float">
            <text:p>83.87</text:p>
          </table:table-cell>
          <table:table-cell office:value-type="float" office:value="61.9" calcext:value-type="float">
            <text:p>61.9</text:p>
          </table:table-cell>
          <table:table-cell office:value-type="float" office:value="61.56" calcext:value-type="float">
            <text:p>61.56</text:p>
          </table:table-cell>
          <table:table-cell office:value-type="float" office:value="64.3" calcext:value-type="float">
            <text:p>64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olampu_yathravivaranam2/Kolampu_yathravivaranam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, 1, 1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1, 0]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[199, 148, 127]</text:p>
          </table:table-cell>
          <table:table-cell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43.81" calcext:value-type="float">
            <text:p>43.81</text:p>
          </table:table-cell>
          <table:table-cell office:value-type="float" office:value="46.44" calcext:value-type="float">
            <text:p>46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layala_bhashayum_sahithyavum_1927/Malayala_bhashayum_sahithyavum_192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7, 2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6, 5]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211, 137, 113]</text:p>
          </table:table-cell>
          <table:table-cell office:value-type="float" office:value="100" calcext:value-type="float">
            <text:p>100</text:p>
          </table:table-cell>
          <table:table-cell office:value-type="float" office:value="44.44" calcext:value-type="float">
            <text:p>44.44</text:p>
          </table:table-cell>
          <table:table-cell office:value-type="float" office:value="59.93" calcext:value-type="float">
            <text:p>59.93</text:p>
          </table:table-cell>
          <table:table-cell office:value-type="float" office:value="64.56" calcext:value-type="float">
            <text:p>64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sha_gadya_Ramayanam_Aaranya_kandam_1934/Bhasha_gadya_Ramayanam_Aaranya_kandam_193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42, 13, 1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4, 16, 14]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[1313, 881, 777]</text:p>
          </table:table-cell>
          <table:table-cell office:value-type="float" office:value="90.91" calcext:value-type="float">
            <text:p>90.91</text:p>
          </table:table-cell>
          <table:table-cell office:value-type="float" office:value="50" calcext:value-type="float">
            <text:p>50</text:p>
          </table:table-cell>
          <table:table-cell office:value-type="float" office:value="48.44" calcext:value-type="float">
            <text:p>48.44</text:p>
          </table:table-cell>
          <table:table-cell office:value-type="float" office:value="51.31" calcext:value-type="float">
            <text:p>51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06_Kaippally%27s_Malayalam_Unicode_Bible_Joshua/06_Kaippally%27s_Malayalam_Unicode_Bible_Joshua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0, 10, 0]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58, 32, 30]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[399, 241, 152]</text:p>
          </table:table-cell>
          <table:table-cell office:value-type="float" office:value="100" calcext:value-type="float">
            <text:p>100</text:p>
          </table:table-cell>
          <table:table-cell office:value-type="float" office:value="53.85" calcext:value-type="float">
            <text:p>53.85</text:p>
          </table:table-cell>
          <table:table-cell office:value-type="float" office:value="73.88" calcext:value-type="float">
            <text:p>73.88</text:p>
          </table:table-cell>
          <table:table-cell office:value-type="float" office:value="73.27" calcext:value-type="float">
            <text:p>73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58_Kaippally%27s_Malayalam_Unicode_Bible_Hebrews/58_Kaippally%27s_Malayalam_Unicode_Bible_Hebrew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0, 0]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40, 25, 15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68" calcext:value-type="float">
            <text:p>73.68</text:p>
          </table:table-cell>
          <table:table-cell office:value-type="float" office:value="76.92" calcext:value-type="float">
            <text:p>76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6_Kaippally%27s_Malayalam_Unicode_Bible_Nehemieah/16_Kaippally%27s_Malayalam_Unicode_Bible_Nehemieah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0, 2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0, 9, 8]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[173, 102, 64]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73" calcext:value-type="float">
            <text:p>73</text:p>
          </table:table-cell>
          <table:table-cell office:value-type="float" office:value="73.63" calcext:value-type="float">
            <text:p>73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Daiva_Karunyam_1914/Daiva_Karunyam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8, 7, 4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12, 22, 8]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[444, 397, 291]</text:p>
          </table:table-cell>
          <table:table-cell office:value-type="float" office:value="93.44" calcext:value-type="float">
            <text:p>93.44</text:p>
          </table:table-cell>
          <table:table-cell office:value-type="float" office:value="82.61" calcext:value-type="float">
            <text:p>82.61</text:p>
          </table:table-cell>
          <table:table-cell office:value-type="float" office:value="52.53" calcext:value-type="float">
            <text:p>52.53</text:p>
          </table:table-cell>
          <table:table-cell office:value-type="float" office:value="57.92" calcext:value-type="float">
            <text:p>57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_P_1903/G_P_190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38, 37, 25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2, 8, 6]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[225, 159, 92]</text:p>
          </table:table-cell>
          <table:table-cell office:value-type="float" office:value="83.11" calcext:value-type="float">
            <text:p>83.11</text:p>
          </table:table-cell>
          <table:table-cell office:value-type="float" office:value="60" calcext:value-type="float">
            <text:p>60</text:p>
          </table:table-cell>
          <table:table-cell office:value-type="float" office:value="73.33" calcext:value-type="float">
            <text:p>73.33</text:p>
          </table:table-cell>
          <table:table-cell office:value-type="float" office:value="75.79" calcext:value-type="float">
            <text:p>75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ngavatharan_Nadakam_1892/Gangavatharan_Nadakam_189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2, 9, 6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3, 3]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90, 53, 39]</text:p>
          </table:table-cell>
          <table:table-cell office:value-type="float" office:value="80.65" calcext:value-type="float">
            <text:p>80.65</text:p>
          </table:table-cell>
          <table:table-cell office:value-type="float" office:value="62.5" calcext:value-type="float">
            <text:p>62.5</text:p>
          </table:table-cell>
          <table:table-cell office:value-type="float" office:value="69.53" calcext:value-type="float">
            <text:p>69.53</text:p>
          </table:table-cell>
          <table:table-cell office:value-type="float" office:value="71.26" calcext:value-type="float">
            <text:p>71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shathra_prabhavam_1928/Kshathra_prabhavam_192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31, 6, 5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6, 7, 6]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[1814, 1235, 1136]</text:p>
          </table:table-cell>
          <table:table-cell office:value-type="float" office:value="94.95" calcext:value-type="float">
            <text:p>94.95</text:p>
          </table:table-cell>
          <table:table-cell office:value-type="float" office:value="68.42" calcext:value-type="float">
            <text:p>68.42</text:p>
          </table:table-cell>
          <table:table-cell office:value-type="float" office:value="41.98" calcext:value-type="float">
            <text:p>41.98</text:p>
          </table:table-cell>
          <table:table-cell office:value-type="float" office:value="44.75" calcext:value-type="float">
            <text:p>44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_Vivekanda_swamikal_1922/Sree_Vivekanda_swamikal_192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30, 9, 7]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41, 34, 25]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[1041, 946, 693]</text:p>
          </table:table-cell>
          <table:table-cell office:value-type="float" office:value="95.65" calcext:value-type="float">
            <text:p>95.65</text:p>
          </table:table-cell>
          <table:table-cell office:value-type="float" office:value="62.69" calcext:value-type="float">
            <text:p>62.69</text:p>
          </table:table-cell>
          <table:table-cell office:value-type="float" office:value="52.95" calcext:value-type="float">
            <text:p>52.95</text:p>
          </table:table-cell>
          <table:table-cell office:value-type="float" office:value="57.38" calcext:value-type="float">
            <text:p>57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Thirumandham_kunnu_vaishishyam_1913/Thirumandham_kunnu_vaishishyam_191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3, 3]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120, 56, 47]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5.44" calcext:value-type="float">
            <text:p>65.44</text:p>
          </table:table-cell>
          <table:table-cell office:value-type="float" office:value="65.52" calcext:value-type="float">
            <text:p>65.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krishnan_1931/Sreekrishnan_193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7, 0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2, 17, 12]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[467, 379, 302]</text:p>
          </table:table-cell>
          <table:table-cell office:value-type="float" office:value="100" calcext:value-type="float">
            <text:p>100</text:p>
          </table:table-cell>
          <table:table-cell office:value-type="float" office:value="58.62" calcext:value-type="float">
            <text:p>58.62</text:p>
          </table:table-cell>
          <table:table-cell office:value-type="float" office:value="52.59" calcext:value-type="float">
            <text:p>52.59</text:p>
          </table:table-cell>
          <table:table-cell office:value-type="float" office:value="56.21" calcext:value-type="float">
            <text:p>56.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krishna_leelakal_gadyakavyam_1923/Sreekrishna_leelakal_gadyakavyam_192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6, 1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, 4, 2]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293, 191, 148]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59.56" calcext:value-type="float">
            <text:p>59.56</text:p>
          </table:table-cell>
          <table:table-cell office:value-type="float" office:value="62.78" calcext:value-type="float">
            <text:p>62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Neethishasthra_rathnangal_1925/Neethishasthra_rathnangal_192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, 2, 2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, 6, 2]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[199, 169, 106]</text:p>
          </table:table-cell>
          <table:table-cell office:value-type="float" office:value="90.48" calcext:value-type="float">
            <text:p>90.48</text:p>
          </table:table-cell>
          <table:table-cell office:value-type="float" office:value="81.82" calcext:value-type="float">
            <text:p>81.82</text:p>
          </table:table-cell>
          <table:table-cell office:value-type="float" office:value="67.78" calcext:value-type="float">
            <text:p>67.78</text:p>
          </table:table-cell>
          <table:table-cell office:value-type="float" office:value="69.53" calcext:value-type="float">
            <text:p>69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Hasthalakshana_deepika_1892/Hasthalakshana_deepika_189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8, 13, 3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88" calcext:value-type="float">
            <text:p>93.88</text:p>
          </table:table-cell>
          <table:table-cell office:value-type="float" office:value="94.92" calcext:value-type="float">
            <text:p>94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_Aananda_Ramayanam_1926/Sree_Aananda_Ramayanam_192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21, 5, 4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29, 23, 20]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[970, 505, 424]</text:p>
          </table:table-cell>
          <table:table-cell office:value-type="float" office:value="96.15" calcext:value-type="float">
            <text:p>96.15</text:p>
          </table:table-cell>
          <table:table-cell office:value-type="float" office:value="45.95" calcext:value-type="float">
            <text:p>45.95</text:p>
          </table:table-cell>
          <table:table-cell office:value-type="float" office:value="65.05" calcext:value-type="float">
            <text:p>65.05</text:p>
          </table:table-cell>
          <table:table-cell office:value-type="float" office:value="66.91" calcext:value-type="float">
            <text:p>66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8_Kaippally%27s_Malayalam_Unicode_Bible_Hosea/28_Kaippally%27s_Malayalam_Unicode_Bible_Hosea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, 16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4, 6, 6]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[195, 106, 89]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5.5" calcext:value-type="float">
            <text:p>65.5</text:p>
          </table:table-cell>
          <table:table-cell office:value-type="float" office:value="67.24" calcext:value-type="float">
            <text:p>67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52_Kaippally%27s_Malayalam_Unicode_Bible_Thessalonians_1/52_Kaippally%27s_Malayalam_Unicode_Bible_Thessalonians_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6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66, 34, 28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54" calcext:value-type="float">
            <text:p>68.54</text:p>
          </table:table-cell>
          <table:table-cell office:value-type="float" office:value="68.37" calcext:value-type="float">
            <text:p>68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7_Kaippally%27s_Malayalam_Unicode_Bible_Estar/17_Kaippally%27s_Malayalam_Unicode_Bible_Estar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, 16, 0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1, 23, 21]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167, 72, 56]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74.77" calcext:value-type="float">
            <text:p>74.77</text:p>
          </table:table-cell>
          <table:table-cell office:value-type="float" office:value="72.3" calcext:value-type="float">
            <text:p>72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B8%E0%B4%9E%E0%B5%8D%E2%80%8C%E0%B4%9C%E0%B4%AF%E0%B4%A8%E0%B5%8D%E0%B4%B1%E0%B5%86_%E0%B4%95%E0%B4%B5%E0%B4%BF%E0%B4%A4%E0%B4%95%E0%B5%BE/%E0%B4%B8%E0%B4%9E%E0%B5%8D%E2%80%8C%E0%B4%9C%E0%B4%AF%E0%B4%A8%E0%B5%8D%E0%B4%B1%E0%B5%86_%E0%B4%95%E0%B4%B5%E0%B4%BF%E0%B4%A4%E0%B4%95%E0%B5%BE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48, 27, 9]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41, 59, 29]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[759, 562, 302]</text:p>
          </table:table-cell>
          <table:table-cell office:value-type="float" office:value="93.57" calcext:value-type="float">
            <text:p>93.57</text:p>
          </table:table-cell>
          <table:table-cell office:value-type="float" office:value="67.78" calcext:value-type="float">
            <text:p>67.78</text:p>
          </table:table-cell>
          <table:table-cell office:value-type="float" office:value="73.51" calcext:value-type="float">
            <text:p>73.51</text:p>
          </table:table-cell>
          <table:table-cell office:value-type="float" office:value="75.18" calcext:value-type="float">
            <text:p>75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dya_Ratnavali_part-2/Gadya_Ratnavali_part-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8, 8, 6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, 7, 4]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[309, 249, 177]</text:p>
          </table:table-cell>
          <table:table-cell office:value-type="float" office:value="90.62" calcext:value-type="float">
            <text:p>90.62</text:p>
          </table:table-cell>
          <table:table-cell office:value-type="float" office:value="77.78" calcext:value-type="float">
            <text:p>77.78</text:p>
          </table:table-cell>
          <table:table-cell office:value-type="float" office:value="59.59" calcext:value-type="float">
            <text:p>59.59</text:p>
          </table:table-cell>
          <table:table-cell office:value-type="float" office:value="64.04" calcext:value-type="float">
            <text:p>64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aalasangkaram_1927/Baalasangkaram_192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3, 1, 1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9, 11, 4]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[448, 383, 288]</text:p>
          </table:table-cell>
          <table:table-cell office:value-type="float" office:value="95" calcext:value-type="float">
            <text:p>95</text:p>
          </table:table-cell>
          <table:table-cell office:value-type="float" office:value="77.78" calcext:value-type="float">
            <text:p>77.78</text:p>
          </table:table-cell>
          <table:table-cell office:value-type="float" office:value="53.7" calcext:value-type="float">
            <text:p>53.7</text:p>
          </table:table-cell>
          <table:table-cell office:value-type="float" office:value="55.61" calcext:value-type="float">
            <text:p>55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Dhoothavakyam_Nadakam_bhasha_1911/Dhoothavakyam_Nadakam_bhasha_191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1, 3, 3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29, 27, 18]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[389, 231, 192]</text:p>
          </table:table-cell>
          <table:table-cell office:value-type="float" office:value="93.18" calcext:value-type="float">
            <text:p>93.18</text:p>
          </table:table-cell>
          <table:table-cell office:value-type="float" office:value="60.87" calcext:value-type="float">
            <text:p>60.87</text:p>
          </table:table-cell>
          <table:table-cell office:value-type="float" office:value="57.99" calcext:value-type="float">
            <text:p>57.99</text:p>
          </table:table-cell>
          <table:table-cell office:value-type="float" office:value="61.06" calcext:value-type="float">
            <text:p>61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ngalodhayam_book-4_1911/Mangalodhayam_book-4_191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[73, 37, 30]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[149, 173, 81]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[2211, 1470, 1085]</text:p>
          </table:table-cell>
          <table:table-cell office:value-type="float" office:value="88.1" calcext:value-type="float">
            <text:p>88.1</text:p>
          </table:table-cell>
          <table:table-cell office:value-type="float" office:value="76.99" calcext:value-type="float">
            <text:p>76.99</text:p>
          </table:table-cell>
          <table:table-cell office:value-type="float" office:value="64.18" calcext:value-type="float">
            <text:p>64.18</text:p>
          </table:table-cell>
          <table:table-cell office:value-type="float" office:value="67.08" calcext:value-type="float">
            <text:p>67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ngalodhayam_book-7_1914/Mangalodhayam_book-7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5, 2, 2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0, 7, 5]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[346, 219, 176]</text:p>
          </table:table-cell>
          <table:table-cell office:value-type="float" office:value="94.74" calcext:value-type="float">
            <text:p>94.74</text:p>
          </table:table-cell>
          <table:table-cell office:value-type="float" office:value="66.67" calcext:value-type="float">
            <text:p>66.67</text:p>
          </table:table-cell>
          <table:table-cell office:value-type="float" office:value="59.45" calcext:value-type="float">
            <text:p>59.45</text:p>
          </table:table-cell>
          <table:table-cell office:value-type="float" office:value="62.42" calcext:value-type="float">
            <text:p>62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amudhaya_bhodham_1916/Samudhaya_bhodham_191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1, 3, 3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, 9, 6]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[290, 188, 155]</text:p>
          </table:table-cell>
          <table:table-cell office:value-type="float" office:value="93.02" calcext:value-type="float">
            <text:p>93.02</text:p>
          </table:table-cell>
          <table:table-cell office:value-type="float" office:value="45.45" calcext:value-type="float">
            <text:p>45.45</text:p>
          </table:table-cell>
          <table:table-cell office:value-type="float" office:value="59.64" calcext:value-type="float">
            <text:p>59.64</text:p>
          </table:table-cell>
          <table:table-cell office:value-type="float" office:value="62.56" calcext:value-type="float">
            <text:p>62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Mahabharatham_1924/SreeMahabharatham_192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[141, 81, 63]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84, 68, 51]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[871, 598, 467]</text:p>
          </table:table-cell>
          <table:table-cell office:value-type="float" office:value="83.93" calcext:value-type="float">
            <text:p>83.93</text:p>
          </table:table-cell>
          <table:table-cell office:value-type="float" office:value="62.22" calcext:value-type="float">
            <text:p>62.22</text:p>
          </table:table-cell>
          <table:table-cell office:value-type="float" office:value="60.72" calcext:value-type="float">
            <text:p>60.72</text:p>
          </table:table-cell>
          <table:table-cell office:value-type="float" office:value="66.14" calcext:value-type="float">
            <text:p>66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Chindha_sandhanam_vol_one_1915/Chindha_sandhanam_vol_one_191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2, 12, 6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0, 11, 8]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[317, 316, 172]</text:p>
          </table:table-cell>
          <table:table-cell office:value-type="float" office:value="92.31" calcext:value-type="float">
            <text:p>92.31</text:p>
          </table:table-cell>
          <table:table-cell office:value-type="float" office:value="42.86" calcext:value-type="float">
            <text:p>42.86</text:p>
          </table:table-cell>
          <table:table-cell office:value-type="float" office:value="67.49" calcext:value-type="float">
            <text:p>67.49</text:p>
          </table:table-cell>
          <table:table-cell office:value-type="float" office:value="70.05" calcext:value-type="float">
            <text:p>70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eetha_Swayamvaran_%28Ottan_thullal%29_1907/Seetha_Swayamvaran_%28Ottan_thullal%29_190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, 2, 2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0, 0]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[107, 93, 30]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7.07" calcext:value-type="float">
            <text:p>87.07</text:p>
          </table:table-cell>
          <table:table-cell office:value-type="float" office:value="86.83" calcext:value-type="float">
            <text:p>86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39_Kaippally%27s_Malayalam_Unicode_Bible_Malachi/39_Kaippally%27s_Malayalam_Unicode_Bible_Malachi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6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8, 8]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74, 36, 29]</text:p>
          </table:table-cell>
          <table:table-cell office:value-type="float" office:value="100" calcext:value-type="float">
            <text:p>100</text:p>
          </table:table-cell>
          <table:table-cell office:value-type="float" office:value="11.11" calcext:value-type="float">
            <text:p>11.11</text:p>
          </table:table-cell>
          <table:table-cell office:value-type="float" office:value="70.71" calcext:value-type="float">
            <text:p>70.71</text:p>
          </table:table-cell>
          <table:table-cell office:value-type="float" office:value="67.54" calcext:value-type="float">
            <text:p>67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ngalodhayam_book_1_1908/Mangalodhayam_book_1_190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41, 16, 12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62, 50, 35]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[1684, 1320, 1011]</text:p>
          </table:table-cell>
          <table:table-cell office:value-type="float" office:value="92.5" calcext:value-type="float">
            <text:p>92.5</text:p>
          </table:table-cell>
          <table:table-cell office:value-type="float" office:value="60.23" calcext:value-type="float">
            <text:p>60.23</text:p>
          </table:table-cell>
          <table:table-cell office:value-type="float" office:value="54.09" calcext:value-type="float">
            <text:p>54.09</text:p>
          </table:table-cell>
          <table:table-cell office:value-type="float" office:value="56.82" calcext:value-type="float">
            <text:p>56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sha_deepika_part_one_1930/Bhasha_deepika_part_one_1930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27, 15, 12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7, 13, 5]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[293, 243, 155]</text:p>
          </table:table-cell>
          <table:table-cell office:value-type="float" office:value="83.33" calcext:value-type="float">
            <text:p>8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63.27" calcext:value-type="float">
            <text:p>63.27</text:p>
          </table:table-cell>
          <table:table-cell office:value-type="float" office:value="66.47" calcext:value-type="float">
            <text:p>66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Janaranjinee_vijayam_bhasha_nadakam_1892/Janaranjinee_vijayam_bhasha_nadakam_189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3, 1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23, 19, 12]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6.47" calcext:value-type="float">
            <text:p>76.47</text:p>
          </table:table-cell>
          <table:table-cell office:value-type="float" office:value="76.79" calcext:value-type="float">
            <text:p>76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A7%E0%B5%BC%E0%B4%AE%E0%B5%8D%E0%B4%AE%E0%B4%B0%E0%B4%BE%E0%B4%9C%E0%B4%BE/%E0%B4%A7%E0%B5%BC%E0%B4%AE%E0%B5%8D%E0%B4%AE%E0%B4%B0%E0%B4%BE%E0%B4%9C%E0%B4%BE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[80, 43, 31]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[18, 92, 9]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1370, 964, 771]</text:p>
          </table:table-cell>
          <table:table-cell office:value-type="float" office:value="80.86" calcext:value-type="float">
            <text:p>80.86</text:p>
          </table:table-cell>
          <table:table-cell office:value-type="float" office:value="93.71" calcext:value-type="float">
            <text:p>93.71</text:p>
          </table:table-cell>
          <table:table-cell office:value-type="float" office:value="55.94" calcext:value-type="float">
            <text:p>55.94</text:p>
          </table:table-cell>
          <table:table-cell office:value-type="float" office:value="60.54" calcext:value-type="float">
            <text:p>60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eography_textbook_4th_std_tranvancore_1936/Geography_textbook_4th_std_tranvancore_193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18, 9, 7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1, 27, 6]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[463, 341, 286]</text:p>
          </table:table-cell>
          <table:table-cell office:value-type="float" office:value="90.54" calcext:value-type="float">
            <text:p>90.54</text:p>
          </table:table-cell>
          <table:table-cell office:value-type="float" office:value="83.78" calcext:value-type="float">
            <text:p>83.78</text:p>
          </table:table-cell>
          <table:table-cell office:value-type="float" office:value="47.13" calcext:value-type="float">
            <text:p>47.13</text:p>
          </table:table-cell>
          <table:table-cell office:value-type="float" office:value="54.14" calcext:value-type="float">
            <text:p>54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Jaimineeaswamedham_2_part/Jaimineeaswamedham_2_part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197, 124, 93]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57, 40, 27]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[185, 76, 56]</text:p>
          </table:table-cell>
          <table:table-cell office:value-type="float" office:value="72.16" calcext:value-type="float">
            <text:p>72.16</text:p>
          </table:table-cell>
          <table:table-cell office:value-type="float" office:value="70.97" calcext:value-type="float">
            <text:p>70.97</text:p>
          </table:table-cell>
          <table:table-cell office:value-type="float" office:value="78.71" calcext:value-type="float">
            <text:p>78.71</text:p>
          </table:table-cell>
          <table:table-cell office:value-type="float" office:value="74.49" calcext:value-type="float">
            <text:p>74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hakunthala_%28Poorva_bhagam%29_1947/Shakunthala_%28Poorva_bhagam%29_194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2, 2]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59, 38, 35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3.55" calcext:value-type="float">
            <text:p>43.55</text:p>
          </table:table-cell>
          <table:table-cell office:value-type="float" office:value="44.78" calcext:value-type="float">
            <text:p>44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B5%E0%B5%83%E0%B4%A4%E0%B5%8D%E0%B4%A4%E0%B4%BE%E0%B4%A8%E0%B5%8D%E0%B4%A4%E0%B4%AA%E0%B4%A4%E0%B5%8D%E0%B4%B0%E0%B4%AA%E0%B5%8D%E0%B4%B0%E0%B4%B5%E0%B5%BC%E0%B4%A4%E0%B5%8D%E0%B4%A4%E0%B4%A8%E0%B4%82/%E0%B4%B5%E0%B5%83%E0%B4%A4%E0%B5%8D%E0%B4%A4%E0%B4%BE%E0%B4%A8%E0%B5%8D%E0%B4%A4%E0%B4%AA%E0%B4%A4%E0%B5%8D%E0%B4%B0%E0%B4%AA%E0%B5%8D%E0%B4%B0%E0%B4%B5%E0%B5%BC%E0%B4%A4%E0%B5%8D%E0%B4%A4%E0%B4%A8%E0%B4%8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[199, 69, 65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5, 12, 10]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513, 250, 242]</text:p>
          </table:table-cell>
          <table:table-cell office:value-type="float" office:value="72.69" calcext:value-type="float">
            <text:p>72.69</text:p>
          </table:table-cell>
          <table:table-cell office:value-type="float" office:value="58.33" calcext:value-type="float">
            <text:p>58.33</text:p>
          </table:table-cell>
          <table:table-cell office:value-type="float" office:value="54.6" calcext:value-type="float">
            <text:p>54.6</text:p>
          </table:table-cell>
          <table:table-cell office:value-type="float" office:value="60.13" calcext:value-type="float">
            <text:p>60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anyasi_1933/Sanyasi_193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4, 2]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[198, 129, 86]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" calcext:value-type="float">
            <text:p>68.5</text:p>
          </table:table-cell>
          <table:table-cell office:value-type="float" office:value="69.12" calcext:value-type="float">
            <text:p>69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layalathile_Pazhaya_pattukal_1917/Malayalathile_Pazhaya_pattukal_191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21, 6, 4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2, 13, 6]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[344, 249, 182]</text:p>
          </table:table-cell>
          <table:table-cell office:value-type="float" office:value="95.6" calcext:value-type="float">
            <text:p>95.6</text:p>
          </table:table-cell>
          <table:table-cell office:value-type="float" office:value="76" calcext:value-type="float">
            <text:p>76</text:p>
          </table:table-cell>
          <table:table-cell office:value-type="float" office:value="63.75" calcext:value-type="float">
            <text:p>63.75</text:p>
          </table:table-cell>
          <table:table-cell office:value-type="float" office:value="68.93" calcext:value-type="float">
            <text:p>68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05_Kaippally%27s_Malayalam_Unicode_Bible_Deutronomy/05_Kaippally%27s_Malayalam_Unicode_Bible_Deutronomy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0, 72, 0]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90, 43, 40]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[771, 324, 251]</text:p>
          </table:table-cell>
          <table:table-cell office:value-type="float" office:value="100" calcext:value-type="float">
            <text:p>100</text:p>
          </table:table-cell>
          <table:table-cell office:value-type="float" office:value="57.89" calcext:value-type="float">
            <text:p>57.89</text:p>
          </table:table-cell>
          <table:table-cell office:value-type="float" office:value="75.77" calcext:value-type="float">
            <text:p>75.77</text:p>
          </table:table-cell>
          <table:table-cell office:value-type="float" office:value="75.83" calcext:value-type="float">
            <text:p>75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3_Kaippally%27s_Malayalam_Unicode_Bible_Isaiah/23_Kaippally%27s_Malayalam_Unicode_Bible_Isaiah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0, 36, 0]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152, 91, 87]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[1136, 614, 409]</text:p>
          </table:table-cell>
          <table:table-cell office:value-type="float" office:value="100" calcext:value-type="float">
            <text:p>100</text:p>
          </table:table-cell>
          <table:table-cell office:value-type="float" office:value="44.94" calcext:value-type="float">
            <text:p>44.94</text:p>
          </table:table-cell>
          <table:table-cell office:value-type="float" office:value="72.57" calcext:value-type="float">
            <text:p>72.57</text:p>
          </table:table-cell>
          <table:table-cell office:value-type="float" office:value="71.4" calcext:value-type="float">
            <text:p>71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54_Kaippally%27s_Malayalam_Unicode_Bible_Timothy_1/54_Kaippally%27s_Malayalam_Unicode_Bible_Timothy_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8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97, 57, 48]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61.6" calcext:value-type="float">
            <text:p>61.6</text:p>
          </table:table-cell>
          <table:table-cell office:value-type="float" office:value="63.24" calcext:value-type="float">
            <text:p>63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sangamala_1913/Prasangamala_191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19, 4, 3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7, 8, 8]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[455, 314, 267]</text:p>
          </table:table-cell>
          <table:table-cell office:value-type="float" office:value="94.64" calcext:value-type="float">
            <text:p>94.64</text:p>
          </table:table-cell>
          <table:table-cell office:value-type="float" office:value="57.89" calcext:value-type="float">
            <text:p>57.89</text:p>
          </table:table-cell>
          <table:table-cell office:value-type="float" office:value="50.92" calcext:value-type="float">
            <text:p>50.92</text:p>
          </table:table-cell>
          <table:table-cell office:value-type="float" office:value="55.09" calcext:value-type="float">
            <text:p>55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_Amaruka_shathakam_-_Amarukakavi_1893/Sree_Amaruka_shathakam_-_Amarukakavi_189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, 3, 2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5, 3, 2]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[268, 187, 117]</text:p>
          </table:table-cell>
          <table:table-cell office:value-type="float" office:value="88.24" calcext:value-type="float">
            <text:p>88.24</text:p>
          </table:table-cell>
          <table:table-cell office:value-type="float" office:value="80" calcext:value-type="float">
            <text:p>80</text:p>
          </table:table-cell>
          <table:table-cell office:value-type="float" office:value="74.34" calcext:value-type="float">
            <text:p>74.34</text:p>
          </table:table-cell>
          <table:table-cell office:value-type="float" office:value="74.95" calcext:value-type="float">
            <text:p>74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Oru_Maha_Sathyam_adhava_Kooniyude_Kusruthi/Oru_Maha_Sathyam_adhava_Kooniyude_Kusruthi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9, 3, 3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4, 10, 9]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[452, 307, 282]</text:p>
          </table:table-cell>
          <table:table-cell office:value-type="float" office:value="90.91" calcext:value-type="float">
            <text:p>90.91</text:p>
          </table:table-cell>
          <table:table-cell office:value-type="float" office:value="40" calcext:value-type="float">
            <text:p>40</text:p>
          </table:table-cell>
          <table:table-cell office:value-type="float" office:value="41.98" calcext:value-type="float">
            <text:p>41.98</text:p>
          </table:table-cell>
          <table:table-cell office:value-type="float" office:value="44.94" calcext:value-type="float">
            <text:p>44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sha_Gadya_Ramayanam_Kishkindha_kandam_1933/Bhasha_Gadya_Ramayanam_Kishkindha_kandam_193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20, 2, 2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5, 8, 7]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[1091, 676, 640]</text:p>
          </table:table-cell>
          <table:table-cell office:value-type="float" office:value="96.97" calcext:value-type="float">
            <text:p>96.97</text:p>
          </table:table-cell>
          <table:table-cell office:value-type="float" office:value="63.16" calcext:value-type="float">
            <text:p>63.16</text:p>
          </table:table-cell>
          <table:table-cell office:value-type="float" office:value="45.16" calcext:value-type="float">
            <text:p>45.16</text:p>
          </table:table-cell>
          <table:table-cell office:value-type="float" office:value="48.16" calcext:value-type="float">
            <text:p>48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Charaka_samhitha_%28Indriya_sthanam%29_1917/Charaka_samhitha_%28Indriya_sthanam%29_191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3, 3, 2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3, 2, 2]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169, 140, 94]</text:p>
          </table:table-cell>
          <table:table-cell office:value-type="float" office:value="91.3" calcext:value-type="float">
            <text:p>91.3</text:p>
          </table:table-cell>
          <table:table-cell office:value-type="float" office:value="80" calcext:value-type="float">
            <text:p>80</text:p>
          </table:table-cell>
          <table:table-cell office:value-type="float" office:value="67.81" calcext:value-type="float">
            <text:p>67.81</text:p>
          </table:table-cell>
          <table:table-cell office:value-type="float" office:value="69.85" calcext:value-type="float">
            <text:p>69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37_Kaippally%27s_Malayalam_Unicode_Bible_Haggai/37_Kaippally%27s_Malayalam_Unicode_Bible_Haggai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4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9, 5, 4]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35, 12, 9]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1.25" calcext:value-type="float">
            <text:p>81.25</text:p>
          </table:table-cell>
          <table:table-cell office:value-type="float" office:value="79.03" calcext:value-type="float">
            <text:p>79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sha_gadya_Ramayanam_Sundhara_kandam_part_one_1931/Bhasha_gadya_Ramayanam_Sundhara_kandam_part_one_193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2, 5, 5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0, 8, 5]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[584, 419, 367]</text:p>
          </table:table-cell>
          <table:table-cell office:value-type="float" office:value="89.36" calcext:value-type="float">
            <text:p>89.36</text:p>
          </table:table-cell>
          <table:table-cell office:value-type="float" office:value="75" calcext:value-type="float">
            <text:p>75</text:p>
          </table:table-cell>
          <table:table-cell office:value-type="float" office:value="48.81" calcext:value-type="float">
            <text:p>48.81</text:p>
          </table:table-cell>
          <table:table-cell office:value-type="float" office:value="51.91" calcext:value-type="float">
            <text:p>51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Nadakathrayam_1951/Nadakathrayam_195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4, 1, 0]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[261, 315, 168]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[1815, 1083, 889]</text:p>
          </table:table-cell>
          <table:table-cell office:value-type="float" office:value="100" calcext:value-type="float">
            <text:p>100</text:p>
          </table:table-cell>
          <table:table-cell office:value-type="float" office:value="66.2" calcext:value-type="float">
            <text:p>66.2</text:p>
          </table:table-cell>
          <table:table-cell office:value-type="float" office:value="57.53" calcext:value-type="float">
            <text:p>57.53</text:p>
          </table:table-cell>
          <table:table-cell office:value-type="float" office:value="60.22" calcext:value-type="float">
            <text:p>60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iyadarshika_-_Harshan_1901/Priyadarshika_-_Harshan_190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2, 0]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[152, 211, 74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46" calcext:value-type="float">
            <text:p>82.46</text:p>
          </table:table-cell>
          <table:table-cell office:value-type="float" office:value="82.95" calcext:value-type="float">
            <text:p>82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Aarya_Vaidya_charithram_1920/Aarya_Vaidya_charithram_1920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8, 7, 3]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35, 31, 18]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[646, 463, 290]</text:p>
          </table:table-cell>
          <table:table-cell office:value-type="float" office:value="95.77" calcext:value-type="float">
            <text:p>95.77</text:p>
          </table:table-cell>
          <table:table-cell office:value-type="float" office:value="74.65" calcext:value-type="float">
            <text:p>74.65</text:p>
          </table:table-cell>
          <table:table-cell office:value-type="float" office:value="69.15" calcext:value-type="float">
            <text:p>69.15</text:p>
          </table:table-cell>
          <table:table-cell office:value-type="float" office:value="71.26" calcext:value-type="float">
            <text:p>71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Indulekha/Indulekha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0, 3, 0]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[288, 199, 186]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[1455, 876, 825]</text:p>
          </table:table-cell>
          <table:table-cell office:value-type="float" office:value="100" calcext:value-type="float">
            <text:p>100</text:p>
          </table:table-cell>
          <table:table-cell office:value-type="float" office:value="40.95" calcext:value-type="float">
            <text:p>40.95</text:p>
          </table:table-cell>
          <table:table-cell office:value-type="float" office:value="46.25" calcext:value-type="float">
            <text:p>46.25</text:p>
          </table:table-cell>
          <table:table-cell office:value-type="float" office:value="46.62" calcext:value-type="float">
            <text:p>46.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_Kashimahathmyam_Kilippattu_1907/Sree_Kashimahathmyam_Kilippattu_190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1, 1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1, 5, 4]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[404, 394, 203]</text:p>
          </table:table-cell>
          <table:table-cell office:value-type="float" office:value="91.67" calcext:value-type="float">
            <text:p>91.67</text:p>
          </table:table-cell>
          <table:table-cell office:value-type="float" office:value="69.23" calcext:value-type="float">
            <text:p>69.23</text:p>
          </table:table-cell>
          <table:table-cell office:value-type="float" office:value="70.32" calcext:value-type="float">
            <text:p>70.32</text:p>
          </table:table-cell>
          <table:table-cell office:value-type="float" office:value="70.66" calcext:value-type="float">
            <text:p>70.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labhooshanam_1914/Bhalabhooshanam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5, 3, 2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7, 23, 19]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[439, 327, 248]</text:p>
          </table:table-cell>
          <table:table-cell office:value-type="float" office:value="95.24" calcext:value-type="float">
            <text:p>95.24</text:p>
          </table:table-cell>
          <table:table-cell office:value-type="float" office:value="47.22" calcext:value-type="float">
            <text:p>47.22</text:p>
          </table:table-cell>
          <table:table-cell office:value-type="float" office:value="60.13" calcext:value-type="float">
            <text:p>60.13</text:p>
          </table:table-cell>
          <table:table-cell office:value-type="float" office:value="61.57" calcext:value-type="float">
            <text:p>61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42_Kaippally%27s_Malayalam_Unicode_Bible_Luke/42_Kaippally%27s_Malayalam_Unicode_Bible_Luke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0, 70, 0]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[320, 221, 211]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[1002, 528, 443]</text:p>
          </table:table-cell>
          <table:table-cell office:value-type="float" office:value="100" calcext:value-type="float">
            <text:p>100</text:p>
          </table:table-cell>
          <table:table-cell office:value-type="float" office:value="39.37" calcext:value-type="float">
            <text:p>39.37</text:p>
          </table:table-cell>
          <table:table-cell office:value-type="float" office:value="64.84" calcext:value-type="float">
            <text:p>64.84</text:p>
          </table:table-cell>
          <table:table-cell office:value-type="float" office:value="61.05" calcext:value-type="float">
            <text:p>61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3_Kaippally%27s_Malayalam_Unicode_Bible_Chronicles_1/13_Kaippally%27s_Malayalam_Unicode_Bible_Chronicles_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0, 20, 0]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132, 77, 74]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[621, 376, 262]</text:p>
          </table:table-cell>
          <table:table-cell office:value-type="float" office:value="100" calcext:value-type="float">
            <text:p>100</text:p>
          </table:table-cell>
          <table:table-cell office:value-type="float" office:value="47.52" calcext:value-type="float">
            <text:p>47.52</text:p>
          </table:table-cell>
          <table:table-cell office:value-type="float" office:value="68.28" calcext:value-type="float">
            <text:p>68.28</text:p>
          </table:table-cell>
          <table:table-cell office:value-type="float" office:value="66.77" calcext:value-type="float">
            <text:p>66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7_Kaippally%27s_Malayalam_Unicode_Bible_Daniel/27_Kaippally%27s_Malayalam_Unicode_Bible_Daniel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, 2, 0]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45, 29, 29]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[208, 78, 37]</text:p>
          </table:table-cell>
          <table:table-cell office:value-type="float" office:value="100" calcext:value-type="float">
            <text:p>100</text:p>
          </table:table-cell>
          <table:table-cell office:value-type="float" office:value="35.56" calcext:value-type="float">
            <text:p>35.56</text:p>
          </table:table-cell>
          <table:table-cell office:value-type="float" office:value="86.55" calcext:value-type="float">
            <text:p>86.55</text:p>
          </table:table-cell>
          <table:table-cell office:value-type="float" office:value="80.36" calcext:value-type="float">
            <text:p>80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mahaBhagavatham_1871/SreemahaBhagavatham_187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12, 9, 6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26, 22, 14]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111, 82, 40]</text:p>
          </table:table-cell>
          <table:table-cell office:value-type="float" office:value="91.67" calcext:value-type="float">
            <text:p>91.67</text:p>
          </table:table-cell>
          <table:table-cell office:value-type="float" office:value="75" calcext:value-type="float">
            <text:p>75</text:p>
          </table:table-cell>
          <table:table-cell office:value-type="float" office:value="81.98" calcext:value-type="float">
            <text:p>81.98</text:p>
          </table:table-cell>
          <table:table-cell office:value-type="float" office:value="82.86" calcext:value-type="float">
            <text:p>8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sha_champukkal_1942/Bhasha_champukkal_194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77, 42, 31]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41, 31, 23]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[959, 627, 443]</text:p>
          </table:table-cell>
          <table:table-cell office:value-type="float" office:value="82.78" calcext:value-type="float">
            <text:p>82.78</text:p>
          </table:table-cell>
          <table:table-cell office:value-type="float" office:value="63.49" calcext:value-type="float">
            <text:p>63.49</text:p>
          </table:table-cell>
          <table:table-cell office:value-type="float" office:value="65.92" calcext:value-type="float">
            <text:p>65.92</text:p>
          </table:table-cell>
          <table:table-cell office:value-type="float" office:value="67.79" calcext:value-type="float">
            <text:p>67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34_Kaippally%27s_Malayalam_Unicode_Bible_Nahum/34_Kaippally%27s_Malayalam_Unicode_Bible_Nahum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4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48, 24, 19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71.21" calcext:value-type="float">
            <text:p>71.21</text:p>
          </table:table-cell>
          <table:table-cell office:value-type="float" office:value="72.6" calcext:value-type="float">
            <text:p>72.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Aacharyan_part-1_1934/Aacharyan_part-1_193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2, 2]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[465, 258, 167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2.85" calcext:value-type="float">
            <text:p>72.85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ouree_charitham_1921/Gouree_charitham_192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, 2, 2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7, 14, 10]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[598, 224, 152]</text:p>
          </table:table-cell>
          <table:table-cell office:value-type="float" office:value="94.87" calcext:value-type="float">
            <text:p>94.87</text:p>
          </table:table-cell>
          <table:table-cell office:value-type="float" office:value="58.33" calcext:value-type="float">
            <text:p>58.33</text:p>
          </table:table-cell>
          <table:table-cell office:value-type="float" office:value="79.23" calcext:value-type="float">
            <text:p>79.23</text:p>
          </table:table-cell>
          <table:table-cell office:value-type="float" office:value="79.37" calcext:value-type="float">
            <text:p>79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dyavali_1918/Gadyavali_191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20, 6, 5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9, 17, 11]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[449, 268, 232]</text:p>
          </table:table-cell>
          <table:table-cell office:value-type="float" office:value="92.06" calcext:value-type="float">
            <text:p>92.06</text:p>
          </table:table-cell>
          <table:table-cell office:value-type="float" office:value="64.52" calcext:value-type="float">
            <text:p>64.52</text:p>
          </table:table-cell>
          <table:table-cell office:value-type="float" office:value="58.27" calcext:value-type="float">
            <text:p>58.27</text:p>
          </table:table-cell>
          <table:table-cell office:value-type="float" office:value="61.85" calcext:value-type="float">
            <text:p>61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Jathikkummi/Jathikkummi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9, 11, 3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18" calcext:value-type="float">
            <text:p>91.18</text:p>
          </table:table-cell>
          <table:table-cell office:value-type="float" office:value="92.68" calcext:value-type="float">
            <text:p>92.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RAS_01_05_W_O/RAS_01_05_W_O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13, 10, 5]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31, 28, 15]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[490, 311, 211]</text:p>
          </table:table-cell>
          <table:table-cell office:value-type="float" office:value="94.51" calcext:value-type="float">
            <text:p>94.51</text:p>
          </table:table-cell>
          <table:table-cell office:value-type="float" office:value="78.87" calcext:value-type="float">
            <text:p>78.87</text:p>
          </table:table-cell>
          <table:table-cell office:value-type="float" office:value="72.02" calcext:value-type="float">
            <text:p>72.02</text:p>
          </table:table-cell>
          <table:table-cell office:value-type="float" office:value="74.78" calcext:value-type="float">
            <text:p>74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andhavritham_1911/Kandhavritham_191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1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69, 75, 27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9.7" calcext:value-type="float">
            <text:p>79.7</text:p>
          </table:table-cell>
          <table:table-cell office:value-type="float" office:value="80.28" calcext:value-type="float">
            <text:p>80.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Vijnapanam_-_Kochi_Janmi_sabha_1914/Vijnapanam_-_Kochi_Janmi_sabha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4, 1, 1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[165, 79, 60]</text:p>
          </table:table-cell>
          <table:table-cell office:value-type="float" office:value="88.89" calcext:value-type="float">
            <text:p>88.89</text:p>
          </table:table-cell>
          <table:table-cell office:value-type="float" office:value="0" calcext:value-type="float">
            <text:p>0</text:p>
          </table:table-cell>
          <table:table-cell office:value-type="float" office:value="72.22" calcext:value-type="float">
            <text:p>72.22</text:p>
          </table:table-cell>
          <table:table-cell office:value-type="float" office:value="71.93" calcext:value-type="float">
            <text:p>71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46_Kaippally%27s_Malayalam_Unicode_Bible_Corinthians_1/46_Kaippally%27s_Malayalam_Unicode_Bible_Corinthians_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5, 5]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[232, 176, 146]</text:p>
          </table:table-cell>
          <table:table-cell office:value-type="float" office:value="100" calcext:value-type="float">
            <text:p>100</text:p>
          </table:table-cell>
          <table:table-cell office:value-type="float" office:value="28.57" calcext:value-type="float">
            <text:p>28.57</text:p>
          </table:table-cell>
          <table:table-cell office:value-type="float" office:value="48.77" calcext:value-type="float">
            <text:p>48.77</text:p>
          </table:table-cell>
          <table:table-cell office:value-type="float" office:value="50.33" calcext:value-type="float">
            <text:p>50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udhagadha/Budhagadha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0, 4, 4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6, 2]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[408, 268, 242]</text:p>
          </table:table-cell>
          <table:table-cell office:value-type="float" office:value="88.24" calcext:value-type="float">
            <text:p>88.24</text:p>
          </table:table-cell>
          <table:table-cell office:value-type="float" office:value="83.33" calcext:value-type="float">
            <text:p>83.33</text:p>
          </table:table-cell>
          <table:table-cell office:value-type="float" office:value="46.81" calcext:value-type="float">
            <text:p>46.81</text:p>
          </table:table-cell>
          <table:table-cell office:value-type="float" office:value="50.5" calcext:value-type="float">
            <text:p>50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66_Kaippally%27s_Malayalam_Unicode_Bible_Revelations/66_Kaippally%27s_Malayalam_Unicode_Bible_Revelation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0, 30, 0]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67, 40, 39]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[309, 143, 112]</text:p>
          </table:table-cell>
          <table:table-cell office:value-type="float" office:value="100" calcext:value-type="float">
            <text:p>100</text:p>
          </table:table-cell>
          <table:table-cell office:value-type="float" office:value="42.65" calcext:value-type="float">
            <text:p>42.65</text:p>
          </table:table-cell>
          <table:table-cell office:value-type="float" office:value="72.35" calcext:value-type="float">
            <text:p>72.35</text:p>
          </table:table-cell>
          <table:table-cell office:value-type="float" office:value="70.1" calcext:value-type="float">
            <text:p>70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95%E0%B4%AE%E0%B5%8D%E0%B4%AE%E0%B5%8D%E0%B4%AF%E0%B5%82%E0%B4%A3%E0%B4%BF%E0%B4%B8%E0%B5%8D%E0%B4%B1%E0%B5%8D%E0%B4%B1%E0%B5%8D_%E0%B4%AE%E0%B4%BE%E0%B4%A8%E0%B4%BF%E0%B4%AB%E0%B5%86%E0%B4%B8%E0%B5%8D%E0%B4%B1%E0%B5%8D%E0%B4%B1%E0%B5%8B/%E0%B4%95%E0%B4%AE%E0%B5%8D%E0%B4%AE%E0%B5%8D%E0%B4%AF%E0%B5%82%E0%B4%A3%E0%B4%BF%E0%B4%B8%E0%B5%8D%E0%B4%B1%E0%B5%8D%E0%B4%B1%E0%B5%8D_%E0%B4%AE%E0%B4%BE%E0%B4%A8%E0%B4%BF%E0%B4%AB%E0%B5%86%E0%B4%B8%E0%B5%8D%E0%B4%B1%E0%B5%8D%E0%B4%B1%E0%B5%8B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43, 15, 13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2, 17, 15]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[556, 429, 367]</text:p>
          </table:table-cell>
          <table:table-cell office:value-type="float" office:value="81.16" calcext:value-type="float">
            <text:p>81.16</text:p>
          </table:table-cell>
          <table:table-cell office:value-type="float" office:value="53.12" calcext:value-type="float">
            <text:p>53.12</text:p>
          </table:table-cell>
          <table:table-cell office:value-type="float" office:value="47.19" calcext:value-type="float">
            <text:p>47.19</text:p>
          </table:table-cell>
          <table:table-cell office:value-type="float" office:value="50.38" calcext:value-type="float">
            <text:p>50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Dhakshina_Indiayile_Jadhikal_1915/Dhakshina_Indiayile_Jadhikal_191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6, 2, 2]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49, 39, 36]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[2213, 1646, 1517]</text:p>
          </table:table-cell>
          <table:table-cell office:value-type="float" office:value="91.3" calcext:value-type="float">
            <text:p>91.3</text:p>
          </table:table-cell>
          <table:table-cell office:value-type="float" office:value="34.55" calcext:value-type="float">
            <text:p>34.55</text:p>
          </table:table-cell>
          <table:table-cell office:value-type="float" office:value="37.47" calcext:value-type="float">
            <text:p>37.47</text:p>
          </table:table-cell>
          <table:table-cell office:value-type="float" office:value="37.9" calcext:value-type="float">
            <text:p>37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9_Kaippally%27s_Malayalam_Unicode_Bible_Psalms/19_Kaippally%27s_Malayalam_Unicode_Bible_Psalm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0, 86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3, 19, 19]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[2557, 2160, 1829]</text:p>
          </table:table-cell>
          <table:table-cell office:value-type="float" office:value="100" calcext:value-type="float">
            <text:p>100</text:p>
          </table:table-cell>
          <table:table-cell office:value-type="float" office:value="17.39" calcext:value-type="float">
            <text:p>17.39</text:p>
          </table:table-cell>
          <table:table-cell office:value-type="float" office:value="40.83" calcext:value-type="float">
            <text:p>40.83</text:p>
          </table:table-cell>
          <table:table-cell office:value-type="float" office:value="42.86" calcext:value-type="float">
            <text:p>4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Jaimini_Aswamadham_Kilippattul_1921/Jaimini_Aswamadham_Kilippattul_192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141, 89, 74]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41, 30, 24]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[297, 163, 122]</text:p>
          </table:table-cell>
          <table:table-cell office:value-type="float" office:value="72.49" calcext:value-type="float">
            <text:p>72.49</text:p>
          </table:table-cell>
          <table:table-cell office:value-type="float" office:value="61.29" calcext:value-type="float">
            <text:p>61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0.98" calcext:value-type="float">
            <text:p>70.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dyapradheepam_1919/Gadyapradheepam_1919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36, 13, 13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4, 10, 8]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[602, 462, 371]</text:p>
          </table:table-cell>
          <table:table-cell office:value-type="float" office:value="82.89" calcext:value-type="float">
            <text:p>82.89</text:p>
          </table:table-cell>
          <table:table-cell office:value-type="float" office:value="66.67" calcext:value-type="float">
            <text:p>66.67</text:p>
          </table:table-cell>
          <table:table-cell office:value-type="float" office:value="51.18" calcext:value-type="float">
            <text:p>51.18</text:p>
          </table:table-cell>
          <table:table-cell office:value-type="float" office:value="54.42" calcext:value-type="float">
            <text:p>54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ambarude_Ramayana_kadha_gadyam_1922/Kambarude_Ramayana_kadha_gadyam_192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22, 4, 2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3, 10, 8]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[1527, 899, 851]</text:p>
          </table:table-cell>
          <table:table-cell office:value-type="float" office:value="97.44" calcext:value-type="float">
            <text:p>97.44</text:p>
          </table:table-cell>
          <table:table-cell office:value-type="float" office:value="60" calcext:value-type="float">
            <text:p>60</text:p>
          </table:table-cell>
          <table:table-cell office:value-type="float" office:value="47.44" calcext:value-type="float">
            <text:p>47.44</text:p>
          </table:table-cell>
          <table:table-cell office:value-type="float" office:value="49.85" calcext:value-type="float">
            <text:p>49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61_Kaippally%27s_Malayalam_Unicode_Bible_Peter_2/61_Kaippally%27s_Malayalam_Unicode_Bible_Peter_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6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3, 2]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51, 35, 28]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64.71" calcext:value-type="float">
            <text:p>64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6_Kaippally%27s_Malayalam_Unicode_Bible_Ezekiel/26_Kaippally%27s_Malayalam_Unicode_Bible_Ezekiel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32, 12, 0]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82, 46, 45]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[358, 168, 80]</text:p>
          </table:table-cell>
          <table:table-cell office:value-type="float" office:value="100" calcext:value-type="float">
            <text:p>100</text:p>
          </table:table-cell>
          <table:table-cell office:value-type="float" office:value="61.21" calcext:value-type="float">
            <text:p>61.21</text:p>
          </table:table-cell>
          <table:table-cell office:value-type="float" office:value="83.61" calcext:value-type="float">
            <text:p>83.61</text:p>
          </table:table-cell>
          <table:table-cell office:value-type="float" office:value="81.88" calcext:value-type="float">
            <text:p>81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Ambareesha_charitham_%28Thullal%29_1897/Ambareesha_charitham_%28Thullal%29_189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2, 3, 1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3, 1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0, 6, 3]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83.33" calcext:value-type="float">
            <text:p>83.33</text:p>
          </table:table-cell>
          <table:table-cell office:value-type="float" office:value="84.85" calcext:value-type="float">
            <text:p>84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andamrutham_1906/Kandamrutham_190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7, 5, 4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4, 1]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[242, 213, 118]</text:p>
          </table:table-cell>
          <table:table-cell office:value-type="float" office:value="86.67" calcext:value-type="float">
            <text:p>86.67</text:p>
          </table:table-cell>
          <table:table-cell office:value-type="float" office:value="91.67" calcext:value-type="float">
            <text:p>91.67</text:p>
          </table:table-cell>
          <table:table-cell office:value-type="float" office:value="69.11" calcext:value-type="float">
            <text:p>69.11</text:p>
          </table:table-cell>
          <table:table-cell office:value-type="float" office:value="70.99" calcext:value-type="float">
            <text:p>70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90%E0%B4%A4%E0%B4%BF%E0%B4%B9%E0%B5%8D%E0%B4%AF%E0%B4%AE%E0%B4%BE%E0%B4%B2/%E0%B4%90%E0%B4%A4%E0%B4%BF%E0%B4%B9%E0%B5%8D%E0%B4%AF%E0%B4%AE%E0%B4%BE%E0%B4%B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[2530, 1005, 986]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203, 149, 117]</text:p>
          </table:table-cell>
          <table:table-cell office:value-type="float" office:value="5983" calcext:value-type="float">
            <text:p>5983</text:p>
          </table:table-cell>
          <table:table-cell office:value-type="string" calcext:value-type="string">
            <text:p>[5824, 4414, 4311]</text:p>
          </table:table-cell>
          <table:table-cell office:value-type="float" office:value="64.17" calcext:value-type="float">
            <text:p>64.17</text:p>
          </table:table-cell>
          <table:table-cell office:value-type="float" office:value="60.34" calcext:value-type="float">
            <text:p>60.34</text:p>
          </table:table-cell>
          <table:table-cell office:value-type="float" office:value="27.95" calcext:value-type="float">
            <text:p>27.95</text:p>
          </table:table-cell>
          <table:table-cell office:value-type="float" office:value="40.04" calcext:value-type="float">
            <text:p>40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35_Kaippally%27s_Malayalam_Unicode_Bible_Habakkuk/35_Kaippally%27s_Malayalam_Unicode_Bible_Habakkuk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4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3, 3]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7, 39, 33]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60.24" calcext:value-type="float">
            <text:p>60.24</text:p>
          </table:table-cell>
          <table:table-cell office:value-type="float" office:value="60.44" calcext:value-type="float">
            <text:p>60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uchelavrutha_shathakam_1893/Kuchelavrutha_shathakam_189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5, 5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32, 11, 11]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.5</text:p>
          </table:table-cell>
          <table:table-cell office:value-type="float" office:value="67.65" calcext:value-type="float">
            <text:p>67.65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64_Kaippally%27s_Malayalam_Unicode_Bible_John_3/64_Kaippally%27s_Malayalam_Unicode_Bible_John_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2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7, 12, 1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52" calcext:value-type="float">
            <text:p>56.52</text:p>
          </table:table-cell>
          <table:table-cell office:value-type="float" office:value="55.56" calcext:value-type="float">
            <text:p>55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Raghuvamsha_charithram_vol-1_1918/Raghuvamsha_charithram_vol-1_191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7, 3, 2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1, 1]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167, 78, 59]</text:p>
          </table:table-cell>
          <table:table-cell office:value-type="float" office:value="90.48" calcext:value-type="float">
            <text:p>90.48</text:p>
          </table:table-cell>
          <table:table-cell office:value-type="float" office:value="80" calcext:value-type="float">
            <text:p>80</text:p>
          </table:table-cell>
          <table:table-cell office:value-type="float" office:value="72.04" calcext:value-type="float">
            <text:p>72.04</text:p>
          </table:table-cell>
          <table:table-cell office:value-type="float" office:value="73.84" calcext:value-type="float">
            <text:p>73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63_Kaippally%27s_Malayalam_Unicode_Bible_John_2/63_Kaippally%27s_Malayalam_Unicode_Bible_John_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2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4, 10, 8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47_Kaippally%27s_Malayalam_Unicode_Bible_Corinthians_2/47_Kaippally%27s_Malayalam_Unicode_Bible_Corinthians_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1, 16, 1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02_Kaippally%27s_Malayalam_Unicode_Bible_Exodus/02_Kaippally%27s_Malayalam_Unicode_Bible_Exodu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12, 24, 0]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4, 82, 81]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[813, 446, 322]</text:p>
          </table:table-cell>
          <table:table-cell office:value-type="float" office:value="100" calcext:value-type="float">
            <text:p>100</text:p>
          </table:table-cell>
          <table:table-cell office:value-type="float" office:value="45.27" calcext:value-type="float">
            <text:p>45.27</text:p>
          </table:table-cell>
          <table:table-cell office:value-type="float" office:value="68.12" calcext:value-type="float">
            <text:p>68.12</text:p>
          </table:table-cell>
          <table:table-cell office:value-type="float" office:value="67.13" calcext:value-type="float">
            <text:p>67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1_Kaippally%27s_Malayalam_Unicode_Bible_Kings_1/11_Kaippally%27s_Malayalam_Unicode_Bible_Kings_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0, 14, 0]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[195, 103, 99]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757, 370, 243]</text:p>
          </table:table-cell>
          <table:table-cell office:value-type="float" office:value="100" calcext:value-type="float">
            <text:p>100</text:p>
          </table:table-cell>
          <table:table-cell office:value-type="float" office:value="51.23" calcext:value-type="float">
            <text:p>51.23</text:p>
          </table:table-cell>
          <table:table-cell office:value-type="float" office:value="75.13" calcext:value-type="float">
            <text:p>75.13</text:p>
          </table:table-cell>
          <table:table-cell office:value-type="float" office:value="72.2" calcext:value-type="float">
            <text:p>72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41_Kaippally%27s_Malayalam_Unicode_Bible_Mark/41_Kaippally%27s_Malayalam_Unicode_Bible_Mark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0, 42, 0]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47, 33, 30]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158, 71, 57]</text:p>
          </table:table-cell>
          <table:table-cell office:value-type="float" office:value="100" calcext:value-type="float">
            <text:p>100</text:p>
          </table:table-cell>
          <table:table-cell office:value-type="float" office:value="43.4" calcext:value-type="float">
            <text:p>43.4</text:p>
          </table:table-cell>
          <table:table-cell office:value-type="float" office:value="72.99" calcext:value-type="float">
            <text:p>72.99</text:p>
          </table:table-cell>
          <table:table-cell office:value-type="float" office:value="71.66" calcext:value-type="float">
            <text:p>71.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bhandha_Manjari_1911/Prabhandha_Manjari_191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35, 12, 11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31, 21, 16]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[545, 352, 295]</text:p>
          </table:table-cell>
          <table:table-cell office:value-type="float" office:value="87.64" calcext:value-type="float">
            <text:p>87.64</text:p>
          </table:table-cell>
          <table:table-cell office:value-type="float" office:value="60.98" calcext:value-type="float">
            <text:p>60.98</text:p>
          </table:table-cell>
          <table:table-cell office:value-type="float" office:value="55.71" calcext:value-type="float">
            <text:p>55.71</text:p>
          </table:table-cell>
          <table:table-cell office:value-type="float" office:value="59.55" calcext:value-type="float">
            <text:p>59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36_Kaippally%27s_Malayalam_Unicode_Bible_Zephaniah/36_Kaippally%27s_Malayalam_Unicode_Bible_Zephaniah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6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49, 24, 17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75.36" calcext:value-type="float">
            <text:p>75.36</text:p>
          </table:table-cell>
          <table:table-cell office:value-type="float" office:value="76.92" calcext:value-type="float">
            <text:p>76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sha_Jathaka_Padhathi_1926/Bhasha_Jathaka_Padhathi_192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14, 8, 6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3, 10, 6]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[652, 410, 295]</text:p>
          </table:table-cell>
          <table:table-cell office:value-type="float" office:value="88.89" calcext:value-type="float">
            <text:p>88.89</text:p>
          </table:table-cell>
          <table:table-cell office:value-type="float" office:value="68.42" calcext:value-type="float">
            <text:p>68.42</text:p>
          </table:table-cell>
          <table:table-cell office:value-type="float" office:value="65.66" calcext:value-type="float">
            <text:p>65.66</text:p>
          </table:table-cell>
          <table:table-cell office:value-type="float" office:value="67.06" calcext:value-type="float">
            <text:p>67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ujathodwaham_bhasha_chambu_1907/Sujathodwaham_bhasha_chambu_190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6, 9, 3]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[234, 145, 68]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office:value-type="float" office:value="80.17" calcext:value-type="float">
            <text:p>80.17</text:p>
          </table:table-cell>
          <table:table-cell office:value-type="float" office:value="80.65" calcext:value-type="float">
            <text:p>80.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ancharathram_Nadakam_1928/Pancharathram_Nadakam_192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0, 1, 0]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43, 65, 24]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[242, 131, 83]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office:value-type="float" office:value="73.14" calcext:value-type="float">
            <text:p>73.14</text:p>
          </table:table-cell>
          <table:table-cell office:value-type="float" office:value="74.7" calcext:value-type="float">
            <text:p>74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50_Kaippally%27s_Malayalam_Unicode_Bible_Phillippians/50_Kaippally%27s_Malayalam_Unicode_Bible_Phillippian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8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3, 3]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90, 57, 51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41" calcext:value-type="float">
            <text:p>56.41</text:p>
          </table:table-cell>
          <table:table-cell office:value-type="float" office:value="57.81" calcext:value-type="float">
            <text:p>57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yrian_Canon_1870/Syrian_Canon_1870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, 1, 1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9, 6, 3]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[304, 148, 100]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office:value-type="float" office:value="76.74" calcext:value-type="float">
            <text:p>76.74</text:p>
          </table:table-cell>
          <table:table-cell office:value-type="float" office:value="76.99" calcext:value-type="float">
            <text:p>76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31_Kaippally%27s_Malayalam_Unicode_Bible_Obadiah/31_Kaippally%27s_Malayalam_Unicode_Bible_Obadiah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2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2, 13, 10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52" calcext:value-type="float">
            <text:p>65.52</text:p>
          </table:table-cell>
          <table:table-cell office:value-type="float" office:value="67.74" calcext:value-type="float">
            <text:p>67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oudilyande_Arthasasthram_1935/Koudilyande_Arthasasthram_193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[142, 68, 57]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46, 34, 21]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[984, 612, 497]</text:p>
          </table:table-cell>
          <table:table-cell office:value-type="float" office:value="82.83" calcext:value-type="float">
            <text:p>82.83</text:p>
          </table:table-cell>
          <table:table-cell office:value-type="float" office:value="72" calcext:value-type="float">
            <text:p>72</text:p>
          </table:table-cell>
          <table:table-cell office:value-type="float" office:value="61.29" calcext:value-type="float">
            <text:p>61.29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dyamalika_vol-3_1924/Gadyamalika_vol-3_192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[49, 18, 12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57, 50, 38]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[1175, 825, 652]</text:p>
          </table:table-cell>
          <table:table-cell office:value-type="float" office:value="93.68" calcext:value-type="float">
            <text:p>93.68</text:p>
          </table:table-cell>
          <table:table-cell office:value-type="float" office:value="56.82" calcext:value-type="float">
            <text:p>56.82</text:p>
          </table:table-cell>
          <table:table-cell office:value-type="float" office:value="58.73" calcext:value-type="float">
            <text:p>58.73</text:p>
          </table:table-cell>
          <table:table-cell office:value-type="float" office:value="62.22" calcext:value-type="float">
            <text:p>62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0_Kaippally%27s_Malayalam_Unicode_Bible_Samuel_2/10_Kaippally%27s_Malayalam_Unicode_Bible_Samuel_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0, 56, 0]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180, 123, 117]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[660, 354, 294]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65.17" calcext:value-type="float">
            <text:p>65.17</text:p>
          </table:table-cell>
          <table:table-cell office:value-type="float" office:value="62.29" calcext:value-type="float">
            <text:p>62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Anyapadhesha_shathagam_1916/Anyapadhesha_shathagam_191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2, 0, 0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2, 18, 6]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[281, 189, 130]</text:p>
          </table:table-cell>
          <table:table-cell office:value-type="float" office:value="100" calcext:value-type="float">
            <text:p>100</text:p>
          </table:table-cell>
          <table:table-cell office:value-type="float" office:value="83.78" calcext:value-type="float">
            <text:p>83.78</text:p>
          </table:table-cell>
          <table:table-cell office:value-type="float" office:value="70.92" calcext:value-type="float">
            <text:p>70.92</text:p>
          </table:table-cell>
          <table:table-cell office:value-type="float" office:value="74.14" calcext:value-type="float">
            <text:p>74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ubadrarjjanam_1901/Subadrarjjanam_190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0, 0]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[303, 202, 153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.74" calcext:value-type="float">
            <text:p>59.74</text:p>
          </table:table-cell>
          <table:table-cell office:value-type="float" office:value="60.77" calcext:value-type="float">
            <text:p>60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thamgi_1940/Mathamgi_1940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8, 5, 2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0, 21, 11]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[621, 470, 351]</text:p>
          </table:table-cell>
          <table:table-cell office:value-type="float" office:value="96.72" calcext:value-type="float">
            <text:p>96.72</text:p>
          </table:table-cell>
          <table:table-cell office:value-type="float" office:value="72.5" calcext:value-type="float">
            <text:p>72.5</text:p>
          </table:table-cell>
          <table:table-cell office:value-type="float" office:value="59" calcext:value-type="float">
            <text:p>59</text:p>
          </table:table-cell>
          <table:table-cell office:value-type="float" office:value="61.96" calcext:value-type="float">
            <text:p>61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habharatha_katha_%28Oru_Niroopanam%29_1913/Mahabharatha_katha_%28Oru_Niroopanam%29_191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10, 3, 3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9, 8, 6]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[262, 173, 160]</text:p>
          </table:table-cell>
          <table:table-cell office:value-type="float" office:value="92.68" calcext:value-type="float">
            <text:p>92.68</text:p>
          </table:table-cell>
          <table:table-cell office:value-type="float" office:value="50" calcext:value-type="float">
            <text:p>50</text:p>
          </table:table-cell>
          <table:table-cell office:value-type="float" office:value="44.83" calcext:value-type="float">
            <text:p>44.83</text:p>
          </table:table-cell>
          <table:table-cell office:value-type="float" office:value="50.73" calcext:value-type="float">
            <text:p>50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01_Kaippally%27s_Malayalam_Unicode_Bible_Genesis/01_Kaippally%27s_Malayalam_Unicode_Bible_Genesi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1, 72, 0]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[228, 147, 145]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[877, 486, 438]</text:p>
          </table:table-cell>
          <table:table-cell office:value-type="float" office:value="100" calcext:value-type="float">
            <text:p>100</text:p>
          </table:table-cell>
          <table:table-cell office:value-type="float" office:value="38.03" calcext:value-type="float">
            <text:p>38.03</text:p>
          </table:table-cell>
          <table:table-cell office:value-type="float" office:value="57.27" calcext:value-type="float">
            <text:p>57.27</text:p>
          </table:table-cell>
          <table:table-cell office:value-type="float" office:value="56.3" calcext:value-type="float">
            <text:p>56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Yayathi_charitham_1914/Yayathi_charitham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2, 1]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76, 49, 27]</text:p>
          </table:table-cell>
          <table:table-cell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78.05" calcext:value-type="float">
            <text:p>78.05</text:p>
          </table:table-cell>
          <table:table-cell office:value-type="float" office:value="80.56" calcext:value-type="float">
            <text:p>80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Ashtanga_Hridhayam_Balopacharaneeyam/Ashtanga_Hridhayam_Balopacharaneeyam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0, 0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, 16, 3]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[119, 115, 22]</text:p>
          </table:table-cell>
          <table:table-cell office:value-type="float" office:value="100" calcext:value-type="float">
            <text:p>100</text:p>
          </table:table-cell>
          <table:table-cell office:value-type="float" office:value="93.18" calcext:value-type="float">
            <text:p>93.18</text:p>
          </table:table-cell>
          <table:table-cell office:value-type="float" office:value="93.75" calcext:value-type="float">
            <text:p>93.75</text:p>
          </table:table-cell>
          <table:table-cell office:value-type="float" office:value="94.38" calcext:value-type="float">
            <text:p>94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rthruhari_1911/Bharthruhari_191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, 0, 0]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43, 29, 20]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[521, 452, 218]</text:p>
          </table:table-cell>
          <table:table-cell office:value-type="float" office:value="100" calcext:value-type="float">
            <text:p>100</text:p>
          </table:table-cell>
          <table:table-cell office:value-type="float" office:value="67.74" calcext:value-type="float">
            <text:p>67.74</text:p>
          </table:table-cell>
          <table:table-cell office:value-type="float" office:value="75.67" calcext:value-type="float">
            <text:p>75.67</text:p>
          </table:table-cell>
          <table:table-cell office:value-type="float" office:value="75.76" calcext:value-type="float">
            <text:p>75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hlatha_charitham_Kilippattu_1939/Prahlatha_charitham_Kilippattu_1939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4, 3, 2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8, 9, 3]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[263, 194, 140]</text:p>
          </table:table-cell>
          <table:table-cell office:value-type="float" office:value="91.3" calcext:value-type="float">
            <text:p>91.3</text:p>
          </table:table-cell>
          <table:table-cell office:value-type="float" office:value="87.5" calcext:value-type="float">
            <text:p>87.5</text:p>
          </table:table-cell>
          <table:table-cell office:value-type="float" office:value="60.67" calcext:value-type="float">
            <text:p>60.67</text:p>
          </table:table-cell>
          <table:table-cell office:value-type="float" office:value="64.02" calcext:value-type="float">
            <text:p>64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Harishchandran_1925/Harishchandran_192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6, 2, 1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6, 15, 9]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518, 364, 289]</text:p>
          </table:table-cell>
          <table:table-cell office:value-type="float" office:value="97.5" calcext:value-type="float">
            <text:p>97.5</text:p>
          </table:table-cell>
          <table:table-cell office:value-type="float" office:value="67.86" calcext:value-type="float">
            <text:p>67.86</text:p>
          </table:table-cell>
          <table:table-cell office:value-type="float" office:value="55.74" calcext:value-type="float">
            <text:p>55.74</text:p>
          </table:table-cell>
          <table:table-cell office:value-type="float" office:value="58.53" calcext:value-type="float">
            <text:p>58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Indulekha2/Indulekha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0, 3, 0]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[296, 204, 191]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[1492, 901, 846]</text:p>
          </table:table-cell>
          <table:table-cell office:value-type="float" office:value="100" calcext:value-type="float">
            <text:p>100</text:p>
          </table:table-cell>
          <table:table-cell office:value-type="float" office:value="41.05" calcext:value-type="float">
            <text:p>41.05</text:p>
          </table:table-cell>
          <table:table-cell office:value-type="float" office:value="46.32" calcext:value-type="float">
            <text:p>46.32</text:p>
          </table:table-cell>
          <table:table-cell office:value-type="float" office:value="46.66" calcext:value-type="float">
            <text:p>46.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Janakee_parinayam_1900/Janakee_parinayam_1900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0, 0, 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5, 10, 4]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[204, 162, 65]</text:p>
          </table:table-cell>
          <table:table-cell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84.49" calcext:value-type="float">
            <text:p>84.49</text:p>
          </table:table-cell>
          <table:table-cell office:value-type="float" office:value="85.5" calcext:value-type="float">
            <text:p>85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labhari_1920/Malabhari_1920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12, 4, 4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26, 16, 12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[379, 229, 196]</text:p>
          </table:table-cell>
          <table:table-cell office:value-type="float" office:value="93.22" calcext:value-type="float">
            <text:p>93.22</text:p>
          </table:table-cell>
          <table:table-cell office:value-type="float" office:value="67.57" calcext:value-type="float">
            <text:p>67.57</text:p>
          </table:table-cell>
          <table:table-cell office:value-type="float" office:value="58.56" calcext:value-type="float">
            <text:p>58.56</text:p>
          </table:table-cell>
          <table:table-cell office:value-type="float" office:value="62.74" calcext:value-type="float">
            <text:p>62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dyamala_Onnam_Bhagam_1911/Gadyamala_Onnam_Bhagam_191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13, 9, 5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2, 13, 9]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[268, 212, 158]</text:p>
          </table:table-cell>
          <table:table-cell office:value-type="float" office:value="92.96" calcext:value-type="float">
            <text:p>92.96</text:p>
          </table:table-cell>
          <table:table-cell office:value-type="float" office:value="52.63" calcext:value-type="float">
            <text:p>52.63</text:p>
          </table:table-cell>
          <table:table-cell office:value-type="float" office:value="57.53" calcext:value-type="float">
            <text:p>57.53</text:p>
          </table:table-cell>
          <table:table-cell office:value-type="float" office:value="62.77" calcext:value-type="float">
            <text:p>62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reemadhavanidhanam_1921/Sreemadhavanidhanam_192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2, 6, 4]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65, 62, 38]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[807, 533, 394]</text:p>
          </table:table-cell>
          <table:table-cell office:value-type="float" office:value="96.08" calcext:value-type="float">
            <text:p>96.08</text:p>
          </table:table-cell>
          <table:table-cell office:value-type="float" office:value="66.37" calcext:value-type="float">
            <text:p>66.37</text:p>
          </table:table-cell>
          <table:table-cell office:value-type="float" office:value="65.95" calcext:value-type="float">
            <text:p>65.95</text:p>
          </table:table-cell>
          <table:table-cell office:value-type="float" office:value="68.22" calcext:value-type="float">
            <text:p>68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adhambaree_kadha_saram/Kadhambaree_kadha_saram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, 1, 1]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21, 25, 7]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[219, 217, 50]</text:p>
          </table:table-cell>
          <table:table-cell office:value-type="float" office:value="92.31" calcext:value-type="float">
            <text:p>92.31</text:p>
          </table:table-cell>
          <table:table-cell office:value-type="float" office:value="86.54" calcext:value-type="float">
            <text:p>86.54</text:p>
          </table:table-cell>
          <table:table-cell office:value-type="float" office:value="90.06" calcext:value-type="float">
            <text:p>90.06</text:p>
          </table:table-cell>
          <table:table-cell office:value-type="float" office:value="89.79" calcext:value-type="float">
            <text:p>89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attukal_vol-2_1927/Pattukal_vol-2_192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, 1, 1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4, 2, 1]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302, 131, 85]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83.5" calcext:value-type="float">
            <text:p>83.5</text:p>
          </table:table-cell>
          <table:table-cell office:value-type="float" office:value="84.04" calcext:value-type="float">
            <text:p>84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_M_Ezhuthiya_Upanyasangal_1913/K_M_Ezhuthiya_Upanyasangal_191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29, 9, 8]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45, 36, 23]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[905, 616, 468]</text:p>
          </table:table-cell>
          <table:table-cell office:value-type="float" office:value="92.08" calcext:value-type="float">
            <text:p>92.08</text:p>
          </table:table-cell>
          <table:table-cell office:value-type="float" office:value="72.62" calcext:value-type="float">
            <text:p>72.62</text:p>
          </table:table-cell>
          <table:table-cell office:value-type="float" office:value="60.47" calcext:value-type="float">
            <text:p>60.47</text:p>
          </table:table-cell>
          <table:table-cell office:value-type="float" office:value="63.55" calcext:value-type="float">
            <text:p>63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Ente_naadu_kadathal/Ente_naadu_kadathal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9, 11, 2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3, 1]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[393, 274, 228]</text:p>
          </table:table-cell>
          <table:table-cell office:value-type="float" office:value="96.88" calcext:value-type="float">
            <text:p>96.88</text:p>
          </table:table-cell>
          <table:table-cell office:value-type="float" office:value="80" calcext:value-type="float">
            <text:p>80</text:p>
          </table:table-cell>
          <table:table-cell office:value-type="float" office:value="52.99" calcext:value-type="float">
            <text:p>52.99</text:p>
          </table:table-cell>
          <table:table-cell office:value-type="float" office:value="58.3" calcext:value-type="float">
            <text:p>58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40_Kaippally%27s_Malayalam_Unicode_Bible_Matthew/40_Kaippally%27s_Malayalam_Unicode_Bible_Matthew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14, 38, 0]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[80, 74, 53]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[377, 198, 150]</text:p>
          </table:table-cell>
          <table:table-cell office:value-type="float" office:value="100" calcext:value-type="float">
            <text:p>100</text:p>
          </table:table-cell>
          <table:table-cell office:value-type="float" office:value="60.15" calcext:value-type="float">
            <text:p>60.15</text:p>
          </table:table-cell>
          <table:table-cell office:value-type="float" office:value="69.76" calcext:value-type="float">
            <text:p>69.76</text:p>
          </table:table-cell>
          <table:table-cell office:value-type="float" office:value="70.92" calcext:value-type="float">
            <text:p>70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0_Kaippally%27s_Malayalam_Unicode_Bible_Proverbs/20_Kaippally%27s_Malayalam_Unicode_Bible_Proverb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0, 46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2, 13, 13]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[808, 762, 703]</text:p>
          </table:table-cell>
          <table:table-cell office:value-type="float" office:value="100" calcext:value-type="float">
            <text:p>100</text:p>
          </table:table-cell>
          <table:table-cell office:value-type="float" office:value="40.91" calcext:value-type="float">
            <text:p>40.91</text:p>
          </table:table-cell>
          <table:table-cell office:value-type="float" office:value="26.69" calcext:value-type="float">
            <text:p>26.69</text:p>
          </table:table-cell>
          <table:table-cell office:value-type="float" office:value="30.35" calcext:value-type="float">
            <text:p>30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irija_Kalyanam_1925/Girija_Kalyanam_192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, 7, 3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8, 21, 10]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[470, 323, 209]</text:p>
          </table:table-cell>
          <table:table-cell office:value-type="float" office:value="90.91" calcext:value-type="float">
            <text:p>90.91</text:p>
          </table:table-cell>
          <table:table-cell office:value-type="float" office:value="75" calcext:value-type="float">
            <text:p>75</text:p>
          </table:table-cell>
          <table:table-cell office:value-type="float" office:value="68.62" calcext:value-type="float">
            <text:p>68.62</text:p>
          </table:table-cell>
          <table:table-cell office:value-type="float" office:value="69.96" calcext:value-type="float">
            <text:p>69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cheenaryavarthathile_chila_viswa_vidyalayangal_1924/Pracheenaryavarthathile_chila_viswa_vidyalayangal_192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2, 3, 2]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44, 29, 25]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[479, 317, 240]</text:p>
          </table:table-cell>
          <table:table-cell office:value-type="float" office:value="96.67" calcext:value-type="float">
            <text:p>9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63.86" calcext:value-type="float">
            <text:p>63.86</text:p>
          </table:table-cell>
          <table:table-cell office:value-type="float" office:value="65.81" calcext:value-type="float">
            <text:p>65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8_Kaippally%27s_Malayalam_Unicode_Bible_Job/18_Kaippally%27s_Malayalam_Unicode_Bible_Job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0, 54, 0]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59, 52, 48]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[1080, 923, 853]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3.31" calcext:value-type="float">
            <text:p>33.31</text:p>
          </table:table-cell>
          <table:table-cell office:value-type="float" office:value="35.5" calcext:value-type="float">
            <text:p>35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Wikisource_Contest_2014_Press_Jan_3/Wikisource_Contest_2014_Press_Jan_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1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2, 8, 7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8.82" calcext:value-type="float">
            <text:p>58.82</text:p>
          </table:table-cell>
          <table:table-cell office:value-type="float" office:value="63.16" calcext:value-type="float">
            <text:p>63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dhama_chikilsthsa_1917/Pradhama_chikilsthsa_191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, 0, 0]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18, 26, 11]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00, 205, 144]</text:p>
          </table:table-cell>
          <table:table-cell office:value-type="float" office:value="100" calcext:value-type="float">
            <text:p>100</text:p>
          </table:table-cell>
          <table:table-cell office:value-type="float" office:value="77.08" calcext:value-type="float">
            <text:p>77.08</text:p>
          </table:table-cell>
          <table:table-cell office:value-type="float" office:value="65.71" calcext:value-type="float">
            <text:p>65.71</text:p>
          </table:table-cell>
          <table:table-cell office:value-type="float" office:value="68.11" calcext:value-type="float">
            <text:p>68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%E0%B4%B5%E0%B4%BE%E0%B4%B4%E0%B4%95%E0%B5%8D%E0%B4%95%E0%B5%81%E0%B4%B2/%E0%B4%B5%E0%B4%BE%E0%B4%B4%E0%B4%95%E0%B5%8D%E0%B4%95%E0%B5%81%E0%B4%B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2, 0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27, 43, 18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7.86" calcext:value-type="float">
            <text:p>67.86</text:p>
          </table:table-cell>
          <table:table-cell office:value-type="float" office:value="67.8" calcext:value-type="float">
            <text:p>67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nimeghala_1928/Manimeghala_192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3, 4, 3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, 2, 1]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[311, 168, 143]</text:p>
          </table:table-cell>
          <table:table-cell office:value-type="float" office:value="88.46" calcext:value-type="float">
            <text:p>88.46</text:p>
          </table:table-cell>
          <table:table-cell office:value-type="float" office:value="90" calcext:value-type="float">
            <text:p>90</text:p>
          </table:table-cell>
          <table:table-cell office:value-type="float" office:value="62.57" calcext:value-type="float">
            <text:p>62.57</text:p>
          </table:table-cell>
          <table:table-cell office:value-type="float" office:value="64.83" calcext:value-type="float">
            <text:p>64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9_Kaippally%27s_Malayalam_Unicode_Bible_Joel/29_Kaippally%27s_Malayalam_Unicode_Bible_Joel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2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38, 24, 19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46" calcext:value-type="float">
            <text:p>63.46</text:p>
          </table:table-cell>
          <table:table-cell office:value-type="float" office:value="68.33" calcext:value-type="float">
            <text:p>68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dyamalika_vol-2_1925/Gdyamalika_vol-2_192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67, 28, 20]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34, 27, 18]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[992, 650, 541]</text:p>
          </table:table-cell>
          <table:table-cell office:value-type="float" office:value="87.42" calcext:value-type="float">
            <text:p>87.42</text:p>
          </table:table-cell>
          <table:table-cell office:value-type="float" office:value="68.42" calcext:value-type="float">
            <text:p>68.42</text:p>
          </table:table-cell>
          <table:table-cell office:value-type="float" office:value="55.33" calcext:value-type="float">
            <text:p>55.33</text:p>
          </table:table-cell>
          <table:table-cell office:value-type="float" office:value="59.43" calcext:value-type="float">
            <text:p>59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ngala_mala_book-2_1913/Mangala_mala_book-2_191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, 1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9, 7]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[388, 288, 195]</text:p>
          </table:table-cell>
          <table:table-cell office:value-type="float" office:value="100" calcext:value-type="float">
            <text:p>100</text:p>
          </table:table-cell>
          <table:table-cell office:value-type="float" office:value="41.67" calcext:value-type="float">
            <text:p>41.67</text:p>
          </table:table-cell>
          <table:table-cell office:value-type="float" office:value="64.86" calcext:value-type="float">
            <text:p>64.86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30_Kaippally%27s_Malayalam_Unicode_Bible_Amos/30_Kaippally%27s_Malayalam_Unicode_Bible_Amo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0, 12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33, 15, 14]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[149, 72, 58]</text:p>
          </table:table-cell>
          <table:table-cell office:value-type="float" office:value="100" calcext:value-type="float">
            <text:p>100</text:p>
          </table:table-cell>
          <table:table-cell office:value-type="float" office:value="58.82" calcext:value-type="float">
            <text:p>58.82</text:p>
          </table:table-cell>
          <table:table-cell office:value-type="float" office:value="69.95" calcext:value-type="float">
            <text:p>69.95</text:p>
          </table:table-cell>
          <table:table-cell office:value-type="float" office:value="69.87" calcext:value-type="float">
            <text:p>69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Chilappathikaram_1931/Chilappathikaram_193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7, 0, 0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27, 15, 12]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[780, 362, 268]</text:p>
          </table:table-cell>
          <table:table-cell office:value-type="float" office:value="100" calcext:value-type="float">
            <text:p>100</text:p>
          </table:table-cell>
          <table:table-cell office:value-type="float" office:value="69.23" calcext:value-type="float">
            <text:p>69.23</text:p>
          </table:table-cell>
          <table:table-cell office:value-type="float" office:value="75" calcext:value-type="float">
            <text:p>75</text:p>
          </table:table-cell>
          <table:table-cell office:value-type="float" office:value="75.82" calcext:value-type="float">
            <text:p>75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ngalodhayam_book-8_1915/Mangalodhayam_book-8_191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[51, 25, 15]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79, 68, 48]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[1723, 1389, 989]</text:p>
          </table:table-cell>
          <table:table-cell office:value-type="float" office:value="93.78" calcext:value-type="float">
            <text:p>93.78</text:p>
          </table:table-cell>
          <table:table-cell office:value-type="float" office:value="62.2" calcext:value-type="float">
            <text:p>62.2</text:p>
          </table:table-cell>
          <table:table-cell office:value-type="float" office:value="60.74" calcext:value-type="float">
            <text:p>60.74</text:p>
          </table:table-cell>
          <table:table-cell office:value-type="float" office:value="63.56" calcext:value-type="float">
            <text:p>63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nushyalaya_chandrika_%28Thachu_shasthram%29_1928/Manushyalaya_chandrika_%28Thachu_shasthram%29_1928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1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2, 1]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[184, 99, 61]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77.24" calcext:value-type="float">
            <text:p>77.24</text:p>
          </table:table-cell>
          <table:table-cell office:value-type="float" office:value="78.55" calcext:value-type="float">
            <text:p>78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labhodhini_Ezham_padam_1923/Bhalabhodhini_Ezham_padam_192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128, 38, 31]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61, 37, 32]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[958, 621, 505]</text:p>
          </table:table-cell>
          <table:table-cell office:value-type="float" office:value="85.78" calcext:value-type="float">
            <text:p>85.78</text:p>
          </table:table-cell>
          <table:table-cell office:value-type="float" office:value="57.33" calcext:value-type="float">
            <text:p>57.33</text:p>
          </table:table-cell>
          <table:table-cell office:value-type="float" office:value="55.93" calcext:value-type="float">
            <text:p>55.93</text:p>
          </table:table-cell>
          <table:table-cell office:value-type="float" office:value="60.53" calcext:value-type="float">
            <text:p>60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rathee_vilasam_1931/Bharathee_vilasam_193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20, 3, 3]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55, 38, 32]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[1905, 1391, 1111]</text:p>
          </table:table-cell>
          <table:table-cell office:value-type="float" office:value="97.2" calcext:value-type="float">
            <text:p>97.2</text:p>
          </table:table-cell>
          <table:table-cell office:value-type="float" office:value="50.77" calcext:value-type="float">
            <text:p>50.77</text:p>
          </table:table-cell>
          <table:table-cell office:value-type="float" office:value="52.15" calcext:value-type="float">
            <text:p>52.15</text:p>
          </table:table-cell>
          <table:table-cell office:value-type="float" office:value="54.05" calcext:value-type="float">
            <text:p>54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59_Kaippally%27s_Malayalam_Unicode_Bible_James/59_Kaippally%27s_Malayalam_Unicode_Bible_Jame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8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1, 9, 9]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[120, 93, 85]</text:p>
          </table:table-cell>
          <table:table-cell office:value-type="float" office:value="100" calcext:value-type="float">
            <text:p>100</text:p>
          </table:table-cell>
          <table:table-cell office:value-type="float" office:value="18.18" calcext:value-type="float">
            <text:p>18.18</text:p>
          </table:table-cell>
          <table:table-cell office:value-type="float" office:value="41.78" calcext:value-type="float">
            <text:p>41.78</text:p>
          </table:table-cell>
          <table:table-cell office:value-type="float" office:value="43.03" calcext:value-type="float">
            <text:p>43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04_Kaippally%27s_Malayalam_Unicode_Bible_Numbers/04_Kaippally%27s_Malayalam_Unicode_Bible_Number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33, 20, 0]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40, 19, 19]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[223, 125, 74]</text:p>
          </table:table-cell>
          <table:table-cell office:value-type="float" office:value="100" calcext:value-type="float">
            <text:p>100</text:p>
          </table:table-cell>
          <table:table-cell office:value-type="float" office:value="74.67" calcext:value-type="float">
            <text:p>74.67</text:p>
          </table:table-cell>
          <table:table-cell office:value-type="float" office:value="77.58" calcext:value-type="float">
            <text:p>77.58</text:p>
          </table:table-cell>
          <table:table-cell office:value-type="float" office:value="81.06" calcext:value-type="float">
            <text:p>81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2_Kaippally%27s_Malayalam_Unicode_Bible_Song_of_songs/22_Kaippally%27s_Malayalam_Unicode_Bible_Song_of_song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8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136, 102, 94]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41.25" calcext:value-type="float">
            <text:p>41.25</text:p>
          </table:table-cell>
          <table:table-cell office:value-type="float" office:value="43.86" calcext:value-type="float">
            <text:p>43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1_Kaippally%27s_Malayalam_Unicode_Bible_Ecclesiastes/21_Kaippally%27s_Malayalam_Unicode_Bible_Ecclesiaste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, 16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6, 9, 9]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[220, 145, 129]</text:p>
          </table:table-cell>
          <table:table-cell office:value-type="float" office:value="100" calcext:value-type="float">
            <text:p>100</text:p>
          </table:table-cell>
          <table:table-cell office:value-type="float" office:value="43.75" calcext:value-type="float">
            <text:p>43.75</text:p>
          </table:table-cell>
          <table:table-cell office:value-type="float" office:value="52.22" calcext:value-type="float">
            <text:p>52.22</text:p>
          </table:table-cell>
          <table:table-cell office:value-type="float" office:value="54.3" calcext:value-type="float">
            <text:p>54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2_Kaippally%27s_Malayalam_Unicode_Bible_Kings_2/12_Kaippally%27s_Malayalam_Unicode_Bible_Kings_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0, 4, 0]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[190, 103, 101]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[717, 357, 238]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74.24" calcext:value-type="float">
            <text:p>74.24</text:p>
          </table:table-cell>
          <table:table-cell office:value-type="float" office:value="70.83" calcext:value-type="float">
            <text:p>70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ndavadhaham_%28Kadhakali%29_1867/Gandavadhaham_%28Kadhakali%29_186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3, 4, 3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2, 1]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20, 23, 8]</text:p>
          </table:table-cell>
          <table:table-cell office:value-type="float" office:value="78.57" calcext:value-type="float">
            <text:p>78.57</text:p>
          </table:table-cell>
          <table:table-cell office:value-type="float" office:value="83.33" calcext:value-type="float">
            <text:p>83.33</text:p>
          </table:table-cell>
          <table:table-cell office:value-type="float" office:value="88.73" calcext:value-type="float">
            <text:p>88.73</text:p>
          </table:table-cell>
          <table:table-cell office:value-type="float" office:value="86.81" calcext:value-type="float">
            <text:p>86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bhushakthi_oru_Gandakavyam_1914/Prabhushakthi_oru_Gandakavyam_1914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, 2, 0]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74, 59, 23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7" calcext:value-type="float">
            <text:p>84.67</text:p>
          </table:table-cell>
          <table:table-cell office:value-type="float" office:value="85.89" calcext:value-type="float">
            <text:p>85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Ramayanam_24_Vritham_1926/Ramayanam_24_Vritham_192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4, 2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7, 13, 9]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[882, 466, 316]</text:p>
          </table:table-cell>
          <table:table-cell office:value-type="float" office:value="100" calcext:value-type="float">
            <text:p>100</text:p>
          </table:table-cell>
          <table:table-cell office:value-type="float" office:value="59.09" calcext:value-type="float">
            <text:p>59.09</text:p>
          </table:table-cell>
          <table:table-cell office:value-type="float" office:value="72.28" calcext:value-type="float">
            <text:p>72.28</text:p>
          </table:table-cell>
          <table:table-cell office:value-type="float" office:value="73.03" calcext:value-type="float">
            <text:p>73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rahmanda_puranam_Kilippattu/Brahmanda_puranam_Kilippattu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, 2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0, 9, 6]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86, 52, 32]</text:p>
          </table:table-cell>
          <table:table-cell office:value-type="float" office:value="100" calcext:value-type="float">
            <text:p>100</text:p>
          </table:table-cell>
          <table:table-cell office:value-type="float" office:value="73.91" calcext:value-type="float">
            <text:p>73.91</text:p>
          </table:table-cell>
          <table:table-cell office:value-type="float" office:value="81.92" calcext:value-type="float">
            <text:p>81.92</text:p>
          </table:table-cell>
          <table:table-cell office:value-type="float" office:value="83.11" calcext:value-type="float">
            <text:p>83.1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dyamalika_vol-1_1921/Gadyamalika_vol-1_1921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[64, 28, 20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24, 21, 13]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[643, 410, 339]</text:p>
          </table:table-cell>
          <table:table-cell office:value-type="float" office:value="90.57" calcext:value-type="float">
            <text:p>90.57</text:p>
          </table:table-cell>
          <table:table-cell office:value-type="float" office:value="66.67" calcext:value-type="float">
            <text:p>66.67</text:p>
          </table:table-cell>
          <table:table-cell office:value-type="float" office:value="59.55" calcext:value-type="float">
            <text:p>59.55</text:p>
          </table:table-cell>
          <table:table-cell office:value-type="float" office:value="65.84" calcext:value-type="float">
            <text:p>65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07_Kaippally%27s_Malayalam_Unicode_Bible_Judges/07_Kaippally%27s_Malayalam_Unicode_Bible_Judge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0, 8, 0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166, 97, 95]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[561, 266, 176]</text:p>
          </table:table-cell>
          <table:table-cell office:value-type="float" office:value="100" calcext:value-type="float">
            <text:p>100</text:p>
          </table:table-cell>
          <table:table-cell office:value-type="float" office:value="43.79" calcext:value-type="float">
            <text:p>43.79</text:p>
          </table:table-cell>
          <table:table-cell office:value-type="float" office:value="75.28" calcext:value-type="float">
            <text:p>75.28</text:p>
          </table:table-cell>
          <table:table-cell office:value-type="float" office:value="70.38" calcext:value-type="float">
            <text:p>70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Charaka_samhitha_%28Nithana_sthanam%29_1916/Charaka_samhitha_%28Nithana_sthanam%29_191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5, 4, 4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15, 18, 9]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[190, 140, 85]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71.76" calcext:value-type="float">
            <text:p>71.76</text:p>
          </table:table-cell>
          <table:table-cell office:value-type="float" office:value="73.94" calcext:value-type="float">
            <text:p>73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03_Kaippally%27s_Malayalam_Unicode_Bible_Leviticus/03_Kaippally%27s_Malayalam_Unicode_Bible_Leviticu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17, 26, 0]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51, 38, 37]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[349, 162, 120]</text:p>
          </table:table-cell>
          <table:table-cell office:value-type="float" office:value="100" calcext:value-type="float">
            <text:p>100</text:p>
          </table:table-cell>
          <table:table-cell office:value-type="float" office:value="48.61" calcext:value-type="float">
            <text:p>48.61</text:p>
          </table:table-cell>
          <table:table-cell office:value-type="float" office:value="73.63" calcext:value-type="float">
            <text:p>73.63</text:p>
          </table:table-cell>
          <table:table-cell office:value-type="float" office:value="73.25" calcext:value-type="float">
            <text:p>73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ilaththii_vishesham_vol-one_1916/Bilaththii_vishesham_vol-one_1916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8, 3, 2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9, 14, 12]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[867, 515, 437]</text:p>
          </table:table-cell>
          <table:table-cell office:value-type="float" office:value="96.23" calcext:value-type="float">
            <text:p>96.2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91" calcext:value-type="float">
            <text:p>60.91</text:p>
          </table:table-cell>
          <table:table-cell office:value-type="float" office:value="62.39" calcext:value-type="float">
            <text:p>62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43_Kaippally%27s_Malayalam_Unicode_Bible_John/43_Kaippally%27s_Malayalam_Unicode_Bible_John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0, 56, 0]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[237, 166, 158]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[693, 337, 276]</text:p>
          </table:table-cell>
          <table:table-cell office:value-type="float" office:value="100" calcext:value-type="float">
            <text:p>100</text:p>
          </table:table-cell>
          <table:table-cell office:value-type="float" office:value="37.3" calcext:value-type="float">
            <text:p>37.3</text:p>
          </table:table-cell>
          <table:table-cell office:value-type="float" office:value="68.53" calcext:value-type="float">
            <text:p>68.53</text:p>
          </table:table-cell>
          <table:table-cell office:value-type="float" office:value="63.41" calcext:value-type="float">
            <text:p>63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Kavibharatham_%28Manipravalam%29_1893/Kavibharatham_%28Manipravalam%29_189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 4, 0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30, 26, 12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dgil_report/Gadgil_report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54, 10, 8]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[122, 175, 74]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[4346, 2469, 1855]</text:p>
          </table:table-cell>
          <table:table-cell office:value-type="float" office:value="93.6" calcext:value-type="float">
            <text:p>93.6</text:p>
          </table:table-cell>
          <table:table-cell office:value-type="float" office:value="78.49" calcext:value-type="float">
            <text:p>78.49</text:p>
          </table:table-cell>
          <table:table-cell office:value-type="float" office:value="67.41" calcext:value-type="float">
            <text:p>67.41</text:p>
          </table:table-cell>
          <table:table-cell office:value-type="float" office:value="68.56" calcext:value-type="float">
            <text:p>68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Bhagavad_Gita/Bhagavad_Gita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7, 1, 0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24_Kaippally%27s_Malayalam_Unicode_Bible_Jeremiah/24_Kaippally%27s_Malayalam_Unicode_Bible_Jeremiah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10, 96, 0]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53, 31, 30]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[318, 152, 116]</text:p>
          </table:table-cell>
          <table:table-cell office:value-type="float" office:value="100" calcext:value-type="float">
            <text:p>100</text:p>
          </table:table-cell>
          <table:table-cell office:value-type="float" office:value="52.38" calcext:value-type="float">
            <text:p>52.38</text:p>
          </table:table-cell>
          <table:table-cell office:value-type="float" office:value="72.58" calcext:value-type="float">
            <text:p>72.58</text:p>
          </table:table-cell>
          <table:table-cell office:value-type="float" office:value="75.87" calcext:value-type="float">
            <text:p>75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ahithyavalokam_1947/Sahithyavalokam_194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[186, 120, 91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26, 17, 10]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[1090, 823, 626]</text:p>
          </table:table-cell>
          <table:table-cell office:value-type="float" office:value="82.57" calcext:value-type="float">
            <text:p>82.57</text:p>
          </table:table-cell>
          <table:table-cell office:value-type="float" office:value="72.97" calcext:value-type="float">
            <text:p>72.97</text:p>
          </table:table-cell>
          <table:table-cell office:value-type="float" office:value="55.38" calcext:value-type="float">
            <text:p>55.38</text:p>
          </table:table-cell>
          <table:table-cell office:value-type="float" office:value="62.95" calcext:value-type="float">
            <text:p>62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Aalmarattam/Aalmarattam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[820, 868, 501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.02" calcext:value-type="float">
            <text:p>60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Malquran/Malquran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[913, 745, 737]</text:p>
          </table:table-cell>
          <table:table-cell office:value-type="float" office:value="18757" calcext:value-type="float">
            <text:p>18757</text:p>
          </table:table-cell>
          <table:table-cell office:value-type="string" calcext:value-type="string">
            <text:p>[18663, 10913, 10862]</text:p>
          </table:table-cell>
          <table:table-cell office:value-type="float" office:value="100" calcext:value-type="float">
            <text:p>100</text:p>
          </table:table-cell>
          <table:table-cell office:value-type="float" office:value="20.84" calcext:value-type="float">
            <text:p>20.84</text:p>
          </table:table-cell>
          <table:table-cell office:value-type="float" office:value="42.09" calcext:value-type="float">
            <text:p>42.09</text:p>
          </table:table-cell>
          <table:table-cell office:value-type="float" office:value="41.09" calcext:value-type="float">
            <text:p>41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15_Kaippally%27s_Malayalam_Unicode_Bible_Ezra/15_Kaippally%27s_Malayalam_Unicode_Bible_Ezra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, 22, 0]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49, 27, 27]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[224, 99, 75]</text:p>
          </table:table-cell>
          <table:table-cell office:value-type="float" office:value="100" calcext:value-type="float">
            <text:p>100</text:p>
          </table:table-cell>
          <table:table-cell office:value-type="float" office:value="47.06" calcext:value-type="float">
            <text:p>47.06</text:p>
          </table:table-cell>
          <table:table-cell office:value-type="float" office:value="74.92" calcext:value-type="float">
            <text:p>74.92</text:p>
          </table:table-cell>
          <table:table-cell office:value-type="float" office:value="72.65" calcext:value-type="float">
            <text:p>72.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38_Kaippally%27s_Malayalam_Unicode_Bible_Zechariah/38_Kaippally%27s_Malayalam_Unicode_Bible_Zechariah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8, 12, 6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80.95" calcext:value-type="float">
            <text:p>80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Aacharabhothini_vol-4_1912/Aacharabhothini_vol-4_191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96, 85, 50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.54" calcext:value-type="float">
            <text:p>64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adya_padavali_7_1920/Padya_padavali_7_1920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3, 6, 2]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60, 41, 14]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6.14" calcext:value-type="float">
            <text:p>86.14</text:p>
          </table:table-cell>
          <table:table-cell office:value-type="float" office:value="86.99" calcext:value-type="float">
            <text:p>86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Uthara_rama_charitham_Bhashakavyam_1913/Uthara_rama_charitham_Bhashakavyam_191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6, 5]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[139, 227, 90]</text:p>
          </table:table-cell>
          <table:table-cell office:value-type="float" office:value="100" calcext:value-type="float">
            <text:p>100</text:p>
          </table:table-cell>
          <table:table-cell office:value-type="float" office:value="28.57" calcext:value-type="float">
            <text:p>28.57</text:p>
          </table:table-cell>
          <table:table-cell office:value-type="float" office:value="73.45" calcext:value-type="float">
            <text:p>73.45</text:p>
          </table:table-cell>
          <table:table-cell office:value-type="float" office:value="72.86" calcext:value-type="float">
            <text:p>7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Samudhaya_mithram_1919/Samudhaya_mithram_1919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9, 2, 2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, 4, 2]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[144, 123, 90]</text:p>
          </table:table-cell>
          <table:table-cell office:value-type="float" office:value="94.59" calcext:value-type="float">
            <text:p>94.59</text:p>
          </table:table-cell>
          <table:table-cell office:value-type="float" office:value="77.78" calcext:value-type="float">
            <text:p>77.78</text:p>
          </table:table-cell>
          <table:table-cell office:value-type="float" office:value="56.73" calcext:value-type="float">
            <text:p>56.73</text:p>
          </table:table-cell>
          <table:table-cell office:value-type="float" office:value="62.99" calcext:value-type="float">
            <text:p>62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Chanakyasoothram_Kilippattu_1925/Chanakyasoothram_Kilippattu_192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22, 14, 10]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44, 39, 20]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[916, 517, 333]</text:p>
          </table:table-cell>
          <table:table-cell office:value-type="float" office:value="91.38" calcext:value-type="float">
            <text:p>91.38</text:p>
          </table:table-cell>
          <table:table-cell office:value-type="float" office:value="75.61" calcext:value-type="float">
            <text:p>75.61</text:p>
          </table:table-cell>
          <table:table-cell office:value-type="float" office:value="72.55" calcext:value-type="float">
            <text:p>72.55</text:p>
          </table:table-cell>
          <table:table-cell office:value-type="float" office:value="74.27" calcext:value-type="float">
            <text:p>74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Prashnareethi_1903/Prashnareethi_190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3, 9, 2]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[248, 269, 169]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7.43" calcext:value-type="float">
            <text:p>57.43</text:p>
          </table:table-cell>
          <table:table-cell office:value-type="float" office:value="58.29" calcext:value-type="float">
            <text:p>58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44_Kaippally%27s_Malayalam_Unicode_Bible_Acts/44_Kaippally%27s_Malayalam_Unicode_Bible_Acts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0, 48, 0]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68, 44, 41]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[320, 174, 131]</text:p>
          </table:table-cell>
          <table:table-cell office:value-type="float" office:value="100" calcext:value-type="float">
            <text:p>100</text:p>
          </table:table-cell>
          <table:table-cell office:value-type="float" office:value="51.76" calcext:value-type="float">
            <text:p>51.76</text:p>
          </table:table-cell>
          <table:table-cell office:value-type="float" office:value="70.63" calcext:value-type="float">
            <text:p>70.63</text:p>
          </table:table-cell>
          <table:table-cell office:value-type="float" office:value="71.38" calcext:value-type="float">
            <text:p>71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Gadya_Ramayanam_%28Kadhanandhini%29_1927/Gadya_Ramayanam_%28Kadhanandhini%29_1927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14, 7, 6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17, 16, 9]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[476, 352, 289]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7" calcext:value-type="float">
            <text:p>68.97</text:p>
          </table:table-cell>
          <table:table-cell office:value-type="float" office:value="51.99" calcext:value-type="float">
            <text:p>51.99</text:p>
          </table:table-cell>
          <table:table-cell office:value-type="float" office:value="55.69" calcext:value-type="float">
            <text:p>55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Ramakumaran_1913/Ramakumaran_1913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3, 1, 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99, 92, 70]</text:p>
          </table:table-cell>
          <table:table-cell office:value-type="float" office:value="90.91" calcext:value-type="float">
            <text:p>90.91</text:p>
          </table:table-cell>
          <table:table-cell office:value-type="float" office:value="50" calcext:value-type="float">
            <text:p>50</text:p>
          </table:table-cell>
          <table:table-cell office:value-type="float" office:value="43.09" calcext:value-type="float">
            <text:p>43.09</text:p>
          </table:table-cell>
          <table:table-cell office:value-type="float" office:value="47.06" calcext:value-type="float">
            <text:p>47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Ashtanga_Samgraham_1925/Ashtanga_Samgraham_1925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17, 16, 12]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34, 24, 15]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[495, 440, 250]</text:p>
          </table:table-cell>
          <table:table-cell office:value-type="float" office:value="91.11" calcext:value-type="float">
            <text:p>91.11</text:p>
          </table:table-cell>
          <table:table-cell office:value-type="float" office:value="77.27" calcext:value-type="float">
            <text:p>77.27</text:p>
          </table:table-cell>
          <table:table-cell office:value-type="float" office:value="73.18" calcext:value-type="float">
            <text:p>73.18</text:p>
          </table:table-cell>
          <table:table-cell office:value-type="float" office:value="75.55" calcext:value-type="float">
            <text:p>75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layalam/wikisource_raw/53_Kaippally%27s_Malayalam_Unicode_Bible_Thessalonians_2/53_Kaippally%27s_Malayalam_Unicode_Bible_Thessalonians_2.txt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wikisource_r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4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35, 20, 15]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68.75" calcext:value-type="float">
            <text:p>68.75</text:p>
          </table:table-cell>
          <table:table-cell office:value-type="float" office:value="69.09" calcext:value-type="float">
            <text:p>69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kb_archana_mirajkar/hkb_archana_miraj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9, 9, 6]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15, 223, 8]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[1634, 676, 576]</text:p>
          </table:table-cell>
          <table:table-cell office:value-type="float" office:value="72.73" calcext:value-type="float">
            <text:p>72.73</text:p>
          </table:table-cell>
          <table:table-cell office:value-type="float" office:value="98.17" calcext:value-type="float">
            <text:p>98.17</text:p>
          </table:table-cell>
          <table:table-cell office:value-type="float" office:value="68" calcext:value-type="float">
            <text:p>68</text:p>
          </table:table-cell>
          <table:table-cell office:value-type="float" office:value="73.88" calcext:value-type="float">
            <text:p>73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hyagarjana_nirankush/sahyagarjana_nirankush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9, 2, 1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1, 6, 6]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[651, 169, 138]</text:p>
          </table:table-cell>
          <table:table-cell office:value-type="float" office:value="94.74" calcext:value-type="float">
            <text:p>94.74</text:p>
          </table:table-cell>
          <table:table-cell office:value-type="float" office:value="66.67" calcext:value-type="float">
            <text:p>66.67</text:p>
          </table:table-cell>
          <table:table-cell office:value-type="float" office:value="82.17" calcext:value-type="float">
            <text:p>82.17</text:p>
          </table:table-cell>
          <table:table-cell office:value-type="float" office:value="82.12" calcext:value-type="float">
            <text:p>82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iheer_sushama_jadhav/viheer_sushama_jadhav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6, 8, 8]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[246, 121, 121]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[2794, 773, 770]</text:p>
          </table:table-cell>
          <table:table-cell office:value-type="float" office:value="72.41" calcext:value-type="float">
            <text:p>72.41</text:p>
          </table:table-cell>
          <table:table-cell office:value-type="float" office:value="51.41" calcext:value-type="float">
            <text:p>51.41</text:p>
          </table:table-cell>
          <table:table-cell office:value-type="float" office:value="72.53" calcext:value-type="float">
            <text:p>72.53</text:p>
          </table:table-cell>
          <table:table-cell office:value-type="float" office:value="70.82" calcext:value-type="float">
            <text:p>70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azi_saadhi_manase/maazi_saadhi_manas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1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, 5, 1]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81, 34, 24]</text:p>
          </table:table-cell>
          <table:table-cell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76.24" calcext:value-type="float">
            <text:p>76.24</text:p>
          </table:table-cell>
          <table:table-cell office:value-type="float" office:value="79.34" calcext:value-type="float">
            <text:p>79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hankari_ratkida_anagha_hire/ahankari_ratkida_anagha_hi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96, 60, 51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34" calcext:value-type="float">
            <text:p>52.34</text:p>
          </table:table-cell>
          <table:table-cell office:value-type="float" office:value="53.64" calcext:value-type="float">
            <text:p>53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une_jilha_1_madhuri_a_naik/pune_jilha_1_madhuri_a_naik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2, 4, 2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4, 11, 9]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[270, 188, 173]</text:p>
          </table:table-cell>
          <table:table-cell office:value-type="float" office:value="94.29" calcext:value-type="float">
            <text:p>94.29</text:p>
          </table:table-cell>
          <table:table-cell office:value-type="float" office:value="50" calcext:value-type="float">
            <text:p>50</text:p>
          </table:table-cell>
          <table:table-cell office:value-type="float" office:value="41.55" calcext:value-type="float">
            <text:p>41.55</text:p>
          </table:table-cell>
          <table:table-cell office:value-type="float" office:value="47.28" calcext:value-type="float">
            <text:p>47.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apani_pari_1_vasant_bagul/japani_pari_1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0, 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0, 12, 6]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577, 351, 294]</text:p>
          </table:table-cell>
          <table:table-cell office:value-type="float" office:value="100" calcext:value-type="float">
            <text:p>100</text:p>
          </table:table-cell>
          <table:table-cell office:value-type="float" office:value="64.71" calcext:value-type="float">
            <text:p>64.71</text:p>
          </table:table-cell>
          <table:table-cell office:value-type="float" office:value="58.88" calcext:value-type="float">
            <text:p>58.88</text:p>
          </table:table-cell>
          <table:table-cell office:value-type="float" office:value="59.35" calcext:value-type="float">
            <text:p>59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remveda_nitin_rathod/premveda_nitin_rathod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9, 2, 1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3, 10, 10]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[539, 260, 242]</text:p>
          </table:table-cell>
          <table:table-cell office:value-type="float" office:value="92.86" calcext:value-type="float">
            <text:p>92.86</text:p>
          </table:table-cell>
          <table:table-cell office:value-type="float" office:value="28.57" calcext:value-type="float">
            <text:p>28.57</text:p>
          </table:table-cell>
          <table:table-cell office:value-type="float" office:value="57.17" calcext:value-type="float">
            <text:p>57.17</text:p>
          </table:table-cell>
          <table:table-cell office:value-type="float" office:value="57.34" calcext:value-type="float">
            <text:p>57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kshar_ank3/akshar_ank3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6, 5, 4]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55, 18, 15]</text:p>
          </table:table-cell>
          <table:table-cell office:value-type="float" office:value="100" calcext:value-type="float">
            <text:p>100</text:p>
          </table:table-cell>
          <table:table-cell office:value-type="float" office:value="82.61" calcext:value-type="float">
            <text:p>82.61</text:p>
          </table:table-cell>
          <table:table-cell office:value-type="float" office:value="75.81" calcext:value-type="float">
            <text:p>75.81</text:p>
          </table:table-cell>
          <table:table-cell office:value-type="float" office:value="78.89" calcext:value-type="float">
            <text:p>78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zk5/tzk5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5, 5, 2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2, 10, 8]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[77, 84, 42]</text:p>
          </table:table-cell>
          <table:table-cell office:value-type="float" office:value="91.67" calcext:value-type="float">
            <text:p>91.67</text:p>
          </table:table-cell>
          <table:table-cell office:value-type="float" office:value="42.86" calcext:value-type="float">
            <text:p>42.86</text:p>
          </table:table-cell>
          <table:table-cell office:value-type="float" office:value="74.07" calcext:value-type="float">
            <text:p>74.07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iti_tuj_samjau_saang_shambhu_ganpule/kiti_tuj_samjau_saang_shambhu_ganp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[109, 35, 28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5, 12, 11]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[1120, 761, 657]</text:p>
          </table:table-cell>
          <table:table-cell office:value-type="float" office:value="84.53" calcext:value-type="float">
            <text:p>84.53</text:p>
          </table:table-cell>
          <table:table-cell office:value-type="float" office:value="38.89" calcext:value-type="float">
            <text:p>38.89</text:p>
          </table:table-cell>
          <table:table-cell office:value-type="float" office:value="49.69" calcext:value-type="float">
            <text:p>49.69</text:p>
          </table:table-cell>
          <table:table-cell office:value-type="float" office:value="53.75" calcext:value-type="float">
            <text:p>53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rukshmandir_anil_wakankar/vrukshmandir_anil_wakan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36, 36, 20]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[3187, 2420, 2336]</text:p>
          </table:table-cell>
          <table:table-cell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float" office:value="31.68" calcext:value-type="float">
            <text:p>31.68</text:p>
          </table:table-cell>
          <table:table-cell office:value-type="float" office:value="32.18" calcext:value-type="float">
            <text:p>32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cientist_cha_chashma_2_dipti_kabade/scientist_cha_chashma_2_dipti_kab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9, 3, 3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, 7, 4]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[767, 498, 468]</text:p>
          </table:table-cell>
          <table:table-cell office:value-type="float" office:value="75" calcext:value-type="float">
            <text:p>75</text:p>
          </table:table-cell>
          <table:table-cell office:value-type="float" office:value="63.64" calcext:value-type="float">
            <text:p>63.64</text:p>
          </table:table-cell>
          <table:table-cell office:value-type="float" office:value="43.13" calcext:value-type="float">
            <text:p>43.13</text:p>
          </table:table-cell>
          <table:table-cell office:value-type="float" office:value="43.85" calcext:value-type="float">
            <text:p>43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ise_of_martha_power/rise_of_martha_powe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[29, 26, 16]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77, 51, 40]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[985, 473, 344]</text:p>
          </table:table-cell>
          <table:table-cell office:value-type="float" office:value="87.1" calcext:value-type="float">
            <text:p>87.1</text:p>
          </table:table-cell>
          <table:table-cell office:value-type="float" office:value="60.78" calcext:value-type="float">
            <text:p>60.78</text:p>
          </table:table-cell>
          <table:table-cell office:value-type="float" office:value="72.87" calcext:value-type="float">
            <text:p>72.87</text:p>
          </table:table-cell>
          <table:table-cell office:value-type="float" office:value="73.23" calcext:value-type="float">
            <text:p>73.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avdya_sai_channe/shavdya_sai_chan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2, 1]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[543, 121, 116]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office:value-type="float" office:value="79.1" calcext:value-type="float">
            <text:p>79.1</text:p>
          </table:table-cell>
          <table:table-cell office:value-type="float" office:value="79.29" calcext:value-type="float">
            <text:p>79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ham_revan_jadhav/aham_revan_jadhav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8, 1, 1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, 3, 3]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[156, 114, 95]</text:p>
          </table:table-cell>
          <table:table-cell office:value-type="float" office:value="93.33" calcext:value-type="float">
            <text:p>93.33</text:p>
          </table:table-cell>
          <table:table-cell office:value-type="float" office:value="62.5" calcext:value-type="float">
            <text:p>62.5</text:p>
          </table:table-cell>
          <table:table-cell office:value-type="float" office:value="48.92" calcext:value-type="float">
            <text:p>48.92</text:p>
          </table:table-cell>
          <table:table-cell office:value-type="float" office:value="52.63" calcext:value-type="float">
            <text:p>52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nchayat-raj/panchayat-raj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56, 38, 35]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[615, 311, 288]</text:p>
          </table:table-cell>
          <table:table-cell office:value-type="float" office:value="0" calcext:value-type="float">
            <text:p>0</text:p>
          </table:table-cell>
          <table:table-cell office:value-type="float" office:value="40.68" calcext:value-type="float">
            <text:p>40.68</text:p>
          </table:table-cell>
          <table:table-cell office:value-type="float" office:value="57.71" calcext:value-type="float">
            <text:p>57.71</text:p>
          </table:table-cell>
          <table:table-cell office:value-type="float" office:value="56.35" calcext:value-type="float">
            <text:p>56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injaraa_sanjay_bansode/pinjaraa_sanjay_banso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86, 42, 42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5, 3, 3]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[678, 317, 312]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4.72" calcext:value-type="float">
            <text:p>54.72</text:p>
          </table:table-cell>
          <table:table-cell office:value-type="float" office:value="56.41" calcext:value-type="float">
            <text:p>56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merican_parikatha_vasant_bagul/american_parikatha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1, 1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1, 17, 8]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[1115, 964, 416]</text:p>
          </table:table-cell>
          <table:table-cell office:value-type="float" office:value="88.89" calcext:value-type="float">
            <text:p>88.89</text:p>
          </table:table-cell>
          <table:table-cell office:value-type="float" office:value="66.67" calcext:value-type="float">
            <text:p>66.67</text:p>
          </table:table-cell>
          <table:table-cell office:value-type="float" office:value="78.95" calcext:value-type="float">
            <text:p>78.95</text:p>
          </table:table-cell>
          <table:table-cell office:value-type="float" office:value="78.85" calcext:value-type="float">
            <text:p>78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c_tiny_booklet_of_gardening/cc_tiny_booklet_of_gardening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6, 6, 6]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[831, 426, 404]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3.4" calcext:value-type="float">
            <text:p>53.4</text:p>
          </table:table-cell>
          <table:table-cell office:value-type="float" office:value="53.78" calcext:value-type="float">
            <text:p>53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ratiya-sangit_krushnarav_mule/bharatiya-sangit_krushnarav_m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12, 3, 3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17, 17, 9]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[909, 577, 427]</text:p>
          </table:table-cell>
          <table:table-cell office:value-type="float" office:value="96.59" calcext:value-type="float">
            <text:p>96.59</text:p>
          </table:table-cell>
          <table:table-cell office:value-type="float" office:value="78.57" calcext:value-type="float">
            <text:p>78.57</text:p>
          </table:table-cell>
          <table:table-cell office:value-type="float" office:value="67.45" calcext:value-type="float">
            <text:p>67.45</text:p>
          </table:table-cell>
          <table:table-cell office:value-type="float" office:value="69.56" calcext:value-type="float">
            <text:p>69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rashna_jyotish_nandini_dhargalkar/prashna_jyotish_nandini_dhargal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, 3, 2]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[310, 108, 102]</text:p>
          </table:table-cell>
          <table:table-cell office:value-type="float" office:value="100" calcext:value-type="float">
            <text:p>100</text:p>
          </table:table-cell>
          <table:table-cell office:value-type="float" office:value="90.48" calcext:value-type="float">
            <text:p>90.48</text:p>
          </table:table-cell>
          <table:table-cell office:value-type="float" office:value="72.65" calcext:value-type="float">
            <text:p>72.65</text:p>
          </table:table-cell>
          <table:table-cell office:value-type="float" office:value="73.74" calcext:value-type="float">
            <text:p>73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itihasachi_vilag_paane_smita_damle/itihasachi_vilag_paane_smita_dam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4, 13, 11]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[373, 266, 241]</text:p>
          </table:table-cell>
          <table:table-cell office:value-type="float" office:value="100" calcext:value-type="float">
            <text:p>100</text:p>
          </table:table-cell>
          <table:table-cell office:value-type="float" office:value="38.89" calcext:value-type="float">
            <text:p>38.89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7" calcext:value-type="float">
            <text:p>42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ajamachi_shardul_patil/rajamachi_shardul_pati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, 7, 5]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214, 167, 143]</text:p>
          </table:table-cell>
          <table:table-cell office:value-type="float" office:value="100" calcext:value-type="float">
            <text:p>100</text:p>
          </table:table-cell>
          <table:table-cell office:value-type="float" office:value="37.5" calcext:value-type="float">
            <text:p>37.5</text:p>
          </table:table-cell>
          <table:table-cell office:value-type="float" office:value="45" calcext:value-type="float">
            <text:p>45</text:p>
          </table:table-cell>
          <table:table-cell office:value-type="float" office:value="44.98" calcext:value-type="float">
            <text:p>44.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uman_programming_r/human_programming_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[94, 35, 29]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37, 28, 22]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[651, 458, 382]</text:p>
          </table:table-cell>
          <table:table-cell office:value-type="float" office:value="81.41" calcext:value-type="float">
            <text:p>81.41</text:p>
          </table:table-cell>
          <table:table-cell office:value-type="float" office:value="57.69" calcext:value-type="float">
            <text:p>57.69</text:p>
          </table:table-cell>
          <table:table-cell office:value-type="float" office:value="51.89" calcext:value-type="float">
            <text:p>51.89</text:p>
          </table:table-cell>
          <table:table-cell office:value-type="float" office:value="56.79" calcext:value-type="float">
            <text:p>56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nchvishati_nandini_dhargalkar/panchvishati_nandini_dhargal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10, 10, 3]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38, 27, 24]</text:p>
          </table:table-cell>
          <table:table-cell office:value-type="float" office:value="100" calcext:value-type="float">
            <text:p>100</text:p>
          </table:table-cell>
          <table:table-cell office:value-type="float" office:value="91.43" calcext:value-type="float">
            <text:p>91.43</text:p>
          </table:table-cell>
          <table:table-cell office:value-type="float" office:value="51.02" calcext:value-type="float">
            <text:p>51.02</text:p>
          </table:table-cell>
          <table:table-cell office:value-type="float" office:value="68.24" calcext:value-type="float">
            <text:p>68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rugjal_komal_mankar/mrugjal_komal_man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, 6, 3]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[1483, 418, 269]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84.2" calcext:value-type="float">
            <text:p>84.2</text:p>
          </table:table-cell>
          <table:table-cell office:value-type="float" office:value="84.14" calcext:value-type="float">
            <text:p>84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ehfil_e_prashant/mehfil_e_prashan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36, 14, 13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2, 1]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101, 66, 60]</text:p>
          </table:table-cell>
          <table:table-cell office:value-type="float" office:value="71.11" calcext:value-type="float">
            <text:p>71.11</text:p>
          </table:table-cell>
          <table:table-cell office:value-type="float" office:value="75" calcext:value-type="float">
            <text:p>75</text:p>
          </table:table-cell>
          <table:table-cell office:value-type="float" office:value="49.15" calcext:value-type="float">
            <text:p>49.15</text:p>
          </table:table-cell>
          <table:table-cell office:value-type="float" office:value="55.69" calcext:value-type="float">
            <text:p>55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yan_ratra_shrenik_sarade/bhayan_ratra_shrenik_sar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, 3, 1]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[357, 292, 287]</text:p>
          </table:table-cell>
          <table:table-cell office:value-type="float" office:value="0" calcext:value-type="float">
            <text:p>0</text:p>
          </table:table-cell>
          <table:table-cell office:value-type="float" office:value="91.67" calcext:value-type="float">
            <text:p>91.67</text:p>
          </table:table-cell>
          <table:table-cell office:value-type="float" office:value="21.8" calcext:value-type="float">
            <text:p>21.8</text:p>
          </table:table-cell>
          <table:table-cell office:value-type="float" office:value="24.01" calcext:value-type="float">
            <text:p>24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rkandey_ramayan__ashok_kothare/markandey_ramayan__ashok_koth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74, 12, 12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1, 1]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[821, 625, 606]</text:p>
          </table:table-cell>
          <table:table-cell office:value-type="float" office:value="83.78" calcext:value-type="float">
            <text:p>83.78</text:p>
          </table:table-cell>
          <table:table-cell office:value-type="float" office:value="80" calcext:value-type="float">
            <text:p>80</text:p>
          </table:table-cell>
          <table:table-cell office:value-type="float" office:value="28.28" calcext:value-type="float">
            <text:p>28.28</text:p>
          </table:table-cell>
          <table:table-cell office:value-type="float" office:value="33.01" calcext:value-type="float">
            <text:p>33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jachya_jagaat_prakash_raut/ajachya_jagaat_prakash_rau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1, 7, 3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1, 0]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[551, 292, 272]</text:p>
          </table:table-cell>
          <table:table-cell office:value-type="float" office:value="91.18" calcext:value-type="float">
            <text:p>91.18</text:p>
          </table:table-cell>
          <table:table-cell office:value-type="float" office:value="100" calcext:value-type="float">
            <text:p>100</text:p>
          </table:table-cell>
          <table:table-cell office:value-type="float" office:value="53.5" calcext:value-type="float">
            <text:p>53.5</text:p>
          </table:table-cell>
          <table:table-cell office:value-type="float" office:value="55.79" calcext:value-type="float">
            <text:p>55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amsootra_2016_sunil_samant/kaamsootra_2016_sunil_saman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132, 68, 67]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[1126, 681, 606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.78" calcext:value-type="float">
            <text:p>53.78</text:p>
          </table:table-cell>
          <table:table-cell office:value-type="float" office:value="53.49" calcext:value-type="float">
            <text:p>53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amala_tar_sachin_bijutkar/jamala_tar_sachin_bijut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7, 6, 6]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[605, 784, 403]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1.98" calcext:value-type="float">
            <text:p>61.98</text:p>
          </table:table-cell>
          <table:table-cell office:value-type="float" office:value="61.78" calcext:value-type="float">
            <text:p>61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ayushyachya_pitchvar_vijay_chitale/aayushyachya_pitchvar_vijay_chit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[292, 125, 82]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76, 61, 45]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[1645, 1189, 932]</text:p>
          </table:table-cell>
          <table:table-cell office:value-type="float" office:value="87.4" calcext:value-type="float">
            <text:p>87.4</text:p>
          </table:table-cell>
          <table:table-cell office:value-type="float" office:value="59.46" calcext:value-type="float">
            <text:p>59.46</text:p>
          </table:table-cell>
          <table:table-cell office:value-type="float" office:value="57.03" calcext:value-type="float">
            <text:p>57.03</text:p>
          </table:table-cell>
          <table:table-cell office:value-type="float" office:value="63.87" calcext:value-type="float">
            <text:p>63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ikramadity/vikramadity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, 2, 1]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[257, 168, 155]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.04" calcext:value-type="float">
            <text:p>44.04</text:p>
          </table:table-cell>
          <table:table-cell office:value-type="float" office:value="46.02" calcext:value-type="float">
            <text:p>46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habharat_khand6_ashok_kothare/mahabharat_khand6_ashok_koth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97, 53, 53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1, 1]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68, 129, 116]</text:p>
          </table:table-cell>
          <table:table-cell office:value-type="float" office:value="73.5" calcext:value-type="float">
            <text:p>73.5</text:p>
          </table:table-cell>
          <table:table-cell office:value-type="float" office:value="80" calcext:value-type="float">
            <text:p>80</text:p>
          </table:table-cell>
          <table:table-cell office:value-type="float" office:value="37.3" calcext:value-type="float">
            <text:p>37.3</text:p>
          </table:table-cell>
          <table:table-cell office:value-type="float" office:value="56.41" calcext:value-type="float">
            <text:p>56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habharat_prabhakar_phadnis/mahabharat_prabhakar_phadnis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[207, 81, 79]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35, 21, 20]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[1208, 838, 790]</text:p>
          </table:table-cell>
          <table:table-cell office:value-type="float" office:value="69.38" calcext:value-type="float">
            <text:p>69.38</text:p>
          </table:table-cell>
          <table:table-cell office:value-type="float" office:value="50" calcext:value-type="float">
            <text:p>50</text:p>
          </table:table-cell>
          <table:table-cell office:value-type="float" office:value="39.92" calcext:value-type="float">
            <text:p>39.92</text:p>
          </table:table-cell>
          <table:table-cell office:value-type="float" office:value="44.89" calcext:value-type="float">
            <text:p>44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waksharankit_vijay_deshpande/swaksharankit_vijay_deshpan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0, 0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20, 10, 9]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[475, 246, 212]</text:p>
          </table:table-cell>
          <table:table-cell office:value-type="float" office:value="100" calcext:value-type="float">
            <text:p>100</text:p>
          </table:table-cell>
          <table:table-cell office:value-type="float" office:value="65.38" calcext:value-type="float">
            <text:p>65.38</text:p>
          </table:table-cell>
          <table:table-cell office:value-type="float" office:value="61.8" calcext:value-type="float">
            <text:p>61.8</text:p>
          </table:table-cell>
          <table:table-cell office:value-type="float" office:value="62.54" calcext:value-type="float">
            <text:p>62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ey_kuthehi_vadala_sangeeta_joshi/ney_kuthehi_vadala_sangeeta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77, 22, 19]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149, 124, 112]</text:p>
          </table:table-cell>
          <table:table-cell office:value-type="float" office:value="9745" calcext:value-type="float">
            <text:p>9745</text:p>
          </table:table-cell>
          <table:table-cell office:value-type="string" calcext:value-type="string">
            <text:p>[9099, 2905, 2486]</text:p>
          </table:table-cell>
          <table:table-cell office:value-type="float" office:value="85.38" calcext:value-type="float">
            <text:p>85.38</text:p>
          </table:table-cell>
          <table:table-cell office:value-type="float" office:value="31.71" calcext:value-type="float">
            <text:p>31.71</text:p>
          </table:table-cell>
          <table:table-cell office:value-type="float" office:value="74.49" calcext:value-type="float">
            <text:p>74.49</text:p>
          </table:table-cell>
          <table:table-cell office:value-type="float" office:value="73.93" calcext:value-type="float">
            <text:p>73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ivart_vivek_vadkar/vivart_vivek_vad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0, 6, 2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6, 7, 5]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147, 59, 53]</text:p>
          </table:table-cell>
          <table:table-cell office:value-type="float" office:value="90" calcext:value-type="float">
            <text:p>90</text:p>
          </table:table-cell>
          <table:table-cell office:value-type="float" office:value="76.19" calcext:value-type="float">
            <text:p>76.19</text:p>
          </table:table-cell>
          <table:table-cell office:value-type="float" office:value="67.48" calcext:value-type="float">
            <text:p>67.48</text:p>
          </table:table-cell>
          <table:table-cell office:value-type="float" office:value="70.59" calcext:value-type="float">
            <text:p>70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ao_upanishad_shambhu_ganpule/tao_upanishad_shambhu_ganp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1, 4, 4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2, 15, 11]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[308, 311, 223]</text:p>
          </table:table-cell>
          <table:table-cell office:value-type="float" office:value="76.47" calcext:value-type="float">
            <text:p>76.47</text:p>
          </table:table-cell>
          <table:table-cell office:value-type="float" office:value="38.89" calcext:value-type="float">
            <text:p>38.89</text:p>
          </table:table-cell>
          <table:table-cell office:value-type="float" office:value="52.95" calcext:value-type="float">
            <text:p>52.95</text:p>
          </table:table-cell>
          <table:table-cell office:value-type="float" office:value="53.24" calcext:value-type="float">
            <text:p>53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rishna_paramatma___3/krishna_paramatma___3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35, 18, 18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9, 6, 5]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[1211, 663, 626]</text:p>
          </table:table-cell>
          <table:table-cell office:value-type="float" office:value="61.7" calcext:value-type="float">
            <text:p>61.7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6" calcext:value-type="float">
            <text:p>53.56</text:p>
          </table:table-cell>
          <table:table-cell office:value-type="float" office:value="53.94" calcext:value-type="float">
            <text:p>53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oon_and_sixpense_moghum_jayant_gune/moon_and_sixpense_moghum_jayant_gu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3, 5, 2]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130, 98, 79]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[2480, 2509, 1830]</text:p>
          </table:table-cell>
          <table:table-cell office:value-type="float" office:value="90.91" calcext:value-type="float">
            <text:p>90.91</text:p>
          </table:table-cell>
          <table:table-cell office:value-type="float" office:value="50.93" calcext:value-type="float">
            <text:p>50.93</text:p>
          </table:table-cell>
          <table:table-cell office:value-type="float" office:value="45.83" calcext:value-type="float">
            <text:p>45.83</text:p>
          </table:table-cell>
          <table:table-cell office:value-type="float" office:value="46.34" calcext:value-type="float">
            <text:p>46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ala_ani_shikshak_nasa_yeotikar/shala_ani_shikshak_nasa_yeoti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3, 1, 1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9, 6, 4]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[440, 295, 286]</text:p>
          </table:table-cell>
          <table:table-cell office:value-type="float" office:value="92.31" calcext:value-type="float">
            <text:p>92.31</text:p>
          </table:table-cell>
          <table:table-cell office:value-type="float" office:value="73.33" calcext:value-type="float">
            <text:p>73.33</text:p>
          </table:table-cell>
          <table:table-cell office:value-type="float" office:value="37.42" calcext:value-type="float">
            <text:p>37.42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octor_chanakya_shashank_parulekar/doctor_chanakya_shashank_parule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[1803, 778, 773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3, 3]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[3377, 2168, 2140]</text:p>
          </table:table-cell>
          <table:table-cell office:value-type="float" office:value="63.24" calcext:value-type="float">
            <text:p>63.24</text:p>
          </table:table-cell>
          <table:table-cell office:value-type="float" office:value="40" calcext:value-type="float">
            <text:p>40</text:p>
          </table:table-cell>
          <table:table-cell office:value-type="float" office:value="37.39" calcext:value-type="float">
            <text:p>37.39</text:p>
          </table:table-cell>
          <table:table-cell office:value-type="float" office:value="47.23" calcext:value-type="float">
            <text:p>47.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ohak_europe_lata_guthe/mohak_europe_lata_guth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0, 6, 3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, 3, 2]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[184, 145, 124]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45.13" calcext:value-type="float">
            <text:p>45.13</text:p>
          </table:table-cell>
          <table:table-cell office:value-type="float" office:value="51.87" calcext:value-type="float">
            <text:p>51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ye_chamanajar_sangeeta_joshi/ye_chamanajar_sangeeta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2, 11, 9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2, 1]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[639, 305, 282]</text:p>
          </table:table-cell>
          <table:table-cell office:value-type="float" office:value="79.55" calcext:value-type="float">
            <text:p>79.55</text:p>
          </table:table-cell>
          <table:table-cell office:value-type="float" office:value="80" calcext:value-type="float">
            <text:p>80</text:p>
          </table:table-cell>
          <table:table-cell office:value-type="float" office:value="58.16" calcext:value-type="float">
            <text:p>58.16</text:p>
          </table:table-cell>
          <table:table-cell office:value-type="float" office:value="59.61" calcext:value-type="float">
            <text:p>59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itri_vijeshi_omkar_zanje/maitri_vijeshi_omkar_zanj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2, 2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2, 9, 4]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[292, 213, 183]</text:p>
          </table:table-cell>
          <table:table-cell office:value-type="float" office:value="77.78" calcext:value-type="float">
            <text:p>77.78</text:p>
          </table:table-cell>
          <table:table-cell office:value-type="float" office:value="82.61" calcext:value-type="float">
            <text:p>82.61</text:p>
          </table:table-cell>
          <table:table-cell office:value-type="float" office:value="46.65" calcext:value-type="float">
            <text:p>46.65</text:p>
          </table:table-cell>
          <table:table-cell office:value-type="float" office:value="49.6" calcext:value-type="float">
            <text:p>49.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geeta_rahasya_1/geeta_rahasya_1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27, 16, 3]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37, 34, 17]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[1119, 389, 276]</text:p>
          </table:table-cell>
          <table:table-cell office:value-type="float" office:value="98" calcext:value-type="float">
            <text:p>98</text:p>
          </table:table-cell>
          <table:table-cell office:value-type="float" office:value="76.71" calcext:value-type="float">
            <text:p>76.71</text:p>
          </table:table-cell>
          <table:table-cell office:value-type="float" office:value="83.03" calcext:value-type="float">
            <text:p>83.03</text:p>
          </table:table-cell>
          <table:table-cell office:value-type="float" office:value="83.99" calcext:value-type="float">
            <text:p>83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etmala_vaishnavi_urade/shetmala_vaishnavi_ur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3, 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46, 10, 9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rem_pratik_mhatre/prem_pratik_mhat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4, 3]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[1016, 374, 294]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5.13" calcext:value-type="float">
            <text:p>75.13</text:p>
          </table:table-cell>
          <table:table-cell office:value-type="float" office:value="75.27" calcext:value-type="float">
            <text:p>75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amayan_prabhakara_phadnis/ramayan_prabhakara_phadnis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98, 35, 34]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6, 19, 17]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[785, 608, 549]</text:p>
          </table:table-cell>
          <table:table-cell office:value-type="float" office:value="71.19" calcext:value-type="float">
            <text:p>71.19</text:p>
          </table:table-cell>
          <table:table-cell office:value-type="float" office:value="48.48" calcext:value-type="float">
            <text:p>48.48</text:p>
          </table:table-cell>
          <table:table-cell office:value-type="float" office:value="37.76" calcext:value-type="float">
            <text:p>37.76</text:p>
          </table:table-cell>
          <table:table-cell office:value-type="float" office:value="41.92" calcext:value-type="float">
            <text:p>41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mitabh_bachan_yashraj_parkhi/amitabh_bachan_yashraj_park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20, 6, 6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2, 7, 6]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[429, 266, 249]</text:p>
          </table:table-cell>
          <table:table-cell office:value-type="float" office:value="81.82" calcext:value-type="float">
            <text:p>81.82</text:p>
          </table:table-cell>
          <table:table-cell office:value-type="float" office:value="62.5" calcext:value-type="float">
            <text:p>62.5</text:p>
          </table:table-cell>
          <table:table-cell office:value-type="float" office:value="48.02" calcext:value-type="float">
            <text:p>48.02</text:p>
          </table:table-cell>
          <table:table-cell office:value-type="float" office:value="50.57" calcext:value-type="float">
            <text:p>50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nakes_myths__facts_in_marathi_by_santosh_takaler2/snakes_myths__facts_in_marathi_by_santosh_takaler2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25, 7, 4]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47, 35, 33]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[372, 256, 202]</text:p>
          </table:table-cell>
          <table:table-cell office:value-type="float" office:value="93.1" calcext:value-type="float">
            <text:p>93.1</text:p>
          </table:table-cell>
          <table:table-cell office:value-type="float" office:value="53.52" calcext:value-type="float">
            <text:p>53.52</text:p>
          </table:table-cell>
          <table:table-cell office:value-type="float" office:value="56.47" calcext:value-type="float">
            <text:p>56.47</text:p>
          </table:table-cell>
          <table:table-cell office:value-type="float" office:value="59.7" calcext:value-type="float">
            <text:p>59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alay_nimish_sonar/valay_nimish_son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[330, 115, 109]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31, 27, 21]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[2744, 1408, 1151]</text:p>
          </table:table-cell>
          <table:table-cell office:value-type="float" office:value="78.07" calcext:value-type="float">
            <text:p>78.07</text:p>
          </table:table-cell>
          <table:table-cell office:value-type="float" office:value="53.33" calcext:value-type="float">
            <text:p>53.33</text:p>
          </table:table-cell>
          <table:table-cell office:value-type="float" office:value="63.62" calcext:value-type="float">
            <text:p>63.62</text:p>
          </table:table-cell>
          <table:table-cell office:value-type="float" office:value="65.43" calcext:value-type="float">
            <text:p>65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hane_madhuri_naik/thane_madhuri_naik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3, 2, 1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6, 5]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07, 172, 151]</text:p>
          </table:table-cell>
          <table:table-cell office:value-type="float" office:value="90.91" calcext:value-type="float">
            <text:p>90.91</text:p>
          </table:table-cell>
          <table:table-cell office:value-type="float" office:value="58.33" calcext:value-type="float">
            <text:p>58.33</text:p>
          </table:table-cell>
          <table:table-cell office:value-type="float" office:value="38.37" calcext:value-type="float">
            <text:p>38.37</text:p>
          </table:table-cell>
          <table:table-cell office:value-type="float" office:value="41.42" calcext:value-type="float">
            <text:p>41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aigad_pradakshina/raigad_pradakshin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, 8, 8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70, 64, 54]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73" calcext:value-type="float">
            <text:p>73</text:p>
          </table:table-cell>
          <table:table-cell office:value-type="float" office:value="70.89" calcext:value-type="float">
            <text:p>70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amsootra_part_1_cut/kaamsootra_part_1_cu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4, 2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3, 9, 7]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65" calcext:value-type="float">
            <text:p>65</text:p>
          </table:table-cell>
          <table:table-cell office:value-type="float" office:value="70.97" calcext:value-type="float">
            <text:p>70.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u_ov_anagha_hire/u_ov_anagha_hi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9, 2, 1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2, 2]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141, 84, 78]</text:p>
          </table:table-cell>
          <table:table-cell office:value-type="float" office:value="94.44" calcext:value-type="float">
            <text:p>94.44</text:p>
          </table:table-cell>
          <table:table-cell office:value-type="float" office:value="66.67" calcext:value-type="float">
            <text:p>66.67</text:p>
          </table:table-cell>
          <table:table-cell office:value-type="float" office:value="51.25" calcext:value-type="float">
            <text:p>51.25</text:p>
          </table:table-cell>
          <table:table-cell office:value-type="float" office:value="55.98" calcext:value-type="float">
            <text:p>55.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utumb_nyayalay_sujata_chavan/kutumb_nyayalay_sujata_chavan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1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, 2, 1]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108, 71, 71]</text:p>
          </table:table-cell>
          <table:table-cell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38.79" calcext:value-type="float">
            <text:p>38.79</text:p>
          </table:table-cell>
          <table:table-cell office:value-type="float" office:value="42.86" calcext:value-type="float">
            <text:p>4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link_of_books_in_2017_5nov/link_of_books_in_2017_5nov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65, 43, 20]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[76, 60, 4]</text:p>
          </table:table-cell>
          <table:table-cell office:value-type="float" office:value="100" calcext:value-type="float">
            <text:p>100</text:p>
          </table:table-cell>
          <table:table-cell office:value-type="float" office:value="80.58" calcext:value-type="float">
            <text:p>80.58</text:p>
          </table:table-cell>
          <table:table-cell office:value-type="float" office:value="97.91" calcext:value-type="float">
            <text:p>97.91</text:p>
          </table:table-cell>
          <table:table-cell office:value-type="float" office:value="91.92" calcext:value-type="float">
            <text:p>91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hagol_shubhamsonone/khagol_shubhamsono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3, 1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0, 11, 8]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[272, 195, 173]</text:p>
          </table:table-cell>
          <table:table-cell office:value-type="float" office:value="100" calcext:value-type="float">
            <text:p>100</text:p>
          </table:table-cell>
          <table:table-cell office:value-type="float" office:value="55.56" calcext:value-type="float">
            <text:p>55.56</text:p>
          </table:table-cell>
          <table:table-cell office:value-type="float" office:value="44.37" calcext:value-type="float">
            <text:p>44.37</text:p>
          </table:table-cell>
          <table:table-cell office:value-type="float" office:value="47.54" calcext:value-type="float">
            <text:p>47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orian_gray_oscar_wilde_vrishali_joshi/dorian_gray_oscar_wilde_vrishali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1, 0]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[573, 678, 477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08" calcext:value-type="float">
            <text:p>43.08</text:p>
          </table:table-cell>
          <table:table-cell office:value-type="float" office:value="43.48" calcext:value-type="float">
            <text:p>43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utugandh_sharad_2014/rutugandh_sharad_2014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[45, 21, 19]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0, 33, 29]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[685, 435, 391]</text:p>
          </table:table-cell>
          <table:table-cell office:value-type="float" office:value="76.54" calcext:value-type="float">
            <text:p>76.54</text:p>
          </table:table-cell>
          <table:table-cell office:value-type="float" office:value="60.27" calcext:value-type="float">
            <text:p>60.27</text:p>
          </table:table-cell>
          <table:table-cell office:value-type="float" office:value="51.12" calcext:value-type="float">
            <text:p>51.12</text:p>
          </table:table-cell>
          <table:table-cell office:value-type="float" office:value="53.98" calcext:value-type="float">
            <text:p>53.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novedh_vaijayanti_dange/manovedh_vaijayanti_dang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, 3, 3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3, 3]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[899, 839, 687]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37.15" calcext:value-type="float">
            <text:p>37.15</text:p>
          </table:table-cell>
          <table:table-cell office:value-type="float" office:value="37.45" calcext:value-type="float">
            <text:p>37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ersonal_se_sawaal_pratik_mhatre/personal_se_sawaal_pratik_mhat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, 3, 2]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[345, 129, 105]</text:p>
          </table:table-cell>
          <table:table-cell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72.58" calcext:value-type="float">
            <text:p>72.58</text:p>
          </table:table-cell>
          <table:table-cell office:value-type="float" office:value="73.45" calcext:value-type="float">
            <text:p>73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nhopatra_abhang/kanhopatra_abhang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1, 1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8, 4, 1]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90.91" calcext:value-type="float">
            <text:p>90.91</text:p>
          </table:table-cell>
          <table:table-cell office:value-type="float" office:value="85.71" calcext:value-type="float">
            <text:p>85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ilambit1_dinanath_ban/nilambit1_dinanath_ban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8, 11, 6]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[494, 447, 407]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.18" calcext:value-type="float">
            <text:p>25.18</text:p>
          </table:table-cell>
          <table:table-cell office:value-type="float" office:value="26.51" calcext:value-type="float">
            <text:p>26.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shan_akashkhandke/kshan_akashkhandk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3, 10, 1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3, 1]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[986, 684, 666]</text:p>
          </table:table-cell>
          <table:table-cell office:value-type="float" office:value="56.52" calcext:value-type="float">
            <text:p>56.52</text:p>
          </table:table-cell>
          <table:table-cell office:value-type="float" office:value="66.67" calcext:value-type="float">
            <text:p>66.67</text:p>
          </table:table-cell>
          <table:table-cell office:value-type="float" office:value="34.51" calcext:value-type="float">
            <text:p>34.51</text:p>
          </table:table-cell>
          <table:table-cell office:value-type="float" office:value="35.09" calcext:value-type="float">
            <text:p>35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ghaat_parshuram_mali/aghaat_parshuram_mal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8, 11, 0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40, 23, 21]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[2329, 2288, 1839]</text:p>
          </table:table-cell>
          <table:table-cell office:value-type="float" office:value="100" calcext:value-type="float">
            <text:p>100</text:p>
          </table:table-cell>
          <table:table-cell office:value-type="float" office:value="52.27" calcext:value-type="float">
            <text:p>52.27</text:p>
          </table:table-cell>
          <table:table-cell office:value-type="float" office:value="36.91" calcext:value-type="float">
            <text:p>36.91</text:p>
          </table:table-cell>
          <table:table-cell office:value-type="float" office:value="39.94" calcext:value-type="float">
            <text:p>39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e_book_listjan_2014_cute2/e_book_listjan_2014_cute2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0, 9, 5]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46, 43, 25]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[634, 406, 316]</text:p>
          </table:table-cell>
          <table:table-cell office:value-type="float" office:value="86.84" calcext:value-type="float">
            <text:p>86.84</text:p>
          </table:table-cell>
          <table:table-cell office:value-type="float" office:value="65.28" calcext:value-type="float">
            <text:p>65.28</text:p>
          </table:table-cell>
          <table:table-cell office:value-type="float" office:value="59.33" calcext:value-type="float">
            <text:p>59.33</text:p>
          </table:table-cell>
          <table:table-cell office:value-type="float" office:value="60.99" calcext:value-type="float">
            <text:p>60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ntachi_wadi_shambhu_ganpule/santachi_wadi_shambhu_ganp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5, 4]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43, 168, 135]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3.29" calcext:value-type="float">
            <text:p>53.29</text:p>
          </table:table-cell>
          <table:table-cell office:value-type="float" office:value="53.82" calcext:value-type="float">
            <text:p>53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rti_vadya/bharti_vady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[208, 49, 43]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55, 30, 28]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[1661, 1081, 987]</text:p>
          </table:table-cell>
          <table:table-cell office:value-type="float" office:value="84.7" calcext:value-type="float">
            <text:p>84.7</text:p>
          </table:table-cell>
          <table:table-cell office:value-type="float" office:value="56.92" calcext:value-type="float">
            <text:p>56.92</text:p>
          </table:table-cell>
          <table:table-cell office:value-type="float" office:value="46.42" calcext:value-type="float">
            <text:p>46.42</text:p>
          </table:table-cell>
          <table:table-cell office:value-type="float" office:value="51.65" calcext:value-type="float">
            <text:p>51.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tiact-marathi/rtiact-marat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1, 1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17, 4, 2]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[129, 25, 19]</text:p>
          </table:table-cell>
          <table:table-cell office:value-type="float" office:value="83.33" calcext:value-type="float">
            <text:p>83.33</text:p>
          </table:table-cell>
          <table:table-cell office:value-type="float" office:value="93.1" calcext:value-type="float">
            <text:p>93.1</text:p>
          </table:table-cell>
          <table:table-cell office:value-type="float" office:value="88.82" calcext:value-type="float">
            <text:p>88.82</text:p>
          </table:table-cell>
          <table:table-cell office:value-type="float" office:value="89.27" calcext:value-type="float">
            <text:p>89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arishchandragad__waat_davya_nalichi_/harishchandragad__waat_davya_nalichi_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1, 1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4, 6, 4]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77, 50, 43]</text:p>
          </table:table-cell>
          <table:table-cell office:value-type="float" office:value="75" calcext:value-type="float">
            <text:p>75</text:p>
          </table:table-cell>
          <table:table-cell office:value-type="float" office:value="55.56" calcext:value-type="float">
            <text:p>55.56</text:p>
          </table:table-cell>
          <table:table-cell office:value-type="float" office:value="52.22" calcext:value-type="float">
            <text:p>52.22</text:p>
          </table:table-cell>
          <table:table-cell office:value-type="float" office:value="53.4" calcext:value-type="float">
            <text:p>53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aryanche_jag_big/taryanche_jag_big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[23, 7, 6]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79, 75, 50]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[2365, 1735, 1500]</text:p>
          </table:table-cell>
          <table:table-cell office:value-type="float" office:value="94.44" calcext:value-type="float">
            <text:p>94.44</text:p>
          </table:table-cell>
          <table:table-cell office:value-type="float" office:value="57.98" calcext:value-type="float">
            <text:p>57.98</text:p>
          </table:table-cell>
          <table:table-cell office:value-type="float" office:value="48.28" calcext:value-type="float">
            <text:p>48.28</text:p>
          </table:table-cell>
          <table:table-cell office:value-type="float" office:value="50.24" calcext:value-type="float">
            <text:p>50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ave_jagane_sandip_shedbale/nave_jagane_sandip_shedb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6, 10, 8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6, 3, 3]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[294, 227, 205]</text:p>
          </table:table-cell>
          <table:table-cell office:value-type="float" office:value="87.5" calcext:value-type="float">
            <text:p>87.5</text:p>
          </table:table-cell>
          <table:table-cell office:value-type="float" office:value="50" calcext:value-type="float">
            <text:p>50</text:p>
          </table:table-cell>
          <table:table-cell office:value-type="float" office:value="42.58" calcext:value-type="float">
            <text:p>42.58</text:p>
          </table:table-cell>
          <table:table-cell office:value-type="float" office:value="49.41" calcext:value-type="float">
            <text:p>49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latani_smita_damle/kalatani_smita_dam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8, 9, 5]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[691, 516, 476]</text:p>
          </table:table-cell>
          <table:table-cell office:value-type="float" office:value="100" calcext:value-type="float">
            <text:p>100</text:p>
          </table:table-cell>
          <table:table-cell office:value-type="float" office:value="72.22" calcext:value-type="float">
            <text:p>72.22</text:p>
          </table:table-cell>
          <table:table-cell office:value-type="float" office:value="36.79" calcext:value-type="float">
            <text:p>36.79</text:p>
          </table:table-cell>
          <table:table-cell office:value-type="float" office:value="37.86" calcext:value-type="float">
            <text:p>37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aabistegiri_vijay_indukoshai/daabistegiri_vijay_indukosha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3, 2]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140, 58, 42]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78.35" calcext:value-type="float">
            <text:p>78.35</text:p>
          </table:table-cell>
          <table:table-cell office:value-type="float" office:value="78.64" calcext:value-type="float">
            <text:p>78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ahavi_swarup_sawant/dahavi_swarup_sawan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4, 4]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[319, 223, 217]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5.42" calcext:value-type="float">
            <text:p>35.42</text:p>
          </table:table-cell>
          <table:table-cell office:value-type="float" office:value="35.57" calcext:value-type="float">
            <text:p>35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une_jilha_2_madhuri_naik/pune_jilha_2_madhuri_naik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25, 5, 3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30, 28, 23]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[791, 556, 505]</text:p>
          </table:table-cell>
          <table:table-cell office:value-type="float" office:value="93.62" calcext:value-type="float">
            <text:p>93.62</text:p>
          </table:table-cell>
          <table:table-cell office:value-type="float" office:value="36.11" calcext:value-type="float">
            <text:p>36.11</text:p>
          </table:table-cell>
          <table:table-cell office:value-type="float" office:value="45.11" calcext:value-type="float">
            <text:p>45.11</text:p>
          </table:table-cell>
          <table:table-cell office:value-type="float" office:value="47.06" calcext:value-type="float">
            <text:p>47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za_vidyarthi_samadhan_s/maza_vidyarthi_samadhan_s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, 3, 2]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97, 70, 58]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3.97" calcext:value-type="float">
            <text:p>53.97</text:p>
          </table:table-cell>
          <table:table-cell office:value-type="float" office:value="57.75" calcext:value-type="float">
            <text:p>57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itra_shakti/chitra_shakt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42, 33, 22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2.07" calcext:value-type="float">
            <text:p>62.07</text:p>
          </table:table-cell>
          <table:table-cell office:value-type="float" office:value="66.67" calcext:value-type="float">
            <text:p>66.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yashoyutam_vande_ulhas_joshi/yashoyutam_vande_ulhas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85, 25, 20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8, 10, 4]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[870, 677, 650]</text:p>
          </table:table-cell>
          <table:table-cell office:value-type="float" office:value="80.39" calcext:value-type="float">
            <text:p>80.39</text:p>
          </table:table-cell>
          <table:table-cell office:value-type="float" office:value="76.47" calcext:value-type="float">
            <text:p>76.47</text:p>
          </table:table-cell>
          <table:table-cell office:value-type="float" office:value="29.12" calcext:value-type="float">
            <text:p>29.12</text:p>
          </table:table-cell>
          <table:table-cell office:value-type="float" office:value="34.94" calcext:value-type="float">
            <text:p>34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apeet_camera_niranjan_kulkarni/shapeet_camera_niranjan_kulkarn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9, 5, 5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2, 2]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381, 328, 311]</text:p>
          </table:table-cell>
          <table:table-cell office:value-type="float" office:value="86.84" calcext:value-type="float">
            <text:p>86.84</text:p>
          </table:table-cell>
          <table:table-cell office:value-type="float" office:value="50" calcext:value-type="float">
            <text:p>50</text:p>
          </table:table-cell>
          <table:table-cell office:value-type="float" office:value="23.96" calcext:value-type="float">
            <text:p>23.96</text:p>
          </table:table-cell>
          <table:table-cell office:value-type="float" office:value="29.49" calcext:value-type="float">
            <text:p>29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rul_saru_harshad_molishree/arul_saru_harshad_molishre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4, 3]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[3160, 797, 503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85.9" calcext:value-type="float">
            <text:p>85.9</text:p>
          </table:table-cell>
          <table:table-cell office:value-type="float" office:value="85.86" calcext:value-type="float">
            <text:p>85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udyami_jagadish_khandewale/udyami_jagadish_khandew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5, 15, 14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4, 3]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[606, 513, 441]</text:p>
          </table:table-cell>
          <table:table-cell office:value-type="float" office:value="56.25" calcext:value-type="float">
            <text:p>56.25</text:p>
          </table:table-cell>
          <table:table-cell office:value-type="float" office:value="25" calcext:value-type="float">
            <text:p>25</text:p>
          </table:table-cell>
          <table:table-cell office:value-type="float" office:value="38.49" calcext:value-type="float">
            <text:p>38.49</text:p>
          </table:table-cell>
          <table:table-cell office:value-type="float" office:value="39.18" calcext:value-type="float">
            <text:p>39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ool_padate_pudhe_ulhas_joshi/paool_padate_pudhe_ulhas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80, 16, 13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2, 14, 2]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[877, 644, 620]</text:p>
          </table:table-cell>
          <table:table-cell office:value-type="float" office:value="87.5" calcext:value-type="float">
            <text:p>87.5</text:p>
          </table:table-cell>
          <table:table-cell office:value-type="float" office:value="86.67" calcext:value-type="float">
            <text:p>86.67</text:p>
          </table:table-cell>
          <table:table-cell office:value-type="float" office:value="32.61" calcext:value-type="float">
            <text:p>32.61</text:p>
          </table:table-cell>
          <table:table-cell office:value-type="float" office:value="38.88" calcext:value-type="float">
            <text:p>38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ee_ani_mee_suchit_munde/tee_ani_mee_suchit_mun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74, 46, 45]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[749, 510, 444]</text:p>
          </table:table-cell>
          <table:table-cell office:value-type="float" office:value="33.33" calcext:value-type="float">
            <text:p>33.33</text:p>
          </table:table-cell>
          <table:table-cell office:value-type="float" office:value="42.31" calcext:value-type="float">
            <text:p>42.31</text:p>
          </table:table-cell>
          <table:table-cell office:value-type="float" office:value="47.7" calcext:value-type="float">
            <text:p>47.7</text:p>
          </table:table-cell>
          <table:table-cell office:value-type="float" office:value="47.2" calcext:value-type="float">
            <text:p>47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runodaya_ketakee_shah/arunodaya_ketakee_shah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33, 18, 18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9, 7, 6]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[2012, 850, 810]</text:p>
          </table:table-cell>
          <table:table-cell office:value-type="float" office:value="51.35" calcext:value-type="float">
            <text:p>51.35</text:p>
          </table:table-cell>
          <table:table-cell office:value-type="float" office:value="40" calcext:value-type="float">
            <text:p>40</text:p>
          </table:table-cell>
          <table:table-cell office:value-type="float" office:value="60.77" calcext:value-type="float">
            <text:p>60.77</text:p>
          </table:table-cell>
          <table:table-cell office:value-type="float" office:value="60.51" calcext:value-type="float">
            <text:p>60.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gaja_sainath_channe/gaja_sainath_chan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1, 0]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[372, 83, 82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31" calcext:value-type="float">
            <text:p>78.31</text:p>
          </table:table-cell>
          <table:table-cell office:value-type="float" office:value="78.65" calcext:value-type="float">
            <text:p>78.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avara_ek_khoj/navara_ek_khoj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0, 8, 6]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57, 32, 28]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[349, 175, 148]</text:p>
          </table:table-cell>
          <table:table-cell office:value-type="float" office:value="84.21" calcext:value-type="float">
            <text:p>84.21</text:p>
          </table:table-cell>
          <table:table-cell office:value-type="float" office:value="58.21" calcext:value-type="float">
            <text:p>58.21</text:p>
          </table:table-cell>
          <table:table-cell office:value-type="float" office:value="63.73" calcext:value-type="float">
            <text:p>63.73</text:p>
          </table:table-cell>
          <table:table-cell office:value-type="float" office:value="64.52" calcext:value-type="float">
            <text:p>64.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pardhapariksha_sanjay_more/spardhapariksha_sanjay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31, 11, 8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9, 9, 6]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[1188, 856, 718]</text:p>
          </table:table-cell>
          <table:table-cell office:value-type="float" office:value="84.62" calcext:value-type="float">
            <text:p>84.62</text:p>
          </table:table-cell>
          <table:table-cell office:value-type="float" office:value="77.78" calcext:value-type="float">
            <text:p>77.78</text:p>
          </table:table-cell>
          <table:table-cell office:value-type="float" office:value="55.01" calcext:value-type="float">
            <text:p>55.01</text:p>
          </table:table-cell>
          <table:table-cell office:value-type="float" office:value="56.3" calcext:value-type="float">
            <text:p>56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hotyanchi_mothi_gosht_savita_nabar/chhotyanchi_mothi_gosht_savita_nab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 0, 0]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30, 20, 15]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[959, 734, 677]</text:p>
          </table:table-cell>
          <table:table-cell office:value-type="float" office:value="100" calcext:value-type="float">
            <text:p>100</text:p>
          </table:table-cell>
          <table:table-cell office:value-type="float" office:value="58.33" calcext:value-type="float">
            <text:p>58.33</text:p>
          </table:table-cell>
          <table:table-cell office:value-type="float" office:value="34.65" calcext:value-type="float">
            <text:p>34.65</text:p>
          </table:table-cell>
          <table:table-cell office:value-type="float" office:value="35.87" calcext:value-type="float">
            <text:p>35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akramaditya_2_nitin_more/chakramaditya_2_nitin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0, 0]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[519, 200, 199]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[3361, 786, 779]</text:p>
          </table:table-cell>
          <table:table-cell office:value-type="float" office:value="100" calcext:value-type="float">
            <text:p>100</text:p>
          </table:table-cell>
          <table:table-cell office:value-type="float" office:value="61.88" calcext:value-type="float">
            <text:p>61.88</text:p>
          </table:table-cell>
          <table:table-cell office:value-type="float" office:value="76.92" calcext:value-type="float">
            <text:p>76.92</text:p>
          </table:table-cell>
          <table:table-cell office:value-type="float" office:value="74.92" calcext:value-type="float">
            <text:p>74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ampi_madhuri_naik/hampi_madhuri_naik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, 7, 4]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[269, 221, 215]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3.21" calcext:value-type="float">
            <text:p>23.21</text:p>
          </table:table-cell>
          <table:table-cell office:value-type="float" office:value="25.51" calcext:value-type="float">
            <text:p>25.5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ahasyamay_jungle_anagha_hire/rahasyamay_jungle_anagha_hi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5, 3]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114, 86, 79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7.8" calcext:value-type="float">
            <text:p>37.8</text:p>
          </table:table-cell>
          <table:table-cell office:value-type="float" office:value="39.71" calcext:value-type="float">
            <text:p>39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asvarsha_bharati_birje_diggikar/rasvarsha_bharati_birje_diggi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47, 6, 4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7, 17, 15]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[504, 346, 256]</text:p>
          </table:table-cell>
          <table:table-cell office:value-type="float" office:value="95.56" calcext:value-type="float">
            <text:p>95.56</text:p>
          </table:table-cell>
          <table:table-cell office:value-type="float" office:value="55.88" calcext:value-type="float">
            <text:p>55.88</text:p>
          </table:table-cell>
          <table:table-cell office:value-type="float" office:value="63.38" calcext:value-type="float">
            <text:p>63.38</text:p>
          </table:table-cell>
          <table:table-cell office:value-type="float" office:value="66.59" calcext:value-type="float">
            <text:p>66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ntarang_shambhu_ganpule/antarang_shambhu_ganp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6, 1, 1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9, 19, 17]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[455, 281, 259]</text:p>
          </table:table-cell>
          <table:table-cell office:value-type="float" office:value="92.86" calcext:value-type="float">
            <text:p>92.86</text:p>
          </table:table-cell>
          <table:table-cell office:value-type="float" office:value="45.16" calcext:value-type="float">
            <text:p>45.16</text:p>
          </table:table-cell>
          <table:table-cell office:value-type="float" office:value="46.71" calcext:value-type="float">
            <text:p>46.71</text:p>
          </table:table-cell>
          <table:table-cell office:value-type="float" office:value="47.83" calcext:value-type="float">
            <text:p>47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eka_ratrichi_bayko_sandeep_surve/eka_ratrichi_bayko_sandeep_surv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2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, 5, 4]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[1426, 664, 633]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56.88" calcext:value-type="float">
            <text:p>56.88</text:p>
          </table:table-cell>
          <table:table-cell office:value-type="float" office:value="57.13" calcext:value-type="float">
            <text:p>57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uibhog__sandeep_jagtap/bhuibhog__sandeep_jagtap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51, 13, 11]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47, 29, 26]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[1053, 275, 223]</text:p>
          </table:table-cell>
          <table:table-cell office:value-type="float" office:value="84.06" calcext:value-type="float">
            <text:p>84.06</text:p>
          </table:table-cell>
          <table:table-cell office:value-type="float" office:value="55.93" calcext:value-type="float">
            <text:p>55.93</text:p>
          </table:table-cell>
          <table:table-cell office:value-type="float" office:value="81.77" calcext:value-type="float">
            <text:p>81.77</text:p>
          </table:table-cell>
          <table:table-cell office:value-type="float" office:value="80.75" calcext:value-type="float">
            <text:p>80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anderigad_vishal_dalvi/chanderigad_vishal_dalv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7, 17, 14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8.18" calcext:value-type="float">
            <text:p>68.18</text:p>
          </table:table-cell>
          <table:table-cell office:value-type="float" office:value="70.59" calcext:value-type="float">
            <text:p>70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nnapoorna_devi/annapoorna_dev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46, 20, 13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9, 15, 9]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[998, 715, 594]</text:p>
          </table:table-cell>
          <table:table-cell office:value-type="float" office:value="91.22" calcext:value-type="float">
            <text:p>91.22</text:p>
          </table:table-cell>
          <table:table-cell office:value-type="float" office:value="65.38" calcext:value-type="float">
            <text:p>65.38</text:p>
          </table:table-cell>
          <table:table-cell office:value-type="float" office:value="51.27" calcext:value-type="float">
            <text:p>51.27</text:p>
          </table:table-cell>
          <table:table-cell office:value-type="float" office:value="55.78" calcext:value-type="float">
            <text:p>55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nat_ala_mhanun_pankaj_ghare/manat_ala_mhanun_pankaj_gh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86, 23, 14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, 10, 5]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[339, 205, 181]</text:p>
          </table:table-cell>
          <table:table-cell office:value-type="float" office:value="87.93" calcext:value-type="float">
            <text:p>87.93</text:p>
          </table:table-cell>
          <table:table-cell office:value-type="float" office:value="76.19" calcext:value-type="float">
            <text:p>76.19</text:p>
          </table:table-cell>
          <table:table-cell office:value-type="float" office:value="53.23" calcext:value-type="float">
            <text:p>53.23</text:p>
          </table:table-cell>
          <table:table-cell office:value-type="float" office:value="61.83" calcext:value-type="float">
            <text:p>61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gavaana-buddha_2_dd_kosambi/bhagavaana-buddha_2_dd_kosamb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3, 1, 0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3, 12, 8]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[514, 338, 259]</text:p>
          </table:table-cell>
          <table:table-cell office:value-type="float" office:value="100" calcext:value-type="float">
            <text:p>100</text:p>
          </table:table-cell>
          <table:table-cell office:value-type="float" office:value="76.47" calcext:value-type="float">
            <text:p>76.47</text:p>
          </table:table-cell>
          <table:table-cell office:value-type="float" office:value="63.47" calcext:value-type="float">
            <text:p>63.47</text:p>
          </table:table-cell>
          <table:table-cell office:value-type="float" office:value="65.86" calcext:value-type="float">
            <text:p>65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face_off_sandeep_surve/face_off_sandeep_surv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0, 0]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[365, 250, 240]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[676, 265, 245]</text:p>
          </table:table-cell>
          <table:table-cell office:value-type="float" office:value="100" calcext:value-type="float">
            <text:p>100</text:p>
          </table:table-cell>
          <table:table-cell office:value-type="float" office:value="42.17" calcext:value-type="float">
            <text:p>42.17</text:p>
          </table:table-cell>
          <table:table-cell office:value-type="float" office:value="65" calcext:value-type="float">
            <text:p>65</text:p>
          </table:table-cell>
          <table:table-cell office:value-type="float" office:value="56.7" calcext:value-type="float">
            <text:p>56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bout_marathi_esahity/about_marathi_esahity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90, 62, 59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9" calcext:value-type="float">
            <text:p>37.89</text:p>
          </table:table-cell>
          <table:table-cell office:value-type="float" office:value="37.5" calcext:value-type="float">
            <text:p>37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lanchet_sonali_samant/planchet_sonali_saman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132, 64, 63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1, 1]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[1130, 1106, 884]</text:p>
          </table:table-cell>
          <table:table-cell office:value-type="float" office:value="54.35" calcext:value-type="float">
            <text:p>54.35</text:p>
          </table:table-cell>
          <table:table-cell office:value-type="float" office:value="80" calcext:value-type="float">
            <text:p>80</text:p>
          </table:table-cell>
          <table:table-cell office:value-type="float" office:value="38.44" calcext:value-type="float">
            <text:p>38.44</text:p>
          </table:table-cell>
          <table:table-cell office:value-type="float" office:value="39.96" calcext:value-type="float">
            <text:p>39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wild_duck_vasant_bagul/wild_duck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4, 4, 4]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41, 38, 31]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[974, 575, 537]</text:p>
          </table:table-cell>
          <table:table-cell office:value-type="float" office:value="85.71" calcext:value-type="float">
            <text:p>85.71</text:p>
          </table:table-cell>
          <table:table-cell office:value-type="float" office:value="35.42" calcext:value-type="float">
            <text:p>35.42</text:p>
          </table:table-cell>
          <table:table-cell office:value-type="float" office:value="48.71" calcext:value-type="float">
            <text:p>48.71</text:p>
          </table:table-cell>
          <table:table-cell office:value-type="float" office:value="49.07" calcext:value-type="float">
            <text:p>49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wara_naresh_rawtala/pawara_naresh_rawtal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2, 1]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[159, 122, 83]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65.42" calcext:value-type="float">
            <text:p>65.42</text:p>
          </table:table-cell>
          <table:table-cell office:value-type="float" office:value="66.13" calcext:value-type="float">
            <text:p>66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isarga_maza_sobati_meghana_shah/nisarga_maza_sobati_meghana_shah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3, 7, 7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1, 1]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[303, 232, 218]</text:p>
          </table:table-cell>
          <table:table-cell office:value-type="float" office:value="78.12" calcext:value-type="float">
            <text:p>78.12</text:p>
          </table:table-cell>
          <table:table-cell office:value-type="float" office:value="80" calcext:value-type="float">
            <text:p>80</text:p>
          </table:table-cell>
          <table:table-cell office:value-type="float" office:value="34.34" calcext:value-type="float">
            <text:p>34.34</text:p>
          </table:table-cell>
          <table:table-cell office:value-type="float" office:value="38.75" calcext:value-type="float">
            <text:p>38.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drakshanay_manoj_kalamkar/sadrakshanay_manoj_kalam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3, 3]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[1057, 756, 642]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6.81" calcext:value-type="float">
            <text:p>46.81</text:p>
          </table:table-cell>
          <table:table-cell office:value-type="float" office:value="46.87" calcext:value-type="float">
            <text:p>46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rishna_paramatma___8/krishna_paramatma___8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28, 8, 7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1, 8, 6]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[1100, 730, 681]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43.01" calcext:value-type="float">
            <text:p>43.01</text:p>
          </table:table-cell>
          <table:table-cell office:value-type="float" office:value="44.92" calcext:value-type="float">
            <text:p>44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for_every_daughter/for_every_daughte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3, 2]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[109, 103, 83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45.03" calcext:value-type="float">
            <text:p>45.03</text:p>
          </table:table-cell>
          <table:table-cell office:value-type="float" office:value="48.8" calcext:value-type="float">
            <text:p>48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bout_hindu_ceremonies_and_holiday_gupte_s/about_hindu_ceremonies_and_holiday_gupte_s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, 2, 1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19, 16, 8]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[849, 608, 343]</text:p>
          </table:table-cell>
          <table:table-cell office:value-type="float" office:value="97.87" calcext:value-type="float">
            <text:p>97.87</text:p>
          </table:table-cell>
          <table:table-cell office:value-type="float" office:value="80.95" calcext:value-type="float">
            <text:p>80.95</text:p>
          </table:table-cell>
          <table:table-cell office:value-type="float" office:value="78.32" calcext:value-type="float">
            <text:p>78.32</text:p>
          </table:table-cell>
          <table:table-cell office:value-type="float" office:value="78.93" calcext:value-type="float">
            <text:p>78.9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kshar_ankur2/akshar_ankur2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, 3, 3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1, 8, 6]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100, 51, 38]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70.08" calcext:value-type="float">
            <text:p>70.08</text:p>
          </table:table-cell>
          <table:table-cell office:value-type="float" office:value="68.87" calcext:value-type="float">
            <text:p>68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aravlele_dole_nasa_yewtikar/haravlele_dole_nasa_yewti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9, 8, 8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4, 8, 6]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[794, 581, 533]</text:p>
          </table:table-cell>
          <table:table-cell office:value-type="float" office:value="80" calcext:value-type="float">
            <text:p>80</text:p>
          </table:table-cell>
          <table:table-cell office:value-type="float" office:value="62.5" calcext:value-type="float">
            <text:p>62.5</text:p>
          </table:table-cell>
          <table:table-cell office:value-type="float" office:value="38.59" calcext:value-type="float">
            <text:p>38.59</text:p>
          </table:table-cell>
          <table:table-cell office:value-type="float" office:value="40.8" calcext:value-type="float">
            <text:p>40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erry_land_diwali_ank_-_2014/cherry_land_diwali_ank_-_2014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3, 2, 1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4, 7, 1]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[287, 169, 105]</text:p>
          </table:table-cell>
          <table:table-cell office:value-type="float" office:value="95.45" calcext:value-type="float">
            <text:p>95.45</text:p>
          </table:table-cell>
          <table:table-cell office:value-type="float" office:value="92.31" calcext:value-type="float">
            <text:p>92.31</text:p>
          </table:table-cell>
          <table:table-cell office:value-type="float" office:value="75.06" calcext:value-type="float">
            <text:p>75.06</text:p>
          </table:table-cell>
          <table:table-cell office:value-type="float" office:value="76.54" calcext:value-type="float">
            <text:p>76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eath_of_lincolns_mother_suraj_gatade/death_of_lincolns_mother_suraj_gat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7, 2, 1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, 4, 3]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[643, 565, 423]</text:p>
          </table:table-cell>
          <table:table-cell office:value-type="float" office:value="96.67" calcext:value-type="float">
            <text:p>96.67</text:p>
          </table:table-cell>
          <table:table-cell office:value-type="float" office:value="62.5" calcext:value-type="float">
            <text:p>62.5</text:p>
          </table:table-cell>
          <table:table-cell office:value-type="float" office:value="50.64" calcext:value-type="float">
            <text:p>50.64</text:p>
          </table:table-cell>
          <table:table-cell office:value-type="float" office:value="52.29" calcext:value-type="float">
            <text:p>52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si_st_final/hsi_st_fina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[626, 265, 249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, 1]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[1298, 927, 912]</text:p>
          </table:table-cell>
          <table:table-cell office:value-type="float" office:value="70.18" calcext:value-type="float">
            <text:p>70.18</text:p>
          </table:table-cell>
          <table:table-cell office:value-type="float" office:value="50" calcext:value-type="float">
            <text:p>50</text:p>
          </table:table-cell>
          <table:table-cell office:value-type="float" office:value="33.53" calcext:value-type="float">
            <text:p>33.53</text:p>
          </table:table-cell>
          <table:table-cell office:value-type="float" office:value="47.4" calcext:value-type="float">
            <text:p>47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idyarthi_swarup_sawant/vidyarthi_swarup_sawan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, 1, 1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3, 3]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[310, 216, 206]</text:p>
          </table:table-cell>
          <table:table-cell office:value-type="float" office:value="94.44" calcext:value-type="float">
            <text:p>94.44</text:p>
          </table:table-cell>
          <table:table-cell office:value-type="float" office:value="40" calcext:value-type="float">
            <text:p>40</text:p>
          </table:table-cell>
          <table:table-cell office:value-type="float" office:value="37.39" calcext:value-type="float">
            <text:p>37.39</text:p>
          </table:table-cell>
          <table:table-cell office:value-type="float" office:value="40.34" calcext:value-type="float">
            <text:p>40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ritranay1_dipti_mestri/paritranay1_dipti_mestr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4, 4, 3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8, 19, 15]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[326, 230, 213]</text:p>
          </table:table-cell>
          <table:table-cell office:value-type="float" office:value="85.71" calcext:value-type="float">
            <text:p>85.71</text:p>
          </table:table-cell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office:value-type="float" office:value="42.82" calcext:value-type="float">
            <text:p>42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gandhi_autobio_marathi/gandhi_autobio_marat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[430, 96, 8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3, 3]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[2584, 1932, 1853]</text:p>
          </table:table-cell>
          <table:table-cell office:value-type="float" office:value="89.73" calcext:value-type="float">
            <text:p>89.73</text:p>
          </table:table-cell>
          <table:table-cell office:value-type="float" office:value="50" calcext:value-type="float">
            <text:p>50</text:p>
          </table:table-cell>
          <table:table-cell office:value-type="float" office:value="32.52" calcext:value-type="float">
            <text:p>32.52</text:p>
          </table:table-cell>
          <table:table-cell office:value-type="float" office:value="45.78" calcext:value-type="float">
            <text:p>45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la_disaleli_america_arvind_sane/mala_disaleli_america_arvind_sa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8, 3, 2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1, 14, 12]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[493, 332, 312]</text:p>
          </table:table-cell>
          <table:table-cell office:value-type="float" office:value="91.67" calcext:value-type="float">
            <text:p>91.67</text:p>
          </table:table-cell>
          <table:table-cell office:value-type="float" office:value="55.56" calcext:value-type="float">
            <text:p>55.56</text:p>
          </table:table-cell>
          <table:table-cell office:value-type="float" office:value="41.57" calcext:value-type="float">
            <text:p>41.57</text:p>
          </table:table-cell>
          <table:table-cell office:value-type="float" office:value="44.27" calcext:value-type="float">
            <text:p>44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esahity_kalachi_garaj_prakash_raut/esahity_kalachi_garaj_prakash_rau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, 3, 2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6, 19, 11]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513, 287, 256]</text:p>
          </table:table-cell>
          <table:table-cell office:value-type="float" office:value="83.33" calcext:value-type="float">
            <text:p>83.33</text:p>
          </table:table-cell>
          <table:table-cell office:value-type="float" office:value="63.33" calcext:value-type="float">
            <text:p>63.33</text:p>
          </table:table-cell>
          <table:table-cell office:value-type="float" office:value="54.93" calcext:value-type="float">
            <text:p>54.93</text:p>
          </table:table-cell>
          <table:table-cell office:value-type="float" office:value="55.9" calcext:value-type="float">
            <text:p>55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urgakavach_anil_wakankar/durgakavach_anil_wakan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1, 17, 8]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[577, 457, 430]</text:p>
          </table:table-cell>
          <table:table-cell office:value-type="float" office:value="0" calcext:value-type="float">
            <text:p>0</text:p>
          </table:table-cell>
          <table:table-cell office:value-type="float" office:value="70.37" calcext:value-type="float">
            <text:p>70.37</text:p>
          </table:table-cell>
          <table:table-cell office:value-type="float" office:value="30.76" calcext:value-type="float">
            <text:p>30.76</text:p>
          </table:table-cell>
          <table:table-cell office:value-type="float" office:value="32.41" calcext:value-type="float">
            <text:p>32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yashomantra_mangesh_koli/yashomantra_mangesh_kol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2, 9, 7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1, 7, 5]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966, 687, 560]</text:p>
          </table:table-cell>
          <table:table-cell office:value-type="float" office:value="86" calcext:value-type="float">
            <text:p>86</text:p>
          </table:table-cell>
          <table:table-cell office:value-type="float" office:value="66.67" calcext:value-type="float">
            <text:p>66.67</text:p>
          </table:table-cell>
          <table:table-cell office:value-type="float" office:value="54.51" calcext:value-type="float">
            <text:p>54.51</text:p>
          </table:table-cell>
          <table:table-cell office:value-type="float" office:value="55.86" calcext:value-type="float">
            <text:p>55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let_us_make_magic/let_us_make_magic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5, 28, 26]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57, 36, 25]</text:p>
          </table:table-cell>
          <table:table-cell office:value-type="float" office:value="100" calcext:value-type="float">
            <text:p>100</text:p>
          </table:table-cell>
          <table:table-cell office:value-type="float" office:value="65.79" calcext:value-type="float">
            <text:p>65.79</text:p>
          </table:table-cell>
          <table:table-cell office:value-type="float" office:value="68.75" calcext:value-type="float">
            <text:p>68.75</text:p>
          </table:table-cell>
          <table:table-cell office:value-type="float" office:value="67.72" calcext:value-type="float">
            <text:p>67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nt_nadev_abhang_1/sant_nadev_abhang_1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7, 15, 8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13, 6, 3]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[318, 206, 169]</text:p>
          </table:table-cell>
          <table:table-cell office:value-type="float" office:value="81.82" calcext:value-type="float">
            <text:p>81.82</text:p>
          </table:table-cell>
          <table:table-cell office:value-type="float" office:value="93.48" calcext:value-type="float">
            <text:p>93.48</text:p>
          </table:table-cell>
          <table:table-cell office:value-type="float" office:value="76.26" calcext:value-type="float">
            <text:p>76.26</text:p>
          </table:table-cell>
          <table:table-cell office:value-type="float" office:value="77.56" calcext:value-type="float">
            <text:p>77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ala_gulabi_diwas_rashid_inamdar/shala_gulabi_diwas_rashid_inamd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6, 11, 11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, 4, 3]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500, 265, 261]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48.72" calcext:value-type="float">
            <text:p>48.72</text:p>
          </table:table-cell>
          <table:table-cell office:value-type="float" office:value="49.45" calcext:value-type="float">
            <text:p>49.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apani_pari_3_vasant_bagul/japani_pari_3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1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7, 10, 5]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[715, 556, 389]</text:p>
          </table:table-cell>
          <table:table-cell office:value-type="float" office:value="66.67" calcext:value-type="float">
            <text:p>66.67</text:p>
          </table:table-cell>
          <table:table-cell office:value-type="float" office:value="68.75" calcext:value-type="float">
            <text:p>68.75</text:p>
          </table:table-cell>
          <table:table-cell office:value-type="float" office:value="61.18" calcext:value-type="float">
            <text:p>61.18</text:p>
          </table:table-cell>
          <table:table-cell office:value-type="float" office:value="61.31" calcext:value-type="float">
            <text:p>61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aigad__anil_patil/raigad__anil_pati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3, 0, 0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5, 15, 11]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[283, 138, 108]</text:p>
          </table:table-cell>
          <table:table-cell office:value-type="float" office:value="100" calcext:value-type="float">
            <text:p>100</text:p>
          </table:table-cell>
          <table:table-cell office:value-type="float" office:value="54.17" calcext:value-type="float">
            <text:p>54.1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geetasaar_neela_vete/geetasaar_neela_vet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32, 6, 5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, 8, 3]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[1288, 1039, 957]</text:p>
          </table:table-cell>
          <table:table-cell office:value-type="float" office:value="90.38" calcext:value-type="float">
            <text:p>90.38</text:p>
          </table:table-cell>
          <table:table-cell office:value-type="float" office:value="70" calcext:value-type="float">
            <text:p>70</text:p>
          </table:table-cell>
          <table:table-cell office:value-type="float" office:value="33.17" calcext:value-type="float">
            <text:p>33.17</text:p>
          </table:table-cell>
          <table:table-cell office:value-type="float" office:value="35.41" calcext:value-type="float">
            <text:p>35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eeti_sampadanchi_ulhas_joshi/neeti_sampadanchi_ulhas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1, 18, 17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3, 11, 2]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[371, 276, 270]</text:p>
          </table:table-cell>
          <table:table-cell office:value-type="float" office:value="76.71" calcext:value-type="float">
            <text:p>76.71</text:p>
          </table:table-cell>
          <table:table-cell office:value-type="float" office:value="83.33" calcext:value-type="float">
            <text:p>83.33</text:p>
          </table:table-cell>
          <table:table-cell office:value-type="float" office:value="30.59" calcext:value-type="float">
            <text:p>30.59</text:p>
          </table:table-cell>
          <table:table-cell office:value-type="float" office:value="39.03" calcext:value-type="float">
            <text:p>39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waryogini/swaryogin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38, 16, 9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1, 4, 4]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[219, 115, 105]</text:p>
          </table:table-cell>
          <table:table-cell office:value-type="float" office:value="90" calcext:value-type="float">
            <text:p>90</text:p>
          </table:table-cell>
          <table:table-cell office:value-type="float" office:value="76.47" calcext:value-type="float">
            <text:p>76.47</text:p>
          </table:table-cell>
          <table:table-cell office:value-type="float" office:value="58.5" calcext:value-type="float">
            <text:p>58.5</text:p>
          </table:table-cell>
          <table:table-cell office:value-type="float" office:value="67.22" calcext:value-type="float">
            <text:p>67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iss_surajgatade/kiss_surajgat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0, 0, 0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, 6, 6]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[501, 420, 289]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8.83" calcext:value-type="float">
            <text:p>58.83</text:p>
          </table:table-cell>
          <table:table-cell office:value-type="float" office:value="59.08" calcext:value-type="float">
            <text:p>59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othya_manacha_manus_niranjan_kulkarni/mothya_manacha_manus_niranjan_kulkarn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1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, 6, 5]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1301, 1265, 1108]</text:p>
          </table:table-cell>
          <table:table-cell office:value-type="float" office:value="88.89" calcext:value-type="float">
            <text:p>88.89</text:p>
          </table:table-cell>
          <table:table-cell office:value-type="float" office:value="37.5" calcext:value-type="float">
            <text:p>37.5</text:p>
          </table:table-cell>
          <table:table-cell office:value-type="float" office:value="26.13" calcext:value-type="float">
            <text:p>26.13</text:p>
          </table:table-cell>
          <table:table-cell office:value-type="float" office:value="26.57" calcext:value-type="float">
            <text:p>26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link_of_books_in_2016/link_of_books_in_2016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76, 52, 40]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[104, 62, 10]</text:p>
          </table:table-cell>
          <table:table-cell office:value-type="float" office:value="100" calcext:value-type="float">
            <text:p>100</text:p>
          </table:table-cell>
          <table:table-cell office:value-type="float" office:value="58.76" calcext:value-type="float">
            <text:p>58.76</text:p>
          </table:table-cell>
          <table:table-cell office:value-type="float" office:value="94.97" calcext:value-type="float">
            <text:p>94.97</text:p>
          </table:table-cell>
          <table:table-cell office:value-type="float" office:value="83.16" calcext:value-type="float">
            <text:p>83.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phs_shambhu_ganpule/aphs_shambhu_ganp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[104, 73, 39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4, 16, 13]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[625, 430, 320]</text:p>
          </table:table-cell>
          <table:table-cell office:value-type="float" office:value="83.19" calcext:value-type="float">
            <text:p>83.19</text:p>
          </table:table-cell>
          <table:table-cell office:value-type="float" office:value="27.78" calcext:value-type="float">
            <text:p>27.78</text:p>
          </table:table-cell>
          <table:table-cell office:value-type="float" office:value="61.07" calcext:value-type="float">
            <text:p>61.07</text:p>
          </table:table-cell>
          <table:table-cell office:value-type="float" office:value="65.3" calcext:value-type="float">
            <text:p>65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cientist_cha_chashma_dipti_kabade/scientist_cha_chashma_dipti_kab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8, 6, 5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4, 17, 15]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[408, 239, 227]</text:p>
          </table:table-cell>
          <table:table-cell office:value-type="float" office:value="77.27" calcext:value-type="float">
            <text:p>77.27</text:p>
          </table:table-cell>
          <table:table-cell office:value-type="float" office:value="44.44" calcext:value-type="float">
            <text:p>44.44</text:p>
          </table:table-cell>
          <table:table-cell office:value-type="float" office:value="47.09" calcext:value-type="float">
            <text:p>47.09</text:p>
          </table:table-cell>
          <table:table-cell office:value-type="float" office:value="48.33" calcext:value-type="float">
            <text:p>48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omeopathy_dr_nandini_dhargalkar/homeopathy_dr_nandini_dhargal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0, 0]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[142, 94, 84]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6.25" calcext:value-type="float">
            <text:p>56.25</text:p>
          </table:table-cell>
          <table:table-cell office:value-type="float" office:value="57.14" calcext:value-type="float">
            <text:p>57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n_talyat__malyat/man_talyat__malya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[179, 123, 10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1, 7, 6]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[773, 347, 297]</text:p>
          </table:table-cell>
          <table:table-cell office:value-type="float" office:value="61.57" calcext:value-type="float">
            <text:p>61.57</text:p>
          </table:table-cell>
          <table:table-cell office:value-type="float" office:value="53.85" calcext:value-type="float">
            <text:p>53.85</text:p>
          </table:table-cell>
          <table:table-cell office:value-type="float" office:value="65.34" calcext:value-type="float">
            <text:p>65.34</text:p>
          </table:table-cell>
          <table:table-cell office:value-type="float" office:value="64.29" calcext:value-type="float">
            <text:p>64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yashomandir_mangesh_koli/yashomandir_mangesh_kol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20, 4, 0]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38, 35, 22]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[1755, 1145, 1024]</text:p>
          </table:table-cell>
          <table:table-cell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48.02" calcext:value-type="float">
            <text:p>48.02</text:p>
          </table:table-cell>
          <table:table-cell office:value-type="float" office:value="49.32" calcext:value-type="float">
            <text:p>49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ahinabai/tes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ahinabai/bahinaba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6, 10, 1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4, 7, 7]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[181, 163, 131]</text:p>
          </table:table-cell>
          <table:table-cell office:value-type="float" office:value="97.3" calcext:value-type="float">
            <text:p>97.3</text:p>
          </table:table-cell>
          <table:table-cell office:value-type="float" office:value="58.82" calcext:value-type="float">
            <text:p>58.82</text:p>
          </table:table-cell>
          <table:table-cell office:value-type="float" office:value="47.18" calcext:value-type="float">
            <text:p>47.18</text:p>
          </table:table-cell>
          <table:table-cell office:value-type="float" office:value="53.97" calcext:value-type="float">
            <text:p>53.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nusaki_chitra_bedekar/manusaki_chitra_bede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80, 29, 16]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119, 81, 78]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1852, 1285, 1153]</text:p>
          </table:table-cell>
          <table:table-cell office:value-type="float" office:value="92.04" calcext:value-type="float">
            <text:p>92.04</text:p>
          </table:table-cell>
          <table:table-cell office:value-type="float" office:value="38.58" calcext:value-type="float">
            <text:p>38.58</text:p>
          </table:table-cell>
          <table:table-cell office:value-type="float" office:value="44.51" calcext:value-type="float">
            <text:p>44.51</text:p>
          </table:table-cell>
          <table:table-cell office:value-type="float" office:value="48.17" calcext:value-type="float">
            <text:p>48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ibolicha_vishwasetu__part_1/maibolicha_vishwasetu__part_1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40, 10, 6]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64, 47, 31]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[1526, 1359, 931]</text:p>
          </table:table-cell>
          <table:table-cell office:value-type="float" office:value="93.88" calcext:value-type="float">
            <text:p>93.88</text:p>
          </table:table-cell>
          <table:table-cell office:value-type="float" office:value="63.95" calcext:value-type="float">
            <text:p>63.95</text:p>
          </table:table-cell>
          <table:table-cell office:value-type="float" office:value="58.23" calcext:value-type="float">
            <text:p>58.23</text:p>
          </table:table-cell>
          <table:table-cell office:value-type="float" office:value="59.88" calcext:value-type="float">
            <text:p>59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yamachi_aai/shyamachi_aa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[478, 223, 197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7, 9, 9]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[2147, 1575, 1540]</text:p>
          </table:table-cell>
          <table:table-cell office:value-type="float" office:value="66.95" calcext:value-type="float">
            <text:p>66.95</text:p>
          </table:table-cell>
          <table:table-cell office:value-type="float" office:value="50" calcext:value-type="float">
            <text:p>50</text:p>
          </table:table-cell>
          <table:table-cell office:value-type="float" office:value="31.59" calcext:value-type="float">
            <text:p>31.59</text:p>
          </table:table-cell>
          <table:table-cell office:value-type="float" office:value="39.06" calcext:value-type="float">
            <text:p>39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apani_bhasha_nandini_dhargalkar/japani_bhasha_nandini_dhargal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4, 3]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83, 59, 49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52.88" calcext:value-type="float">
            <text:p>52.88</text:p>
          </table:table-cell>
          <table:table-cell office:value-type="float" office:value="55.17" calcext:value-type="float">
            <text:p>55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rikatha_vinayaka_potdar/parikatha_vinayaka_potd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8, 7, 6]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[416, 315, 257]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9.21" calcext:value-type="float">
            <text:p>49.21</text:p>
          </table:table-cell>
          <table:table-cell office:value-type="float" office:value="49.42" calcext:value-type="float">
            <text:p>49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ushkali_vavtal_sanjay_bansode/dushkali_vavtal_sanjay_banso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2, 6, 5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5, 4]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127, 83, 75]</text:p>
          </table:table-cell>
          <table:table-cell office:value-type="float" office:value="81.48" calcext:value-type="float">
            <text:p>81.48</text:p>
          </table:table-cell>
          <table:table-cell office:value-type="float" office:value="42.86" calcext:value-type="float">
            <text:p>42.86</text:p>
          </table:table-cell>
          <table:table-cell office:value-type="float" office:value="52.83" calcext:value-type="float">
            <text:p>52.83</text:p>
          </table:table-cell>
          <table:table-cell office:value-type="float" office:value="56.48" calcext:value-type="float">
            <text:p>56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la_mot_havychy_e_book_canvert_file_singl_pages/mala_mot_havychy_e_book_canvert_file_singl_pages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1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0, 14, 10]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[267, 191, 149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56.69" calcext:value-type="float">
            <text:p>56.69</text:p>
          </table:table-cell>
          <table:table-cell office:value-type="float" office:value="58.05" calcext:value-type="float">
            <text:p>58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tree_shripad_rautwad/stree_shripad_rautwad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23, 11, 11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4, 4]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[316, 131, 126]</text:p>
          </table:table-cell>
          <table:table-cell office:value-type="float" office:value="67.65" calcext:value-type="float">
            <text:p>67.65</text:p>
          </table:table-cell>
          <table:table-cell office:value-type="float" office:value="55.56" calcext:value-type="float">
            <text:p>55.56</text:p>
          </table:table-cell>
          <table:table-cell office:value-type="float" office:value="63.16" calcext:value-type="float">
            <text:p>63.16</text:p>
          </table:table-cell>
          <table:table-cell office:value-type="float" office:value="63.38" calcext:value-type="float">
            <text:p>63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funkarichi_wadale_sweetie_mahale/funkarichi_wadale_sweetie_mah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8, 2, 2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3, 3]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[310, 123, 89]</text:p>
          </table:table-cell>
          <table:table-cell office:value-type="float" office:value="87.5" calcext:value-type="float">
            <text:p>87.5</text:p>
          </table:table-cell>
          <table:table-cell office:value-type="float" office:value="57.14" calcext:value-type="float">
            <text:p>57.14</text:p>
          </table:table-cell>
          <table:table-cell office:value-type="float" office:value="75.55" calcext:value-type="float">
            <text:p>75.55</text:p>
          </table:table-cell>
          <table:table-cell office:value-type="float" office:value="75.71" calcext:value-type="float">
            <text:p>75.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ee_manoj_rajput/tee_manoj_rajpu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, 1, 1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7, 6]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[679, 300, 234]</text:p>
          </table:table-cell>
          <table:table-cell office:value-type="float" office:value="94.44" calcext:value-type="float">
            <text:p>94.44</text:p>
          </table:table-cell>
          <table:table-cell office:value-type="float" office:value="14.29" calcext:value-type="float">
            <text:p>14.29</text:p>
          </table:table-cell>
          <table:table-cell office:value-type="float" office:value="69.88" calcext:value-type="float">
            <text:p>69.88</text:p>
          </table:table-cell>
          <table:table-cell office:value-type="float" office:value="69.95" calcext:value-type="float">
            <text:p>69.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nache_shlok_ebook/manache_shlok_ebook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26, 19, 18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93" calcext:value-type="float">
            <text:p>37.93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ek_hote_raje_mayuresh_kulkarni/ek_hote_raje_mayuresh_kulkarn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1, 2, 1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2, 18, 18]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44, 21, 18]</text:p>
          </table:table-cell>
          <table:table-cell office:value-type="float" office:value="94.12" calcext:value-type="float">
            <text:p>94.12</text:p>
          </table:table-cell>
          <table:table-cell office:value-type="float" office:value="28" calcext:value-type="float">
            <text:p>28</text:p>
          </table:table-cell>
          <table:table-cell office:value-type="float" office:value="66.04" calcext:value-type="float">
            <text:p>66.04</text:p>
          </table:table-cell>
          <table:table-cell office:value-type="float" office:value="61.05" calcext:value-type="float">
            <text:p>61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akkhan_daulat_sachin_kakade/dakkhan_daulat_sachin_kak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, 1, 1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, 3, 2]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[201, 74, 60]</text:p>
          </table:table-cell>
          <table:table-cell office:value-type="float" office:value="90" calcext:value-type="float">
            <text:p>90</text:p>
          </table:table-cell>
          <table:table-cell office:value-type="float" office:value="71.43" calcext:value-type="float">
            <text:p>71.43</text:p>
          </table:table-cell>
          <table:table-cell office:value-type="float" office:value="73.57" calcext:value-type="float">
            <text:p>73.57</text:p>
          </table:table-cell>
          <table:table-cell office:value-type="float" office:value="74.18" calcext:value-type="float">
            <text:p>74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eshimgani/reshimgan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12, 9, 9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1, 1]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[327, 160, 113]</text:p>
          </table:table-cell>
          <table:table-cell office:value-type="float" office:value="85.48" calcext:value-type="float">
            <text:p>85.48</text:p>
          </table:table-cell>
          <table:table-cell office:value-type="float" office:value="75" calcext:value-type="float">
            <text:p>75</text:p>
          </table:table-cell>
          <table:table-cell office:value-type="float" office:value="76.65" calcext:value-type="float">
            <text:p>76.65</text:p>
          </table:table-cell>
          <table:table-cell office:value-type="float" office:value="77.64" calcext:value-type="float">
            <text:p>77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mshet_sagar_patil/kamshet_sagar_pati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33, 27, 26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3, 2]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[521, 438, 425]</text:p>
          </table:table-cell>
          <table:table-cell office:value-type="float" office:value="23.53" calcext:value-type="float">
            <text:p>23.53</text:p>
          </table:table-cell>
          <table:table-cell office:value-type="float" office:value="50" calcext:value-type="float">
            <text:p>50</text:p>
          </table:table-cell>
          <table:table-cell office:value-type="float" office:value="21.15" calcext:value-type="float">
            <text:p>21.15</text:p>
          </table:table-cell>
          <table:table-cell office:value-type="float" office:value="21.49" calcext:value-type="float">
            <text:p>21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i_jayakwadi_chandramohan_hangekar/mi_jayakwadi_chandramohan_hange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9, 18, 17]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[417, 293, 238]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1.82" calcext:value-type="float">
            <text:p>51.82</text:p>
          </table:table-cell>
          <table:table-cell office:value-type="float" office:value="50.96" calcext:value-type="float">
            <text:p>50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om_li_2050_omkar_zanje/om_li_2050_omkar_zanj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103, 66, 63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2, 2]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370, 221, 207]</text:p>
          </table:table-cell>
          <table:table-cell office:value-type="float" office:value="51.91" calcext:value-type="float">
            <text:p>51.91</text:p>
          </table:table-cell>
          <table:table-cell office:value-type="float" office:value="33.33" calcext:value-type="float">
            <text:p>33.33</text:p>
          </table:table-cell>
          <table:table-cell office:value-type="float" office:value="46.92" calcext:value-type="float">
            <text:p>46.92</text:p>
          </table:table-cell>
          <table:table-cell office:value-type="float" office:value="48.09" calcext:value-type="float">
            <text:p>48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lohagad_vishal_dalvi/lohagad_vishal_dalv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6, 2, 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[170, 103, 90]</text:p>
          </table:table-cell>
          <table:table-cell office:value-type="float" office:value="88.24" calcext:value-type="float">
            <text:p>88.24</text:p>
          </table:table-cell>
          <table:table-cell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58.3" calcext:value-type="float">
            <text:p>58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ulki_bhupesh_kumbhar/ulki_bhupesh_kumbh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1, 1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, 7, 5]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57, 38, 26]</text:p>
          </table:table-cell>
          <table:table-cell office:value-type="float" office:value="91.67" calcext:value-type="float">
            <text:p>91.67</text:p>
          </table:table-cell>
          <table:table-cell office:value-type="float" office:value="44.44" calcext:value-type="float">
            <text:p>44.44</text:p>
          </table:table-cell>
          <table:table-cell office:value-type="float" office:value="64.86" calcext:value-type="float">
            <text:p>64.86</text:p>
          </table:table-cell>
          <table:table-cell office:value-type="float" office:value="66.32" calcext:value-type="float">
            <text:p>66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yatal_sanjay_bansode/yatal_sanjay_banso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[177, 91, 91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, 4, 3]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[856, 430, 422]</text:p>
          </table:table-cell>
          <table:table-cell office:value-type="float" office:value="55.83" calcext:value-type="float">
            <text:p>55.83</text:p>
          </table:table-cell>
          <table:table-cell office:value-type="float" office:value="70" calcext:value-type="float">
            <text:p>70</text:p>
          </table:table-cell>
          <table:table-cell office:value-type="float" office:value="51.55" calcext:value-type="float">
            <text:p>51.55</text:p>
          </table:table-cell>
          <table:table-cell office:value-type="float" office:value="52.53" calcext:value-type="float">
            <text:p>52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nkalan_sujata_chavan/sankalan_sujata_chavan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67, 27, 27]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54, 41, 40]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[2377, 1955, 1855]</text:p>
          </table:table-cell>
          <table:table-cell office:value-type="float" office:value="68.6" calcext:value-type="float">
            <text:p>68.6</text:p>
          </table:table-cell>
          <table:table-cell office:value-type="float" office:value="28.57" calcext:value-type="float">
            <text:p>28.57</text:p>
          </table:table-cell>
          <table:table-cell office:value-type="float" office:value="26.27" calcext:value-type="float">
            <text:p>26.27</text:p>
          </table:table-cell>
          <table:table-cell office:value-type="float" office:value="27.69" calcext:value-type="float">
            <text:p>27.6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ksharankur4/aksharankur4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0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54, 19, 17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13" calcext:value-type="float">
            <text:p>72.13</text:p>
          </table:table-cell>
          <table:table-cell office:value-type="float" office:value="73.13" calcext:value-type="float">
            <text:p>73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nusaki_sripad_rautwad/manusaki_sripad_rautwad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25, 10, 1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, 3, 3]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150, 68, 63]</text:p>
          </table:table-cell>
          <table:table-cell office:value-type="float" office:value="76.74" calcext:value-type="float">
            <text:p>76.74</text:p>
          </table:table-cell>
          <table:table-cell office:value-type="float" office:value="66.67" calcext:value-type="float">
            <text:p>66.67</text:p>
          </table:table-cell>
          <table:table-cell office:value-type="float" office:value="62.72" calcext:value-type="float">
            <text:p>62.72</text:p>
          </table:table-cell>
          <table:table-cell office:value-type="float" office:value="65.61" calcext:value-type="float">
            <text:p>65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what_is_e_sahity/what_is_e_sahity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51, 115, 111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9" calcext:value-type="float">
            <text:p>28.39</text:p>
          </table:table-cell>
          <table:table-cell office:value-type="float" office:value="28.03" calcext:value-type="float">
            <text:p>28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imanravache-chrhat__chivi_joshi/chimanravache-chrhat__chivi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[36, 28, 12]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46, 42, 25]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[1574, 1106, 750]</text:p>
          </table:table-cell>
          <table:table-cell office:value-type="float" office:value="94.44" calcext:value-type="float">
            <text:p>94.44</text:p>
          </table:table-cell>
          <table:table-cell office:value-type="float" office:value="66.22" calcext:value-type="float">
            <text:p>66.22</text:p>
          </table:table-cell>
          <table:table-cell office:value-type="float" office:value="65.74" calcext:value-type="float">
            <text:p>65.74</text:p>
          </table:table-cell>
          <table:table-cell office:value-type="float" office:value="68.25" calcext:value-type="float">
            <text:p>68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rv_jantu_rutina_ratnakar_mahajan/sarv_jantu_rutina_ratnakar_mahajan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81, 22, 19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38, 32, 26]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[971, 821, 738]</text:p>
          </table:table-cell>
          <table:table-cell office:value-type="float" office:value="85.93" calcext:value-type="float">
            <text:p>85.93</text:p>
          </table:table-cell>
          <table:table-cell office:value-type="float" office:value="48" calcext:value-type="float">
            <text:p>48</text:p>
          </table:table-cell>
          <table:table-cell office:value-type="float" office:value="32.91" calcext:value-type="float">
            <text:p>32.91</text:p>
          </table:table-cell>
          <table:table-cell office:value-type="float" office:value="39.07" calcext:value-type="float">
            <text:p>39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indore_ujjain_madhuri_naik/indore_ujjain_madhuri_naik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7, 7, 6]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[197, 149, 133]</text:p>
          </table:table-cell>
          <table:table-cell office:value-type="float" office:value="100" calcext:value-type="float">
            <text:p>100</text:p>
          </table:table-cell>
          <table:table-cell office:value-type="float" office:value="53.85" calcext:value-type="float">
            <text:p>53.85</text:p>
          </table:table-cell>
          <table:table-cell office:value-type="float" office:value="42.17" calcext:value-type="float">
            <text:p>42.17</text:p>
          </table:table-cell>
          <table:table-cell office:value-type="float" office:value="43.5" calcext:value-type="float">
            <text:p>43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gic_world_d_nikam/magic_world_d_nikam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28, 12, 9]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[293, 109, 83]</text:p>
          </table:table-cell>
          <table:table-cell office:value-type="float" office:value="0" calcext:value-type="float">
            <text:p>0</text:p>
          </table:table-cell>
          <table:table-cell office:value-type="float" office:value="75.68" calcext:value-type="float">
            <text:p>75.68</text:p>
          </table:table-cell>
          <table:table-cell office:value-type="float" office:value="75.87" calcext:value-type="float">
            <text:p>75.87</text:p>
          </table:table-cell>
          <table:table-cell office:value-type="float" office:value="75.85" calcext:value-type="float">
            <text:p>75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little_eyolf_ibsen_vasant_bagul/little_eyolf_ibsen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, 2, 1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9, 11, 7]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[981, 759, 659]</text:p>
          </table:table-cell>
          <table:table-cell office:value-type="float" office:value="88.89" calcext:value-type="float">
            <text:p>88.89</text:p>
          </table:table-cell>
          <table:table-cell office:value-type="float" office:value="53.33" calcext:value-type="float">
            <text:p>53.33</text:p>
          </table:table-cell>
          <table:table-cell office:value-type="float" office:value="42.04" calcext:value-type="float">
            <text:p>42.04</text:p>
          </table:table-cell>
          <table:table-cell office:value-type="float" office:value="42.55" calcext:value-type="float">
            <text:p>42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evatacha_sakshidar_sanjay_kale/shevatacha_sakshidar_sanjay_k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[323, 181, 149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2, 2]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[1921, 1509, 1414]</text:p>
          </table:table-cell>
          <table:table-cell office:value-type="float" office:value="69.84" calcext:value-type="float">
            <text:p>69.84</text:p>
          </table:table-cell>
          <table:table-cell office:value-type="float" office:value="71.43" calcext:value-type="float">
            <text:p>71.43</text:p>
          </table:table-cell>
          <table:table-cell office:value-type="float" office:value="31.92" calcext:value-type="float">
            <text:p>31.92</text:p>
          </table:table-cell>
          <table:table-cell office:value-type="float" office:value="39.29" calcext:value-type="float">
            <text:p>39.2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agmani_prasad_shirke/nagmani_prasad_shirk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58, 26, 14]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52, 39, 37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[1809, 1400, 1275]</text:p>
          </table:table-cell>
          <table:table-cell office:value-type="float" office:value="93.72" calcext:value-type="float">
            <text:p>93.72</text:p>
          </table:table-cell>
          <table:table-cell office:value-type="float" office:value="36.21" calcext:value-type="float">
            <text:p>36.21</text:p>
          </table:table-cell>
          <table:table-cell office:value-type="float" office:value="35.93" calcext:value-type="float">
            <text:p>35.93</text:p>
          </table:table-cell>
          <table:table-cell office:value-type="float" office:value="41.61" calcext:value-type="float">
            <text:p>41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i_kay_khau_nandini/mi_kay_khau_nandin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1, 0]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[443, 295, 292]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6.52" calcext:value-type="float">
            <text:p>36.52</text:p>
          </table:table-cell>
          <table:table-cell office:value-type="float" office:value="37.39" calcext:value-type="float">
            <text:p>37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gidoochi_shaala_r/gidoochi_shaala_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3, 6, 3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2, 2]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[173, 91, 77]</text:p>
          </table:table-cell>
          <table:table-cell office:value-type="float" office:value="89.66" calcext:value-type="float">
            <text:p>89.66</text:p>
          </table:table-cell>
          <table:table-cell office:value-type="float" office:value="50" calcext:value-type="float">
            <text:p>50</text:p>
          </table:table-cell>
          <table:table-cell office:value-type="float" office:value="63.68" calcext:value-type="float">
            <text:p>63.68</text:p>
          </table:table-cell>
          <table:table-cell office:value-type="float" office:value="66.53" calcext:value-type="float">
            <text:p>66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5_ekankika_mahotsav_sandeep_surve/5_ekankika_mahotsav_sandeep_surv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7, 3, 3]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124, 53, 42]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[971, 470, 452]</text:p>
          </table:table-cell>
          <table:table-cell office:value-type="float" office:value="88" calcext:value-type="float">
            <text:p>88</text:p>
          </table:table-cell>
          <table:table-cell office:value-type="float" office:value="72.37" calcext:value-type="float">
            <text:p>72.37</text:p>
          </table:table-cell>
          <table:table-cell office:value-type="float" office:value="54.75" calcext:value-type="float">
            <text:p>54.75</text:p>
          </table:table-cell>
          <table:table-cell office:value-type="float" office:value="57.74" calcext:value-type="float">
            <text:p>57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eevanshaili_vijay_tulashibagwale/jeevanshaili_vijay_tulashibagw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2, 2, 2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3, 4, 0]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[216, 129, 120]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3.31" calcext:value-type="float">
            <text:p>53.31</text:p>
          </table:table-cell>
          <table:table-cell office:value-type="float" office:value="57.19" calcext:value-type="float">
            <text:p>57.1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li_harshada_tapase_ashok_tapase/pali_harshada_tapase_ashok_tapas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4, 1, 1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, 1]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[174, 118, 85]</text:p>
          </table:table-cell>
          <table:table-cell office:value-type="float" office:value="90.91" calcext:value-type="float">
            <text:p>90.91</text:p>
          </table:table-cell>
          <table:table-cell office:value-type="float" office:value="66.67" calcext:value-type="float">
            <text:p>66.67</text:p>
          </table:table-cell>
          <table:table-cell office:value-type="float" office:value="64.44" calcext:value-type="float">
            <text:p>64.44</text:p>
          </table:table-cell>
          <table:table-cell office:value-type="float" office:value="65.61" calcext:value-type="float">
            <text:p>65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rematuranam_nitin_more/prematuranam_nitin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26, 0, 0]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352, 76, 74]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[2930, 431, 426]</text:p>
          </table:table-cell>
          <table:table-cell office:value-type="float" office:value="100" calcext:value-type="float">
            <text:p>100</text:p>
          </table:table-cell>
          <table:table-cell office:value-type="float" office:value="79.56" calcext:value-type="float">
            <text:p>79.56</text:p>
          </table:table-cell>
          <table:table-cell office:value-type="float" office:value="85.53" calcext:value-type="float">
            <text:p>85.53</text:p>
          </table:table-cell>
          <table:table-cell office:value-type="float" office:value="85.06" calcext:value-type="float">
            <text:p>85.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ks1_praful_shejao/mks1_praful_shejao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2, 2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5, 8, 5]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1264, 351, 273]</text:p>
          </table:table-cell>
          <table:table-cell office:value-type="float" office:value="66.67" calcext:value-type="float">
            <text:p>66.67</text:p>
          </table:table-cell>
          <table:table-cell office:value-type="float" office:value="73.68" calcext:value-type="float">
            <text:p>73.68</text:p>
          </table:table-cell>
          <table:table-cell office:value-type="float" office:value="80.42" calcext:value-type="float">
            <text:p>80.42</text:p>
          </table:table-cell>
          <table:table-cell office:value-type="float" office:value="80.27" calcext:value-type="float">
            <text:p>80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nalitica_shreepad_sabnis/analitica_shreepad_sabnis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85, 15, 9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6, 11, 10]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[575, 350, 327]</text:p>
          </table:table-cell>
          <table:table-cell office:value-type="float" office:value="93.02" calcext:value-type="float">
            <text:p>93.02</text:p>
          </table:table-cell>
          <table:table-cell office:value-type="float" office:value="44.44" calcext:value-type="float">
            <text:p>44.44</text:p>
          </table:table-cell>
          <table:table-cell office:value-type="float" office:value="48.26" calcext:value-type="float">
            <text:p>48.26</text:p>
          </table:table-cell>
          <table:table-cell office:value-type="float" office:value="55.58" calcext:value-type="float">
            <text:p>55.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amroo_sanjay_yerne/damroo_sanjay_yer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14, 7, 6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, 6, 5]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[2258, 1499, 1312]</text:p>
          </table:table-cell>
          <table:table-cell office:value-type="float" office:value="89.09" calcext:value-type="float">
            <text:p>89.09</text:p>
          </table:table-cell>
          <table:table-cell office:value-type="float" office:value="37.5" calcext:value-type="float">
            <text:p>37.5</text:p>
          </table:table-cell>
          <table:table-cell office:value-type="float" office:value="47.54" calcext:value-type="float">
            <text:p>47.54</text:p>
          </table:table-cell>
          <table:table-cell office:value-type="float" office:value="48.4" calcext:value-type="float">
            <text:p>48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original_dnyaneshwari/original_dnyaneshwar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[67, 18, 16]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325, 115, 104]</text:p>
          </table:table-cell>
          <table:table-cell office:value-type="float" office:value="100" calcext:value-type="float">
            <text:p>100</text:p>
          </table:table-cell>
          <table:table-cell office:value-type="float" office:value="92.23" calcext:value-type="float">
            <text:p>92.23</text:p>
          </table:table-cell>
          <table:table-cell office:value-type="float" office:value="79.57" calcext:value-type="float">
            <text:p>79.57</text:p>
          </table:table-cell>
          <table:table-cell office:value-type="float" office:value="83.26" calcext:value-type="float">
            <text:p>83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ayari_sanjay_yerne/bayari_sanjay_yer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14, 5, 2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7, 7, 4]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[2197, 1670, 1360]</text:p>
          </table:table-cell>
          <table:table-cell office:value-type="float" office:value="97.87" calcext:value-type="float">
            <text:p>97.87</text:p>
          </table:table-cell>
          <table:table-cell office:value-type="float" office:value="71.43" calcext:value-type="float">
            <text:p>71.43</text:p>
          </table:table-cell>
          <table:table-cell office:value-type="float" office:value="48.8" calcext:value-type="float">
            <text:p>48.8</text:p>
          </table:table-cell>
          <table:table-cell office:value-type="float" office:value="50.58" calcext:value-type="float">
            <text:p>50.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flame_suraj_gatade/flame_suraj_gat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27, 7, 6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6, 5]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[655, 535, 479]</text:p>
          </table:table-cell>
          <table:table-cell office:value-type="float" office:value="82.86" calcext:value-type="float">
            <text:p>82.86</text:p>
          </table:table-cell>
          <table:table-cell office:value-type="float" office:value="28.57" calcext:value-type="float">
            <text:p>28.57</text:p>
          </table:table-cell>
          <table:table-cell office:value-type="float" office:value="35.09" calcext:value-type="float">
            <text:p>35.09</text:p>
          </table:table-cell>
          <table:table-cell office:value-type="float" office:value="37.18" calcext:value-type="float">
            <text:p>37.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oorvabhas_sonali_samant/poorvabhas_sonali_saman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1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0, 7, 7]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[391, 422, 321]</text:p>
          </table:table-cell>
          <table:table-cell office:value-type="float" office:value="100" calcext:value-type="float">
            <text:p>100</text:p>
          </table:table-cell>
          <table:table-cell office:value-type="float" office:value="53.33" calcext:value-type="float">
            <text:p>53.33</text:p>
          </table:table-cell>
          <table:table-cell office:value-type="float" office:value="40.56" calcext:value-type="float">
            <text:p>40.56</text:p>
          </table:table-cell>
          <table:table-cell office:value-type="float" office:value="42.05" calcext:value-type="float">
            <text:p>42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ijaydurg_aaditya_gurav/vijaydurg_aaditya_gurav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, 2, 2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, 3, 1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174, 135, 124]</text:p>
          </table:table-cell>
          <table:table-cell office:value-type="float" office:value="77.78" calcext:value-type="float">
            <text:p>77.78</text:p>
          </table:table-cell>
          <table:table-cell office:value-type="float" office:value="88.89" calcext:value-type="float">
            <text:p>88.89</text:p>
          </table:table-cell>
          <table:table-cell office:value-type="float" office:value="38" calcext:value-type="float">
            <text:p>38</text:p>
          </table:table-cell>
          <table:table-cell office:value-type="float" office:value="41.74" calcext:value-type="float">
            <text:p>41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immate_marda_ulhas_joshi_/himmate_marda_ulhas_joshi_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19, 7, 7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4, 2]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[1711, 1405, 1389]</text:p>
          </table:table-cell>
          <table:table-cell office:value-type="float" office:value="82.05" calcext:value-type="float">
            <text:p>82.05</text:p>
          </table:table-cell>
          <table:table-cell office:value-type="float" office:value="60" calcext:value-type="float">
            <text:p>60</text:p>
          </table:table-cell>
          <table:table-cell office:value-type="float" office:value="22.49" calcext:value-type="float">
            <text:p>22.49</text:p>
          </table:table-cell>
          <table:table-cell office:value-type="float" office:value="23.86" calcext:value-type="float">
            <text:p>23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wht_pr/wht_p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0, 0, 0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2, 14, 14]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[263, 202, 188]</text:p>
          </table:table-cell>
          <table:table-cell office:value-type="float" office:value="100" calcext:value-type="float">
            <text:p>100</text:p>
          </table:table-cell>
          <table:table-cell office:value-type="float" office:value="36.36" calcext:value-type="float">
            <text:p>36.36</text:p>
          </table:table-cell>
          <table:table-cell office:value-type="float" office:value="37.54" calcext:value-type="float">
            <text:p>37.54</text:p>
          </table:table-cell>
          <table:table-cell office:value-type="float" office:value="40.76" calcext:value-type="float">
            <text:p>40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ejavaanipurvi_somerset_maughm_vrishali_joshi/mejavaanipurvi_somerset_maughm_vrishali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4, 4, 2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4, 9, 4]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[460, 442, 326]</text:p>
          </table:table-cell>
          <table:table-cell office:value-type="float" office:value="89.47" calcext:value-type="float">
            <text:p>89.47</text:p>
          </table:table-cell>
          <table:table-cell office:value-type="float" office:value="60" calcext:value-type="float">
            <text:p>60</text:p>
          </table:table-cell>
          <table:table-cell office:value-type="float" office:value="48.9" calcext:value-type="float">
            <text:p>48.9</text:p>
          </table:table-cell>
          <table:table-cell office:value-type="float" office:value="50.22" calcext:value-type="float">
            <text:p>50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yaadhgeeta/vyaadhgeet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80, 25, 25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1, 16, 15]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[1463, 1033, 1008]</text:p>
          </table:table-cell>
          <table:table-cell office:value-type="float" office:value="74.23" calcext:value-type="float">
            <text:p>74.23</text:p>
          </table:table-cell>
          <table:table-cell office:value-type="float" office:value="34.78" calcext:value-type="float">
            <text:p>34.78</text:p>
          </table:table-cell>
          <table:table-cell office:value-type="float" office:value="33.38" calcext:value-type="float">
            <text:p>33.38</text:p>
          </table:table-cell>
          <table:table-cell office:value-type="float" office:value="35.82" calcext:value-type="float">
            <text:p>35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ik_n_tejal_apale/aik_n_tejal_ap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8, 0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, 8, 8]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[396, 201, 188]</text:p>
          </table:table-cell>
          <table:table-cell office:value-type="float" office:value="100" calcext:value-type="float">
            <text:p>100</text:p>
          </table:table-cell>
          <table:table-cell office:value-type="float" office:value="27.27" calcext:value-type="float">
            <text:p>27.27</text:p>
          </table:table-cell>
          <table:table-cell office:value-type="float" office:value="55.24" calcext:value-type="float">
            <text:p>55.24</text:p>
          </table:table-cell>
          <table:table-cell office:value-type="float" office:value="56.44" calcext:value-type="float">
            <text:p>56.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llaakaar_bhupesh_kumbhar/kallaakaar_bhupesh_kumbh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5, 1, 1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4, 4]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153, 116, 95]</text:p>
          </table:table-cell>
          <table:table-cell office:value-type="float" office:value="90.91" calcext:value-type="float">
            <text:p>90.91</text:p>
          </table:table-cell>
          <table:table-cell office:value-type="float" office:value="20" calcext:value-type="float">
            <text:p>20</text:p>
          </table:table-cell>
          <table:table-cell office:value-type="float" office:value="51.03" calcext:value-type="float">
            <text:p>51.03</text:p>
          </table:table-cell>
          <table:table-cell office:value-type="float" office:value="52.38" calcext:value-type="float">
            <text:p>52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ilp_dilip_parikh/shilp_dilip_parikh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[209, 115, 79]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24, 16, 15]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[1706, 1263, 1129]</text:p>
          </table:table-cell>
          <table:table-cell office:value-type="float" office:value="81.37" calcext:value-type="float">
            <text:p>81.37</text:p>
          </table:table-cell>
          <table:table-cell office:value-type="float" office:value="42.31" calcext:value-type="float">
            <text:p>42.31</text:p>
          </table:table-cell>
          <table:table-cell office:value-type="float" office:value="41.2" calcext:value-type="float">
            <text:p>41.2</text:p>
          </table:table-cell>
          <table:table-cell office:value-type="float" office:value="48.4" calcext:value-type="float">
            <text:p>48.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manavi_sparsh_abhishek_dalvi/amanavi_sparsh_abhishek_dalv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1, 1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, 4, 3]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[827, 701, 586]</text:p>
          </table:table-cell>
          <table:table-cell office:value-type="float" office:value="85.71" calcext:value-type="float">
            <text:p>85.71</text:p>
          </table:table-cell>
          <table:table-cell office:value-type="float" office:value="62.5" calcext:value-type="float">
            <text:p>62.5</text:p>
          </table:table-cell>
          <table:table-cell office:value-type="float" office:value="40.45" calcext:value-type="float">
            <text:p>40.45</text:p>
          </table:table-cell>
          <table:table-cell office:value-type="float" office:value="40.94" calcext:value-type="float">
            <text:p>40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mj_vivek_pandit/mmj_vivek_pandi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59, 24, 13]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[598, 419, 396]</text:p>
          </table:table-cell>
          <table:table-cell office:value-type="float" office:value="9074" calcext:value-type="float">
            <text:p>9074</text:p>
          </table:table-cell>
          <table:table-cell office:value-type="string" calcext:value-type="string">
            <text:p>[8052, 5884, 5293]</text:p>
          </table:table-cell>
          <table:table-cell office:value-type="float" office:value="94.14" calcext:value-type="float">
            <text:p>94.14</text:p>
          </table:table-cell>
          <table:table-cell office:value-type="float" office:value="38.79" calcext:value-type="float">
            <text:p>38.79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5" calcext:value-type="float">
            <text:p>42.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hadymohini_14_mohini_kale/khadymohini_14_mohini_k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1, 1]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37, 81, 79]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[443, 245, 233]</text:p>
          </table:table-cell>
          <table:table-cell office:value-type="float" office:value="66.67" calcext:value-type="float">
            <text:p>66.67</text:p>
          </table:table-cell>
          <table:table-cell office:value-type="float" office:value="49.03" calcext:value-type="float">
            <text:p>49.03</text:p>
          </table:table-cell>
          <table:table-cell office:value-type="float" office:value="50.11" calcext:value-type="float">
            <text:p>50.11</text:p>
          </table:table-cell>
          <table:table-cell office:value-type="float" office:value="49.92" calcext:value-type="float">
            <text:p>49.9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urandarche_ratna_dattatrya_bhapkar/purandarche_ratna_dattatrya_bhap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29, 9, 9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, 7, 7]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[740, 699, 630]</text:p>
          </table:table-cell>
          <table:table-cell office:value-type="float" office:value="80.43" calcext:value-type="float">
            <text:p>80.43</text:p>
          </table:table-cell>
          <table:table-cell office:value-type="float" office:value="41.67" calcext:value-type="float">
            <text:p>41.67</text:p>
          </table:table-cell>
          <table:table-cell office:value-type="float" office:value="24.73" calcext:value-type="float">
            <text:p>24.73</text:p>
          </table:table-cell>
          <table:table-cell office:value-type="float" office:value="27.82" calcext:value-type="float">
            <text:p>27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oukatibaher_akash_khandke/choukatibaher_akash_khandk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3, 3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8, 6]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[690, 572, 540]</text:p>
          </table:table-cell>
          <table:table-cell office:value-type="float" office:value="40" calcext:value-type="float">
            <text:p>40</text:p>
          </table:table-cell>
          <table:table-cell office:value-type="float" office:value="33.33" calcext:value-type="float">
            <text:p>33.33</text:p>
          </table:table-cell>
          <table:table-cell office:value-type="float" office:value="26.83" calcext:value-type="float">
            <text:p>26.83</text:p>
          </table:table-cell>
          <table:table-cell office:value-type="float" office:value="26.99" calcext:value-type="float">
            <text:p>26.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lfaazdotcom_faruk_kazi/alfaazdotcom_faruk_kaz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2, 1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1, 9, 8]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[667, 198, 167]</text:p>
          </table:table-cell>
          <table:table-cell office:value-type="float" office:value="83.33" calcext:value-type="float">
            <text:p>83.33</text:p>
          </table:table-cell>
          <table:table-cell office:value-type="float" office:value="38.46" calcext:value-type="float">
            <text:p>38.46</text:p>
          </table:table-cell>
          <table:table-cell office:value-type="float" office:value="76.74" calcext:value-type="float">
            <text:p>76.74</text:p>
          </table:table-cell>
          <table:table-cell office:value-type="float" office:value="76.12" calcext:value-type="float">
            <text:p>76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agruti_nasa_yewtikar/jagruti_nasa_yewti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8, 7, 7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9, 7, 6]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[1093, 717, 690]</text:p>
          </table:table-cell>
          <table:table-cell office:value-type="float" office:value="12.5" calcext:value-type="float">
            <text:p>12.5</text:p>
          </table:table-cell>
          <table:table-cell office:value-type="float" office:value="57.14" calcext:value-type="float">
            <text:p>57.14</text:p>
          </table:table-cell>
          <table:table-cell office:value-type="float" office:value="39.79" calcext:value-type="float">
            <text:p>39.79</text:p>
          </table:table-cell>
          <table:table-cell office:value-type="float" office:value="39.81" calcext:value-type="float">
            <text:p>39.8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ekatee_asha_patil/ekatee_asha_pati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50, 18, 17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2, 9, 9]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[711, 628, 595]</text:p>
          </table:table-cell>
          <table:table-cell office:value-type="float" office:value="73.85" calcext:value-type="float">
            <text:p>73.85</text:p>
          </table:table-cell>
          <table:table-cell office:value-type="float" office:value="35.71" calcext:value-type="float">
            <text:p>35.71</text:p>
          </table:table-cell>
          <table:table-cell office:value-type="float" office:value="21.4" calcext:value-type="float">
            <text:p>21.4</text:p>
          </table:table-cell>
          <table:table-cell office:value-type="float" office:value="25.72" calcext:value-type="float">
            <text:p>25.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etkaryacha_asud_fule/shetkaryacha_asud_f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32, 6, 6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[197, 120, 109]</text:p>
          </table:table-cell>
          <table:table-cell office:value-type="float" office:value="90.77" calcext:value-type="float">
            <text:p>90.77</text:p>
          </table:table-cell>
          <table:table-cell office:value-type="float" office:value="0" calcext:value-type="float">
            <text:p>0</text:p>
          </table:table-cell>
          <table:table-cell office:value-type="float" office:value="54.77" calcext:value-type="float">
            <text:p>54.77</text:p>
          </table:table-cell>
          <table:table-cell office:value-type="float" office:value="62.42" calcext:value-type="float">
            <text:p>62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shanbhangoor_ketaki_shah/kshanbhangoor_ketaki_shah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1, 3, 3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5, 5, 3]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[1080, 464, 343]</text:p>
          </table:table-cell>
          <table:table-cell office:value-type="float" office:value="78.57" calcext:value-type="float">
            <text:p>7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72.54" calcext:value-type="float">
            <text:p>72.54</text:p>
          </table:table-cell>
          <table:table-cell office:value-type="float" office:value="72.52" calcext:value-type="float">
            <text:p>72.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rat_mda_manoj_rajput/bharat_mda_manoj_rajpu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4, 3, 3]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[145, 87, 67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59" calcext:value-type="float">
            <text:p>63.59</text:p>
          </table:table-cell>
          <table:table-cell office:value-type="float" office:value="64.82" calcext:value-type="float">
            <text:p>64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kp_sandeep_surve/skp_sandeep_surv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1, 1]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[236, 25, 24]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[995, 553, 543]</text:p>
          </table:table-cell>
          <table:table-cell office:value-type="float" office:value="75" calcext:value-type="float">
            <text:p>75</text:p>
          </table:table-cell>
          <table:table-cell office:value-type="float" office:value="89.92" calcext:value-type="float">
            <text:p>89.92</text:p>
          </table:table-cell>
          <table:table-cell office:value-type="float" office:value="46.34" calcext:value-type="float">
            <text:p>46.34</text:p>
          </table:table-cell>
          <table:table-cell office:value-type="float" office:value="54.7" calcext:value-type="float">
            <text:p>54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albharati_7th/balbharati_7th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[128, 75, 40]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53, 45, 26]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[993, 672, 569]</text:p>
          </table:table-cell>
          <table:table-cell office:value-type="float" office:value="85.87" calcext:value-type="float">
            <text:p>85.87</text:p>
          </table:table-cell>
          <table:table-cell office:value-type="float" office:value="77.19" calcext:value-type="float">
            <text:p>77.19</text:p>
          </table:table-cell>
          <table:table-cell office:value-type="float" office:value="51.49" calcext:value-type="float">
            <text:p>51.49</text:p>
          </table:table-cell>
          <table:table-cell office:value-type="float" office:value="59.55" calcext:value-type="float">
            <text:p>59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habharat_khand5_ashok_kothare/mahabharat_khand5_ashok_koth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98, 32, 32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1, 1]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[165, 130, 114]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.17" calcext:value-type="float">
            <text:p>50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krandan_rahul_kharat/akrandan_rahul_khara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7, 6, 6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1]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331, 209, 186]</text:p>
          </table:table-cell>
          <table:table-cell office:value-type="float" office:value="81.82" calcext:value-type="float">
            <text:p>81.82</text:p>
          </table:table-cell>
          <table:table-cell office:value-type="float" office:value="50" calcext:value-type="float">
            <text:p>50</text:p>
          </table:table-cell>
          <table:table-cell office:value-type="float" office:value="53.62" calcext:value-type="float">
            <text:p>53.62</text:p>
          </table:table-cell>
          <table:table-cell office:value-type="float" office:value="55.73" calcext:value-type="float">
            <text:p>55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ziche_wadge_manohar_ahire/kaziche_wadge_manohar_ahi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7, 3, 1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5, 6, 4]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[2143, 1721, 1459]</text:p>
          </table:table-cell>
          <table:table-cell office:value-type="float" office:value="97.73" calcext:value-type="float">
            <text:p>97.73</text:p>
          </table:table-cell>
          <table:table-cell office:value-type="float" office:value="60" calcext:value-type="float">
            <text:p>60</text:p>
          </table:table-cell>
          <table:table-cell office:value-type="float" office:value="41.38" calcext:value-type="float">
            <text:p>41.38</text:p>
          </table:table-cell>
          <table:table-cell office:value-type="float" office:value="42.43" calcext:value-type="float">
            <text:p>42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rishna_paramatma___7/krishna_paramatma___7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[27, 8, 6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2, 7, 5]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[1332, 792, 757]</text:p>
          </table:table-cell>
          <table:table-cell office:value-type="float" office:value="88.46" calcext:value-type="float">
            <text:p>88.46</text:p>
          </table:table-cell>
          <table:table-cell office:value-type="float" office:value="68.75" calcext:value-type="float">
            <text:p>68.75</text:p>
          </table:table-cell>
          <table:table-cell office:value-type="float" office:value="47.03" calcext:value-type="float">
            <text:p>47.03</text:p>
          </table:table-cell>
          <table:table-cell office:value-type="float" office:value="48.7" calcext:value-type="float">
            <text:p>48.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haan_chandan_vichare/sahaan_chandan_vich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109, 53, 40]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33, 16, 13]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[567, 364, 329]</text:p>
          </table:table-cell>
          <table:table-cell office:value-type="float" office:value="76.19" calcext:value-type="float">
            <text:p>76.19</text:p>
          </table:table-cell>
          <table:table-cell office:value-type="float" office:value="71.11" calcext:value-type="float">
            <text:p>71.11</text:p>
          </table:table-cell>
          <table:table-cell office:value-type="float" office:value="48.11" calcext:value-type="float">
            <text:p>48.11</text:p>
          </table:table-cell>
          <table:table-cell office:value-type="float" office:value="54.9" calcext:value-type="float">
            <text:p>54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ana_phadnawis_yanchi_bakhar/nana_phadnawis_yanchi_bakh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1, 1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1, 9, 5]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[293, 219, 142]</text:p>
          </table:table-cell>
          <table:table-cell office:value-type="float" office:value="100" calcext:value-type="float">
            <text:p>100</text:p>
          </table:table-cell>
          <table:table-cell office:value-type="float" office:value="73.68" calcext:value-type="float">
            <text:p>73.68</text:p>
          </table:table-cell>
          <table:table-cell office:value-type="float" office:value="79.8" calcext:value-type="float">
            <text:p>79.8</text:p>
          </table:table-cell>
          <table:table-cell office:value-type="float" office:value="81.23" calcext:value-type="float">
            <text:p>81.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icecream_yogesh/icecream_yogesh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1, 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2, 2]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61, 27, 26]</text:p>
          </table:table-cell>
          <table:table-cell office:value-type="float" office:value="83.33" calcext:value-type="float">
            <text:p>83.33</text:p>
          </table:table-cell>
          <table:table-cell office:value-type="float" office:value="0" calcext:value-type="float">
            <text:p>0</text:p>
          </table:table-cell>
          <table:table-cell office:value-type="float" office:value="74.76" calcext:value-type="float">
            <text:p>74.76</text:p>
          </table:table-cell>
          <table:table-cell office:value-type="float" office:value="73.87" calcext:value-type="float">
            <text:p>73.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gavaan-buddha_1__dd_kosambi/bhagavaan-buddha_1__dd_kosamb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27, 9, 6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6, 7, 5]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[746, 542, 438]</text:p>
          </table:table-cell>
          <table:table-cell office:value-type="float" office:value="93.18" calcext:value-type="float">
            <text:p>93.18</text:p>
          </table:table-cell>
          <table:table-cell office:value-type="float" office:value="70.59" calcext:value-type="float">
            <text:p>70.59</text:p>
          </table:table-cell>
          <table:table-cell office:value-type="float" office:value="56.55" calcext:value-type="float">
            <text:p>56.55</text:p>
          </table:table-cell>
          <table:table-cell office:value-type="float" office:value="59.66" calcext:value-type="float">
            <text:p>59.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ivanmargdarshan/jivanmargdarshan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8, 0, 0]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50, 48, 28]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1442, 900, 663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64.43" calcext:value-type="float">
            <text:p>64.43</text:p>
          </table:table-cell>
          <table:table-cell office:value-type="float" office:value="65.03" calcext:value-type="float">
            <text:p>65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staaii_keshavrav_bhole/astaaii_keshavrav_bho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25, 6, 4]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73, 54, 40]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[1210, 901, 714]</text:p>
          </table:table-cell>
          <table:table-cell office:value-type="float" office:value="96.85" calcext:value-type="float">
            <text:p>96.85</text:p>
          </table:table-cell>
          <table:table-cell office:value-type="float" office:value="58.76" calcext:value-type="float">
            <text:p>58.76</text:p>
          </table:table-cell>
          <table:table-cell office:value-type="float" office:value="54.58" calcext:value-type="float">
            <text:p>54.58</text:p>
          </table:table-cell>
          <table:table-cell office:value-type="float" office:value="57.8" calcext:value-type="float">
            <text:p>57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sk12/ask12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0, 3, 1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5, 2, 2]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[262, 128, 86]</text:p>
          </table:table-cell>
          <table:table-cell office:value-type="float" office:value="95.83" calcext:value-type="float">
            <text:p>95.83</text:p>
          </table:table-cell>
          <table:table-cell office:value-type="float" office:value="80" calcext:value-type="float">
            <text:p>80</text:p>
          </table:table-cell>
          <table:table-cell office:value-type="float" office:value="73.86" calcext:value-type="float">
            <text:p>73.86</text:p>
          </table:table-cell>
          <table:table-cell office:value-type="float" office:value="75.48" calcext:value-type="float">
            <text:p>75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masootra_introb/kamasootra_introb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30, 10, 10]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226, 137, 136]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40.35" calcext:value-type="float">
            <text:p>40.35</text:p>
          </table:table-cell>
          <table:table-cell office:value-type="float" office:value="43.41" calcext:value-type="float">
            <text:p>43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ehfil_e_prashant_2/mehfil_e_prashant_2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80, 30, 28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5, 2]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127, 70, 63]</text:p>
          </table:table-cell>
          <table:table-cell office:value-type="float" office:value="73.83" calcext:value-type="float">
            <text:p>73.83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37" calcext:value-type="float">
            <text:p>64.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dhunik_kahanya_nitin_more/adhunik_kahanya_nitin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[150, 54, 52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, 7, 6]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[543, 427, 418]</text:p>
          </table:table-cell>
          <table:table-cell office:value-type="float" office:value="77.59" calcext:value-type="float">
            <text:p>77.59</text:p>
          </table:table-cell>
          <table:table-cell office:value-type="float" office:value="50" calcext:value-type="float">
            <text:p>50</text:p>
          </table:table-cell>
          <table:table-cell office:value-type="float" office:value="24.68" calcext:value-type="float">
            <text:p>24.68</text:p>
          </table:table-cell>
          <table:table-cell office:value-type="float" office:value="40.43" calcext:value-type="float">
            <text:p>40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ya_kolhatakaranchya_gharat_nitin_more/ya_kolhatakaranchya_gharat_nitin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[368, 124, 122]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[2267, 473, 458]</text:p>
          </table:table-cell>
          <table:table-cell office:value-type="float" office:value="100" calcext:value-type="float">
            <text:p>100</text:p>
          </table:table-cell>
          <table:table-cell office:value-type="float" office:value="67.38" calcext:value-type="float">
            <text:p>67.38</text:p>
          </table:table-cell>
          <table:table-cell office:value-type="float" office:value="79.99" calcext:value-type="float">
            <text:p>79.99</text:p>
          </table:table-cell>
          <table:table-cell office:value-type="float" office:value="78.24" calcext:value-type="float">
            <text:p>78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ratiya_musalmanacha_rajkiya_etihas_1858_to_1947_011/bharatiya_musalmanacha_rajkiya_etihas_1858_to_1947_011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[151, 53, 47]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06, 54, 44]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[1422, 712, 649]</text:p>
          </table:table-cell>
          <table:table-cell office:value-type="float" office:value="83.03" calcext:value-type="float">
            <text:p>83.03</text:p>
          </table:table-cell>
          <table:table-cell office:value-type="float" office:value="65.62" calcext:value-type="float">
            <text:p>65.62</text:p>
          </table:table-cell>
          <table:table-cell office:value-type="float" office:value="59.79" calcext:value-type="float">
            <text:p>59.79</text:p>
          </table:table-cell>
          <table:table-cell office:value-type="float" office:value="63.35" calcext:value-type="float">
            <text:p>63.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opal_narsamhar__dipti_kabade/bhopal_narsamhar__dipti_kab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1, 6, 6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1]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93, 56, 47]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57.66" calcext:value-type="float">
            <text:p>57.66</text:p>
          </table:table-cell>
          <table:table-cell office:value-type="float" office:value="60.58" calcext:value-type="float">
            <text:p>60.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ayitva_vasant_bagul/dayitva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, 0, 0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35, 30, 24]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[2821, 1525, 1450]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50.8" calcext:value-type="float">
            <text:p>50.8</text:p>
          </table:table-cell>
          <table:table-cell office:value-type="float" office:value="50.9" calcext:value-type="float">
            <text:p>50.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ek_mokat_ware_shambhu_ganpule/ek_mokat_ware_shambhu_ganp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8, 3, 3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5, 4]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[698, 402, 356]</text:p>
          </table:table-cell>
          <table:table-cell office:value-type="float" office:value="88" calcext:value-type="float">
            <text:p>88</text:p>
          </table:table-cell>
          <table:table-cell office:value-type="float" office:value="33.33" calcext:value-type="float">
            <text:p>33.33</text:p>
          </table:table-cell>
          <table:table-cell office:value-type="float" office:value="53.65" calcext:value-type="float">
            <text:p>53.65</text:p>
          </table:table-cell>
          <table:table-cell office:value-type="float" office:value="54.57" calcext:value-type="float">
            <text:p>54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chchhar_times_nitin_more/machchhar_times_nitin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28, 10, 8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41, 30, 29]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[1084, 856, 806]</text:p>
          </table:table-cell>
          <table:table-cell office:value-type="float" office:value="91.4" calcext:value-type="float">
            <text:p>91.4</text:p>
          </table:table-cell>
          <table:table-cell office:value-type="float" office:value="34.09" calcext:value-type="float">
            <text:p>34.09</text:p>
          </table:table-cell>
          <table:table-cell office:value-type="float" office:value="33.28" calcext:value-type="float">
            <text:p>33.28</text:p>
          </table:table-cell>
          <table:table-cell office:value-type="float" office:value="37.32" calcext:value-type="float">
            <text:p>37.3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kp_itnoh_mk/akp_itnoh_mk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2, 2, 2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3, 2]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101, 76, 68]</text:p>
          </table:table-cell>
          <table:table-cell office:value-type="float" office:value="92.59" calcext:value-type="float">
            <text:p>92.59</text:p>
          </table:table-cell>
          <table:table-cell office:value-type="float" office:value="66.67" calcext:value-type="float">
            <text:p>66.67</text:p>
          </table:table-cell>
          <table:table-cell office:value-type="float" office:value="44.72" calcext:value-type="float">
            <text:p>44.72</text:p>
          </table:table-cell>
          <table:table-cell office:value-type="float" office:value="53.85" calcext:value-type="float">
            <text:p>53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uruvat_mangesh_hiwale/suruvat_mangesh_hiw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5, 4]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43, 18, 17]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3.83" calcext:value-type="float">
            <text:p>63.83</text:p>
          </table:table-cell>
          <table:table-cell office:value-type="float" office:value="60.38" calcext:value-type="float">
            <text:p>60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hyasang_arvind_budhkar/dhyasang_arvind_budh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24, 7, 3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1, 1]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[775, 615, 538]</text:p>
          </table:table-cell>
          <table:table-cell office:value-type="float" office:value="95.89" calcext:value-type="float">
            <text:p>95.89</text:p>
          </table:table-cell>
          <table:table-cell office:value-type="float" office:value="75" calcext:value-type="float">
            <text:p>75</text:p>
          </table:table-cell>
          <table:table-cell office:value-type="float" office:value="39.89" calcext:value-type="float">
            <text:p>39.89</text:p>
          </table:table-cell>
          <table:table-cell office:value-type="float" office:value="44.24" calcext:value-type="float">
            <text:p>44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bk_shambhu_ganpule/abk_shambhu_ganpu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, 0, 0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6, 4]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33, 18, 12]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71.43" calcext:value-type="float">
            <text:p>71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mbhashanaache_khel_shashank_parulekar/sambhashanaache_khel_shashank_parule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52, 6, 6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4, 14, 14]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[293, 162, 157]</text:p>
          </table:table-cell>
          <table:table-cell office:value-type="float" office:value="89.66" calcext:value-type="float">
            <text:p>89.66</text:p>
          </table:table-cell>
          <table:table-cell office:value-type="float" office:value="41.67" calcext:value-type="float">
            <text:p>41.67</text:p>
          </table:table-cell>
          <table:table-cell office:value-type="float" office:value="47.84" calcext:value-type="float">
            <text:p>47.84</text:p>
          </table:table-cell>
          <table:table-cell office:value-type="float" office:value="53.79" calcext:value-type="float">
            <text:p>53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apanai_bhasha_2_nandini_dhargalkar/japanai_bhasha_2_nandini_dhargal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, 4, 4]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[134, 104, 81]</text:p>
          </table:table-cell>
          <table:table-cell office:value-type="float" office:value="0" calcext:value-type="float">
            <text:p>0</text:p>
          </table:table-cell>
          <table:table-cell office:value-type="float" office:value="55.56" calcext:value-type="float">
            <text:p>55.56</text:p>
          </table:table-cell>
          <table:table-cell office:value-type="float" office:value="56.68" calcext:value-type="float">
            <text:p>56.68</text:p>
          </table:table-cell>
          <table:table-cell office:value-type="float" office:value="56.63" calcext:value-type="float">
            <text:p>56.6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dhushala_bachchan/madhushala_bachchan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31, 11, 8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, 9, 5]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[442, 251, 229]</text:p>
          </table:table-cell>
          <table:table-cell office:value-type="float" office:value="85.96" calcext:value-type="float">
            <text:p>85.96</text:p>
          </table:table-cell>
          <table:table-cell office:value-type="float" office:value="58.33" calcext:value-type="float">
            <text:p>58.33</text:p>
          </table:table-cell>
          <table:table-cell office:value-type="float" office:value="66.17" calcext:value-type="float">
            <text:p>66.17</text:p>
          </table:table-cell>
          <table:table-cell office:value-type="float" office:value="67.56" calcext:value-type="float">
            <text:p>67.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indhudurga__madhuri_naik/sindhudurga__madhuri_naik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5, 2, 2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5, 10, 1]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[205, 176, 150]</text:p>
          </table:table-cell>
          <table:table-cell office:value-type="float" office:value="75" calcext:value-type="float">
            <text:p>75</text:p>
          </table:table-cell>
          <table:table-cell office:value-type="float" office:value="94.44" calcext:value-type="float">
            <text:p>94.44</text:p>
          </table:table-cell>
          <table:table-cell office:value-type="float" office:value="37.5" calcext:value-type="float">
            <text:p>37.5</text:p>
          </table:table-cell>
          <table:table-cell office:value-type="float" office:value="42.48" calcext:value-type="float">
            <text:p>42.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wide_angle_madhun__prasad_joshi/wide_angle_madhun__prasad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27, 4, 4]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31, 21, 20]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[391, 242, 226]</text:p>
          </table:table-cell>
          <table:table-cell office:value-type="float" office:value="89.47" calcext:value-type="float">
            <text:p>89.47</text:p>
          </table:table-cell>
          <table:table-cell office:value-type="float" office:value="41.18" calcext:value-type="float">
            <text:p>41.18</text:p>
          </table:table-cell>
          <table:table-cell office:value-type="float" office:value="45.93" calcext:value-type="float">
            <text:p>45.93</text:p>
          </table:table-cell>
          <table:table-cell office:value-type="float" office:value="48.98" calcext:value-type="float">
            <text:p>48.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rishna_paramatma_part_2/krishna_paramatma_part_2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24, 8, 6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2, 8, 8]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[845, 473, 454]</text:p>
          </table:table-cell>
          <table:table-cell office:value-type="float" office:value="86.96" calcext:value-type="float">
            <text:p>86.96</text:p>
          </table:table-cell>
          <table:table-cell office:value-type="float" office:value="50" calcext:value-type="float">
            <text:p>50</text:p>
          </table:table-cell>
          <table:table-cell office:value-type="float" office:value="50.38" calcext:value-type="float">
            <text:p>50.38</text:p>
          </table:table-cell>
          <table:table-cell office:value-type="float" office:value="52.1" calcext:value-type="float">
            <text:p>52.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andrakor_vasant_bagul/chandrakor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, 1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4, 7, 4]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55, 25, 22]</text:p>
          </table:table-cell>
          <table:table-cell office:value-type="float" office:value="66.67" calcext:value-type="float">
            <text:p>66.67</text:p>
          </table:table-cell>
          <table:table-cell office:value-type="float" office:value="50" calcext:value-type="float">
            <text:p>50</text:p>
          </table:table-cell>
          <table:table-cell office:value-type="float" office:value="63.93" calcext:value-type="float">
            <text:p>63.93</text:p>
          </table:table-cell>
          <table:table-cell office:value-type="float" office:value="62.5" calcext:value-type="float">
            <text:p>6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yamchi_aai_drama_sanjay_yerne/shyamchi_aai_drama_sanjay_yer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, 2, 0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3, 19, 13]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[205, 93, 87]</text:p>
          </table:table-cell>
          <table:table-cell office:value-type="float" office:value="100" calcext:value-type="float">
            <text:p>100</text:p>
          </table:table-cell>
          <table:table-cell office:value-type="float" office:value="56.67" calcext:value-type="float">
            <text:p>56.67</text:p>
          </table:table-cell>
          <table:table-cell office:value-type="float" office:value="59.91" calcext:value-type="float">
            <text:p>59.91</text:p>
          </table:table-cell>
          <table:table-cell office:value-type="float" office:value="61.24" calcext:value-type="float">
            <text:p>61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ltanat_smita_damle/saltanat_smita_dam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1, 1]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43, 31, 30]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[1608, 1216, 1148]</text:p>
          </table:table-cell>
          <table:table-cell office:value-type="float" office:value="85.71" calcext:value-type="float">
            <text:p>85.71</text:p>
          </table:table-cell>
          <table:table-cell office:value-type="float" office:value="33.33" calcext:value-type="float">
            <text:p>33.33</text:p>
          </table:table-cell>
          <table:table-cell office:value-type="float" office:value="33.64" calcext:value-type="float">
            <text:p>33.64</text:p>
          </table:table-cell>
          <table:table-cell office:value-type="float" office:value="33.84" calcext:value-type="float">
            <text:p>33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okhamela_abhang_low_1/chokhamela_abhang_low_1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1, 1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, 1, 0]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itrarasaswad_sandeep/chitrarasaswad_sandeep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2, 1]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189, 101, 87]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62.01" calcext:value-type="float">
            <text:p>62.01</text:p>
          </table:table-cell>
          <table:table-cell office:value-type="float" office:value="64.08" calcext:value-type="float">
            <text:p>64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octor_mitwaa_shashank_parulekar/doctor_mitwaa_shashank_parule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31, 15, 13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7, 9, 5]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[1506, 1719, 989]</text:p>
          </table:table-cell>
          <table:table-cell office:value-type="float" office:value="80" calcext:value-type="float">
            <text:p>80</text:p>
          </table:table-cell>
          <table:table-cell office:value-type="float" office:value="61.54" calcext:value-type="float">
            <text:p>61.54</text:p>
          </table:table-cell>
          <table:table-cell office:value-type="float" office:value="61.5" calcext:value-type="float">
            <text:p>61.5</text:p>
          </table:table-cell>
          <table:table-cell office:value-type="float" office:value="61.96" calcext:value-type="float">
            <text:p>61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habharat_11_ashok_kothare/mahabharat_11_ashok_koth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123, 38, 38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0, 0]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[1616, 1271, 1247]</text:p>
          </table:table-cell>
          <table:table-cell office:value-type="float" office:value="69.84" calcext:value-type="float">
            <text:p>69.84</text:p>
          </table:table-cell>
          <table:table-cell office:value-type="float" office:value="100" calcext:value-type="float">
            <text:p>100</text:p>
          </table:table-cell>
          <table:table-cell office:value-type="float" office:value="24.33" calcext:value-type="float">
            <text:p>24.33</text:p>
          </table:table-cell>
          <table:table-cell office:value-type="float" office:value="27.77" calcext:value-type="float">
            <text:p>27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ghatit_sagar_patil/aghatit_sagar_pati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6, 5]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[444, 355, 294]</text:p>
          </table:table-cell>
          <table:table-cell office:value-type="float" office:value="100" calcext:value-type="float">
            <text:p>100</text:p>
          </table:table-cell>
          <table:table-cell office:value-type="float" office:value="28.57" calcext:value-type="float">
            <text:p>28.57</text:p>
          </table:table-cell>
          <table:table-cell office:value-type="float" office:value="45.05" calcext:value-type="float">
            <text:p>45.05</text:p>
          </table:table-cell>
          <table:table-cell office:value-type="float" office:value="45.24" calcext:value-type="float">
            <text:p>45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lasubai_trek_shubham_khot/kalasubai_trek_shubham_kho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5, 11, 4]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[415, 140, 119]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4.57" calcext:value-type="float">
            <text:p>74.57</text:p>
          </table:table-cell>
          <table:table-cell office:value-type="float" office:value="75.05" calcext:value-type="float">
            <text:p>75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nt_nadev_abhang_2/sant_nadev_abhang_2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, 1, 0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 2, 0]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25, 13, 4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84" calcext:value-type="float">
            <text:p>97.84</text:p>
          </table:table-cell>
          <table:table-cell office:value-type="float" office:value="98.07" calcext:value-type="float">
            <text:p>98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rsb_104_years_ulhas_joshi/mrsb_104_years_ulhas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7, 11, 1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4, 6, 3]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[398, 305, 289]</text:p>
          </table:table-cell>
          <table:table-cell office:value-type="float" office:value="87.5" calcext:value-type="float">
            <text:p>87.5</text:p>
          </table:table-cell>
          <table:table-cell office:value-type="float" office:value="57.14" calcext:value-type="float">
            <text:p>57.14</text:p>
          </table:table-cell>
          <table:table-cell office:value-type="float" office:value="32.48" calcext:value-type="float">
            <text:p>32.48</text:p>
          </table:table-cell>
          <table:table-cell office:value-type="float" office:value="41.36" calcext:value-type="float">
            <text:p>41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ongala_anagha_hire/dongala_anagha_hi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4, 1, 0]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73, 43, 28]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.21" calcext:value-type="float">
            <text:p>70.21</text:p>
          </table:table-cell>
          <table:table-cell office:value-type="float" office:value="73.33" calcext:value-type="float">
            <text:p>73.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udra_ambedkar/shudra_ambed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[141, 81, 50]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26, 25, 14]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[789, 557, 440]</text:p>
          </table:table-cell>
          <table:table-cell office:value-type="float" office:value="83.22" calcext:value-type="float">
            <text:p>83.22</text:p>
          </table:table-cell>
          <table:table-cell office:value-type="float" office:value="69.57" calcext:value-type="float">
            <text:p>69.57</text:p>
          </table:table-cell>
          <table:table-cell office:value-type="float" office:value="56.52" calcext:value-type="float">
            <text:p>56.52</text:p>
          </table:table-cell>
          <table:table-cell office:value-type="float" office:value="62.83" calcext:value-type="float">
            <text:p>62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ejavaanipurvi_and_other_stories_somerset_maughm_vrishali_joshi/mejavaanipurvi_and_other_stories_somerset_maughm_vrishali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3, 2, 2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8, 9, 7]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0, 117, 89]</text:p>
          </table:table-cell>
          <table:table-cell office:value-type="float" office:value="90.48" calcext:value-type="float">
            <text:p>90.48</text:p>
          </table:table-cell>
          <table:table-cell office:value-type="float" office:value="36.36" calcext:value-type="float">
            <text:p>36.36</text:p>
          </table:table-cell>
          <table:table-cell office:value-type="float" office:value="55.94" calcext:value-type="float">
            <text:p>55.94</text:p>
          </table:table-cell>
          <table:table-cell office:value-type="float" office:value="58.12" calcext:value-type="float">
            <text:p>58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ttack_of_tablets/attack_of_tablets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107, 86, 83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.55" calcext:value-type="float">
            <text:p>24.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habharat_1__ashok_kothare/mahabharat_1__ashok_koth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[177, 55, 55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, 2, 2]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[1140, 740, 726]</text:p>
          </table:table-cell>
          <table:table-cell office:value-type="float" office:value="71.05" calcext:value-type="float">
            <text:p>71.05</text:p>
          </table:table-cell>
          <table:table-cell office:value-type="float" office:value="71.43" calcext:value-type="float">
            <text:p>71.43</text:p>
          </table:table-cell>
          <table:table-cell office:value-type="float" office:value="37.58" calcext:value-type="float">
            <text:p>37.58</text:p>
          </table:table-cell>
          <table:table-cell office:value-type="float" office:value="42.43" calcext:value-type="float">
            <text:p>42.4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titagaman_vasant_bagul/atitagaman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, 0, 0]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71, 66, 53]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[726, 512, 456]</text:p>
          </table:table-cell>
          <table:table-cell office:value-type="float" office:value="100" calcext:value-type="float">
            <text:p>100</text:p>
          </table:table-cell>
          <table:table-cell office:value-type="float" office:value="41.11" calcext:value-type="float">
            <text:p>41.11</text:p>
          </table:table-cell>
          <table:table-cell office:value-type="float" office:value="45.06" calcext:value-type="float">
            <text:p>45.06</text:p>
          </table:table-cell>
          <table:table-cell office:value-type="float" office:value="45.39" calcext:value-type="float">
            <text:p>45.3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ivyanand_pandurang_more/divyanand_pandurang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9, 1, 0]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47, 44, 41]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[417, 240, 215]</text:p>
          </table:table-cell>
          <table:table-cell office:value-type="float" office:value="100" calcext:value-type="float">
            <text:p>100</text:p>
          </table:table-cell>
          <table:table-cell office:value-type="float" office:value="22.64" calcext:value-type="float">
            <text:p>22.64</text:p>
          </table:table-cell>
          <table:table-cell office:value-type="float" office:value="54.55" calcext:value-type="float">
            <text:p>54.55</text:p>
          </table:table-cell>
          <table:table-cell office:value-type="float" office:value="53.54" calcext:value-type="float">
            <text:p>53.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ngeet_darpan/sangeet_darpan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27, 18, 13]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[95, 54, 27]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355, 208, 156]</text:p>
          </table:table-cell>
          <table:table-cell office:value-type="float" office:value="85.23" calcext:value-type="float">
            <text:p>85.23</text:p>
          </table:table-cell>
          <table:table-cell office:value-type="float" office:value="85.33" calcext:value-type="float">
            <text:p>85.33</text:p>
          </table:table-cell>
          <table:table-cell office:value-type="float" office:value="66.88" calcext:value-type="float">
            <text:p>66.88</text:p>
          </table:table-cell>
          <table:table-cell office:value-type="float" office:value="73.62" calcext:value-type="float">
            <text:p>73.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rashtachar_nitin_more/bhrashtachar_nitin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[183, 87, 8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5, 14, 12]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[533, 357, 344]</text:p>
          </table:table-cell>
          <table:table-cell office:value-type="float" office:value="65.96" calcext:value-type="float">
            <text:p>65.96</text:p>
          </table:table-cell>
          <table:table-cell office:value-type="float" office:value="55.56" calcext:value-type="float">
            <text:p>55.56</text:p>
          </table:table-cell>
          <table:table-cell office:value-type="float" office:value="38.35" calcext:value-type="float">
            <text:p>38.35</text:p>
          </table:table-cell>
          <table:table-cell office:value-type="float" office:value="46.83" calcext:value-type="float">
            <text:p>46.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habharat_12_ashok_kothare/mahabharat_12_ashok_koth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64, 15, 15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0, 0]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[935, 754, 733]</text:p>
          </table:table-cell>
          <table:table-cell office:value-type="float" office:value="77.27" calcext:value-type="float">
            <text:p>77.27</text:p>
          </table:table-cell>
          <table:table-cell office:value-type="float" office:value="100" calcext:value-type="float">
            <text:p>100</text:p>
          </table:table-cell>
          <table:table-cell office:value-type="float" office:value="24.2" calcext:value-type="float">
            <text:p>24.2</text:p>
          </table:table-cell>
          <table:table-cell office:value-type="float" office:value="28.01" calcext:value-type="float">
            <text:p>28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parichit_akashkhandke/aparichit_akashkhandk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26, 7, 7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1]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[578, 334, 326]</text:p>
          </table:table-cell>
          <table:table-cell office:value-type="float" office:value="76.67" calcext:value-type="float">
            <text:p>76.67</text:p>
          </table:table-cell>
          <table:table-cell office:value-type="float" office:value="50" calcext:value-type="float">
            <text:p>50</text:p>
          </table:table-cell>
          <table:table-cell office:value-type="float" office:value="45.21" calcext:value-type="float">
            <text:p>45.21</text:p>
          </table:table-cell>
          <table:table-cell office:value-type="float" office:value="46.73" calcext:value-type="float">
            <text:p>46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apani_parikatha_2_vasant_bagul/japani_parikatha_2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1, 1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1, 11, 6]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[961, 672, 510]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0.77" calcext:value-type="float">
            <text:p>60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etective_alpha_june_ghar_saurabh_wagale/detective_alpha_june_ghar_saurabh_wag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7, 2, 2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, 6, 6]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[248, 211, 161]</text:p>
          </table:table-cell>
          <table:table-cell office:value-type="float" office:value="86.67" calcext:value-type="float">
            <text:p>86.67</text:p>
          </table:table-cell>
          <table:table-cell office:value-type="float" office:value="40" calcext:value-type="float">
            <text:p>40</text:p>
          </table:table-cell>
          <table:table-cell office:value-type="float" office:value="52.51" calcext:value-type="float">
            <text:p>52.51</text:p>
          </table:table-cell>
          <table:table-cell office:value-type="float" office:value="53.57" calcext:value-type="float">
            <text:p>53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kanmantra_arvind_sane/kanmantra_arvind_san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[130, 51, 48]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104, 76, 74]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[2641, 1767, 1701]</text:p>
          </table:table-cell>
          <table:table-cell office:value-type="float" office:value="82.73" calcext:value-type="float">
            <text:p>82.73</text:p>
          </table:table-cell>
          <table:table-cell office:value-type="float" office:value="33.93" calcext:value-type="float">
            <text:p>33.93</text:p>
          </table:table-cell>
          <table:table-cell office:value-type="float" office:value="39.14" calcext:value-type="float">
            <text:p>39.14</text:p>
          </table:table-cell>
          <table:table-cell office:value-type="float" office:value="42.76" calcext:value-type="float">
            <text:p>42.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ubeej_anil_wakankar/bhaubeej_anil_wakan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1, 17, 7]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[722, 474, 467]</text:p>
          </table:table-cell>
          <table:table-cell office:value-type="float" office:value="0" calcext:value-type="float">
            <text:p>0</text:p>
          </table:table-cell>
          <table:table-cell office:value-type="float" office:value="69.57" calcext:value-type="float">
            <text:p>69.57</text:p>
          </table:table-cell>
          <table:table-cell office:value-type="float" office:value="36.46" calcext:value-type="float">
            <text:p>36.46</text:p>
          </table:table-cell>
          <table:table-cell office:value-type="float" office:value="37.47" calcext:value-type="float">
            <text:p>37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hvmg_charulata_vispute/hvmg_charulata_visput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0, 7, 7]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4, 50, 3]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[345, 117, 82]</text:p>
          </table:table-cell>
          <table:table-cell office:value-type="float" office:value="61.11" calcext:value-type="float">
            <text:p>61.11</text:p>
          </table:table-cell>
          <table:table-cell office:value-type="float" office:value="95.24" calcext:value-type="float">
            <text:p>95.24</text:p>
          </table:table-cell>
          <table:table-cell office:value-type="float" office:value="78.81" calcext:value-type="float">
            <text:p>78.81</text:p>
          </table:table-cell>
          <table:table-cell office:value-type="float" office:value="80.34" calcext:value-type="float">
            <text:p>80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_doll_house_vasant_bagul/a_doll_house_vasant_bagu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1, 1]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[316, 184, 167]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[2857, 1820, 1614]</text:p>
          </table:table-cell>
          <table:table-cell office:value-type="float" office:value="80" calcext:value-type="float">
            <text:p>80</text:p>
          </table:table-cell>
          <table:table-cell office:value-type="float" office:value="52.15" calcext:value-type="float">
            <text:p>52.15</text:p>
          </table:table-cell>
          <table:table-cell office:value-type="float" office:value="49.67" calcext:value-type="float">
            <text:p>49.67</text:p>
          </table:table-cell>
          <table:table-cell office:value-type="float" office:value="49.96" calcext:value-type="float">
            <text:p>49.9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trutva_final/matrutva_fina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[31, 38, 9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2, 12, 11]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[1876, 1540, 1334]</text:p>
          </table:table-cell>
          <table:table-cell office:value-type="float" office:value="97.09" calcext:value-type="float">
            <text:p>97.09</text:p>
          </table:table-cell>
          <table:table-cell office:value-type="float" office:value="56" calcext:value-type="float">
            <text:p>56</text:p>
          </table:table-cell>
          <table:table-cell office:value-type="float" office:value="37.43" calcext:value-type="float">
            <text:p>37.43</text:p>
          </table:table-cell>
          <table:table-cell office:value-type="float" office:value="45.09" calcext:value-type="float">
            <text:p>45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udhagad_vishal_dalvi/sudhagad_vishal_dalv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7, 2, 2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4, 1]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[248, 133, 125]</text:p>
          </table:table-cell>
          <table:table-cell office:value-type="float" office:value="84.62" calcext:value-type="float">
            <text:p>84.62</text:p>
          </table:table-cell>
          <table:table-cell office:value-type="float" office:value="83.33" calcext:value-type="float">
            <text:p>83.33</text:p>
          </table:table-cell>
          <table:table-cell office:value-type="float" office:value="53.18" calcext:value-type="float">
            <text:p>53.18</text:p>
          </table:table-cell>
          <table:table-cell office:value-type="float" office:value="55.24" calcext:value-type="float">
            <text:p>55.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achadosh_sujata_chavan/vachadosh_sujata_chavan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8, 0, 0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5, 4]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[225, 175, 164]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33.87" calcext:value-type="float">
            <text:p>33.87</text:p>
          </table:table-cell>
          <table:table-cell office:value-type="float" office:value="36.84" calcext:value-type="float">
            <text:p>36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maj_gairsamaj_dknikam/samaj_gairsamaj_dknikam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, 4, 2]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38, 16, 15]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[361, 151, 130]</text:p>
          </table:table-cell>
          <table:table-cell office:value-type="float" office:value="81.82" calcext:value-type="float">
            <text:p>81.82</text:p>
          </table:table-cell>
          <table:table-cell office:value-type="float" office:value="65.91" calcext:value-type="float">
            <text:p>65.91</text:p>
          </table:table-cell>
          <table:table-cell office:value-type="float" office:value="68.14" calcext:value-type="float">
            <text:p>68.14</text:p>
          </table:table-cell>
          <table:table-cell office:value-type="float" office:value="68.25" calcext:value-type="float">
            <text:p>68.2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ayushya_giravitana-_sandeep_yadav_/aayushya_giravitana-_sandeep_yadav_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7, 3, 2]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9, 11, 8]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[450, 143, 131]</text:p>
          </table:table-cell>
          <table:table-cell office:value-type="float" office:value="84.62" calcext:value-type="float">
            <text:p>84.62</text:p>
          </table:table-cell>
          <table:table-cell office:value-type="float" office:value="74.19" calcext:value-type="float">
            <text:p>74.19</text:p>
          </table:table-cell>
          <table:table-cell office:value-type="float" office:value="72.13" calcext:value-type="float">
            <text:p>72.13</text:p>
          </table:table-cell>
          <table:table-cell office:value-type="float" office:value="72.57" calcext:value-type="float">
            <text:p>72.5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ngato_aika_nitin_more/sangato_aika_nitin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0, 0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5, 5, 4]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[4070, 1590, 1582]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61.3" calcext:value-type="float">
            <text:p>61.3</text:p>
          </table:table-cell>
          <table:table-cell office:value-type="float" office:value="61.38" calcext:value-type="float">
            <text:p>61.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avnirmitee_praveen_mishal/navnirmitee_praveen_misha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4, 3, 2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1, 8, 6]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[227, 139, 123]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51.95" calcext:value-type="float">
            <text:p>51.95</text:p>
          </table:table-cell>
          <table:table-cell office:value-type="float" office:value="52.88" calcext:value-type="float">
            <text:p>52.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iye_koot_prashnanchiye_nagari_dist/iye_koot_prashnanchiye_nagari_dis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9, 3, 1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, 17, 6]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[274, 184, 125]</text:p>
          </table:table-cell>
          <table:table-cell office:value-type="float" office:value="96.97" calcext:value-type="float">
            <text:p>96.97</text:p>
          </table:table-cell>
          <table:table-cell office:value-type="float" office:value="84.62" calcext:value-type="float">
            <text:p>84.62</text:p>
          </table:table-cell>
          <table:table-cell office:value-type="float" office:value="67.11" calcext:value-type="float">
            <text:p>67.11</text:p>
          </table:table-cell>
          <table:table-cell office:value-type="float" office:value="70.8" calcext:value-type="float">
            <text:p>70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lovestory_abhijeet_paithanpagare/lovestory_abhijeet_paithanpag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1, 6, 6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8, 5]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[651, 426, 347]</text:p>
          </table:table-cell>
          <table:table-cell office:value-type="float" office:value="76" calcext:value-type="float">
            <text:p>76</text:p>
          </table:table-cell>
          <table:table-cell office:value-type="float" office:value="58.33" calcext:value-type="float">
            <text:p>58.33</text:p>
          </table:table-cell>
          <table:table-cell office:value-type="float" office:value="58.34" calcext:value-type="float">
            <text:p>58.34</text:p>
          </table:table-cell>
          <table:table-cell office:value-type="float" office:value="58.85" calcext:value-type="float">
            <text:p>58.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indradhanushya_girish_patil/indradhanushya_girish_pati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30, 17, 13]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6, 11, 8]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[138, 62, 42]</text:p>
          </table:table-cell>
          <table:table-cell office:value-type="float" office:value="79.37" calcext:value-type="float">
            <text:p>79.37</text:p>
          </table:table-cell>
          <table:table-cell office:value-type="float" office:value="66.67" calcext:value-type="float">
            <text:p>66.67</text:p>
          </table:table-cell>
          <table:table-cell office:value-type="float" office:value="76.27" calcext:value-type="float">
            <text:p>76.27</text:p>
          </table:table-cell>
          <table:table-cell office:value-type="float" office:value="76.14" calcext:value-type="float">
            <text:p>76.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eevanseema_mohan_madwanna/jeevanseema_mohan_madwann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[171, 71, 70]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31, 25, 22]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[2078, 1631, 1614]</text:p>
          </table:table-cell>
          <table:table-cell office:value-type="float" office:value="64.82" calcext:value-type="float">
            <text:p>64.82</text:p>
          </table:table-cell>
          <table:table-cell office:value-type="float" office:value="37.14" calcext:value-type="float">
            <text:p>37.14</text:p>
          </table:table-cell>
          <table:table-cell office:value-type="float" office:value="23.51" calcext:value-type="float">
            <text:p>23.51</text:p>
          </table:table-cell>
          <table:table-cell office:value-type="float" office:value="27.22" calcext:value-type="float">
            <text:p>27.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kshar_ank1/akshar_ank1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4, 3]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86, 35, 19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84.3" calcext:value-type="float">
            <text:p>84.3</text:p>
          </table:table-cell>
          <table:table-cell office:value-type="float" office:value="83.82" calcext:value-type="float">
            <text:p>83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etective_alpha_4_andhaar_saurabh_wagale/detective_alpha_4_andhaar_saurabh_wag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8, 3, 3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9, 9, 6]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[1047, 825, 603]</text:p>
          </table:table-cell>
          <table:table-cell office:value-type="float" office:value="87.5" calcext:value-type="float">
            <text:p>87.5</text:p>
          </table:table-cell>
          <table:table-cell office:value-type="float" office:value="57.14" calcext:value-type="float">
            <text:p>57.14</text:p>
          </table:table-cell>
          <table:table-cell office:value-type="float" office:value="57.59" calcext:value-type="float">
            <text:p>57.59</text:p>
          </table:table-cell>
          <table:table-cell office:value-type="float" office:value="58.08" calcext:value-type="float">
            <text:p>58.0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indian_crow_sudhir_marathe/indian_crow_sudhir_marath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, 1, 0]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20, 14, 9]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[277, 231, 169]</text:p>
          </table:table-cell>
          <table:table-cell office:value-type="float" office:value="100" calcext:value-type="float">
            <text:p>100</text:p>
          </table:table-cell>
          <table:table-cell office:value-type="float" office:value="71.88" calcext:value-type="float">
            <text:p>71.88</text:p>
          </table:table-cell>
          <table:table-cell office:value-type="float" office:value="52.79" calcext:value-type="float">
            <text:p>52.79</text:p>
          </table:table-cell>
          <table:table-cell office:value-type="float" office:value="55.61" calcext:value-type="float">
            <text:p>55.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rasite_suraj_gatade/parasite_suraj_gat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8, 7, 6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8, 7, 6]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[151, 74, 63]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62.28" calcext:value-type="float">
            <text:p>62.28</text:p>
          </table:table-cell>
          <table:table-cell office:value-type="float" office:value="63.77" calcext:value-type="float">
            <text:p>63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sbb_sangeeta_joshi/bsbb_sangeeta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43, 16, 13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8, 6, 5]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[565, 311, 285]</text:p>
          </table:table-cell>
          <table:table-cell office:value-type="float" office:value="79.03" calcext:value-type="float">
            <text:p>79.03</text:p>
          </table:table-cell>
          <table:table-cell office:value-type="float" office:value="44.44" calcext:value-type="float">
            <text:p>44.44</text:p>
          </table:table-cell>
          <table:table-cell office:value-type="float" office:value="54.83" calcext:value-type="float">
            <text:p>54.83</text:p>
          </table:table-cell>
          <table:table-cell office:value-type="float" office:value="56.84" calcext:value-type="float">
            <text:p>56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ixth_sense_vinayaka_potdar/sixth_sense_vinayaka_potd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, 2, 1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5, 4]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[391, 303, 262]</text:p>
          </table:table-cell>
          <table:table-cell office:value-type="float" office:value="95.45" calcext:value-type="float">
            <text:p>95.45</text:p>
          </table:table-cell>
          <table:table-cell office:value-type="float" office:value="55.56" calcext:value-type="float">
            <text:p>55.56</text:p>
          </table:table-cell>
          <table:table-cell office:value-type="float" office:value="44.96" calcext:value-type="float">
            <text:p>44.96</text:p>
          </table:table-cell>
          <table:table-cell office:value-type="float" office:value="47.34" calcext:value-type="float">
            <text:p>47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idori_suresh_pandare/shidori_suresh_panda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, 2, 2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4, 7, 6]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[415, 388, 325]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3.67" calcext:value-type="float">
            <text:p>33.67</text:p>
          </table:table-cell>
          <table:table-cell office:value-type="float" office:value="34.58" calcext:value-type="float">
            <text:p>34.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dhunik_shaktipithe_vaijayanti/adhunik_shaktipithe_vaijayant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2, 2, 1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4, 11, 9]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[347, 211, 199]</text:p>
          </table:table-cell>
          <table:table-cell office:value-type="float" office:value="93.33" calcext:value-type="float">
            <text:p>93.33</text:p>
          </table:table-cell>
          <table:table-cell office:value-type="float" office:value="47.06" calcext:value-type="float">
            <text:p>47.06</text:p>
          </table:table-cell>
          <table:table-cell office:value-type="float" office:value="51.23" calcext:value-type="float">
            <text:p>51.23</text:p>
          </table:table-cell>
          <table:table-cell office:value-type="float" office:value="52.5" calcext:value-type="float">
            <text:p>52.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arudaachi_vaat_hanuman_karhale/barudaachi_vaat_hanuman_karh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4, 4, 4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, 10, 10]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[215, 109, 107]</text:p>
          </table:table-cell>
          <table:table-cell office:value-type="float" office:value="76.47" calcext:value-type="float">
            <text:p>76.47</text:p>
          </table:table-cell>
          <table:table-cell office:value-type="float" office:value="50" calcext:value-type="float">
            <text:p>50</text:p>
          </table:table-cell>
          <table:table-cell office:value-type="float" office:value="52.23" calcext:value-type="float">
            <text:p>52.23</text:p>
          </table:table-cell>
          <table:table-cell office:value-type="float" office:value="53.64" calcext:value-type="float">
            <text:p>53.6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og_milind_lkulkarni/bhog_milind_lkulkarn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, 0, 0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4, 9, 9]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[342, 265, 208]</text:p>
          </table:table-cell>
          <table:table-cell office:value-type="float" office:value="100" calcext:value-type="float">
            <text:p>100</text:p>
          </table:table-cell>
          <table:table-cell office:value-type="float" office:value="43.75" calcext:value-type="float">
            <text:p>43.75</text:p>
          </table:table-cell>
          <table:table-cell office:value-type="float" office:value="53.88" calcext:value-type="float">
            <text:p>53.88</text:p>
          </table:table-cell>
          <table:table-cell office:value-type="float" office:value="54.79" calcext:value-type="float">
            <text:p>54.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ishq_aniket_samudra/ishq_aniket_samudr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nt_asavari_kakade/ant_asavari_kak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1, 1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4, 4]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[237, 56, 50]</text:p>
          </table:table-cell>
          <table:table-cell office:value-type="float" office:value="80" calcext:value-type="float">
            <text:p>80</text:p>
          </table:table-cell>
          <table:table-cell office:value-type="float" office:value="66.67" calcext:value-type="float">
            <text:p>66.67</text:p>
          </table:table-cell>
          <table:table-cell office:value-type="float" office:value="80.99" calcext:value-type="float">
            <text:p>80.99</text:p>
          </table:table-cell>
          <table:table-cell office:value-type="float" office:value="80.36" calcext:value-type="float">
            <text:p>80.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oonyatun_suryakade_a_datar/shoonyatun_suryakade_a_dat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49, 22, 18]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42, 29, 25]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[1160, 961, 866]</text:p>
          </table:table-cell>
          <table:table-cell office:value-type="float" office:value="84.62" calcext:value-type="float">
            <text:p>84.62</text:p>
          </table:table-cell>
          <table:table-cell office:value-type="float" office:value="52.83" calcext:value-type="float">
            <text:p>52.83</text:p>
          </table:table-cell>
          <table:table-cell office:value-type="float" office:value="32.87" calcext:value-type="float">
            <text:p>32.87</text:p>
          </table:table-cell>
          <table:table-cell office:value-type="float" office:value="37.74" calcext:value-type="float">
            <text:p>37.7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t_dives_colegchya_saskarache_final/sat_dives_colegchya_saskarache_fina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, 4, 3]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[413, 324, 304]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31.69" calcext:value-type="float">
            <text:p>31.69</text:p>
          </table:table-cell>
          <table:table-cell office:value-type="float" office:value="32.23" calcext:value-type="float">
            <text:p>32.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ink2017/pink2017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, 6, 6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0]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7, 80, 36]</text:p>
          </table:table-cell>
          <table:table-cell office:value-type="float" office:value="72.73" calcext:value-type="float">
            <text:p>72.73</text:p>
          </table:table-cell>
          <table:table-cell office:value-type="float" office:value="100" calcext:value-type="float">
            <text:p>100</text:p>
          </table:table-cell>
          <table:table-cell office:value-type="float" office:value="75.51" calcext:value-type="float">
            <text:p>75.51</text:p>
          </table:table-cell>
          <table:table-cell office:value-type="float" office:value="76" calcext:value-type="float">
            <text:p>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a5/aa5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9, 1, 1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5, 6, 3]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113, 67, 58]</text:p>
          </table:table-cell>
          <table:table-cell office:value-type="float" office:value="94.44" calcext:value-type="float">
            <text:p>94.44</text:p>
          </table:table-cell>
          <table:table-cell office:value-type="float" office:value="70" calcext:value-type="float">
            <text:p>70</text:p>
          </table:table-cell>
          <table:table-cell office:value-type="float" office:value="56.72" calcext:value-type="float">
            <text:p>56.72</text:p>
          </table:table-cell>
          <table:table-cell office:value-type="float" office:value="61.73" calcext:value-type="float">
            <text:p>61.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aratiy_sangit_v_sangitshastra/bharatiy_sangit_v_sangitshastr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[81, 36, 22]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[159, 129, 55]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[2071, 1390, 991]</text:p>
          </table:table-cell>
          <table:table-cell office:value-type="float" office:value="91.3" calcext:value-type="float">
            <text:p>91.3</text:p>
          </table:table-cell>
          <table:table-cell office:value-type="float" office:value="83.28" calcext:value-type="float">
            <text:p>83.28</text:p>
          </table:table-cell>
          <table:table-cell office:value-type="float" office:value="64.39" calcext:value-type="float">
            <text:p>64.39</text:p>
          </table:table-cell>
          <table:table-cell office:value-type="float" office:value="68.26" calcext:value-type="float">
            <text:p>68.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nishasandhya_manoj_chapake/nishasandhya_manoj_chapak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 1, 0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20, 12, 9]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428, 329, 253]</text:p>
          </table:table-cell>
          <table:table-cell office:value-type="float" office:value="100" calcext:value-type="float">
            <text:p>100</text:p>
          </table:table-cell>
          <table:table-cell office:value-type="float" office:value="66.67" calcext:value-type="float">
            <text:p>66.67</text:p>
          </table:table-cell>
          <table:table-cell office:value-type="float" office:value="56.45" calcext:value-type="float">
            <text:p>56.45</text:p>
          </table:table-cell>
          <table:table-cell office:value-type="float" office:value="57.47" calcext:value-type="float">
            <text:p>57.4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anku_bahaddar_neelam_sangwai/banku_bahaddar_neelam_sangwa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29, 17, 1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[290, 199, 186]</text:p>
          </table:table-cell>
          <table:table-cell office:value-type="float" office:value="78.95" calcext:value-type="float">
            <text:p>78.95</text:p>
          </table:table-cell>
          <table:table-cell office:value-type="float" office:value="0" calcext:value-type="float">
            <text:p>0</text:p>
          </table:table-cell>
          <table:table-cell office:value-type="float" office:value="43.64" calcext:value-type="float">
            <text:p>43.64</text:p>
          </table:table-cell>
          <table:table-cell office:value-type="float" office:value="48.84" calcext:value-type="float">
            <text:p>48.8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herlock_holmes_stories_1a_vrishali_joshi/sherlock_holmes_stories_1a_vrishali_josh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7, 4, 2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7, 8, 6]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[879, 970, 674]</text:p>
          </table:table-cell>
          <table:table-cell office:value-type="float" office:value="93.33" calcext:value-type="float">
            <text:p>93.33</text:p>
          </table:table-cell>
          <table:table-cell office:value-type="float" office:value="33.33" calcext:value-type="float">
            <text:p>33.33</text:p>
          </table:table-cell>
          <table:table-cell office:value-type="float" office:value="47.55" calcext:value-type="float">
            <text:p>47.55</text:p>
          </table:table-cell>
          <table:table-cell office:value-type="float" office:value="48.49" calcext:value-type="float">
            <text:p>48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vinayak_anil_wakankar/vinayak_anil_wakan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4, 17, 7]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[968, 722, 705]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0.06" calcext:value-type="float">
            <text:p>30.06</text:p>
          </table:table-cell>
          <table:table-cell office:value-type="float" office:value="31.27" calcext:value-type="float">
            <text:p>31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hp_suraj_gatade/ahp_suraj_gat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[348, 164, 161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, 6, 5]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[1100, 611, 576]</text:p>
          </table:table-cell>
          <table:table-cell office:value-type="float" office:value="60.54" calcext:value-type="float">
            <text:p>60.54</text:p>
          </table:table-cell>
          <table:table-cell office:value-type="float" office:value="54.55" calcext:value-type="float">
            <text:p>54.55</text:p>
          </table:table-cell>
          <table:table-cell office:value-type="float" office:value="50.13" calcext:value-type="float">
            <text:p>50.13</text:p>
          </table:table-cell>
          <table:table-cell office:value-type="float" office:value="52.86" calcext:value-type="float">
            <text:p>52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gidoochi_shaala/gidoochi_shaal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0, 3,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1, 1]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[99, 72, 64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39" calcext:value-type="float">
            <text:p>48.39</text:p>
          </table:table-cell>
          <table:table-cell office:value-type="float" office:value="51.49" calcext:value-type="float">
            <text:p>51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ime_machine_kishor_bhagwat/time_machine_kishor_bhagwat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0, 0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6, 5, 4]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[803, 704, 572]</text:p>
          </table:table-cell>
          <table:table-cell office:value-type="float" office:value="100" calcext:value-type="float">
            <text:p>100</text:p>
          </table:table-cell>
          <table:table-cell office:value-type="float" office:value="55.56" calcext:value-type="float">
            <text:p>55.56</text:p>
          </table:table-cell>
          <table:table-cell office:value-type="float" office:value="41.69" calcext:value-type="float">
            <text:p>41.69</text:p>
          </table:table-cell>
          <table:table-cell office:value-type="float" office:value="41.94" calcext:value-type="float">
            <text:p>41.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warvyanjan_sanjay_kale/swarvyanjan_sanjay_kal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, 0, 0]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[171, 70, 69]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[975, 324, 309]</text:p>
          </table:table-cell>
          <table:table-cell office:value-type="float" office:value="0" calcext:value-type="float">
            <text:p>0</text:p>
          </table:table-cell>
          <table:table-cell office:value-type="float" office:value="60.8" calcext:value-type="float">
            <text:p>60.8</text:p>
          </table:table-cell>
          <table:table-cell office:value-type="float" office:value="69.16" calcext:value-type="float">
            <text:p>69.16</text:p>
          </table:table-cell>
          <table:table-cell office:value-type="float" office:value="67.91" calcext:value-type="float">
            <text:p>67.9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sahaj_bhagwatgeeta_neela_vete/sahaj_bhagwatgeeta_neela_vet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6, 3, 1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2, 11, 11]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[261, 156, 142]</text:p>
          </table:table-cell>
          <table:table-cell office:value-type="float" office:value="94.44" calcext:value-type="float">
            <text:p>94.44</text:p>
          </table:table-cell>
          <table:table-cell office:value-type="float" office:value="50" calcext:value-type="float">
            <text:p>50</text:p>
          </table:table-cell>
          <table:table-cell office:value-type="float" office:value="52.19" calcext:value-type="float">
            <text:p>52.19</text:p>
          </table:table-cell>
          <table:table-cell office:value-type="float" office:value="54.3" calcext:value-type="float">
            <text:p>54.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marriage_pannashi_pandurang_kulkarni/marriage_pannashi_pandurang_kulkarn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[54, 190, 22]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7, 22, 10]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[2315, 1805, 1216]</text:p>
          </table:table-cell>
          <table:table-cell office:value-type="float" office:value="98.26" calcext:value-type="float">
            <text:p>98.26</text:p>
          </table:table-cell>
          <table:table-cell office:value-type="float" office:value="72.97" calcext:value-type="float">
            <text:p>72.97</text:p>
          </table:table-cell>
          <table:table-cell office:value-type="float" office:value="63.45" calcext:value-type="float">
            <text:p>63.45</text:p>
          </table:table-cell>
          <table:table-cell office:value-type="float" office:value="73.03" calcext:value-type="float">
            <text:p>73.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eath_will_suraj_gatade/death_will_suraj_gata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0, 0, 0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, 2, 2]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[428, 292, 222]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8.43" calcext:value-type="float">
            <text:p>58.43</text:p>
          </table:table-cell>
          <table:table-cell office:value-type="float" office:value="59.49" calcext:value-type="float">
            <text:p>59.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allichishala/tallichishal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14, 6, 6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, 4, 3]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[214, 58, 48]</text:p>
          </table:table-cell>
          <table:table-cell office:value-type="float" office:value="76" calcext:value-type="float">
            <text:p>76</text:p>
          </table:table-cell>
          <table:table-cell office:value-type="float" office:value="62.5" calcext:value-type="float">
            <text:p>62.5</text:p>
          </table:table-cell>
          <table:table-cell office:value-type="float" office:value="80.08" calcext:value-type="float">
            <text:p>80.08</text:p>
          </table:table-cell>
          <table:table-cell office:value-type="float" office:value="79.2" calcext:value-type="float">
            <text:p>79.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ivataa_bhupesh_kumbhar/divataa_bhupesh_kumbh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9, 0,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4, 4, 4]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[1891, 1499, 1302]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59" calcext:value-type="float">
            <text:p>42.59</text:p>
          </table:table-cell>
          <table:table-cell office:value-type="float" office:value="42.82" calcext:value-type="float">
            <text:p>42.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allichi_shala_12_15/tallichi_shala_12_15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6, 6, 6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 0, 0]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107, 43, 38]</text:p>
          </table:table-cell>
          <table:table-cell office:value-type="float" office:value="80.65" calcext:value-type="float">
            <text:p>80.65</text:p>
          </table:table-cell>
          <table:table-cell office:value-type="float" office:value="100" calcext:value-type="float">
            <text:p>100</text:p>
          </table:table-cell>
          <table:table-cell office:value-type="float" office:value="68.07" calcext:value-type="float">
            <text:p>68.07</text:p>
          </table:table-cell>
          <table:table-cell office:value-type="float" office:value="70.86" calcext:value-type="float">
            <text:p>70.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angresha_deepa_miringkar/rangresha_deepa_miring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7, 4, 1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5, 14, 13]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[1161, 803, 759]</text:p>
          </table:table-cell>
          <table:table-cell office:value-type="float" office:value="95.45" calcext:value-type="float">
            <text:p>95.45</text:p>
          </table:table-cell>
          <table:table-cell office:value-type="float" office:value="40.91" calcext:value-type="float">
            <text:p>40.91</text:p>
          </table:table-cell>
          <table:table-cell office:value-type="float" office:value="39.13" calcext:value-type="float">
            <text:p>39.13</text:p>
          </table:table-cell>
          <table:table-cell office:value-type="float" office:value="40.12" calcext:value-type="float">
            <text:p>40.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aasakti_anusmruti/aasakti_anusmrut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5, 10, 8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, 2, 2]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[234, 155, 143]</text:p>
          </table:table-cell>
          <table:table-cell office:value-type="float" office:value="74.19" calcext:value-type="float">
            <text:p>74.19</text:p>
          </table:table-cell>
          <table:table-cell office:value-type="float" office:value="60" calcext:value-type="float">
            <text:p>60</text:p>
          </table:table-cell>
          <table:table-cell office:value-type="float" office:value="46.24" calcext:value-type="float">
            <text:p>46.24</text:p>
          </table:table-cell>
          <table:table-cell office:value-type="float" office:value="49.34" calcext:value-type="float">
            <text:p>49.3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dominent_nilesh_desai/dominent_nilesh_desai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4, 12, 8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5, 5, 3]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[3809, 1969, 1568]</text:p>
          </table:table-cell>
          <table:table-cell office:value-type="float" office:value="88.57" calcext:value-type="float">
            <text:p>88.57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1" calcext:value-type="float">
            <text:p>64.21</text:p>
          </table:table-cell>
          <table:table-cell office:value-type="float" office:value="64.6" calcext:value-type="float">
            <text:p>64.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al/bal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0, 9, 9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0, 0]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212, 71, 56]</text:p>
          </table:table-cell>
          <table:table-cell office:value-type="float" office:value="67.86" calcext:value-type="float">
            <text:p>67.86</text:p>
          </table:table-cell>
          <table:table-cell office:value-type="float" office:value="100" calcext:value-type="float">
            <text:p>100</text:p>
          </table:table-cell>
          <table:table-cell office:value-type="float" office:value="77.24" calcext:value-type="float">
            <text:p>77.24</text:p>
          </table:table-cell>
          <table:table-cell office:value-type="float" office:value="76.53" calcext:value-type="float">
            <text:p>76.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bhukechee_jakhan_naresh_rawtala/bhukechee_jakhan_naresh_rawtala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12, 4, 4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3, 12, 9]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[229, 168, 140]</text:p>
          </table:table-cell>
          <table:table-cell office:value-type="float" office:value="82.61" calcext:value-type="float">
            <text:p>82.61</text:p>
          </table:table-cell>
          <table:table-cell office:value-type="float" office:value="52.63" calcext:value-type="float">
            <text:p>52.63</text:p>
          </table:table-cell>
          <table:table-cell office:value-type="float" office:value="49.28" calcext:value-type="float">
            <text:p>49.28</text:p>
          </table:table-cell>
          <table:table-cell office:value-type="float" office:value="51.89" calcext:value-type="float">
            <text:p>51.8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rangg_gahirese_savita_nabar/rangg_gahirese_savita_nab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, 0, 0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1, 10, 7]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[522, 405, 370]</text:p>
          </table:table-cell>
          <table:table-cell office:value-type="float" office:value="100" calcext:value-type="float">
            <text:p>100</text:p>
          </table:table-cell>
          <table:table-cell office:value-type="float" office:value="53.33" calcext:value-type="float">
            <text:p>53.33</text:p>
          </table:table-cell>
          <table:table-cell office:value-type="float" office:value="35.43" calcext:value-type="float">
            <text:p>35.43</text:p>
          </table:table-cell>
          <table:table-cell office:value-type="float" office:value="36.42" calcext:value-type="float">
            <text:p>36.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chanakyachitre_shashank_parulekar/chanakyachitre_shashank_parulekar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8, 4, 3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2, 6, 5]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221, 126, 121]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47.16" calcext:value-type="float">
            <text:p>47.16</text:p>
          </table:table-cell>
          <table:table-cell office:value-type="float" office:value="49.41" calcext:value-type="float">
            <text:p>49.4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letters_nitin_more/letters_nitin_mor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9, 6, 5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5, 8, 7]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[4402, 1766, 1747]</text:p>
          </table:table-cell>
          <table:table-cell office:value-type="float" office:value="75" calcext:value-type="float">
            <text:p>75</text:p>
          </table:table-cell>
          <table:table-cell office:value-type="float" office:value="63.16" calcext:value-type="float">
            <text:p>63.16</text:p>
          </table:table-cell>
          <table:table-cell office:value-type="float" office:value="60.7" calcext:value-type="float">
            <text:p>60.7</text:p>
          </table:table-cell>
          <table:table-cell office:value-type="float" office:value="60.77" calcext:value-type="float">
            <text:p>60.7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the_great_hedge_of_india_1revised/the_great_hedge_of_india_1revised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0, 1, 0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, 5, 2]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[178, 99, 87]</text:p>
          </table:table-cell>
          <table:table-cell office:value-type="float" office:value="100" calcext:value-type="float">
            <text:p>100</text:p>
          </table:table-cell>
          <table:table-cell office:value-type="float" office:value="83.33" calcext:value-type="float">
            <text:p>83.33</text:p>
          </table:table-cell>
          <table:table-cell office:value-type="float" office:value="58.17" calcext:value-type="float">
            <text:p>58.17</text:p>
          </table:table-cell>
          <table:table-cell office:value-type="float" office:value="62.13" calcext:value-type="float">
            <text:p>62.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janani_savita_shetty/janani_savita_shetty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58, 38, 3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0, 0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14, 4, 2]</text:p>
          </table:table-cell>
          <table:table-cell office:value-type="float" office:value="67.33" calcext:value-type="float">
            <text:p>67.33</text:p>
          </table:table-cell>
          <table:table-cell office:value-type="float" office:value="100" calcext:value-type="float">
            <text:p>100</text:p>
          </table:table-cell>
          <table:table-cell office:value-type="float" office:value="89.47" calcext:value-type="float">
            <text:p>89.47</text:p>
          </table:table-cell>
          <table:table-cell office:value-type="float" office:value="71.31" calcext:value-type="float">
            <text:p>71.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oolkhuna_vinitadeshpande/paoolkhuna_vinitadeshpand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[291, 45, 42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1, 7, 6]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108, 57, 46]</text:p>
          </table:table-cell>
          <table:table-cell office:value-type="float" office:value="88.77" calcext:value-type="float">
            <text:p>88.77</text:p>
          </table:table-cell>
          <table:table-cell office:value-type="float" office:value="57.14" calcext:value-type="float">
            <text:p>57.14</text:p>
          </table:table-cell>
          <table:table-cell office:value-type="float" office:value="64.06" calcext:value-type="float">
            <text:p>64.06</text:p>
          </table:table-cell>
          <table:table-cell office:value-type="float" office:value="81.78" calcext:value-type="float">
            <text:p>81.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/home/bhaskar/text_files/Marathi/esahity/pahile_n_mi_tula_omkar_zanje/pahile_n_mi_tula_omkar_zanje.txt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esahit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102, 58, 56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, 5, 5]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[197, 145, 131]</text:p>
          </table:table-cell>
          <table:table-cell office:value-type="float" office:value="60" calcext:value-type="float">
            <text:p>60</text:p>
          </table:table-cell>
          <table:table-cell office:value-type="float" office:value="28.57" calcext:value-type="float">
            <text:p>28.57</text:p>
          </table:table-cell>
          <table:table-cell office:value-type="float" office:value="45.19" calcext:value-type="float">
            <text:p>45.19</text:p>
          </table:table-cell>
          <table:table-cell office:value-type="float" office:value="50.26" calcext:value-type="float">
            <text:p>50.26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6:02:49.027282106</dc:date>
    <meta:editing-duration>PT3M</meta:editing-duration>
    <meta:editing-cycles>2</meta:editing-cycles>
    <meta:generator>LibreOffice/5.1.6.2$Linux_X86_64 LibreOffice_project/10m0$Build-2</meta:generator>
    <meta:document-statistic meta:table-count="1" meta:cell-count="23440" meta:object-count="0"/>
  </office:meta>
</office:document-meta>
</file>